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/>
    <style:font-face style:name="Lato Black" svg:font-family="'Lato Black'"/>
    <style:font-face style:name="Liberation Serif1" svg:font-family="'Liberation Serif', serif"/>
    <style:font-face style:name="F" svg:font-family="" style:font-family-generic="roman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5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9.4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24.22mm" fo:break-before="auto" style:use-optimal-row-height="true"/>
    </style:style>
    <style:style style:name="ro10" style:family="table-row">
      <style:table-row-properties style:row-height="36.05mm" fo:break-before="auto" style:use-optimal-row-height="true"/>
    </style:style>
    <style:style style:name="ro11" style:family="table-row">
      <style:table-row-properties style:row-height="20.27mm" fo:break-before="auto" style:use-optimal-row-height="true"/>
    </style:style>
    <style:style style:name="ro12" style:family="table-row">
      <style:table-row-properties style:row-height="43.96mm" fo:break-before="auto" style:use-optimal-row-height="true"/>
    </style:style>
    <style:style style:name="ro13" style:family="table-row">
      <style:table-row-properties style:row-height="28.17mm" fo:break-before="auto" style:use-optimal-row-height="true"/>
    </style:style>
    <style:style style:name="ro14" style:family="table-row">
      <style:table-row-properties style:row-height="40.01mm" fo:break-before="auto" style:use-optimal-row-height="true"/>
    </style:style>
    <style:style style:name="ro15" style:family="table-row">
      <style:table-row-properties style:row-height="32.1mm" fo:break-before="auto" style:use-optimal-row-height="true"/>
    </style:style>
    <style:style style:name="ro16" style:family="table-row">
      <style:table-row-properties style:row-height="8.94mm" fo:break-before="auto" style:use-optimal-row-height="true"/>
    </style:style>
    <style:style style:name="ro17" style:family="table-row">
      <style:table-row-properties style:row-height="4.73mm" fo:break-before="auto" style:use-optimal-row-height="true"/>
    </style:style>
    <style:style style:name="ro18" style:family="table-row">
      <style:table-row-properties style:row-height="13.16mm" fo:break-before="auto" style:use-optimal-row-height="true"/>
    </style:style>
    <style:style style:name="ro19" style:family="table-row">
      <style:table-row-properties style:row-height="17.37mm" fo:break-before="auto" style:use-optimal-row-height="true"/>
    </style:style>
    <style:style style:name="ro20" style:family="table-row">
      <style:table-row-properties style:row-height="25.52mm" fo:break-before="auto" style:use-optimal-row-height="true"/>
    </style:style>
    <style:style style:name="ro21" style:family="table-row">
      <style:table-row-properties style:row-height="34.22mm" fo:break-before="auto" style:use-optimal-row-height="true"/>
    </style:style>
    <style:style style:name="ro22" style:family="table-row">
      <style:table-row-properties style:row-height="21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name-complex="Tahoma" style:font-size-complex="22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2pt" fo:language="ru" fo:country="RU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name-complex="Tahoma" style:font-size-complex="16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Times New Roman" fo:font-size="5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FreeSans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FreeSans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FreeSans" style:font-size-complex="12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ato Black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bold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Tahoma" style:font-size-complex="6.80000019073486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paragraph-properties style:writing-mode="rl-tb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F" fo:font-size="12pt" fo:font-style="normal" fo:text-shadow="none" style:text-underline-style="none" fo:font-weight="normal" style:text-underline-mode="continuous" style:text-overline-mode="continuous" style:text-line-through-mode="continuous" style:font-size-asian="6.80000019073486pt" style:font-style-asian="normal" style:font-weight-asian="normal" style:font-name-complex="Tahoma" style:font-size-complex="6.80000019073486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Lato Black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column table:style-name="co2" table:default-cell-style-name="ce15"/>
        <table:table-column table:style-name="co1" table:number-columns-repeated="4" table:default-cell-style-name="Default"/>
        <table:table-row table:style-name="ro1" table:number-rows-repeated="4">
          <table:table-cell table:number-columns-repeated="11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ce1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ce2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4">
          <table:table-cell table:number-columns-repeated="2"/>
          <table:table-cell table:style-name="ce4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ce5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ce3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ce5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ce5"/>
          <table:table-cell table:number-columns-repeated="8"/>
          <table:table-cell table:style-name="Default"/>
          <table:table-cell table:number-columns-repeated="7"/>
        </table:table-row>
        <table:table-row table:style-name="ro1" table:number-rows-repeated="4">
          <table:table-cell table:number-columns-repeated="2"/>
          <table:table-cell table:style-name="ce3"/>
          <table:table-cell table:number-columns-repeated="8"/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2"/>
          <table:table-cell table:style-name="ce2"/>
          <table:table-cell table:number-columns-repeated="8"/>
          <table:table-cell table:style-name="Default"/>
          <table:table-cell table:number-columns-repeated="7"/>
        </table:table-row>
        <table:table-row table:style-name="ro4">
          <table:table-cell table:number-columns-repeated="2"/>
          <table:table-cell table:style-name="ce4"/>
          <table:table-cell table:number-columns-repeated="8"/>
          <table:table-cell table:style-name="Default"/>
          <table:table-cell table:number-columns-repeated="7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Встреча первая</text:p>
          </table:table-cell>
          <table:table-cell table:style-name="ce3" office:value-type="string" calcext:value-type="string">
            <text:p>Naxostin didār</text:p>
          </table:table-cell>
          <table:table-cell table:style-name="ce10" office:value-type="string" calcext:value-type="string">
            <text:p>نخستين ديدار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День добрый.</text:p>
          </table:table-cell>
          <table:table-cell table:style-name="ce3" office:value-type="string" calcext:value-type="string">
            <text:p>Ruz xoš.</text:p>
          </table:table-cell>
          <table:table-cell table:style-name="ce11" office:value-type="string" calcext:value-type="string">
            <text:p>روز خوش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6"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Меня зовут Иван («имя мое Иван есть»).</text:p>
          </table:table-cell>
          <table:table-cell table:style-name="ce3" office:value-type="string" calcext:value-type="string">
            <text:p>Nām-e man Ivān ast.</text:p>
          </table:table-cell>
          <table:table-cell table:style-name="ce11" office:value-type="string" calcext:value-type="string">
            <text:p>نام من ايوان است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Я из России («я русский есть»).</text:p>
          </table:table-cell>
          <table:table-cell table:style-name="ce3" office:value-type="string" calcext:value-type="string">
            <text:p>Man rus hastam.</text:p>
          </table:table-cell>
          <table:table-cell table:style-name="ce11" office:value-type="string" calcext:value-type="string">
            <text:p>من روس هستم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Как вас зовут («имя ваше каково есть»)?</text:p>
          </table:table-cell>
          <table:table-cell table:style-name="ce3" office:value-type="string" calcext:value-type="string">
            <text:p>Nām-e šomā čist?</text:p>
          </table:table-cell>
          <table:table-cell table:style-name="ce10" office:value-type="string" calcext:value-type="string">
            <text:p>نام شما چيست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8"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Меня зовут Афшин.</text:p>
          </table:table-cell>
          <table:table-cell table:style-name="ce3" office:value-type="string" calcext:value-type="string">
            <text:p>Nām-e man Afšin ast.</text:p>
          </table:table-cell>
          <table:table-cell table:style-name="ce11" office:value-type="string" calcext:value-type="string">
            <text:p>نام من افشين است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9">
          <table:table-cell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Моя фамилия Ширази («имя семейное»; xānevāde — семья).</text:p>
          </table:table-cell>
          <table:table-cell table:style-name="ce3" office:value-type="string" calcext:value-type="string">
            <text:p>Nām-e xānevādegi, Širāzi.</text:p>
          </table:table-cell>
          <table:table-cell table:style-name="ce11" office:value-type="string" calcext:value-type="string">
            <text:p>نام خانوادگى، شيرازى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0">
          <table:table-cell/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Рад с вами познакомиться («из знакомства с вами я довольный есть»; xorsand — довольный).</text:p>
          </table:table-cell>
          <table:table-cell table:style-name="ce3" office:value-type="string" calcext:value-type="string">
            <text:p>Az āšnāyi bā šomā xorsandam.</text:p>
          </table:table-cell>
          <table:table-cell table:style-name="ce11" office:value-type="string" calcext:value-type="string">
            <text:p>از آشنايى با شما خرسندم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1"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Я живу («делаю жизнь») в гостинице Азади.</text:p>
          </table:table-cell>
          <table:table-cell table:style-name="ce3" office:value-type="string" calcext:value-type="string">
            <text:p>Man dar hotel Āzādi zendegi mikonam.</text:p>
          </table:table-cell>
          <table:table-cell table:style-name="ce11" office:value-type="string" calcext:value-type="string">
            <text:p>من در هتل آزادى زندگى ﻤﻰكنم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7">
          <table:table-cell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Вы где живете?</text:p>
          </table:table-cell>
          <table:table-cell table:style-name="ce3" office:value-type="string" calcext:value-type="string">
            <text:p>Šomā kojā zendegi mikonid?</text:p>
          </table:table-cell>
          <table:table-cell table:style-name="ce10" office:value-type="string" calcext:value-type="string">
            <text:p>شما كجا زندگى ﻤﻰكنيد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6">
          <table:table-cell/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Мы стали друзьями (bā ham — вместе).</text:p>
          </table:table-cell>
          <table:table-cell table:style-name="ce3" office:value-type="string" calcext:value-type="string">
            <text:p>Mā bā ham dust šodim.</text:p>
          </table:table-cell>
          <table:table-cell table:style-name="ce11" office:value-type="string" calcext:value-type="string">
            <text:p>ما با هم دوست شديم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7">
          <table:table-cell/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У вас красивый город.</text:p>
          </table:table-cell>
          <table:table-cell table:style-name="ce3" office:value-type="string" calcext:value-type="string">
            <text:p>Šehr-e šomā zibā ast.</text:p>
          </table:table-cell>
          <table:table-cell table:style-name="ce11" office:value-type="string" calcext:value-type="string">
            <text:p>شهر شما زيبا است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1">
          <table:table-cell/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Я хочу погулять в Тегеране: «прогулку сделать».</text:p>
          </table:table-cell>
          <table:table-cell table:style-name="ce3" office:value-type="string" calcext:value-type="string">
            <text:p>Man mixāham dar Tehrān gardeš konam.</text:p>
          </table:table-cell>
          <table:table-cell table:style-name="ce11" office:value-type="string" calcext:value-type="string">
            <text:p>من ﻤﻰخواهم در تهران گردش كنم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9">
          <table:table-cell/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Я путешественник (jehān — мир; gardidan — крутиться; гулять).</text:p>
          </table:table-cell>
          <table:table-cell table:style-name="ce3" office:value-type="string" calcext:value-type="string">
            <text:p>Man jehāngard hastam.</text:p>
          </table:table-cell>
          <table:table-cell table:style-name="ce11" office:value-type="string" calcext:value-type="string">
            <text:p>من جهانگرد هستم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6">
          <table:table-cell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Кем вы работаете (kār — работа)?</text:p>
          </table:table-cell>
          <table:table-cell table:style-name="ce3" office:value-type="string" calcext:value-type="string">
            <text:p>Kār-e šomā čist?</text:p>
          </table:table-cell>
          <table:table-cell table:style-name="ce10" office:value-type="string" calcext:value-type="string">
            <text:p>كار شما چيست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1">
          <table:table-cell/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Я студент («искатель знания»; dāneš — знание).</text:p>
          </table:table-cell>
          <table:table-cell table:style-name="ce3" office:value-type="string" calcext:value-type="string">
            <text:p>Man dānešju hastam.</text:p>
          </table:table-cell>
          <table:table-cell table:style-name="ce11" office:value-type="string" calcext:value-type="string">
            <text:p>من دانشجو هستم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1">
          <table:table-cell/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Я студент /факультета/ персидского языка (zabān — язык).</text:p>
          </table:table-cell>
          <table:table-cell table:style-name="ce3" office:value-type="string" calcext:value-type="string">
            <text:p>Dānesju-ye zabān-e fārsi.</text:p>
          </table:table-cell>
          <table:table-cell table:style-name="ce11" office:value-type="string" calcext:value-type="string">
            <text:p>دانشجوى زبان فارسى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7">
          <table:table-cell/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Дорогой Афшин (jān — душа)!</text:p>
          </table:table-cell>
          <table:table-cell table:style-name="ce3" office:value-type="string" calcext:value-type="string">
            <text:p>Afšin jān!</text:p>
          </table:table-cell>
          <table:table-cell table:style-name="ce11" office:value-type="string" calcext:value-type="string">
            <text:p>افشين جان!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6">
          <table:table-cell/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Вы завтра учитесь («урок читаете»)?</text:p>
          </table:table-cell>
          <table:table-cell table:style-name="ce3" office:value-type="string" calcext:value-type="string">
            <text:p>Šomā fardā dars mixānid?</text:p>
          </table:table-cell>
          <table:table-cell table:style-name="ce10" office:value-type="string" calcext:value-type="string">
            <text:p>شما فردا درس ﻤﻰخوانيد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8">
          <table:table-cell/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Нет, завтра я свободен.</text:p>
          </table:table-cell>
          <table:table-cell table:style-name="ce3" office:value-type="string" calcext:value-type="string">
            <text:p>Na. fardā āzād hastam.</text:p>
          </table:table-cell>
          <table:table-cell table:style-name="ce11" office:value-type="string" calcext:value-type="string">
            <text:p>نه. فردا آزاد هستم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1">
          <table:table-cell/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Если хотите, завтра позвоните /мне/ («связь возьмите»).</text:p>
          </table:table-cell>
          <table:table-cell table:style-name="ce3" office:value-type="string" calcext:value-type="string">
            <text:p>Agar xāstid, fardā tamās begirid.</text:p>
          </table:table-cell>
          <table:table-cell table:style-name="ce11" office:value-type="string" calcext:value-type="string">
            <text:p>اگر خواستيد، فردا تماس بگيريد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1">
          <table:table-cell/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Номер телефона гостиницы Азади 254-193.</text:p>
          </table:table-cell>
          <table:table-cell table:style-name="ce3" office:value-type="string" calcext:value-type="string">
            <text:p>Šomāre-ye telefon-e hotel Āzādi: do-panj-čahār-yek-noh-se.</text:p>
          </table:table-cell>
          <table:table-cell table:style-name="ce11" office:value-type="string" calcext:value-type="string">
            <text:p>شماره تلفن هتل آزادى:</text:p>
            <text:p>دو- پنج- جهار- يک- نه-سه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9">
          <table:table-cell/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У вас есть мобильный телефон (hamrāh — спутник; rāh — путь)?</text:p>
          </table:table-cell>
          <table:table-cell table:style-name="ce3" office:value-type="string" calcext:value-type="string">
            <text:p>Šomā telefon-e hamrāh dārid?</text:p>
          </table:table-cell>
          <table:table-cell table:style-name="ce10" office:value-type="string" calcext:value-type="string">
            <text:p>شما تلفن همراه داريد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6">
          <table:table-cell/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Мой номер 627938</text:p>
          </table:table-cell>
          <table:table-cell table:style-name="ce3" office:value-type="string" calcext:value-type="string">
            <text:p>Šomāre-ye man: šeš-do-haft-noh-se-hašt.</text:p>
          </table:table-cell>
          <table:table-cell table:style-name="ce11" office:value-type="string" calcext:value-type="string">
            <text:p>شماره من: شش- دو-هفت- نه- سه- هشت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Тогда до завтра, до свидания («Бог-хранитель, Господь, имеющий наблюдение»; negah — взгляд, наблюдение)!</text:p>
          </table:table-cell>
          <table:table-cell table:style-name="ce3" office:value-type="string" calcext:value-type="string">
            <text:p>Pas, tā fardā, xodā negahdār.</text:p>
          </table:table-cell>
          <table:table-cell table:style-name="ce11" office:value-type="string" calcext:value-type="string">
            <text:p>پس، تا فردا خدا نگهدار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/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Вторая встреча</text:p>
          </table:table-cell>
          <table:table-cell table:style-name="ce3" office:value-type="string" calcext:value-type="string">
            <text:p>Didār-e dov’vom</text:p>
          </table:table-cell>
          <table:table-cell table:style-name="ce10" office:value-type="string" calcext:value-type="string">
            <text:p>ديدار دوم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1">
          <table:table-cell/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Телефонный разговор между Иваном и Афшином.</text:p>
          </table:table-cell>
          <table:table-cell table:style-name="ce3" office:value-type="string" calcext:value-type="string">
            <text:p>Tamās-e telefoni miān-e Ivān va Afšin.</text:p>
          </table:table-cell>
          <table:table-cell table:style-name="ce11" office:value-type="string" calcext:value-type="string">
            <text:p>تماس تلفنى ميان ايوان و افشين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7">
          <table:table-cell/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Господин Иван, это я, Афшин.</text:p>
          </table:table-cell>
          <table:table-cell table:style-name="ce3" office:value-type="string" calcext:value-type="string">
            <text:p>Āqā-ye Ivān, man Afšin hastam.</text:p>
          </table:table-cell>
          <table:table-cell table:style-name="ce11" office:value-type="string" calcext:value-type="string">
            <text:p>آقاى ايوان، من افشين هستم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1">
          <table:table-cell/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Как вы поживаете: «у вас /все/ хорошо» (xub — хорошо)?</text:p>
          </table:table-cell>
          <table:table-cell table:style-name="ce3" office:value-type="string" calcext:value-type="string">
            <text:p>Šomā xub hastid?</text:p>
          </table:table-cell>
          <table:table-cell table:style-name="ce10" office:value-type="string" calcext:value-type="string">
            <text:p>شما خوب هستيد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7">
          <table:table-cell/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Когда и где встретимся?</text:p>
          </table:table-cell>
          <table:table-cell table:style-name="ce3" office:value-type="string" calcext:value-type="string">
            <text:p>Didār-e mā key va kojā ast?</text:p>
          </table:table-cell>
          <table:table-cell table:style-name="ce10" office:value-type="string" calcext:value-type="string">
            <text:p>ديدار ما كى و كجا است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9">
          <table:table-cell/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В 10 часов утра, рядом со станцией метро (kenār — сторона, бок).</text:p>
          </table:table-cell>
          <table:table-cell table:style-name="ce3" office:value-type="string" calcext:value-type="string">
            <text:p>Dah-e bāmdād, kenār-e metro.</text:p>
          </table:table-cell>
          <table:table-cell table:style-name="ce11" office:value-type="string" calcext:value-type="string">
            <text:p>ده بامداد كنار مترو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1">
          <table:table-cell/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Какие у вас планы на сегодня (barnāme — программа)?</text:p>
          </table:table-cell>
          <table:table-cell table:style-name="ce3" office:value-type="string" calcext:value-type="string">
            <text:p>Barnāme-ye šomā čist?</text:p>
          </table:table-cell>
          <table:table-cell table:style-name="ce10" office:value-type="string" calcext:value-type="string">
            <text:p>برنامه شما چيست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3">
          <table:table-cell/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1. Посещение исторического музея (bāstān — старина; šenās — знающий).</text:p>
          </table:table-cell>
          <table:table-cell table:style-name="ce3" office:value-type="string" calcext:value-type="string">
            <text:p>yek: bāzdid az muze-ye bāstān-šenāsi.</text:p>
          </table:table-cell>
          <table:table-cell table:style-name="ce11" office:value-type="string" calcext:value-type="string">
            <text:p>يک: بازديد از موزه باستاﻥشناسى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7">
          <table:table-cell/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2. Посещение базара Тегерана.</text:p>
          </table:table-cell>
          <table:table-cell table:style-name="ce3" office:value-type="string" calcext:value-type="string">
            <text:p>do: bāzdid az bāzār-e Tehrān.</text:p>
          </table:table-cell>
          <table:table-cell table:style-name="ce3" office:value-type="string" calcext:value-type="string">
            <text:p>.دو: بازديد از بازار تهران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9">
          <table:table-cell/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3. Ужин в ресторане Хома (название мифической птицы).</text:p>
          </table:table-cell>
          <table:table-cell table:style-name="ce3" office:value-type="string" calcext:value-type="string">
            <text:p>se: šām dar restorān-e Homā.</text:p>
          </table:table-cell>
          <table:table-cell table:style-name="ce11" office:value-type="string" calcext:value-type="string">
            <text:p>سه: شام در رستوران هما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8">
          <table:table-cell/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Хорошая программа.</text:p>
          </table:table-cell>
          <table:table-cell table:style-name="ce3" office:value-type="string" calcext:value-type="string">
            <text:p>Barnāme-ye xubi ast.</text:p>
          </table:table-cell>
          <table:table-cell table:style-name="ce11" office:value-type="string" calcext:value-type="string">
            <text:p>برنامه خوبى است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8">
          <table:table-cell/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Я готов!</text:p>
          </table:table-cell>
          <table:table-cell table:style-name="ce3" office:value-type="string" calcext:value-type="string">
            <text:p>Man āmāde hastam.</text:p>
          </table:table-cell>
          <table:table-cell table:style-name="ce11" office:value-type="string" calcext:value-type="string">
            <text:p>من آماده هستم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7">
          <table:table-cell/>
          <table:table-cell office:value-type="float" office:value="44" calcext:value-type="float">
            <text:p>44</text:p>
          </table:table-cell>
          <table:table-cell table:style-name="ce3" office:value-type="string" calcext:value-type="string">
            <text:p>Сегодня хорошая погода.</text:p>
          </table:table-cell>
          <table:table-cell table:style-name="ce3" office:value-type="string" calcext:value-type="string">
            <text:p>Emruz havā xub ast.</text:p>
          </table:table-cell>
          <table:table-cell table:style-name="ce11" office:value-type="string" calcext:value-type="string">
            <text:p>امروز هوا خوب است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4">
          <table:table-cell/>
          <table:table-cell office:value-type="float" office:value="45" calcext:value-type="float">
            <text:p>45</text:p>
          </table:table-cell>
          <table:table-cell table:style-name="ce3" office:value-type="string" calcext:value-type="string">
            <text:p>Иран — cтрана вечной весны (sarzamin — область, территория; sar — голова; zamin — земля; hamiše — всегда)!</text:p>
          </table:table-cell>
          <table:table-cell table:style-name="ce3" office:value-type="string" calcext:value-type="string">
            <text:p>Irān sarzamin-e hamiše bahār ast.</text:p>
          </table:table-cell>
          <table:table-cell table:style-name="ce11" office:value-type="string" calcext:value-type="string">
            <text:p>ايران سرزمين هميشه بهار است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7">
          <table:table-cell/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Поедем на автобусе или на метро?</text:p>
          </table:table-cell>
          <table:table-cell table:style-name="ce3" office:value-type="string" calcext:value-type="string">
            <text:p>Bā otobus beravim yā bā metro?</text:p>
          </table:table-cell>
          <table:table-cell table:style-name="ce10" office:value-type="string" calcext:value-type="string">
            <text:p>با اتوبوس برويم يا با مترو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8">
          <table:table-cell/>
          <table:table-cell office:value-type="float" office:value="47" calcext:value-type="float">
            <text:p>47</text:p>
          </table:table-cell>
          <table:table-cell table:style-name="ce3" office:value-type="string" calcext:value-type="string">
            <text:p>Лучше на автобусе.</text:p>
          </table:table-cell>
          <table:table-cell table:style-name="ce3" office:value-type="string" calcext:value-type="string">
            <text:p>Bā otobus behtar ast.</text:p>
          </table:table-cell>
          <table:table-cell table:style-name="ce11" office:value-type="string" calcext:value-type="string">
            <text:p>با اتوبوس بهتر است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9">
          <table:table-cell/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Сколько стоит билет («цена, стоимость билета сколько есть»)?</text:p>
          </table:table-cell>
          <table:table-cell table:style-name="ce3" office:value-type="string" calcext:value-type="string">
            <text:p>Bahā-ye belit čand ast?</text:p>
          </table:table-cell>
          <table:table-cell table:style-name="ce10" office:value-type="string" calcext:value-type="string">
            <text:p>بهاى بليت چند است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500 риалов.</text:p>
          </table:table-cell>
          <table:table-cell table:style-name="ce3" office:value-type="string" calcext:value-type="string">
            <text:p>Pānsad riāl.</text:p>
          </table:table-cell>
          <table:table-cell table:style-name="ce11" office:value-type="string" calcext:value-type="string">
            <text:p>پانصد ريال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7">
          <table:table-cell/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Как называется эта улица?</text:p>
          </table:table-cell>
          <table:table-cell table:style-name="ce3" office:value-type="string" calcext:value-type="string">
            <text:p>Nām-e in xiābān čist?</text:p>
          </table:table-cell>
          <table:table-cell table:style-name="ce10" office:value-type="string" calcext:value-type="string">
            <text:p>نام اين خيابان چيست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8">
          <table:table-cell/>
          <table:table-cell office:value-type="float" office:value="51" calcext:value-type="float">
            <text:p>51</text:p>
          </table:table-cell>
          <table:table-cell table:style-name="ce3" office:value-type="string" calcext:value-type="string">
            <text:p>Улица Бахар.</text:p>
          </table:table-cell>
          <table:table-cell table:style-name="ce3" office:value-type="string" calcext:value-type="string">
            <text:p>Xiābān-e Bahār.</text:p>
          </table:table-cell>
          <table:table-cell table:style-name="ce11" office:value-type="string" calcext:value-type="string">
            <text:p>خيابان بهار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7">
          <table:table-cell/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Как называется это здание?</text:p>
          </table:table-cell>
          <table:table-cell table:style-name="ce3" office:value-type="string" calcext:value-type="string">
            <text:p>Nām-e in sāxtemān čist?</text:p>
          </table:table-cell>
          <table:table-cell table:style-name="ce10" office:value-type="string" calcext:value-type="string">
            <text:p>نام اين ساختمان چيست؟ 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8">
          <table:table-cell/>
          <table:table-cell office:value-type="float" office:value="53" calcext:value-type="float">
            <text:p>53</text:p>
          </table:table-cell>
          <table:table-cell table:style-name="ce3" office:value-type="string" calcext:value-type="string">
            <text:p>Здание Фараби.</text:p>
          </table:table-cell>
          <table:table-cell table:style-name="ce3" office:value-type="string" calcext:value-type="string">
            <text:p>Sāxtemān-e Fārābi.</text:p>
          </table:table-cell>
          <table:table-cell table:style-name="ce11" office:value-type="string" calcext:value-type="string">
            <text:p>ساختمان فارابى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8">
          <table:table-cell/>
          <table:table-cell office:value-type="float" office:value="54" calcext:value-type="float">
            <text:p>54</text:p>
          </table:table-cell>
          <table:table-cell table:style-name="ce3" office:value-type="string" calcext:value-type="string">
            <text:p>Музей далеко?</text:p>
          </table:table-cell>
          <table:table-cell table:style-name="ce3" office:value-type="string" calcext:value-type="string">
            <text:p>Muze dur ast?</text:p>
          </table:table-cell>
          <table:table-cell table:style-name="ce10" office:value-type="string" calcext:value-type="string">
            <text:p>موزه دور است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8">
          <table:table-cell/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Нет. Близко.</text:p>
          </table:table-cell>
          <table:table-cell table:style-name="ce3" office:value-type="string" calcext:value-type="string">
            <text:p>Na. Nazdik ast.</text:p>
          </table:table-cell>
          <table:table-cell table:style-name="ce11" office:value-type="string" calcext:value-type="string">
            <text:p>نه. نزديک است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6">
          <table:table-cell/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Осталось две остановки (mānde — оставшийся).</text:p>
          </table:table-cell>
          <table:table-cell table:style-name="ce3" office:value-type="string" calcext:value-type="string">
            <text:p>Do istgāh mānde.</text:p>
          </table:table-cell>
          <table:table-cell table:style-name="ce11" office:value-type="string" calcext:value-type="string">
            <text:p>دو ايستگاه مانده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7">
          <table:table-cell/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После музея поедем на рынок.</text:p>
          </table:table-cell>
          <table:table-cell table:style-name="ce3" office:value-type="string" calcext:value-type="string">
            <text:p>Pas az muze miravim bāzār.</text:p>
          </table:table-cell>
          <table:table-cell table:style-name="ce11" office:value-type="string" calcext:value-type="string">
            <text:p>پس از موزه ﻤﻰرويم بازار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9">
          <table:table-cell/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Какой рынок вам нравится («любовь, дружбу имеете»; dust — друг)?</text:p>
          </table:table-cell>
          <table:table-cell table:style-name="ce3" office:value-type="string" calcext:value-type="string">
            <text:p>Šomā kodām bāzār-rā dust dārid?</text:p>
          </table:table-cell>
          <table:table-cell table:style-name="ce10" office:value-type="string" calcext:value-type="string">
            <text:p>شما كدام بازار را دوست داريد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8">
          <table:table-cell/>
          <table:table-cell office:value-type="float" office:value="59" calcext:value-type="float">
            <text:p>59</text:p>
          </table:table-cell>
          <table:table-cell table:style-name="ce3" office:value-type="string" calcext:value-type="string">
            <text:p>Ковровый рынок.</text:p>
          </table:table-cell>
          <table:table-cell table:style-name="ce3" office:value-type="string" calcext:value-type="string">
            <text:p>Bāzār-e farš.</text:p>
          </table:table-cell>
          <table:table-cell table:style-name="ce11" office:value-type="string" calcext:value-type="string">
            <text:p>بازار فرش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8">
          <table:table-cell/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Хочу купить ковер.</text:p>
          </table:table-cell>
          <table:table-cell table:style-name="ce3" office:value-type="string" calcext:value-type="string">
            <text:p>Mixāham farš bexaram.</text:p>
          </table:table-cell>
          <table:table-cell table:style-name="ce11" office:value-type="string" calcext:value-type="string">
            <text:p>ﻤﻰخواهم فرش بخرم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8">
          <table:table-cell/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Дорогой или дешевый?</text:p>
          </table:table-cell>
          <table:table-cell table:style-name="ce3" office:value-type="string" calcext:value-type="string">
            <text:p>Gerān yā arzān?</text:p>
          </table:table-cell>
          <table:table-cell table:style-name="ce10" office:value-type="string" calcext:value-type="string">
            <text:p>گران يا ارزان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В ресторане.</text:p>
          </table:table-cell>
          <table:table-cell table:style-name="ce3" office:value-type="string" calcext:value-type="string">
            <text:p>Dar restorān.</text:p>
          </table:table-cell>
          <table:table-cell table:style-name="ce11" office:value-type="string" calcext:value-type="string">
            <text:p>در رستوران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3">
          <table:table-cell/>
          <table:table-cell office:value-type="float" office:value="66" calcext:value-type="float">
            <text:p>66</text:p>
          </table:table-cell>
          <table:table-cell table:style-name="ce3" office:value-type="string" calcext:value-type="string">
            <text:p>Вам нравится иранская кухня (āšpaz — повар: «готовящий пищу»; āš — еда)?</text:p>
          </table:table-cell>
          <table:table-cell table:style-name="ce3" office:value-type="string" calcext:value-type="string">
            <text:p>Šomā āšpaz-xāne-ye Irāni-rā dust dārid?</text:p>
          </table:table-cell>
          <table:table-cell table:style-name="ce10" office:value-type="string" calcext:value-type="string">
            <text:p>شما آشپزخانه ايرانى را دوست داريد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8">
          <table:table-cell/>
          <table:table-cell office:value-type="float" office:value="67" calcext:value-type="float">
            <text:p>67</text:p>
          </table:table-cell>
          <table:table-cell table:style-name="ce3" office:value-type="string" calcext:value-type="string">
            <text:p>Да, нравится.</text:p>
          </table:table-cell>
          <table:table-cell table:style-name="ce3" office:value-type="string" calcext:value-type="string">
            <text:p>Āri. Dust dāram.</text:p>
          </table:table-cell>
          <table:table-cell table:style-name="ce11" office:value-type="string" calcext:value-type="string">
            <text:p>آرى. دوست دارم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8">
          <table:table-cell/>
          <table:table-cell office:value-type="float" office:value="68" calcext:value-type="float">
            <text:p>68</text:p>
          </table:table-cell>
          <table:table-cell table:style-name="ce3" office:value-type="string" calcext:value-type="string">
            <text:p>Я буду есть рыбу.</text:p>
          </table:table-cell>
          <table:table-cell table:style-name="ce3" office:value-type="string" calcext:value-type="string">
            <text:p>Man māhi mixoram.</text:p>
          </table:table-cell>
          <table:table-cell table:style-name="ce11" office:value-type="string" calcext:value-type="string">
            <text:p>من ماهى ﻤﻰخورم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8">
          <table:table-cell/>
          <table:table-cell office:value-type="float" office:value="69" calcext:value-type="float">
            <text:p>69</text:p>
          </table:table-cell>
          <table:table-cell table:style-name="ce3" office:value-type="string" calcext:value-type="string">
            <text:p>Вы что будете есть?</text:p>
          </table:table-cell>
          <table:table-cell table:style-name="ce3" office:value-type="string" calcext:value-type="string">
            <text:p>Šomā če mixorid?</text:p>
          </table:table-cell>
          <table:table-cell table:style-name="ce10" office:value-type="string" calcext:value-type="string">
            <text:p>شما چه ﻤﻰخوريد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7">
          <table:table-cell/>
          <table:table-cell office:value-type="float" office:value="70" calcext:value-type="float">
            <text:p>70</text:p>
          </table:table-cell>
          <table:table-cell table:style-name="ce3" office:value-type="string" calcext:value-type="string">
            <text:p>Я буду чело-кебаб (čelo — вареный рис).</text:p>
          </table:table-cell>
          <table:table-cell table:style-name="ce3" office:value-type="string" calcext:value-type="string">
            <text:p>Man “čelo-kabāb” mixoram.</text:p>
          </table:table-cell>
          <table:table-cell table:style-name="ce11" office:value-type="string" calcext:value-type="string">
            <text:p>من چلوكباب ﻤﻰخورم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7">
          <table:table-cell/>
          <table:table-cell office:value-type="float" office:value="71" calcext:value-type="float">
            <text:p>71</text:p>
          </table:table-cell>
          <table:table-cell table:style-name="ce3" office:value-type="string" calcext:value-type="string">
            <text:p>После ужина чай будете?</text:p>
          </table:table-cell>
          <table:table-cell table:style-name="ce3" office:value-type="string" calcext:value-type="string">
            <text:p>Pas az šām čāy minušid?</text:p>
          </table:table-cell>
          <table:table-cell table:style-name="ce10" office:value-type="string" calcext:value-type="string">
            <text:p>پس از شام چاى ﻤﻰنوشيد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7">
          <table:table-cell/>
          <table:table-cell office:value-type="float" office:value="72" calcext:value-type="float">
            <text:p>72</text:p>
          </table:table-cell>
          <table:table-cell table:style-name="ce3" office:value-type="string" calcext:value-type="string">
            <text:p>Чай с сахаром или без сахара?</text:p>
          </table:table-cell>
          <table:table-cell table:style-name="ce3" office:value-type="string" calcext:value-type="string">
            <text:p>Čāy bā šekar yā bi šekar?</text:p>
          </table:table-cell>
          <table:table-cell table:style-name="ce10" office:value-type="string" calcext:value-type="string">
            <text:p>چاى با شكر يا بى شكر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6">
          <table:table-cell/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Угощайтесь («приказывайте» = пожалуйста)!</text:p>
          </table:table-cell>
          <table:table-cell table:style-name="ce3" office:value-type="string" calcext:value-type="string">
            <text:p>Befarmāid!</text:p>
          </table:table-cell>
          <table:table-cell table:style-name="ce11" office:value-type="string" calcext:value-type="string">
            <text:p>بفرماييد!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1">
          <table:table-cell/>
          <table:table-cell office:value-type="float" office:value="74" calcext:value-type="float">
            <text:p>74</text:p>
          </table:table-cell>
          <table:table-cell table:style-name="ce3" office:value-type="string" calcext:value-type="string">
            <text:p>Приятного аппетита (nuš — аппетит, удовольствие /от еды/)!</text:p>
          </table:table-cell>
          <table:table-cell table:style-name="ce3" office:value-type="string" calcext:value-type="string">
            <text:p>Nuš-e jān!</text:p>
          </table:table-cell>
          <table:table-cell table:style-name="ce11" office:value-type="string" calcext:value-type="string">
            <text:p>نوش جان!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/>
          <table:table-cell office:value-type="float" office:value="78" calcext:value-type="float">
            <text:p>78</text:p>
          </table:table-cell>
          <table:table-cell table:style-name="ce5" office:value-type="string" calcext:value-type="string">
            <text:p>Третья встреча</text:p>
          </table:table-cell>
          <table:table-cell table:style-name="ce5" office:value-type="string" calcext:value-type="string">
            <text:p>Didār-e sov’vom</text:p>
          </table:table-cell>
          <table:table-cell table:style-name="ce12" office:value-type="string" calcext:value-type="string">
            <text:p>ديدار سوم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5">
          <table:table-cell/>
          <table:table-cell office:value-type="float" office:value="79" calcext:value-type="float">
            <text:p>79</text:p>
          </table:table-cell>
          <table:table-cell table:style-name="ce3" office:value-type="string" calcext:value-type="string">
            <text:p>Иван: Извините, девушка! Где находится агентство Хома (daftar — контора, офис)?</text:p>
          </table:table-cell>
          <table:table-cell table:style-name="ce3" office:value-type="string" calcext:value-type="string">
            <text:p>Bebaxšid doxtar xānom! Daftar-e Homā kojā ast?</text:p>
          </table:table-cell>
          <table:table-cell table:style-name="ce11" office:value-type="string" calcext:value-type="string">
            <text:p>ببخشيد دختر خانم! دفتر هما كجا است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7">
          <table:table-cell/>
          <table:table-cell office:value-type="float" office:value="80" calcext:value-type="float">
            <text:p>80</text:p>
          </table:table-cell>
          <table:table-cell table:style-name="ce3" office:value-type="string" calcext:value-type="string">
            <text:p>Девушка: Вы прибыли из Германии?</text:p>
          </table:table-cell>
          <table:table-cell table:style-name="ce3" office:value-type="string" calcext:value-type="string">
            <text:p>Šomā az Ālmān āmadid?</text:p>
          </table:table-cell>
          <table:table-cell table:style-name="ce10" office:value-type="string" calcext:value-type="string">
            <text:p>شما از آلمان آمديد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7">
          <table:table-cell/>
          <table:table-cell office:value-type="float" office:value="81" calcext:value-type="float">
            <text:p>81</text:p>
          </table:table-cell>
          <table:table-cell table:style-name="ce3" office:value-type="string" calcext:value-type="string">
            <text:p>Иван: Нет, я приехал из России.</text:p>
          </table:table-cell>
          <table:table-cell table:style-name="ce3" office:value-type="string" calcext:value-type="string">
            <text:p>Na. Man az Rusiye āmadam.</text:p>
          </table:table-cell>
          <table:table-cell table:style-name="ce11" office:value-type="string" calcext:value-type="string">
            <text:p>نه. من از روسيه آمدم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0">
          <table:table-cell/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Девушка: Где изучали персидский язык (yād — память; yād gereftan — изучать: «в память брать»)?</text:p>
          </table:table-cell>
          <table:table-cell table:style-name="ce3" office:value-type="string" calcext:value-type="string">
            <text:p>Zabān-e fārsi-rā kojā yād gereftid?</text:p>
          </table:table-cell>
          <table:table-cell table:style-name="ce10" office:value-type="string" calcext:value-type="string">
            <text:p>زبان فارسى را كجا ياد گرفتيد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3">
          <table:table-cell/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Иван: В Москве. Частная школа Ильи Франка (āzād — свободный).</text:p>
          </table:table-cell>
          <table:table-cell table:style-name="ce3" office:value-type="string" calcext:value-type="string">
            <text:p>Dar Mosko. Āmuzešgāh-e āzād-e Ilyā Frānk.</text:p>
          </table:table-cell>
          <table:table-cell table:style-name="ce11" office:value-type="string" calcext:value-type="string">
            <text:p>در مسكو. آموزشگاه آزاد ایليا فرانک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3">
          <table:table-cell/>
          <table:table-cell office:value-type="float" office:value="84" calcext:value-type="float">
            <text:p>84</text:p>
          </table:table-cell>
          <table:table-cell table:style-name="ce3" office:value-type="string" calcext:value-type="string">
            <text:p>Девушка: Добро пожаловать («хорошо пришли»)! Меня зовут Лале.</text:p>
          </table:table-cell>
          <table:table-cell table:style-name="ce3" office:value-type="string" calcext:value-type="string">
            <text:p>Xoš āmadid! Nām-e man Lāle ast.</text:p>
          </table:table-cell>
          <table:table-cell table:style-name="ce11" office:value-type="string" calcext:value-type="string">
            <text:p>خوش آمديد. نام من لاله است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0">
          <table:table-cell/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Иван: Спасибо, я Иван (sepās — восхваление; благодарность; gozāštan — класть, оставлять; выполнять).</text:p>
          </table:table-cell>
          <table:table-cell table:style-name="ce3" office:value-type="string" calcext:value-type="string">
            <text:p>Sepāsgozāram. Man Ivān hastam.</text:p>
          </table:table-cell>
          <table:table-cell table:style-name="ce11" office:value-type="string" calcext:value-type="string">
            <text:p>سپاسگزارم. من ايوان هستم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1">
          <table:table-cell/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Лале: Сколько времени («до когда») вы будете в Иране?</text:p>
          </table:table-cell>
          <table:table-cell table:style-name="ce3" office:value-type="string" calcext:value-type="string">
            <text:p>Tā key šomā dar Irān hastid?</text:p>
          </table:table-cell>
          <table:table-cell table:style-name="ce10" office:value-type="string" calcext:value-type="string">
            <text:p>تا كى شما در ايران هستيد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7">
          <table:table-cell/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Иван: До следующей недели.</text:p>
          </table:table-cell>
          <table:table-cell table:style-name="ce3" office:value-type="string" calcext:value-type="string">
            <text:p>Tā hafte-ye āyande.</text:p>
          </table:table-cell>
          <table:table-cell table:style-name="ce11" office:value-type="string" calcext:value-type="string">
            <text:p>تا هفته آينده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1">
          <table:table-cell/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Лале: Какие города вы посетили («посещение сделали»)?</text:p>
          </table:table-cell>
          <table:table-cell table:style-name="ce3" office:value-type="string" calcext:value-type="string">
            <text:p>Az kodām šahr-hā bāzdid kardid?</text:p>
          </table:table-cell>
          <table:table-cell table:style-name="ce10" office:value-type="string" calcext:value-type="string">
            <text:p>از كدام شهرها بازديد كرديد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7">
          <table:table-cell/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Иван: Хочу поехать в Шираз.</text:p>
          </table:table-cell>
          <table:table-cell table:style-name="ce3" office:value-type="string" calcext:value-type="string">
            <text:p>Mixāham be Širāz beravam.</text:p>
          </table:table-cell>
          <table:table-cell table:style-name="ce11" office:value-type="string" calcext:value-type="string">
            <text:p>ﻤﻰخواهم به شيراز بروم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7">
          <table:table-cell/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Лале: Почему именно в Шираз?</text:p>
          </table:table-cell>
          <table:table-cell table:style-name="ce3" office:value-type="string" calcext:value-type="string">
            <text:p>Čerā be Širāz?</text:p>
          </table:table-cell>
          <table:table-cell table:style-name="ce10" office:value-type="string" calcext:value-type="string">
            <text:p>چرا به شيراز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6">
          <table:table-cell/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Иван: Хочу посетить Персеполь!</text:p>
          </table:table-cell>
          <table:table-cell table:style-name="ce3" office:value-type="string" calcext:value-type="string">
            <text:p>Mixāham az Perspolis bāzdid konam.</text:p>
          </table:table-cell>
          <table:table-cell table:style-name="ce11" office:value-type="string" calcext:value-type="string">
            <text:p>ﻤﻰخواهم از پرسپوليس بازديد كنم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3">
          <table:table-cell/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Лале: Древний город Персеполь («трон, престол Джамшида»).</text:p>
          </table:table-cell>
          <table:table-cell table:style-name="ce3" office:value-type="string" calcext:value-type="string">
            <text:p>Šahr-e bāstāni-e “Taxt-e Jamšid”.</text:p>
          </table:table-cell>
          <table:table-cell table:style-name="ce11" office:value-type="string" calcext:value-type="string">
            <text:p>شهر باستانى "تخت جمشيد"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6">
          <table:table-cell/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Иван: Где вы работаете («делаете работу»)?</text:p>
          </table:table-cell>
          <table:table-cell table:style-name="ce3" office:value-type="string" calcext:value-type="string">
            <text:p>Šomā kojā kār mikonid?</text:p>
          </table:table-cell>
          <table:table-cell table:style-name="ce10" office:value-type="string" calcext:value-type="string">
            <text:p>شما كجا كار ﻤﻰكنيد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6">
          <table:table-cell/>
          <table:table-cell office:value-type="float" office:value="94" calcext:value-type="float">
            <text:p>94</text:p>
          </table:table-cell>
          <table:table-cell table:style-name="ce3" office:value-type="string" calcext:value-type="string">
            <text:p>Лале: Я работаю в бюро путешествий.</text:p>
          </table:table-cell>
          <table:table-cell table:style-name="ce3" office:value-type="string" calcext:value-type="string">
            <text:p>Man dar daftar-e jehān-gardi kār mikonam.</text:p>
          </table:table-cell>
          <table:table-cell table:style-name="ce11" office:value-type="string" calcext:value-type="string">
            <text:p>من در دفتر جهاﻥگردى كار ﻤﻰكنم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7">
          <table:table-cell/>
          <table:table-cell office:value-type="float" office:value="95" calcext:value-type="float">
            <text:p>95</text:p>
          </table:table-cell>
          <table:table-cell table:style-name="ce3" office:value-type="string" calcext:value-type="string">
            <text:p>Иван: Вы гид («пути указатель»)?</text:p>
          </table:table-cell>
          <table:table-cell table:style-name="ce3" office:value-type="string" calcext:value-type="string">
            <text:p>Šomā rāhnamā hastid?</text:p>
          </table:table-cell>
          <table:table-cell table:style-name="ce10" office:value-type="string" calcext:value-type="string">
            <text:p>شما راهنما هستيد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1">
          <table:table-cell/>
          <table:table-cell office:value-type="float" office:value="96" calcext:value-type="float">
            <text:p>96</text:p>
          </table:table-cell>
          <table:table-cell table:style-name="ce3" office:value-type="string" calcext:value-type="string">
            <text:p>Лале: Если вам нужен гид («нужду имеете»), я готова.</text:p>
          </table:table-cell>
          <table:table-cell table:style-name="ce3" office:value-type="string" calcext:value-type="string">
            <text:p>Agar rāhnamā niāz dārid, man āmāde hastam.</text:p>
          </table:table-cell>
          <table:table-cell table:style-name="ce11" office:value-type="string" calcext:value-type="string">
            <text:p>اگر راهنما نياز داريد من آماده هستم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3">
          <table:table-cell/>
          <table:table-cell office:value-type="float" office:value="97" calcext:value-type="float">
            <text:p>97</text:p>
          </table:table-cell>
          <table:table-cell table:style-name="ce3" office:value-type="string" calcext:value-type="string">
            <text:p>Лале: «Хома» летает в Шираз два раза в день («ежедневно имеет два полета»).</text:p>
          </table:table-cell>
          <table:table-cell table:style-name="ce3" office:value-type="string" calcext:value-type="string">
            <text:p>“Homā” ruzāne do parvāz be Širāz dārad.</text:p>
          </table:table-cell>
          <table:table-cell table:style-name="ce3" office:value-type="string" calcext:value-type="string">
            <text:p>"هما" روزانه دو پرواز به شيراز دارد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7">
          <table:table-cell/>
          <table:table-cell office:value-type="float" office:value="98" calcext:value-type="float">
            <text:p>98</text:p>
          </table:table-cell>
          <table:table-cell table:style-name="ce3" office:value-type="string" calcext:value-type="string">
            <text:p>Иван: Тогда завтра вместе улетаем.</text:p>
          </table:table-cell>
          <table:table-cell table:style-name="ce3" office:value-type="string" calcext:value-type="string">
            <text:p>Pas, fardā bā ham parvāz mikonim.</text:p>
          </table:table-cell>
          <table:table-cell table:style-name="ce11" office:value-type="string" calcext:value-type="string">
            <text:p>پس، فردا با هم پرواز ﻤﻰكنيم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9">
          <table:table-cell/>
          <table:table-cell office:value-type="float" office:value="99" calcext:value-type="float">
            <text:p>99</text:p>
          </table:table-cell>
          <table:table-cell table:style-name="ce3" office:value-type="string" calcext:value-type="string">
            <text:p>Лале: Тогда встретимся в аэропорту («cпуска место»; gāh — место).</text:p>
          </table:table-cell>
          <table:table-cell table:style-name="ce3" office:value-type="string" calcext:value-type="string">
            <text:p>Pas, didār-e mā dar forudgāh ast.</text:p>
          </table:table-cell>
          <table:table-cell table:style-name="ce11" office:value-type="string" calcext:value-type="string">
            <text:p>پس، ديدار ما در فرودگاه است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/>
          <table:table-cell office:value-type="float" office:value="103" calcext:value-type="float">
            <text:p>103</text:p>
          </table:table-cell>
          <table:table-cell table:style-name="ce5" office:value-type="string" calcext:value-type="string">
            <text:p>Четвертая встреча.</text:p>
          </table:table-cell>
          <table:table-cell table:style-name="ce3" office:value-type="string" calcext:value-type="string">
            <text:p>Didār-e čahārom.</text:p>
          </table:table-cell>
          <table:table-cell table:style-name="ce11" office:value-type="string" calcext:value-type="string">
            <text:p>ديدار چهارم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7">
          <table:table-cell/>
          <table:table-cell office:value-type="float" office:value="104" calcext:value-type="float">
            <text:p>104</text:p>
          </table:table-cell>
          <table:table-cell table:style-name="ce3" office:value-type="string" calcext:value-type="string">
            <text:p>Иван и Лале в городе Ширазе.</text:p>
          </table:table-cell>
          <table:table-cell table:style-name="ce3" office:value-type="string" calcext:value-type="string">
            <text:p>Ivān va Lāle dar šahr-e Širāz.</text:p>
          </table:table-cell>
          <table:table-cell table:style-name="ce11" office:value-type="string" calcext:value-type="string">
            <text:p>ايوان و لاله در شهر شيراز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6">
          <table:table-cell/>
          <table:table-cell office:value-type="float" office:value="105" calcext:value-type="float">
            <text:p>105</text:p>
          </table:table-cell>
          <table:table-cell table:style-name="ce3" office:value-type="string" calcext:value-type="string">
            <text:p>Иван: Как называется этот аэропорт?</text:p>
          </table:table-cell>
          <table:table-cell table:style-name="ce3" office:value-type="string" calcext:value-type="string">
            <text:p>Nām-e in forudgāh čist?</text:p>
          </table:table-cell>
          <table:table-cell table:style-name="ce10" office:value-type="string" calcext:value-type="string">
            <text:p>نام اين فرودگاه چيست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7">
          <table:table-cell/>
          <table:table-cell office:value-type="float" office:value="106" calcext:value-type="float">
            <text:p>106</text:p>
          </table:table-cell>
          <table:table-cell table:style-name="ce3" office:value-type="string" calcext:value-type="string">
            <text:p>Лале: Аэропорт “Мехрабад”.</text:p>
          </table:table-cell>
          <table:table-cell table:style-name="ce3" office:value-type="string" calcext:value-type="string">
            <text:p>Forudgāh-e Mehr-ābād.</text:p>
          </table:table-cell>
          <table:table-cell table:style-name="ce11" office:value-type="string" calcext:value-type="string">
            <text:p>فرودگاه مهرآباد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1">
          <table:table-cell/>
          <table:table-cell office:value-type="float" office:value="107" calcext:value-type="float">
            <text:p>107</text:p>
          </table:table-cell>
          <table:table-cell table:style-name="ce3" office:value-type="string" calcext:value-type="string">
            <text:p>Иван: От Тегерана до Шираза сколько километров?</text:p>
          </table:table-cell>
          <table:table-cell table:style-name="ce3" office:value-type="string" calcext:value-type="string">
            <text:p>Az Tehrān ta Širāz čand kilumetr ast?</text:p>
          </table:table-cell>
          <table:table-cell table:style-name="ce10" office:value-type="string" calcext:value-type="string">
            <text:p>از تهران تا شيراز چند كيلومتر است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8">
          <table:table-cell/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Лале: 800 км.</text:p>
          </table:table-cell>
          <table:table-cell table:style-name="ce3" office:value-type="string" calcext:value-type="string">
            <text:p>Haštsad kilumetr ast.</text:p>
          </table:table-cell>
          <table:table-cell table:style-name="ce11" office:value-type="string" calcext:value-type="string">
            <text:p>هشتصد كيلومتر است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3">
          <table:table-cell/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Иван: Смотрите («взгляд делайте»)! Два немецких путешественника!</text:p>
          </table:table-cell>
          <table:table-cell table:style-name="ce3" office:value-type="string" calcext:value-type="string">
            <text:p>Negāh konid! Do jehān-gard ālmāni!</text:p>
          </table:table-cell>
          <table:table-cell table:style-name="ce11" office:value-type="string" calcext:value-type="string">
            <text:p>نگاه كنيد! دو جهاﻥگرد آلمانى!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1">
          <table:table-cell/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Лале: Давайте с ними познакомимся («знакомыми станем»).</text:p>
          </table:table-cell>
          <table:table-cell table:style-name="ce3" office:value-type="string" calcext:value-type="string">
            <text:p>Biyā bā ānhā āšnā šavim.</text:p>
          </table:table-cell>
          <table:table-cell table:style-name="ce11" office:value-type="string" calcext:value-type="string">
            <text:p>بيا با آنها آشنا شويم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9">
          <table:table-cell/>
          <table:table-cell office:value-type="float" office:value="114" calcext:value-type="float">
            <text:p>114</text:p>
          </table:table-cell>
          <table:table-cell table:style-name="ce3" office:value-type="string" calcext:value-type="string">
            <text:p>Иван: Вы говорите по-персидски («персидский язык знаете»)?</text:p>
          </table:table-cell>
          <table:table-cell table:style-name="ce3" office:value-type="string" calcext:value-type="string">
            <text:p>Šomā zabān-e fārsi midānid?</text:p>
          </table:table-cell>
          <table:table-cell table:style-name="ce10" office:value-type="string" calcext:value-type="string">
            <text:p>شما زبان فارسى ﻤﻰدانيد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9">
          <table:table-cell/>
          <table:table-cell office:value-type="float" office:value="115" calcext:value-type="float">
            <text:p>115</text:p>
          </table:table-cell>
          <table:table-cell table:style-name="ce3" office:value-type="string" calcext:value-type="string">
            <text:p>Путешественники: Да. Меня зовут Гелмут, мою подругу Катрина.</text:p>
          </table:table-cell>
          <table:table-cell table:style-name="ce3" office:value-type="string" calcext:value-type="string">
            <text:p>Jehān-gardān: Āri. Nām-e man Helmut, nām-e dustam Kātrinā.</text:p>
          </table:table-cell>
          <table:table-cell table:style-name="ce11" office:value-type="string" calcext:value-type="string">
            <text:p>جهاﻦگردان: آرى. نام من هلمت، نام دوستم كاترينا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6">
          <table:table-cell/>
          <table:table-cell office:value-type="float" office:value="116" calcext:value-type="float">
            <text:p>116</text:p>
          </table:table-cell>
          <table:table-cell table:style-name="ce3" office:value-type="string" calcext:value-type="string">
            <text:p>Иван: Где вы изучали персидский язык?</text:p>
          </table:table-cell>
          <table:table-cell table:style-name="ce3" office:value-type="string" calcext:value-type="string">
            <text:p>Zabān-e fārsi-rā kojā yād gereftid?</text:p>
          </table:table-cell>
          <table:table-cell table:style-name="ce10" office:value-type="string" calcext:value-type="string">
            <text:p>زبان فارسى را كجا ياد گرفتيد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8">
          <table:table-cell/>
          <table:table-cell office:value-type="float" office:value="117" calcext:value-type="float">
            <text:p>117</text:p>
          </table:table-cell>
          <table:table-cell table:style-name="ce3" office:value-type="string" calcext:value-type="string">
            <text:p>Гельмут: В Кельне.</text:p>
          </table:table-cell>
          <table:table-cell table:style-name="ce3" office:value-type="string" calcext:value-type="string">
            <text:p>Dar Koln.</text:p>
          </table:table-cell>
          <table:table-cell table:style-name="ce11" office:value-type="string" calcext:value-type="string">
            <text:p>در كلن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9">
          <table:table-cell/>
          <table:table-cell office:value-type="float" office:value="118" calcext:value-type="float">
            <text:p>118</text:p>
          </table:table-cell>
          <table:table-cell table:style-name="ce3" office:value-type="string" calcext:value-type="string">
            <text:p>Катрина: Я работаю в “DW”, в отделе персидского языка.</text:p>
          </table:table-cell>
          <table:table-cell table:style-name="ce3" office:value-type="string" calcext:value-type="string">
            <text:p>Man dar “DW” baxš-e zabān-e fārsi kār mikonam.</text:p>
          </table:table-cell>
          <table:table-cell table:style-name="ce11" office:value-type="string" calcext:value-type="string">
            <text:p>من در "د- و" بخش زبان فارسى كار ﻤﻰكنم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7">
          <table:table-cell/>
          <table:table-cell office:value-type="float" office:value="119" calcext:value-type="float">
            <text:p>119</text:p>
          </table:table-cell>
          <table:table-cell table:style-name="ce3" office:value-type="string" calcext:value-type="string">
            <text:p>Лале: Вы тоже летите в Шираз?</text:p>
          </table:table-cell>
          <table:table-cell table:style-name="ce3" office:value-type="string" calcext:value-type="string">
            <text:p>Šomā niz be Širāz parvāz mikonid?</text:p>
          </table:table-cell>
          <table:table-cell table:style-name="ce10" office:value-type="string" calcext:value-type="string">
            <text:p>شما نيز به شيراز پرواز ﻤﻰكنيد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9">
          <table:table-cell/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Гельмот: Да, мы хотим написать репортаж о Персеполе.</text:p>
          </table:table-cell>
          <table:table-cell table:style-name="ce3" office:value-type="string" calcext:value-type="string">
            <text:p>Āri. Mā mixāhim dar bāre-ye Perspolis gozāreš benevisim.</text:p>
          </table:table-cell>
          <table:table-cell table:style-name="ce11" office:value-type="string" calcext:value-type="string">
            <text:p>آرى. ما ﻤﻰخواهيم در باره پرسپوليس گزارش بنويسيم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121" calcext:value-type="float">
            <text:p>121</text:p>
          </table:table-cell>
          <table:table-cell table:style-name="ce3" office:value-type="string" calcext:value-type="string">
            <text:p>Лале: Персеполь был создан (созданным стал») за («ранее») 600 лет до нашей эры («с рождения /Иисуса Христа/»).</text:p>
          </table:table-cell>
          <table:table-cell table:style-name="ce3" office:value-type="string" calcext:value-type="string">
            <text:p>Taxt-e Jamšid šešsad sāl piš az milād ābād šod.</text:p>
          </table:table-cell>
          <table:table-cell table:style-name="ce11" office:value-type="string" calcext:value-type="string">
            <text:p>تخت جمشيد ششصد سال پيش از ميلاد آباد شد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7">
          <table:table-cell/>
          <table:table-cell office:value-type="float" office:value="125" calcext:value-type="float">
            <text:p>125</text:p>
          </table:table-cell>
          <table:table-cell table:style-name="ce3" office:value-type="string" calcext:value-type="string">
            <text:p>Четыре путешественника в Ширазе.</text:p>
          </table:table-cell>
          <table:table-cell table:style-name="ce3" office:value-type="string" calcext:value-type="string">
            <text:p>Čahār jehān-gard dar Širāz.</text:p>
          </table:table-cell>
          <table:table-cell table:style-name="ce11" office:value-type="string" calcext:value-type="string">
            <text:p>چهار جهاﻥگرد در شيراز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1">
          <table:table-cell/>
          <table:table-cell office:value-type="float" office:value="126" calcext:value-type="float">
            <text:p>126</text:p>
          </table:table-cell>
          <table:table-cell table:style-name="ce3" office:value-type="string" calcext:value-type="string">
            <text:p>Иван: В какую гостиницу пойдем (mehmān — гость)?</text:p>
          </table:table-cell>
          <table:table-cell table:style-name="ce3" office:value-type="string" calcext:value-type="string">
            <text:p>Be kodām mehmān-xāne beravim?</text:p>
          </table:table-cell>
          <table:table-cell table:style-name="ce10" office:value-type="string" calcext:value-type="string">
            <text:p>به كدام مهماﻦخانه برويم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7">
          <table:table-cell/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Лале: Гостиница «Парсиян».</text:p>
          </table:table-cell>
          <table:table-cell table:style-name="ce3" office:value-type="string" calcext:value-type="string">
            <text:p>Mehmān-xāne-ye Pārsiān.</text:p>
          </table:table-cell>
          <table:table-cell table:style-name="ce11" office:value-type="string" calcext:value-type="string">
            <text:p>مهماﻦخانه پارسيان. 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5">
          <table:table-cell/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Иван: Я хочу посетить выставку цветов (namāyeš — показ, представление).</text:p>
          </table:table-cell>
          <table:table-cell table:style-name="ce3" office:value-type="string" calcext:value-type="string">
            <text:p>Man mixāham az namāyešgāh-e gol bāzdid konam.</text:p>
          </table:table-cell>
          <table:table-cell table:style-name="ce11" office:value-type="string" calcext:value-type="string">
            <text:p>من ﻤﻰخواهم از نمايشگاه گل بازديد كنم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7">
          <table:table-cell/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Катрина: Шираз — город цветов.</text:p>
          </table:table-cell>
          <table:table-cell table:style-name="ce3" office:value-type="string" calcext:value-type="string">
            <text:p>Širāz šahr-e gol ast.</text:p>
          </table:table-cell>
          <table:table-cell table:style-name="ce11" office:value-type="string" calcext:value-type="string">
            <text:p>شيراز شهر گل است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1">
          <table:table-cell/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Лале: Сколько дней вы будете: «останетесь» в Ширазе?</text:p>
          </table:table-cell>
          <table:table-cell table:style-name="ce3" office:value-type="string" calcext:value-type="string">
            <text:p>Čand ruz dar Širāz mimānid?</text:p>
          </table:table-cell>
          <table:table-cell table:style-name="ce10" office:value-type="string" calcext:value-type="string">
            <text:p>چند روز در شيراز ﻤﻰمانيد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6">
          <table:table-cell/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Гельмут: Два дня, затем поедем на остров Киш.</text:p>
          </table:table-cell>
          <table:table-cell table:style-name="ce3" office:value-type="string" calcext:value-type="string">
            <text:p>Do ruz, sepas miravim jazire-ye Kiš.</text:p>
          </table:table-cell>
          <table:table-cell table:style-name="ce11" office:value-type="string" calcext:value-type="string">
            <text:p>دو روز، سپس ﻤﻰرويم جزيره كيش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7">
          <table:table-cell/>
          <table:table-cell office:value-type="float" office:value="132" calcext:value-type="float">
            <text:p>132</text:p>
          </table:table-cell>
          <table:table-cell table:style-name="ce3" office:value-type="string" calcext:value-type="string">
            <text:p>Иван: Где находится остров Киш?</text:p>
          </table:table-cell>
          <table:table-cell table:style-name="ce3" office:value-type="string" calcext:value-type="string">
            <text:p>Jazire-ye Kiš kojā ast?</text:p>
          </table:table-cell>
          <table:table-cell table:style-name="ce10" office:value-type="string" calcext:value-type="string">
            <text:p>جزيره كيش كجا است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7">
          <table:table-cell/>
          <table:table-cell office:value-type="float" office:value="133" calcext:value-type="float">
            <text:p>133</text:p>
          </table:table-cell>
          <table:table-cell table:style-name="ce3" office:value-type="string" calcext:value-type="string">
            <text:p>Лале: В Персидском заливе.</text:p>
          </table:table-cell>
          <table:table-cell table:style-name="ce3" office:value-type="string" calcext:value-type="string">
            <text:p>Dar Xalij-e Fārs.</text:p>
          </table:table-cell>
          <table:table-cell table:style-name="ce11" office:value-type="string" calcext:value-type="string">
            <text:p>در خليج فارس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3">
          <table:table-cell/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Иван: Персидский залив связан с Индийским океаном: «связанный есть».</text:p>
          </table:table-cell>
          <table:table-cell table:style-name="ce3" office:value-type="string" calcext:value-type="string">
            <text:p>Xalij-e Fārs be Oqyānus-e Hend peyvaste ast.</text:p>
          </table:table-cell>
          <table:table-cell table:style-name="ce11" office:value-type="string" calcext:value-type="string">
            <text:p>خليج فارس به اقيانوس هند پيوسته است.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1">
          <table:table-cell/>
          <table:table-cell office:value-type="float" office:value="135" calcext:value-type="float">
            <text:p>135</text:p>
          </table:table-cell>
          <table:table-cell table:style-name="ce3" office:value-type="string" calcext:value-type="string">
            <text:p>Лале: После посещения острова Киш куда вы поедете?</text:p>
          </table:table-cell>
          <table:table-cell table:style-name="ce3" office:value-type="string" calcext:value-type="string">
            <text:p>Pas az bāzdid az Kiš kojā miravid?</text:p>
          </table:table-cell>
          <table:table-cell table:style-name="ce10" office:value-type="string" calcext:value-type="string">
            <text:p>پس از بازديد از كيش كجا ﻤﻰرويد؟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5">
          <table:table-cell/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Гельмут: В Бахрейн. Там тоже люди разговаривают на персидском («беседу говорят»).</text:p>
          </table:table-cell>
          <table:table-cell table:style-name="ce3" office:value-type="string" calcext:value-type="string">
            <text:p>Be Bahreyn. Dar ānjā niz mardom be zabān-e fārsi soxan miguyand.</text:p>
          </table:table-cell>
          <table:table-cell table:style-name="ce11" office:value-type="string" calcext:value-type="string">
            <text:p>به بحرين. در آنجا نيز مردم به زبان فارسى سخن ﻤﻰگويند.</text:p>
          </table:table-cell>
          <table:table-cell table:number-columns-repeated="6"/>
          <table:table-cell table:style-name="ce13"/>
          <table:table-cell table:number-columns-repeated="7"/>
        </table:table-row>
        <table:table-row table:style-name="ro6">
          <table:table-cell/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Катрина: Персидский язык красивый!</text:p>
          </table:table-cell>
          <table:table-cell table:style-name="ce3" office:value-type="string" calcext:value-type="string">
            <text:p>Zabān-e fārsi zibā ast.</text:p>
          </table:table-cell>
          <table:table-cell table:style-name="ce11" office:value-type="string" calcext:value-type="string">
            <text:p>زبان فارسى زيبا است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8">
          <table:table-cell/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Лале: И древний.</text:p>
          </table:table-cell>
          <table:table-cell table:style-name="ce3" office:value-type="string" calcext:value-type="string">
            <text:p>Va bāstāni.</text:p>
          </table:table-cell>
          <table:table-cell table:style-name="ce11" office:value-type="string" calcext:value-type="string">
            <text:p>و باستانى.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/>
          <table:table-cell table:number-columns-repeated="16"/>
        </table:table-row>
        <table:table-row table:style-name="ro3">
          <table:table-cell table:number-columns-repeated="2"/>
          <table:table-cell table:style-name="ce6"/>
          <table:table-cell table:number-columns-repeated="8"/>
          <table:table-cell table:style-name="ce14"/>
          <table:table-cell table:number-columns-repeated="7"/>
        </table:table-row>
        <table:table-row table:style-name="ro3">
          <table:table-cell table:number-columns-repeated="2"/>
          <table:table-cell table:style-name="ce7"/>
          <table:table-cell table:number-columns-repeated="16"/>
        </table:table-row>
        <table:table-row table:style-name="ro3">
          <table:table-cell table:number-columns-repeated="2"/>
          <table:table-cell table:style-name="ce6"/>
          <table:table-cell table:number-columns-repeated="8"/>
          <table:table-cell table:style-name="ce16"/>
          <table:table-cell table:number-columns-repeated="7"/>
        </table:table-row>
        <table:table-row table:style-name="ro3">
          <table:table-cell table:number-columns-repeated="2"/>
          <table:table-cell table:style-name="ce8"/>
          <table:table-cell table:number-columns-repeated="8"/>
          <table:table-cell table:style-name="ce16"/>
          <table:table-cell table:number-columns-repeated="7"/>
        </table:table-row>
        <table:table-row table:style-name="ro3">
          <table:table-cell table:number-columns-repeated="2"/>
          <table:table-cell table:style-name="ce9"/>
          <table:table-cell table:number-columns-repeated="8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Пятая встреча</text:p>
          </table:table-cell>
          <table:table-cell office:value-type="string" calcext:value-type="string">
            <text:p>Didār-e panjom</text:p>
          </table:table-cell>
          <table:table-cell office:value-type="string" calcext:value-type="string">
            <text:p>ديدار پنجم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Иван плывет (отправляется на корабле) в Индию.</text:p>
          </table:table-cell>
          <table:table-cell office:value-type="string" calcext:value-type="string">
            <text:p>Ivān bā kešti be Hend miravad.</text:p>
          </table:table-cell>
          <table:table-cell office:value-type="string" calcext:value-type="string">
            <text:p>ايوانباكشتىبهھند</text:p>
            <text:p>مىرود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7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Иван: Женщина, извините!</text:p>
          </table:table-cell>
          <table:table-cell office:value-type="string" calcext:value-type="string">
            <text:p>Xānom bebaxšid!</text:p>
          </table:table-cell>
          <table:table-cell office:value-type="string" calcext:value-type="string">
            <text:p>خانم ببخشيد!</text:p>
          </table:table-cell>
          <table:table-cell table:number-columns-repeated="14"/>
        </table:table-row>
        <table:table-row table:style-name="ro8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Как попасть в порт</text:p>
            <text:p>(«дорога в порт где»)?</text:p>
          </table:table-cell>
          <table:table-cell office:value-type="string" calcext:value-type="string">
            <text:p>Rāh-e bandar kojā ast?</text:p>
          </table:table-cell>
          <table:table-cell office:value-type="string" calcext:value-type="string">
            <text:p>راه بندر كجا است؟</text:p>
          </table:table-cell>
          <table:table-cell table:number-columns-repeated="14"/>
        </table:table-row>
        <table:table-row table:style-name="ro8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Женщина: Извините,</text:p>
            <text:p>не знаю.</text:p>
          </table:table-cell>
          <table:table-cell office:value-type="string" calcext:value-type="string">
            <text:p>Bebaxšid, namidānam.</text:p>
          </table:table-cell>
          <table:table-cell office:value-type="string" calcext:value-type="string">
            <text:p>ببخشيد، نمىدانم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Иван: Мужчина, скажите («просьбу, пожелание делаю»), пожалуйста, как попасть в порт</text:p>
            <text:p>(«дорога в порт где»)?</text:p>
          </table:table-cell>
          <table:table-cell office:value-type="string" calcext:value-type="string">
            <text:p>Āqā, xāheš mikonam befarmāid: rāh-e bandar kojā ast?</text:p>
          </table:table-cell>
          <table:table-cell office:value-type="string" calcext:value-type="string">
            <text:p>بفرماييد:راه بندر كجاآقا،خواھشمىكنم</text:p>
            <text:p>است؟</text:p>
          </table:table-cell>
          <table:table-cell table:number-columns-repeated="14"/>
        </table:table-row>
        <table:table-row table:style-name="ro8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Мужчина: Какой</text:p>
            <text:p>(«который») порт?</text:p>
          </table:table-cell>
          <table:table-cell office:value-type="string" calcext:value-type="string">
            <text:p>Kodām bandar?</text:p>
          </table:table-cell>
          <table:table-cell office:value-type="string" calcext:value-type="string">
            <text:p>كدام بندر؟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Иван: Мне надо плыть в Индию.</text:p>
          </table:table-cell>
          <table:table-cell office:value-type="string" calcext:value-type="string">
            <text:p>Man mixāham be Hend beravam.</text:p>
          </table:table-cell>
          <table:table-cell office:value-type="string" calcext:value-type="string">
            <text:p>منمىخواھم به ھند</text:p>
            <text:p>بروم.</text:p>
          </table:table-cell>
          <table:table-cell table:number-columns-repeated="14"/>
        </table:table-row>
        <table:table-row table:style-name="ro8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Мужчина: Идите со</text:p>
            <text:p>мной.</text:p>
          </table:table-cell>
          <table:table-cell office:value-type="string" calcext:value-type="string">
            <text:p>Biyā hamrāh-e man.</text:p>
          </table:table-cell>
          <table:table-cell office:value-type="string" calcext:value-type="string">
            <text:p>بياھمراه من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8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Вы из Англии?</text:p>
          </table:table-cell>
          <table:table-cell office:value-type="string" calcext:value-type="string">
            <text:p>Šomā az Engelestān</text:p>
            <text:p>hastid?</text:p>
          </table:table-cell>
          <table:table-cell office:value-type="string" calcext:value-type="string">
            <text:p>شما از انگلستان ھستيد؟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8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Иван: Нет, я из</text:p>
            <text:p>России.</text:p>
          </table:table-cell>
          <table:table-cell office:value-type="string" calcext:value-type="string">
            <text:p>Na. Man az Rusiye</text:p>
            <text:p>hastam.</text:p>
          </table:table-cell>
          <table:table-cell office:value-type="string" calcext:value-type="string">
            <text:p>نه.من از روسيه ھستم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Мужчина: Ой,</text:p>
            <text:p>холодная страна Россия!</text:p>
          </table:table-cell>
          <table:table-cell office:value-type="string" calcext:value-type="string">
            <text:p>Vāy! Sarzamin-e sard- e Rusiye.</text:p>
          </table:table-cell>
          <table:table-cell office:value-type="string" calcext:value-type="string">
            <text:p>واى!سرزمينسرد</text:p>
            <text:p>روسيه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Иван: Меня зовут Иван. Как вас зовут?</text:p>
          </table:table-cell>
          <table:table-cell office:value-type="string" calcext:value-type="string">
            <text:p>Nām-e man Ivān ast. Nām-e šomā čist?</text:p>
          </table:table-cell>
          <table:table-cell office:value-type="string" calcext:value-type="string">
            <text:p>ناممنايواناست،نام</text:p>
            <text:p>شماچيست؟</text:p>
          </table:table-cell>
          <table:table-cell table:number-columns-repeated="14"/>
        </table:table-row>
        <table:table-row table:style-name="ro8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Мужчина: Меня</text:p>
            <text:p>зовут Араш.</text:p>
          </table:table-cell>
          <table:table-cell office:value-type="string" calcext:value-type="string">
            <text:p>Nām-e man Āraš ast.</text:p>
          </table:table-cell>
          <table:table-cell office:value-type="string" calcext:value-type="string">
            <text:p>نام من آرش است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8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Иван: Чем вы</text:p>
            <text:p>занимаетесь?</text:p>
          </table:table-cell>
          <table:table-cell office:value-type="string" calcext:value-type="string">
            <text:p>Kār-e šomā čist?</text:p>
          </table:table-cell>
          <table:table-cell office:value-type="string" calcext:value-type="string">
            <text:p>كارشما چيست؟</text:p>
          </table:table-cell>
          <table:table-cell table:number-columns-repeated="14"/>
        </table:table-row>
        <table:table-row table:style-name="ro8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Араш: Я эксперт («дело знающий, дела знаток») в нефтяной области(«в</text:p>
            <text:p>нефти»).</text:p>
          </table:table-cell>
          <table:table-cell office:value-type="string" calcext:value-type="string">
            <text:p>Man kār-šenās-e naft hastam.</text:p>
          </table:table-cell>
          <table:table-cell office:value-type="string" calcext:value-type="string">
            <text:p>من كارشناس نفت ھستم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8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Иван: Где вы</text:p>
            <text:p>работаете?</text:p>
          </table:table-cell>
          <table:table-cell office:value-type="string" calcext:value-type="string">
            <text:p>Šomā kojā kār</text:p>
            <text:p>mikonid?</text:p>
          </table:table-cell>
          <table:table-cell office:value-type="string" calcext:value-type="string">
            <text:p>شما كجا كار مىكنيد؟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8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Араш: На</text:p>
            <text:p>Каспийском море.</text:p>
          </table:table-cell>
          <table:table-cell office:value-type="string" calcext:value-type="string">
            <text:p>Dardaryā-ye</text:p>
            <text:p>Māzanderān.</text:p>
          </table:table-cell>
          <table:table-cell office:value-type="string" calcext:value-type="string">
            <text:p>در درياى مازندران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Иван: Ой, а что вы</text:p>
            <text:p>делаете в Персидском заливе?</text:p>
          </table:table-cell>
          <table:table-cell office:value-type="string" calcext:value-type="string">
            <text:p>Vāy! Pas dar Xalij-e Fārs če mikonid?</text:p>
          </table:table-cell>
          <table:table-cell office:value-type="string" calcext:value-type="string">
            <text:p>واى!پسدرخليجفارس</text:p>
            <text:p>چهمىكنيد؟</text:p>
          </table:table-cell>
          <table:table-cell table:number-columns-repeated="14"/>
        </table:table-row>
        <table:table-row table:style-name="ro8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Араш: Приехал учиться («для</text:p>
            <text:p>учебы»).</text:p>
          </table:table-cell>
          <table:table-cell office:value-type="string" calcext:value-type="string">
            <text:p>Barāye āmuzeš āmadam.</text:p>
          </table:table-cell>
          <table:table-cell office:value-type="string" calcext:value-type="string">
            <text:p>براىآموزشآمدم.</text:p>
          </table:table-cell>
          <table:table-cell table:number-columns-repeated="14"/>
        </table:table-row>
        <table:table-row table:style-name="ro8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Иван: Удачи Вам («победоносным, удачливым да</text:p>
            <text:p>будете»)!</text:p>
          </table:table-cell>
          <table:table-cell office:value-type="string" calcext:value-type="string">
            <text:p>Piruz bāšid!</text:p>
          </table:table-cell>
          <table:table-cell office:value-type="string" calcext:value-type="string">
            <text:p>پيروز باشيد!</text:p>
          </table:table-cell>
          <table:table-cell table:number-columns-repeated="14"/>
        </table:table-row>
        <table:table-row table:style-name="ro8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Араш: Пожалуйста, вот порт («этот порт</text:p>
            <text:p>есть»)!</text:p>
          </table:table-cell>
          <table:table-cell office:value-type="string" calcext:value-type="string">
            <text:p>Befarmāid, in bandar ast.</text:p>
          </table:table-cell>
          <table:table-cell office:value-type="string" calcext:value-type="string">
            <text:p>بفرماييد، اين بندر است.</text:p>
          </table:table-cell>
          <table:table-cell table:number-columns-repeated="14"/>
        </table:table-row>
        <table:table-row table:style-name="ro8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Иван: Спасибо, до</text:p>
            <text:p>свидания!</text:p>
          </table:table-cell>
          <table:table-cell office:value-type="string" calcext:value-type="string">
            <text:p>Sepāsgozāram, xodā</text:p>
            <text:p>negahdār.</text:p>
          </table:table-cell>
          <table:table-cell office:value-type="string" calcext:value-type="string">
            <text:p>سپاسگزارم، خدا نگھدار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Пограничник («хранитель границы»; marz — граница): Ваш</text:p>
            <text:p>паспорт, пожалуйста!</text:p>
          </table:table-cell>
          <table:table-cell office:value-type="string" calcext:value-type="string">
            <text:p>Marzbān: gozār-nāme- ye šomā, xāheš mikonam.</text:p>
          </table:table-cell>
          <table:table-cell office:value-type="string" calcext:value-type="string">
            <text:p>مرزبان:گذرنامه شما،</text:p>
            <text:p>خواھش مىكنم.</text:p>
          </table:table-cell>
          <table:table-cell table:number-columns-repeated="14"/>
        </table:table-row>
        <table:table-row table:style-name="ro3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Иван: Пожалуйста.</text:p>
          </table:table-cell>
          <table:table-cell office:value-type="string" calcext:value-type="string">
            <text:p>Befarmāid.</text:p>
          </table:table-cell>
          <table:table-cell office:value-type="string" calcext:value-type="string">
            <text:p>بفرماييد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Пограничник: У вас есть виза в Индию?</text:p>
          </table:table-cell>
          <table:table-cell office:value-type="string" calcext:value-type="string">
            <text:p>Šomā vizā-ye Hend dārid?</text:p>
          </table:table-cell>
          <table:table-cell office:value-type="string" calcext:value-type="string">
            <text:p>شما ويزاى ھند داريد؟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6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Иван: Да. Из</text:p>
            <text:p>консульства Индии в Москве.</text:p>
          </table:table-cell>
          <table:table-cell office:value-type="string" calcext:value-type="string">
            <text:p>Āri. Az konsolgari-e Hend dar Mosko.</text:p>
          </table:table-cell>
          <table:table-cell office:value-type="string" calcext:value-type="string">
            <text:p>آرى.ازكنسولگرىھند</text:p>
            <text:p>در مسكو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Пограничник: Корабль в сторону</text:p>
            <text:p>Бомбея справа («по</text:p>
          </table:table-cell>
          <table:table-cell office:value-type="string" calcext:value-type="string">
            <text:p>Kešti be su-ye Bambey, dast-e rāst.</text:p>
          </table:table-cell>
          <table:table-cell office:value-type="string" calcext:value-type="string">
            <text:p>كشتىبه سوى بمبى،</text:p>
            <text:p>دستراست.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правую руку»).</text:p>
          </table:table-cell>
          <table:table-cell table:number-columns-repeated="16"/>
        </table:table-row>
        <table:table-row table:style-name="ro17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На корабле.</text:p>
          </table:table-cell>
          <table:table-cell office:value-type="string" calcext:value-type="string">
            <text:p>Dar kešti.</text:p>
          </table:table-cell>
          <table:table-cell office:value-type="string" calcext:value-type="string">
            <text:p>در كشتى.</text:p>
          </table:table-cell>
          <table:table-cell table:number-columns-repeated="14"/>
        </table:table-row>
        <table:table-row table:style-name="ro17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Иван: Добрый вечер!</text:p>
          </table:table-cell>
          <table:table-cell office:value-type="string" calcext:value-type="string">
            <text:p>Šab-e šomā xoš.</text:p>
          </table:table-cell>
          <table:table-cell office:value-type="string" calcext:value-type="string">
            <text:p>شبشماخوش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Капитан корабля:</text:p>
          </table:table-cell>
          <table:table-cell office:value-type="string" calcext:value-type="string">
            <text:p>Keštirān: Šab-e šomā</text:p>
          </table:table-cell>
          <table:table-cell office:value-type="string" calcext:value-type="string">
            <text:p>كشتيران:شب شما</text:p>
            <text:p>ھمچنين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Всем добрый вечер</text:p>
          </table:table-cell>
          <table:table-cell office:value-type="string" calcext:value-type="string">
            <text:p>hamčenin.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(hamčenin — так же:</text:p>
          </table:table-cell>
          <table:table-cell table:number-columns-repeated="16"/>
        </table:table-row>
        <table:table-row table:style-name="ro3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«таким же</text:p>
          </table:table-cell>
          <table:table-cell table:number-columns-repeated="8"/>
          <table:table-cell table:style-name="ce14"/>
          <table:table-cell table:number-columns-repeated="7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образом»)!</text:p>
          </table:table-cell>
          <table:table-cell table:number-columns-repeated="16"/>
        </table:table-row>
        <table:table-row table:style-name="ro16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Иван: Скажите, пожалуйста, когда</text:p>
            <text:p>прибудем в Бoмбей?</text:p>
          </table:table-cell>
          <table:table-cell office:value-type="string" calcext:value-type="string">
            <text:p>Befarmāid xāheš mikonam: key be</text:p>
            <text:p>Bambey mirasim?</text:p>
          </table:table-cell>
          <table:table-cell office:value-type="string" calcext:value-type="string">
            <text:p>بفرماييد خواھش مىكنم:</text:p>
            <text:p>كىبهبمبىمىرسيم؟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8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Капитан корабля:</text:p>
            <text:p>Послезавтра.</text:p>
          </table:table-cell>
          <table:table-cell office:value-type="string" calcext:value-type="string">
            <text:p>Pas fardā.</text:p>
          </table:table-cell>
          <table:table-cell office:value-type="string" calcext:value-type="string">
            <text:p>پس فردا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Иван: Этой ночью на небе много звезд («небо этой ночью</text:p>
            <text:p>полно звезд»).</text:p>
          </table:table-cell>
          <table:table-cell office:value-type="string" calcext:value-type="string">
            <text:p>Āsmān-e emšab por setāre ast.</text:p>
          </table:table-cell>
          <table:table-cell office:value-type="string" calcext:value-type="string">
            <text:p>آسمانامشبپرستاره</text:p>
            <text:p>است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Капитан корабля: Эти звезды укажут нам путь («будут нашим</text:p>
            <text:p>проводником»).</text:p>
          </table:table-cell>
          <table:table-cell office:value-type="string" calcext:value-type="string">
            <text:p>Setāre-hā rāhnamā-ye mā hastand.</text:p>
          </table:table-cell>
          <table:table-cell office:value-type="string" calcext:value-type="string">
            <text:p>ستارهھاراھنماىما</text:p>
            <text:p>ھستند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Иван: В какую сторону плывет наш</text:p>
            <text:p>корабль?</text:p>
          </table:table-cell>
          <table:table-cell office:value-type="string" calcext:value-type="string">
            <text:p>Kešti-ye mā be kodām su miravad?</text:p>
          </table:table-cell>
          <table:table-cell office:value-type="string" calcext:value-type="string">
            <text:p>كشتىمابهكدامسو</text:p>
            <text:p>مٮرود؟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Капитан: К востоку.</text:p>
          </table:table-cell>
          <table:table-cell office:value-type="string" calcext:value-type="string">
            <text:p>Be su-ye xāvar.</text:p>
          </table:table-cell>
          <table:table-cell office:value-type="string" calcext:value-type="string">
            <text:p>به سوى خاور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Иван: Все путешественники на этом корабле</text:p>
            <text:p>иранцы?</text:p>
          </table:table-cell>
          <table:table-cell office:value-type="string" calcext:value-type="string">
            <text:p>Āyā hame-ye jehāngardān-e in kešti Irāni hastand?</text:p>
          </table:table-cell>
          <table:table-cell office:value-type="string" calcext:value-type="string">
            <text:p>آياھمهجھانگرداناين</text:p>
            <text:p>كشتىايرانى ھستند؟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Капитан: Нет. Есть</text:p>
            <text:p>индусы и арабы тоже.</text:p>
          </table:table-cell>
          <table:table-cell office:value-type="string" calcext:value-type="string">
            <text:p>Na. Hendi va arab niz hastand.</text:p>
          </table:table-cell>
          <table:table-cell office:value-type="string" calcext:value-type="string">
            <text:p>نه.ھندىوعربنيز</text:p>
            <text:p>ھستند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Иван: Пойду с ними познакомлюсь</text:p>
            <text:p>(«стану знакомым»).</text:p>
          </table:table-cell>
          <table:table-cell office:value-type="string" calcext:value-type="string">
            <text:p>Beravam bā ānhā āšnā</text:p>
            <text:p>šavam.</text:p>
          </table:table-cell>
          <table:table-cell office:value-type="string" calcext:value-type="string">
            <text:p>بروم با آنھا آشنا شوم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Иван: Вы говорите по-персидски («знаете</text:p>
            <text:p>персидский»)?</text:p>
          </table:table-cell>
          <table:table-cell office:value-type="string" calcext:value-type="string">
            <text:p>Šomā fārsi midānid?</text:p>
          </table:table-cell>
          <table:table-cell office:value-type="string" calcext:value-type="string">
            <text:p>شما فارسى مىدانيد؟</text:p>
          </table:table-cell>
          <table:table-cell table:number-columns-repeated="6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7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Индус: Да, говорю.</text:p>
          </table:table-cell>
          <table:table-cell office:value-type="string" calcext:value-type="string">
            <text:p>Hendi: Āri. midānam.</text:p>
          </table:table-cell>
          <table:table-cell office:value-type="string" calcext:value-type="string">
            <text:p>ھندى:آرى.مىدانم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Иван: Как вас зовут?</text:p>
          </table:table-cell>
          <table:table-cell office:value-type="string" calcext:value-type="string">
            <text:p>Nām-e šomā čist?</text:p>
          </table:table-cell>
          <table:table-cell office:value-type="string" calcext:value-type="string">
            <text:p>نام شما چيست؟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Индус: Меня зовут</text:p>
            <text:p>Раджи.</text:p>
          </table:table-cell>
          <table:table-cell office:value-type="string" calcext:value-type="string">
            <text:p>Nām-e man Rāji ast.</text:p>
          </table:table-cell>
          <table:table-cell office:value-type="string" calcext:value-type="string">
            <text:p>نام من راجى است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Иван: Чем вы</text:p>
            <text:p>занимаетесь?</text:p>
          </table:table-cell>
          <table:table-cell office:value-type="string" calcext:value-type="string">
            <text:p>Kār-e šomā čist?</text:p>
          </table:table-cell>
          <table:table-cell office:value-type="string" calcext:value-type="string">
            <text:p>كارشما چيست؟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Раджи: Я торговец.</text:p>
          </table:table-cell>
          <table:table-cell office:value-type="string" calcext:value-type="string">
            <text:p>Man bāzargān hastam.</text:p>
          </table:table-cell>
          <table:table-cell office:value-type="string" calcext:value-type="string">
            <text:p>من بازرگان ھستم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Иван: Чем вы торгуете («товар Ваш</text:p>
            <text:p>какой»)?</text:p>
          </table:table-cell>
          <table:table-cell office:value-type="string" calcext:value-type="string">
            <text:p>Kālā-ye šomā čist?</text:p>
          </table:table-cell>
          <table:table-cell office:value-type="string" calcext:value-type="string">
            <text:p>كاالى شما چيست؟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Раджи: Слонами</text:p>
            <text:p>(«слонов продажа»)!</text:p>
          </table:table-cell>
          <table:table-cell office:value-type="string" calcext:value-type="string">
            <text:p>Fil-foruši!</text:p>
          </table:table-cell>
          <table:table-cell office:value-type="string" calcext:value-type="string">
            <text:p>فيلفروشى!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Иван: Вы шутите</text:p>
            <text:p>(«шутку делаете»)?!</text:p>
          </table:table-cell>
          <table:table-cell office:value-type="string" calcext:value-type="string">
            <text:p>Šuxi mikonid!</text:p>
          </table:table-cell>
          <table:table-cell office:value-type="string" calcext:value-type="string">
            <text:p>شوخى مىكنيد!؟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Араб: А я продаю верблюдов!</text:p>
          </table:table-cell>
          <table:table-cell office:value-type="string" calcext:value-type="string">
            <text:p>Arab: Kār-e man šotor-foruši ast!</text:p>
          </table:table-cell>
          <table:table-cell office:value-type="string" calcext:value-type="string">
            <text:p>عرب:كار من</text:p>
            <text:p>شترفروشىاست!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Иван: Как вас зовут ?</text:p>
          </table:table-cell>
          <table:table-cell office:value-type="string" calcext:value-type="string">
            <text:p>Nām-e šomā čist?</text:p>
          </table:table-cell>
          <table:table-cell office:value-type="string" calcext:value-type="string">
            <text:p>نام شما چيست؟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Араб: Меня зовут</text:p>
            <text:p>Саид.</text:p>
          </table:table-cell>
          <table:table-cell office:value-type="string" calcext:value-type="string">
            <text:p>Nām-e man Sa’id ast.</text:p>
          </table:table-cell>
          <table:table-cell office:value-type="string" calcext:value-type="string">
            <text:p>نام من سعيد است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Иван: Где вы изучали персидский?</text:p>
          </table:table-cell>
          <table:table-cell office:value-type="string" calcext:value-type="string">
            <text:p>Zabān-e fārsi-rā kojā yād gereftid?</text:p>
          </table:table-cell>
          <table:table-cell office:value-type="string" calcext:value-type="string">
            <text:p>زبانفارسىراكجاياد</text:p>
            <text:p>گرفتيد؟</text:p>
          </table:table-cell>
          <table:table-cell table:number-columns-repeated="6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Саид: Я работаю на Иранском ковровом</text:p>
            <text:p>рынке.</text:p>
          </table:table-cell>
          <table:table-cell office:value-type="string" calcext:value-type="string">
            <text:p>Man bā bāzār-e farš-e Irān kār mikonam.</text:p>
          </table:table-cell>
          <table:table-cell office:value-type="string" calcext:value-type="string">
            <text:p>منبابازارفرشايران</text:p>
            <text:p>كارمىكنم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Иван: Вы из Дубайя?</text:p>
          </table:table-cell>
          <table:table-cell office:value-type="string" calcext:value-type="string">
            <text:p>Šomā az Dobay</text:p>
            <text:p>hastid?</text:p>
          </table:table-cell>
          <table:table-cell office:value-type="string" calcext:value-type="string">
            <text:p>شما از دبى ھستيد؟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Саид: Нет. Я из</text:p>
            <text:p>Кувейта.</text:p>
          </table:table-cell>
          <table:table-cell office:value-type="string" calcext:value-type="string">
            <text:p>Na. Man az Kuweyt</text:p>
            <text:p>hastam.</text:p>
          </table:table-cell>
          <table:table-cell office:value-type="string" calcext:value-type="string">
            <text:p>نه.من از كويت ھستم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Иван в Бомбее.</text:p>
          </table:table-cell>
          <table:table-cell office:value-type="string" calcext:value-type="string">
            <text:p>Ivan dar Bambеy.</text:p>
          </table:table-cell>
          <table:table-cell office:value-type="string" calcext:value-type="string">
            <text:p>ايوان در بمبى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Иван: Друзья! В какую гостиницу</text:p>
            <text:p>поедем?</text:p>
          </table:table-cell>
          <table:table-cell office:value-type="string" calcext:value-type="string">
            <text:p>Dustān! Be kodām hotel beravim?</text:p>
          </table:table-cell>
          <table:table-cell office:value-type="string" calcext:value-type="string">
            <text:p>دوستان!بهكدامھتل</text:p>
            <text:p>برويم؟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Саид: Лучше спросим Раджи.</text:p>
          </table:table-cell>
          <table:table-cell office:value-type="string" calcext:value-type="string">
            <text:p>Behtar ast az Rāji beporsim.</text:p>
          </table:table-cell>
          <table:table-cell office:value-type="string" calcext:value-type="string">
            <text:p>بھتراست از راجى</text:p>
            <text:p>بپرسيم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Раджи: Хорошая и дешевая гостиница находится на улице</text:p>
            <text:p>Ганди.</text:p>
          </table:table-cell>
          <table:table-cell office:value-type="string" calcext:value-type="string">
            <text:p>Hotel-e xub va arzān dar xiābān-e Gāndi ast.</text:p>
          </table:table-cell>
          <table:table-cell office:value-type="string" calcext:value-type="string">
            <text:p>ھتلخوبوارزان،در</text:p>
            <text:p>خيابان گاندى است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Иван: Как</text:p>
            <text:p>называется эта гостиница?</text:p>
          </table:table-cell>
          <table:table-cell office:value-type="string" calcext:value-type="string">
            <text:p>Nām-e hotel čist?</text:p>
          </table:table-cell>
          <table:table-cell office:value-type="string" calcext:value-type="string">
            <text:p>نام ھتل چيست؟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Раджи: Гостиница</text:p>
            <text:p>«Тадж Махал».</text:p>
          </table:table-cell>
          <table:table-cell office:value-type="string" calcext:value-type="string">
            <text:p>Hotel “Tājmahal”.</text:p>
          </table:table-cell>
          <table:table-cell office:value-type="string" calcext:value-type="string">
            <text:p>ھتل تاج محل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Саид: Сегодня ночью смотрим индийский фильм («просмотр</text:p>
            <text:p>сделаем»).</text:p>
          </table:table-cell>
          <table:table-cell office:value-type="string" calcext:value-type="string">
            <text:p>Emšab film-e hendi tamāšā mikonim.</text:p>
          </table:table-cell>
          <table:table-cell office:value-type="string" calcext:value-type="string">
            <text:p>امشبفيلم ھندى تماشا</text:p>
            <text:p>مىكنيم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Иван: А вы знаете</text:p>
            <text:p>хинди?</text:p>
          </table:table-cell>
          <table:table-cell office:value-type="string" calcext:value-type="string">
            <text:p>Šomā zabān-e hendi</text:p>
            <text:p>midānid?</text:p>
          </table:table-cell>
          <table:table-cell office:value-type="string" calcext:value-type="string">
            <text:p>شما زبان ھندى مىدانيد؟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Саид: Немного. Хинди близок к</text:p>
            <text:p>персидскому.</text:p>
          </table:table-cell>
          <table:table-cell office:value-type="string" calcext:value-type="string">
            <text:p>Kami. Zabān-e hendi be fārsi nazdik ast.</text:p>
          </table:table-cell>
          <table:table-cell office:value-type="string" calcext:value-type="string">
            <text:p>كمى.زبانھندىبه</text:p>
            <text:p>فارسىنزديک است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Иван: Да. Язык хинди относится к семье индо-</text:p>
            <text:p>европейских языков.</text:p>
          </table:table-cell>
          <table:table-cell office:value-type="string" calcext:value-type="string">
            <text:p>Āri. Zabān-e hendi az xānevāde-ye zabān-hā- ye hendo-oropāyi ast.</text:p>
          </table:table-cell>
          <table:table-cell office:value-type="string" calcext:value-type="string">
            <text:p>خانواده زبانھاى آرى.زبان ھندى از</text:p>
            <text:p>ھندواروپايىاست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Раджи: хинди, персидский, английский, немецкий — все это индо-европейские</text:p>
            <text:p>языки.</text:p>
          </table:table-cell>
          <table:table-cell office:value-type="string" calcext:value-type="string">
            <text:p>Hendi, fārsi, engelisi, ālmāni, hame hendo- oropāyi hastand.</text:p>
          </table:table-cell>
          <table:table-cell office:value-type="string" calcext:value-type="string">
            <text:p>آلمانىھمهھندواروپايىھندى،فارسى،انگليسى،</text:p>
            <text:p>ھستند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Саид: Дорогой Иван! Вам нравится</text:p>
            <text:p>индийская еда?</text:p>
          </table:table-cell>
          <table:table-cell office:value-type="string" calcext:value-type="string">
            <text:p>Ivān jān! Šomā xorāk- e hendi dust dārid?</text:p>
          </table:table-cell>
          <table:table-cell office:value-type="string" calcext:value-type="string">
            <text:p>ايوان جان!شما خوراک</text:p>
            <text:p>ھندىدوست داريد؟</text:p>
          </table:table-cell>
          <table:table-cell table:number-columns-repeated="6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Иван: Индийская еда вкусная, но в ней много перца («имеет</text:p>
            <text:p>много перца»).</text:p>
          </table:table-cell>
          <table:table-cell office:value-type="string" calcext:value-type="string">
            <text:p>Xorāk-e hendi xoš- maze ast, vali xeyli felfel dārad.</text:p>
          </table:table-cell>
          <table:table-cell office:value-type="string" calcext:value-type="string">
            <text:p>است،ولىخيلىفلفلخوراکھندىخوشمزه</text:p>
            <text:p>دارد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Раджи: Дорогой Иван! После посещения Бомбея</text:p>
            <text:p>куда вы поедете?</text:p>
          </table:table-cell>
          <table:table-cell office:value-type="string" calcext:value-type="string">
            <text:p>Ivān jān! Pas az bāzdid az Bambey kojā miravid?</text:p>
          </table:table-cell>
          <table:table-cell office:value-type="string" calcext:value-type="string">
            <text:p>ايوانجان!پسازبازديد</text:p>
            <text:p>ازبمبىكجامىرويد؟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Иван: Вернусь в</text:p>
            <text:p>Россию.</text:p>
          </table:table-cell>
          <table:table-cell office:value-type="string" calcext:value-type="string">
            <text:p>Be Rusiye</text:p>
            <text:p>barmigardam.</text:p>
          </table:table-cell>
          <table:table-cell office:value-type="string" calcext:value-type="string">
            <text:p>به روسيه برمىگردم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Саид: На самолете?</text:p>
          </table:table-cell>
          <table:table-cell office:value-type="string" calcext:value-type="string">
            <text:p>Bā havā-peymā?</text:p>
          </table:table-cell>
          <table:table-cell office:value-type="string" calcext:value-type="string">
            <text:p>با ھواپيما؟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Иван: Не только. Мой путь будет сухопутным,</text:p>
            <text:p>воздушным и</text:p>
          </table:table-cell>
          <table:table-cell office:value-type="string" calcext:value-type="string">
            <text:p>Na tanhā! Az rāh-e zamini, havāyi, daryāyi.</text:p>
          </table:table-cell>
          <table:table-cell office:value-type="string" calcext:value-type="string">
            <text:p>نهتنھا!از راه زمينى،</text:p>
            <text:p>ھوايى،دريايى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морским.</text:p>
          </table:table-cell>
          <table:table-cell table:number-columns-repeated="8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Раджи: В какую</text:p>
            <text:p>сторону?</text:p>
          </table:table-cell>
          <table:table-cell office:value-type="string" calcext:value-type="string">
            <text:p>Be kodām su?</text:p>
          </table:table-cell>
          <table:table-cell office:value-type="string" calcext:value-type="string">
            <text:p>بهكدامسو؟</text:p>
          </table:table-cell>
          <table:table-cell table:number-columns-repeated="6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Иван: Из Бомбея в</text:p>
          </table:table-cell>
          <table:table-cell office:value-type="string" calcext:value-type="string">
            <text:p>Az Bambey be Tehrān,</text:p>
          </table:table-cell>
          <table:table-cell office:value-type="string" calcext:value-type="string">
            <text:p>انزلى،زمينى.از انزلىھوايى.ازتھرانبهازبمبىبهتھران،</text:p>
            <text:p>بهاستراخان، دريايى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Тегеран по воздуху.</text:p>
          </table:table-cell>
          <table:table-cell office:value-type="string" calcext:value-type="string">
            <text:p>havāyi. Az Tehrān be</text:p>
          </table:table-cell>
          <table:table-cell table:number-columns-repeated="7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Из Тегерана до</text:p>
          </table:table-cell>
          <table:table-cell office:value-type="string" calcext:value-type="string">
            <text:p>Anzali, zamini. Az</text:p>
          </table:table-cell>
          <table:table-cell table:number-columns-repeated="7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Анзали сухопутно.</text:p>
          </table:table-cell>
          <table:table-cell office:value-type="string" calcext:value-type="string">
            <text:p>Anzali be Āstrāxān,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Из Анзали до</text:p>
          </table:table-cell>
          <table:table-cell office:value-type="string" calcext:value-type="string">
            <text:p>daryāyi.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Астрахани морем.</text:p>
          </table:table-cell>
          <table:table-cell table:number-columns-repeated="8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Саид: Ты</text:p>
            <text:p>знаменитый путешественник!</text:p>
          </table:table-cell>
          <table:table-cell office:value-type="string" calcext:value-type="string">
            <text:p>To yek jehāngard-e sar-šenās hasti!</text:p>
          </table:table-cell>
          <table:table-cell office:value-type="string" calcext:value-type="string">
            <text:p>تويکجھانگرد</text:p>
            <text:p>سرشناسھستى!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Шестая встреча</text:p>
          </table:table-cell>
          <table:table-cell office:value-type="string" calcext:value-type="string">
            <text:p>Didār-e šešom</text:p>
          </table:table-cell>
          <table:table-cell office:value-type="string" calcext:value-type="string">
            <text:p>ديدار ششم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Возвращение Ивана в Иран.</text:p>
          </table:table-cell>
          <table:table-cell office:value-type="string" calcext:value-type="string">
            <text:p>Bāzgašt-e Ivān be Irān.</text:p>
          </table:table-cell>
          <table:table-cell office:value-type="string" calcext:value-type="string">
            <text:p>بازگشت ايوان به ايران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Иван: Извините, девушка! Вы из</text:p>
            <text:p>Ирана?</text:p>
          </table:table-cell>
          <table:table-cell office:value-type="string" calcext:value-type="string">
            <text:p>Bebaxšid doxtar xānom! Šomā Irāni</text:p>
            <text:p>hastid?</text:p>
          </table:table-cell>
          <table:table-cell office:value-type="string" calcext:value-type="string">
            <text:p>ببخشيددخترخانم!شما</text:p>
            <text:p>ايرانى ھستيد؟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Девушка: Да, как</text:p>
            <text:p>(«откуда») вы узнали?</text:p>
          </table:table-cell>
          <table:table-cell office:value-type="string" calcext:value-type="string">
            <text:p>Bale. Az kojā dānestid?</text:p>
          </table:table-cell>
          <table:table-cell office:value-type="string" calcext:value-type="string">
            <text:p>بله.از كجا دانستيد؟</text:p>
          </table:table-cell>
          <table:table-cell table:number-columns-repeated="6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7"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Иван: У вас иранское лицо.</text:p>
          </table:table-cell>
          <table:table-cell office:value-type="string" calcext:value-type="string">
            <text:p>Čehre-ye šomā Irāni ast.</text:p>
          </table:table-cell>
          <table:table-cell office:value-type="string" calcext:value-type="string">
            <text:p>چھره شما ايرانى است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Девушка: Вы антрополог («людей</text:p>
            <text:p>знающий, знаток»)?</text:p>
          </table:table-cell>
          <table:table-cell office:value-type="string" calcext:value-type="string">
            <text:p>Šomā mardom-šenās hastid?</text:p>
          </table:table-cell>
          <table:table-cell office:value-type="string" calcext:value-type="string">
            <text:p>شما مردمشناس ھستيد؟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Иван: Нет. Я путешественник.</text:p>
          </table:table-cell>
          <table:table-cell office:value-type="string" calcext:value-type="string">
            <text:p>Na. Man jehān-gard hastam.</text:p>
          </table:table-cell>
          <table:table-cell office:value-type="string" calcext:value-type="string">
            <text:p>نه.من جھانگرد ھستم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7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Девушка: Меня зовут Шахназ.</text:p>
          </table:table-cell>
          <table:table-cell office:value-type="string" calcext:value-type="string">
            <text:p>Nām-e man Šahnāz ast.</text:p>
          </table:table-cell>
          <table:table-cell office:value-type="string" calcext:value-type="string">
            <text:p>نام من شھناز است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Иван: Меня зовут Иван, я русский.</text:p>
          </table:table-cell>
          <table:table-cell office:value-type="string" calcext:value-type="string">
            <text:p>Nām-e man Ivān ast, man rus hastam.</text:p>
          </table:table-cell>
          <table:table-cell office:value-type="string" calcext:value-type="string">
            <text:p>ناممنايواناست،من</text:p>
            <text:p>روس ھستم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Шахназ: Вы не только</text:p>
            <text:p>путешественник, но и лингвист («языков</text:p>
          </table:table-cell>
          <table:table-cell office:value-type="string" calcext:value-type="string">
            <text:p>Šomā ne tanhā jehān-gard hastid, zabān-šenās niz hastid.</text:p>
          </table:table-cell>
          <table:table-cell office:value-type="string" calcext:value-type="string">
            <text:p>ھستيد،زبانشناسنيزشمانهتنھا جھانگرد</text:p>
            <text:p>ھستيد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знаток»).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18"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Иван: Я</text:p>
          </table:table-cell>
          <table:table-cell office:value-type="string" calcext:value-type="string">
            <text:p>Man be čahār zabān</text:p>
          </table:table-cell>
          <table:table-cell office:value-type="string" calcext:value-type="string">
            <text:p>منبهچھارزبانسخن</text:p>
            <text:p>انگليسى،آلمانىوروسىمىگويم:فارسى،</text:p>
            <text:p>زبانمادرى من است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разговариваю на</text:p>
          </table:table-cell>
          <table:table-cell office:value-type="string" calcext:value-type="string">
            <text:p>soxan miguyam: fārsi,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четырех языках:</text:p>
          </table:table-cell>
          <table:table-cell office:value-type="string" calcext:value-type="string">
            <text:p>engelisi, ālmāni, va</text:p>
          </table:table-cell>
          <table:table-cell table:number-columns-repeated="7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персидском,</text:p>
          </table:table-cell>
          <table:table-cell office:value-type="string" calcext:value-type="string">
            <text:p>rusi zabān-e mādari-ye</text:p>
          </table:table-cell>
          <table:table-cell table:number-columns-repeated="7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английском,</text:p>
          </table:table-cell>
          <table:table-cell office:value-type="string" calcext:value-type="string">
            <text:p>man ast.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немецком, а русский</text:p>
          </table:table-cell>
          <table:table-cell table:number-columns-repeated="8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язык — мой родной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261" calcext:value-type="float">
            <text:p>261</text:p>
          </table:table-cell>
          <table:table-cell office:value-type="string" calcext:value-type="string">
            <text:p>(«язык матери»).</text:p>
          </table:table-cell>
          <table:table-cell table:number-columns-repeated="8"/>
          <table:table-cell table:style-name="ce17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262" calcext:value-type="float">
            <text:p>262</text:p>
          </table:table-cell>
          <table:table-cell office:value-type="string" calcext:value-type="string">
            <text:p>Шахназ: Я рада, что встретилась с Вами</text:p>
            <text:p>(«встреча … радость</text:p>
          </table:table-cell>
          <table:table-cell office:value-type="string" calcext:value-type="string">
            <text:p>Didār-e man bā šomā marā šād sāxt.</text:p>
          </table:table-cell>
          <table:table-cell office:value-type="string" calcext:value-type="string">
            <text:p>ديدارمنباشمامراشاد</text:p>
            <text:p>ساخت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установила»).</text:p>
          </table:table-cell>
          <table:table-cell table:number-columns-repeated="8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Иван: Когда Вы вернетесь в Иран?</text:p>
          </table:table-cell>
          <table:table-cell office:value-type="string" calcext:value-type="string">
            <text:p>Šomā key be Iran barmigardid?</text:p>
          </table:table-cell>
          <table:table-cell office:value-type="string" calcext:value-type="string">
            <text:p>شماكىبهايران</text:p>
            <text:p>برمىگرديد؟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Шахназ: Может</text:p>
            <text:p>быть, завтра или послезавтра.</text:p>
          </table:table-cell>
          <table:table-cell office:value-type="string" calcext:value-type="string">
            <text:p>Šāyed fardā, šāyed pas fardā.</text:p>
          </table:table-cell>
          <table:table-cell office:value-type="string" calcext:value-type="string">
            <text:p>شايدفردا،شايدپسفردا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266" calcext:value-type="float">
            <text:p>266</text:p>
          </table:table-cell>
          <table:table-cell office:value-type="string" calcext:value-type="string">
            <text:p>Иван: Если хотите, поедем вместе.</text:p>
          </table:table-cell>
          <table:table-cell office:value-type="string" calcext:value-type="string">
            <text:p>Agar dust dārid, bāham miravim.</text:p>
          </table:table-cell>
          <table:table-cell office:value-type="string" calcext:value-type="string">
            <text:p>اگردوستداريد،باھم</text:p>
            <text:p>مىرويم.</text:p>
          </table:table-cell>
          <table:table-cell table:number-columns-repeated="6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Шахназ: Каким</text:p>
          </table:table-cell>
          <table:table-cell office:value-type="string" calcext:value-type="string">
            <text:p>Az kodām rāh?</text:p>
          </table:table-cell>
          <table:table-cell office:value-type="string" calcext:value-type="string">
            <text:p>ازكدامراه؟دريايى،</text:p>
            <text:p>زمينى يا ھوايى؟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путем: Морем,</text:p>
          </table:table-cell>
          <table:table-cell office:value-type="string" calcext:value-type="string">
            <text:p>Daryāyi, zamini yā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сухопутным или</text:p>
          </table:table-cell>
          <table:table-cell office:value-type="string" calcext:value-type="string">
            <text:p>havāyi?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воздушным?</text:p>
          </table:table-cell>
          <table:table-cell table:number-columns-repeated="8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Иван: Как Вы скажете («все, что</text:p>
            <text:p>Вы скажете»).</text:p>
          </table:table-cell>
          <table:table-cell office:value-type="string" calcext:value-type="string">
            <text:p>Har če šomā beguyid.</text:p>
          </table:table-cell>
          <table:table-cell office:value-type="string" calcext:value-type="string">
            <text:p>ھر چه شما بگوييد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Шахназ: Лучше на</text:p>
            <text:p>самолете.</text:p>
          </table:table-cell>
          <table:table-cell office:value-type="string" calcext:value-type="string">
            <text:p>Bā havā-peymā behtar</text:p>
            <text:p>ast.</text:p>
          </table:table-cell>
          <table:table-cell office:value-type="string" calcext:value-type="string">
            <text:p>با ھواپيما بھتر است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Иван: Рейс («полет»)</text:p>
            <text:p>Бомбей-Тегеран.</text:p>
          </table:table-cell>
          <table:table-cell office:value-type="string" calcext:value-type="string">
            <text:p>Parvāz-e Bambey-</text:p>
            <text:p>Tehrān.</text:p>
          </table:table-cell>
          <table:table-cell office:value-type="string" calcext:value-type="string">
            <text:p>پروازبمبى—تھران.</text:p>
          </table:table-cell>
          <table:table-cell table:number-columns-repeated="6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274" calcext:value-type="float">
            <text:p>274</text:p>
          </table:table-cell>
          <table:table-cell office:value-type="string" calcext:value-type="string">
            <text:p>Шахназ: Нет.</text:p>
          </table:table-cell>
          <table:table-cell office:value-type="string" calcext:value-type="string">
            <text:p>Na. Bambey-Tehrān-</text:p>
          </table:table-cell>
          <table:table-cell office:value-type="string" calcext:value-type="string">
            <text:p>نه.بمبى—تھران—</text:p>
            <text:p>يزد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Бомбей-Тегеран-</text:p>
          </table:table-cell>
          <table:table-cell office:value-type="string" calcext:value-type="string">
            <text:p>Yazd.</text:p>
          </table:table-cell>
          <table:table-cell table:number-columns-repeated="7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string" calcext:value-type="string">
            <text:p>Йезд.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Иван: Где находится</text:p>
            <text:p>Йезд?</text:p>
          </table:table-cell>
          <table:table-cell office:value-type="string" calcext:value-type="string">
            <text:p>Yazd kojā ast?</text:p>
          </table:table-cell>
          <table:table-cell office:value-type="string" calcext:value-type="string">
            <text:p>يزد كجا است؟</text:p>
          </table:table-cell>
          <table:table-cell table:number-columns-repeated="6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Шахназ: Йезд — это</text:p>
            <text:p>мой город.</text:p>
          </table:table-cell>
          <table:table-cell office:value-type="string" calcext:value-type="string">
            <text:p>Yazd šahr-e man ast.</text:p>
          </table:table-cell>
          <table:table-cell office:value-type="string" calcext:value-type="string">
            <text:p>يزد شھر من است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279" calcext:value-type="float">
            <text:p>279</text:p>
          </table:table-cell>
          <table:table-cell office:value-type="string" calcext:value-type="string">
            <text:p>Иван: Ваша семья находится в г. Йезд?</text:p>
          </table:table-cell>
          <table:table-cell office:value-type="string" calcext:value-type="string">
            <text:p>Xānevāde-ye šomā dar Yazd hastand?</text:p>
          </table:table-cell>
          <table:table-cell office:value-type="string" calcext:value-type="string">
            <text:p>خانوادهشمادريزد</text:p>
            <text:p>ھستند؟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Шахназ: Мой отец живет в Бомбее.</text:p>
          </table:table-cell>
          <table:table-cell office:value-type="string" calcext:value-type="string">
            <text:p>Pedar-e man dar Bambey zendegi</text:p>
            <text:p>mikonad.</text:p>
          </table:table-cell>
          <table:table-cell office:value-type="string" calcext:value-type="string">
            <text:p>پدرمندربمبىزندگى</text:p>
            <text:p>مىكند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281" calcext:value-type="float">
            <text:p>281</text:p>
          </table:table-cell>
          <table:table-cell office:value-type="string" calcext:value-type="string">
            <text:p>Иван: Чем</text:p>
            <text:p>занимается Ваш отец?</text:p>
          </table:table-cell>
          <table:table-cell office:value-type="string" calcext:value-type="string">
            <text:p>Kār-e pedar-e šomā čist?</text:p>
          </table:table-cell>
          <table:table-cell office:value-type="string" calcext:value-type="string">
            <text:p>كارپدرشماچيست؟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282" calcext:value-type="float">
            <text:p>282</text:p>
          </table:table-cell>
          <table:table-cell office:value-type="string" calcext:value-type="string">
            <text:p>Шахназ: Он председатель Зороастрийского</text:p>
            <text:p>общества.</text:p>
          </table:table-cell>
          <table:table-cell office:value-type="string" calcext:value-type="string">
            <text:p>Sarparast-e anjoman-e zartoštiān ast.</text:p>
          </table:table-cell>
          <table:table-cell office:value-type="string" calcext:value-type="string">
            <text:p>سرپرستانجمن</text:p>
            <text:p>زرتشتياناست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Иван: Значит, вы</text:p>
            <text:p>зороастрийцы?</text:p>
          </table:table-cell>
          <table:table-cell office:value-type="string" calcext:value-type="string">
            <text:p>Pas, šomā zartošti</text:p>
            <text:p>hastid?</text:p>
          </table:table-cell>
          <table:table-cell office:value-type="string" calcext:value-type="string">
            <text:p>پس شما زرتشتى ھستيد؟</text:p>
          </table:table-cell>
          <table:table-cell table:number-columns-repeated="6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Шахназ: Да.</text:p>
          </table:table-cell>
          <table:table-cell office:value-type="string" calcext:value-type="string">
            <text:p>Āri.</text:p>
          </table:table-cell>
          <table:table-cell office:value-type="string" calcext:value-type="string">
            <text:p>آرى.</text:p>
          </table:table-cell>
          <table:table-cell table:number-columns-repeated="6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8"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Иван: Я читал «Так говорил Заратустра» Фридриха Ницше.</text:p>
          </table:table-cell>
          <table:table-cell office:value-type="string" calcext:value-type="string">
            <text:p>Man ketāb-e Fridrich Nietzsche “Čanin goft Zartošt”-rā xāndam.</text:p>
          </table:table-cell>
          <table:table-cell office:value-type="string" calcext:value-type="string">
            <text:p>منكتاب"فردريشنيشه</text:p>
            <text:p>—چنينگفتزرتشت"</text:p>
            <text:p>راخواندم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8"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Шахназ: Иран — страна четырех религий: мусульманство, зороастризм,</text:p>
            <text:p>христианство, иудейство.</text:p>
          </table:table-cell>
          <table:table-cell office:value-type="string" calcext:value-type="string">
            <text:p>Irān sarzamin-e čahār āyin ast; mosalmānān, zartoštiān, masihiān va kalimiān ast.</text:p>
          </table:table-cell>
          <table:table-cell office:value-type="string" calcext:value-type="string">
            <text:p>ايران سرزمين چھار آيين</text:p>
            <text:p>زرتشتيان،مسيحيان واست:مسلمانان،</text:p>
            <text:p>كليمياناست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В аэропорту Бомбея.</text:p>
          </table:table-cell>
          <table:table-cell office:value-type="string" calcext:value-type="string">
            <text:p>Dar forudgāh-e Bambey.</text:p>
          </table:table-cell>
          <table:table-cell office:value-type="string" calcext:value-type="string">
            <text:p>در فرودگاه بمبى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293" calcext:value-type="float">
            <text:p>293</text:p>
          </table:table-cell>
          <table:table-cell office:value-type="string" calcext:value-type="string">
            <text:p>Иван: Дорогая Шахназ! Нам лучше поужинать до</text:p>
            <text:p>вылета.</text:p>
          </table:table-cell>
          <table:table-cell office:value-type="string" calcext:value-type="string">
            <text:p>Šahnāz jān! Behtar ast piš az parvāz šām bexorim.</text:p>
          </table:table-cell>
          <table:table-cell office:value-type="string" calcext:value-type="string">
            <text:p>پيشازپروازشامشھنازجان!بھتر است</text:p>
            <text:p>بخوريم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294" calcext:value-type="float">
            <text:p>294</text:p>
          </table:table-cell>
          <table:table-cell office:value-type="string" calcext:value-type="string">
            <text:p>Шахназ: В ресторане</text:p>
            <text:p>Махараджа.</text:p>
          </table:table-cell>
          <table:table-cell office:value-type="string" calcext:value-type="string">
            <text:p>Dar restorān-e māhārājā.</text:p>
          </table:table-cell>
          <table:table-cell office:value-type="string" calcext:value-type="string">
            <text:p>در رستوران ماھاراجا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Иван: Завтра утром</text:p>
          </table:table-cell>
          <table:table-cell office:value-type="string" calcext:value-type="string">
            <text:p>Bāmdād-e fardā man dar</text:p>
          </table:table-cell>
          <table:table-cell office:value-type="string" calcext:value-type="string">
            <text:p>بامداد فردا من در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я буду в Тегеране, а вы — в Йезде.</text:p>
          </table:table-cell>
          <table:table-cell office:value-type="string" calcext:value-type="string">
            <text:p>Tehrān va šomā dar Yazd xāhim bud.</text:p>
          </table:table-cell>
          <table:table-cell office:value-type="string" calcext:value-type="string">
            <text:p>تھرانوشمادريزد</text:p>
            <text:p>خواھيمبود.</text:p>
          </table:table-cell>
          <table:table-cell table:number-columns-repeated="6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Шахназ: Давайте</text:p>
          </table:table-cell>
          <table:table-cell office:value-type="string" calcext:value-type="string">
            <text:p>Biyā nešāni-ye hamdigar</text:p>
          </table:table-cell>
          <table:table-cell office:value-type="string" calcext:value-type="string">
            <text:p>بنويسيمتا با ھمنامهبيانشانى ھمديگر را</text:p>
            <text:p>نگارى كنيم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298" calcext:value-type="float">
            <text:p>298</text:p>
          </table:table-cell>
          <table:table-cell office:value-type="string" calcext:value-type="string">
            <text:p>обменяемся</text:p>
          </table:table-cell>
          <table:table-cell office:value-type="string" calcext:value-type="string">
            <text:p>rā benevisim tā bāham</text:p>
          </table:table-cell>
          <table:table-cell table:number-columns-repeated="7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адресами</text:p>
          </table:table-cell>
          <table:table-cell office:value-type="string" calcext:value-type="string">
            <text:p>nāme negāri konim.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(«напишем адреса</text:p>
          </table:table-cell>
          <table:table-cell table:number-columns-repeated="8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друг друга») для</text:p>
          </table:table-cell>
          <table:table-cell table:number-columns-repeated="8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нашей дальнейшей</text:p>
          </table:table-cell>
          <table:table-cell table:number-columns-repeated="8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переписки (nāme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304" calcext:value-type="float">
            <text:p>304</text:p>
          </table:table-cell>
          <table:table-cell office:value-type="string" calcext:value-type="string">
            <text:p>negāri — писем</text:p>
          </table:table-cell>
          <table:table-cell table:number-columns-repeated="8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string" calcext:value-type="string">
            <text:p>писание;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negāštan/negār —</text:p>
          </table:table-cell>
          <table:table-cell table:number-columns-repeated="8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307" calcext:value-type="float">
            <text:p>307</text:p>
          </table:table-cell>
          <table:table-cell office:value-type="string" calcext:value-type="string">
            <text:p>писать;</text:p>
          </table:table-cell>
          <table:table-cell table:number-columns-repeated="8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изображать).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19">
          <table:table-cell/>
          <table:table-cell office:value-type="float" office:value="309" calcext:value-type="float">
            <text:p>309</text:p>
          </table:table-cell>
          <table:table-cell office:value-type="string" calcext:value-type="string">
            <text:p>Иван: Мой адрес:</text:p>
          </table:table-cell>
          <table:table-cell office:value-type="string" calcext:value-type="string">
            <text:p>Adres-e man: sad-o-bist-o-</text:p>
          </table:table-cell>
          <table:table-cell office:value-type="string" calcext:value-type="string">
            <text:p>آدرسمن:صدو</text:p>
            <text:p>مسكو،خيابانبيستو نه، پانصد.</text:p>
            <text:p>ساختمانشمارهپروسپكتميرا،</text:p>
            <text:p>بيست،پالکپنج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129500 г. Москва,</text:p>
          </table:table-cell>
          <table:table-cell office:value-type="string" calcext:value-type="string">
            <text:p>noh, pānsad. Mosko,</text:p>
          </table:table-cell>
          <table:table-cell table:number-columns-repeated="7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string" calcext:value-type="string">
            <text:p>ул. Проспект Мира,</text:p>
          </table:table-cell>
          <table:table-cell office:value-type="string" calcext:value-type="string">
            <text:p>xiābān-e Propekt mirā,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д.20, кв.5 (pelāk —</text:p>
          </table:table-cell>
          <table:table-cell office:value-type="string" calcext:value-type="string">
            <text:p>sāxtamān-e šomāre-ye</text:p>
          </table:table-cell>
          <table:table-cell table:number-columns-repeated="7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табличка, вывеска</text:p>
          </table:table-cell>
          <table:table-cell office:value-type="string" calcext:value-type="string">
            <text:p>bist, pelāk-e panj.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/франц. plaque —</text:p>
          </table:table-cell>
          <table:table-cell table:number-columns-repeated="8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пластинка,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string" calcext:value-type="string">
            <text:p>вывеска/).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19"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Шахназ: Иран, г. Йезд, ул. Аташгах, дом («табличка») 7. Шахназ Джамшиди.</text:p>
          </table:table-cell>
          <table:table-cell office:value-type="string" calcext:value-type="string">
            <text:p>Šahnāz: Irān, Yazd, xiābān-e ātašgāh, pelāk-e haft, Šahnāz-e Jamšidi.</text:p>
          </table:table-cell>
          <table:table-cell office:value-type="string" calcext:value-type="string">
            <text:p>شھناز:ايران—يزد</text:p>
            <text:p>—خيابانآتشگاه—</text:p>
            <text:p>پالکھفت—شھناز</text:p>
            <text:p>جمشيدى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318" calcext:value-type="float">
            <text:p>318</text:p>
          </table:table-cell>
          <table:table-cell office:value-type="string" calcext:value-type="string">
            <text:p>Иван: В</text:p>
          </table:table-cell>
          <table:table-cell office:value-type="string" calcext:value-type="string">
            <text:p>Man zemestān-e āyande</text:p>
          </table:table-cell>
          <table:table-cell office:value-type="string" calcext:value-type="string">
            <text:p>منزمستانآيندهبار</text:p>
            <text:p>ديگربه ايران مىآيم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следующую зиму я</text:p>
          </table:table-cell>
          <table:table-cell office:value-type="string" calcext:value-type="string">
            <text:p>bār-e digar be Irān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вернусь в Иран («в</text:p>
          </table:table-cell>
          <table:table-cell office:value-type="string" calcext:value-type="string">
            <text:p>miāyam.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321" calcext:value-type="float">
            <text:p>321</text:p>
          </table:table-cell>
          <table:table-cell office:value-type="string" calcext:value-type="string">
            <text:p>другой раз</text:p>
          </table:table-cell>
          <table:table-cell table:number-columns-repeated="8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приеду»).</text:p>
          </table:table-cell>
          <table:table-cell table:number-columns-repeated="8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Шахназ: Я буду Вас встречать.</text:p>
          </table:table-cell>
          <table:table-cell office:value-type="string" calcext:value-type="string">
            <text:p>Man be didār-e šomā</text:p>
            <text:p>xāham āmad («на встречу с Вами приду»).</text:p>
          </table:table-cell>
          <table:table-cell office:value-type="string" calcext:value-type="string">
            <text:p>منبهديدارشما</text:p>
            <text:p>خواھمآمد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Седьмая встреча</text:p>
          </table:table-cell>
          <table:table-cell office:value-type="string" calcext:value-type="string">
            <text:p>Didār-e haftom</text:p>
          </table:table-cell>
          <table:table-cell office:value-type="string" calcext:value-type="string">
            <text:p>ديدار ھفتم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330" calcext:value-type="float">
            <text:p>330</text:p>
          </table:table-cell>
          <table:table-cell office:value-type="string" calcext:value-type="string">
            <text:p>Иван между горами и</text:p>
            <text:p>морем.</text:p>
          </table:table-cell>
          <table:table-cell office:value-type="string" calcext:value-type="string">
            <text:p>Ivān miān-e kuh va</text:p>
            <text:p>daryā.</text:p>
          </table:table-cell>
          <table:table-cell office:value-type="string" calcext:value-type="string">
            <text:p>ايوان ميان كوه ودريا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Иван: Извините, это агентство «Иран-</text:p>
            <text:p>Пейма»?</text:p>
          </table:table-cell>
          <table:table-cell office:value-type="string" calcext:value-type="string">
            <text:p>Bebaxšid, injā daftar-e Irān-peymā ast?</text:p>
          </table:table-cell>
          <table:table-cell office:value-type="string" calcext:value-type="string">
            <text:p>ببخشيد،اينجادفتر</text:p>
            <text:p>"ايرانپيما"است؟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332" calcext:value-type="float">
            <text:p>332</text:p>
          </table:table-cell>
          <table:table-cell office:value-type="string" calcext:value-type="string">
            <text:p>Сотрудник: Да,</text:p>
            <text:p>пожалуйста!</text:p>
          </table:table-cell>
          <table:table-cell office:value-type="string" calcext:value-type="string">
            <text:p>Kārmand: Bale,</text:p>
            <text:p>befarmāid!</text:p>
          </table:table-cell>
          <table:table-cell office:value-type="string" calcext:value-type="string">
            <text:p>كارمند:بله، بفرماييد!</text:p>
          </table:table-cell>
          <table:table-cell table:number-columns-repeated="6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333" calcext:value-type="float">
            <text:p>333</text:p>
          </table:table-cell>
          <table:table-cell office:value-type="string" calcext:value-type="string">
            <text:p>Иван: Пожалуйста один билет в порт</text:p>
            <text:p>Анзали.</text:p>
          </table:table-cell>
          <table:table-cell office:value-type="string" calcext:value-type="string">
            <text:p>Xāhes mikonam, yek belit be bandar Anzali.</text:p>
          </table:table-cell>
          <table:table-cell office:value-type="string" calcext:value-type="string">
            <text:p>خواھشمىكنم،يکبليت</text:p>
            <text:p>بهبندرانزلى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334" calcext:value-type="float">
            <text:p>334</text:p>
          </table:table-cell>
          <table:table-cell office:value-type="string" calcext:value-type="string">
            <text:p>Сотрудник: Ваше</text:p>
            <text:p>место №1, рядом с водителем.</text:p>
          </table:table-cell>
          <table:table-cell office:value-type="string" calcext:value-type="string">
            <text:p>Sandali-ye šomāre-ye yek, kenār-e rānande.</text:p>
          </table:table-cell>
          <table:table-cell office:value-type="string" calcext:value-type="string">
            <text:p>صندلىشمارهيک،كنار</text:p>
            <text:p>راننده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6">
          <table:table-cell/>
          <table:table-cell office:value-type="float" office:value="335" calcext:value-type="float">
            <text:p>335</text:p>
          </table:table-cell>
          <table:table-cell office:value-type="string" calcext:value-type="string">
            <text:p>Иван: спасибо, сколько стоит билет</text:p>
            <text:p>(«цена билета сколько»)?</text:p>
          </table:table-cell>
          <table:table-cell office:value-type="string" calcext:value-type="string">
            <text:p>Sepāsgozāram, nerx-e belit čand ast?</text:p>
          </table:table-cell>
          <table:table-cell office:value-type="string" calcext:value-type="string">
            <text:p>سپاسگزارم،نرخ بليت</text:p>
            <text:p>چنداست؟</text:p>
          </table:table-cell>
          <table:table-cell table:number-columns-repeated="14"/>
        </table:table-row>
        <table:table-row table:style-name="ro8">
          <table:table-cell/>
          <table:table-cell office:value-type="float" office:value="336" calcext:value-type="float">
            <text:p>336</text:p>
          </table:table-cell>
          <table:table-cell office:value-type="string" calcext:value-type="string">
            <text:p>Сотрудник: 2000</text:p>
            <text:p>томанов (1 томан = 10 риалов).</text:p>
          </table:table-cell>
          <table:table-cell office:value-type="string" calcext:value-type="string">
            <text:p>Do hezār tomān.</text:p>
          </table:table-cell>
          <table:table-cell office:value-type="string" calcext:value-type="string">
            <text:p>دو ھزار تومان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7">
          <table:table-cell/>
          <table:table-cell office:value-type="float" office:value="341" calcext:value-type="float">
            <text:p>341</text:p>
          </table:table-cell>
          <table:table-cell office:value-type="string" calcext:value-type="string">
            <text:p>В автобусе.</text:p>
          </table:table-cell>
          <table:table-cell office:value-type="string" calcext:value-type="string">
            <text:p>Dar otobus.</text:p>
          </table:table-cell>
          <table:table-cell office:value-type="string" calcext:value-type="string">
            <text:p>در اتوبوس.</text:p>
          </table:table-cell>
          <table:table-cell table:number-columns-repeated="14"/>
        </table:table-row>
        <table:table-row table:style-name="ro3">
          <table:table-cell/>
          <table:table-cell office:value-type="float" office:value="342" calcext:value-type="float">
            <text:p>342</text:p>
          </table:table-cell>
          <table:table-cell office:value-type="string" calcext:value-type="string">
            <text:p>Иван: Как называется эта гора?</text:p>
          </table:table-cell>
          <table:table-cell office:value-type="string" calcext:value-type="string">
            <text:p>Nām-e in kuh čist?</text:p>
          </table:table-cell>
          <table:table-cell office:value-type="string" calcext:value-type="string">
            <text:p>نام اين كوه چيست؟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6">
          <table:table-cell/>
          <table:table-cell office:value-type="float" office:value="343" calcext:value-type="float">
            <text:p>343</text:p>
          </table:table-cell>
          <table:table-cell office:value-type="string" calcext:value-type="string">
            <text:p>Водитель: Дамаванд. Это самая высокая</text:p>
            <text:p>гора в Иране.</text:p>
          </table:table-cell>
          <table:table-cell office:value-type="string" calcext:value-type="string">
            <text:p>Rānande: Damāvand. bolandtarin kuh-e Irān.</text:p>
          </table:table-cell>
          <table:table-cell office:value-type="string" calcext:value-type="string">
            <text:p>راننده:دماوند—</text:p>
            <text:p>بلندترينكوه ايران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Иван: Какая у нее высота?</text:p>
          </table:table-cell>
          <table:table-cell office:value-type="string" calcext:value-type="string">
            <text:p>Bolandi ān čand metr ast?</text:p>
          </table:table-cell>
          <table:table-cell office:value-type="string" calcext:value-type="string">
            <text:p>بلندى آن چند متر است؟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6"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Водитель: 5671 метров над уровнем моря .</text:p>
          </table:table-cell>
          <table:table-cell office:value-type="string" calcext:value-type="string">
            <text:p>Panj hezār-o-šešsad-o- haftād-o-yek metr bālātar az tarāz-e</text:p>
            <text:p>daryā.</text:p>
          </table:table-cell>
          <table:table-cell office:value-type="string" calcext:value-type="string">
            <text:p>ھفتادويکمترباالترازپنجھزار و ششصدو</text:p>
            <text:p>ترازدريا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346" calcext:value-type="float">
            <text:p>346</text:p>
          </table:table-cell>
          <table:table-cell office:value-type="string" calcext:value-type="string">
            <text:p>Иван: Близко ли Каспийское море?</text:p>
          </table:table-cell>
          <table:table-cell office:value-type="string" calcext:value-type="string">
            <text:p>Daryā-ye māzanderān nazdik ast?</text:p>
          </table:table-cell>
          <table:table-cell office:value-type="string" calcext:value-type="string">
            <text:p>درياىمازندراننزديک</text:p>
            <text:p>است؟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347" calcext:value-type="float">
            <text:p>347</text:p>
          </table:table-cell>
          <table:table-cell office:value-type="string" calcext:value-type="string">
            <text:p>Водитель: Да, море отсюда можно</text:p>
          </table:table-cell>
          <table:table-cell office:value-type="string" calcext:value-type="string">
            <text:p>Āri. Bā durbin mitavān daryā-rā did.</text:p>
          </table:table-cell>
          <table:table-cell office:value-type="string" calcext:value-type="string">
            <text:p>آرى.با دوربين  مىتوان</text:p>
            <text:p>دريارا ديد.</text:p>
          </table:table-cell>
          <table:table-cell table:number-columns-repeated="14"/>
        </table:table-row>
        <table:table-row table:style-name="ro8">
          <table:table-cell/>
          <table:table-cell office:value-type="float" office:value="348" calcext:value-type="float">
            <text:p>348</text:p>
          </table:table-cell>
          <table:table-cell office:value-type="string" calcext:value-type="string">
            <text:p>увидеть в бинокль</text:p>
            <text:p>(durbin — «далеко видящий»).</text:p>
          </table:table-cell>
          <table:table-cell table:number-columns-repeated="8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Иван: Сколько областей находится («место имеют») между горами и (Каспийским)</text:p>
            <text:p>морем?</text:p>
          </table:table-cell>
          <table:table-cell office:value-type="string" calcext:value-type="string">
            <text:p>Čand ostān miān-e kuh-o-daryā jāy dārand?</text:p>
          </table:table-cell>
          <table:table-cell office:value-type="string" calcext:value-type="string">
            <text:p>چنداستانميانكوهو</text:p>
            <text:p>درياجاى دارند؟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Водитель: три области: Гилан,</text:p>
            <text:p>Мазандеран,</text:p>
          </table:table-cell>
          <table:table-cell office:value-type="string" calcext:value-type="string">
            <text:p>Se ostān: Gilān, Māzanderān va</text:p>
            <text:p>Golestān.</text:p>
          </table:table-cell>
          <table:table-cell office:value-type="string" calcext:value-type="string">
            <text:p>سهاستان:گيالن،</text:p>
            <text:p>مازندرانو گلستان.</text:p>
          </table:table-cell>
          <table:table-cell table:number-columns-repeated="6"/>
          <table:table-cell table:style-name="ce17"/>
          <table:table-cell table:number-columns-repeated="7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string" calcext:value-type="string">
            <text:p>Голестан.</text:p>
          </table:table-cell>
          <table:table-cell table:number-columns-repeated="16"/>
        </table:table-row>
        <table:table-row table:style-name="ro3">
          <table:table-cell/>
          <table:table-cell office:value-type="float" office:value="356" calcext:value-type="float">
            <text:p>356</text:p>
          </table:table-cell>
          <table:table-cell office:value-type="string" calcext:value-type="string">
            <text:p>Восьмая встреча</text:p>
          </table:table-cell>
          <table:table-cell office:value-type="string" calcext:value-type="string">
            <text:p>Didār-e hastom</text:p>
          </table:table-cell>
          <table:table-cell office:value-type="string" calcext:value-type="string">
            <text:p>ديدار ھشتم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3">
          <table:table-cell/>
          <table:table-cell office:value-type="float" office:value="357" calcext:value-type="float">
            <text:p>357</text:p>
          </table:table-cell>
          <table:table-cell office:value-type="string" calcext:value-type="string">
            <text:p>Иван на берегу моря.</text:p>
          </table:table-cell>
          <table:table-cell office:value-type="string" calcext:value-type="string">
            <text:p>Ivān dar kenār-e daryā.</text:p>
          </table:table-cell>
          <table:table-cell office:value-type="string" calcext:value-type="string">
            <text:p>ايوان در كنار دريا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6">
          <table:table-cell/>
          <table:table-cell office:value-type="float" office:value="358" calcext:value-type="float">
            <text:p>358</text:p>
          </table:table-cell>
          <table:table-cell office:value-type="string" calcext:value-type="string">
            <text:p>Иван: Извините, где находится отель</text:p>
            <text:p>«Дарья»?</text:p>
          </table:table-cell>
          <table:table-cell office:value-type="string" calcext:value-type="string">
            <text:p>Bebaxšid, hotel Daryā kojā ast?</text:p>
          </table:table-cell>
          <table:table-cell office:value-type="string" calcext:value-type="string">
            <text:p>ببخشيد،ھتل دريا كجا</text:p>
            <text:p>است؟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359" calcext:value-type="float">
            <text:p>359</text:p>
          </table:table-cell>
          <table:table-cell office:value-type="string" calcext:value-type="string">
            <text:p>Киоскер («газеты</text:p>
          </table:table-cell>
          <table:table-cell office:value-type="string" calcext:value-type="string">
            <text:p>Ruznāme-foruš: Do</text:p>
          </table:table-cell>
          <table:table-cell office:value-type="string" calcext:value-type="string">
            <text:p>روزنامهفروش:دوكوچه</text:p>
            <text:p>باالتر،دستچپ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string" calcext:value-type="string">
            <text:p>продающий»): Через</text:p>
          </table:table-cell>
          <table:table-cell office:value-type="string" calcext:value-type="string">
            <text:p>kuče bālātar, dast-e</text:p>
          </table:table-cell>
          <table:table-cell table:number-columns-repeated="15"/>
        </table:table-row>
        <table:table-row table:style-name="ro3">
          <table:table-cell/>
          <table:table-cell office:value-type="float" office:value="361" calcext:value-type="float">
            <text:p>361</text:p>
          </table:table-cell>
          <table:table-cell office:value-type="string" calcext:value-type="string">
            <text:p>два переулка («два</text:p>
          </table:table-cell>
          <table:table-cell office:value-type="string" calcext:value-type="string">
            <text:p>čap.</text:p>
          </table:table-cell>
          <table:table-cell table:number-columns-repeated="7"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string" calcext:value-type="string">
            <text:p>переулка выше»)</text:p>
          </table:table-cell>
          <table:table-cell table:number-columns-repeated="16"/>
        </table:table-row>
        <table:table-row table:style-name="ro3">
          <table:table-cell/>
          <table:table-cell office:value-type="float" office:value="363" calcext:value-type="float">
            <text:p>363</text:p>
          </table:table-cell>
          <table:table-cell office:value-type="string" calcext:value-type="string">
            <text:p>налево («по левую</text:p>
          </table:table-cell>
          <table:table-cell table:number-columns-repeated="8"/>
          <table:table-cell table:style-name="ce16"/>
          <table:table-cell table:number-columns-repeated="7"/>
        </table:table-row>
        <table:table-row table:style-name="ro3">
          <table:table-cell/>
          <table:table-cell office:value-type="float" office:value="364" calcext:value-type="float">
            <text:p>364</text:p>
          </table:table-cell>
          <table:table-cell office:value-type="string" calcext:value-type="string">
            <text:p>руку»).</text:p>
          </table:table-cell>
          <table:table-cell table:number-columns-repeated="8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Иван: Добрый день!</text:p>
            <text:p>Мне нужен номер («в одном номере нужду</text:p>
          </table:table-cell>
          <table:table-cell office:value-type="string" calcext:value-type="string">
            <text:p>Ruz xoš. Man be yek otāq niāz dāram.</text:p>
          </table:table-cell>
          <table:table-cell office:value-type="string" calcext:value-type="string">
            <text:p>روزخوش.منبهيک</text:p>
            <text:p>اتاقنياز دارم.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имею»).</text:p>
          </table:table-cell>
          <table:table-cell table:number-columns-repeated="16"/>
        </table:table-row>
        <table:table-row table:style-name="ro16">
          <table:table-cell/>
          <table:table-cell office:value-type="float" office:value="367" calcext:value-type="float">
            <text:p>367</text:p>
          </table:table-cell>
          <table:table-cell office:value-type="string" calcext:value-type="string">
            <text:p>Aдминистратор</text:p>
          </table:table-cell>
          <table:table-cell office:value-type="string" calcext:value-type="string">
            <text:p>Kārmand-e pazireš:</text:p>
          </table:table-cell>
          <table:table-cell office:value-type="string" calcext:value-type="string">
            <text:p>آمديد!يکتختهيادوكارمندپذيرش:خوش</text:p>
            <text:p>تخته؟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(«служащий</text:p>
          </table:table-cell>
          <table:table-cell office:value-type="string" calcext:value-type="string">
            <text:p>Xoš āmadid! Yek taxte</text:p>
          </table:table-cell>
          <table:table-cell table:number-columns-repeated="7"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string" calcext:value-type="string">
            <text:p>приема»): Добро</text:p>
          </table:table-cell>
          <table:table-cell office:value-type="string" calcext:value-type="string">
            <text:p>yā do taxte?</text:p>
          </table:table-cell>
          <table:table-cell table:number-columns-repeated="15"/>
        </table:table-row>
        <table:table-row table:style-name="ro3">
          <table:table-cell/>
          <table:table-cell office:value-type="float" office:value="370" calcext:value-type="float">
            <text:p>370</text:p>
          </table:table-cell>
          <table:table-cell office:value-type="string" calcext:value-type="string">
            <text:p>пожаловать! Вам</text:p>
          </table:table-cell>
          <table:table-cell table:number-columns-repeated="8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371" calcext:value-type="float">
            <text:p>371</text:p>
          </table:table-cell>
          <table:table-cell office:value-type="string" calcext:value-type="string">
            <text:p>одноместный или</text:p>
          </table:table-cell>
          <table:table-cell table:number-columns-repeated="8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372" calcext:value-type="float">
            <text:p>372</text:p>
          </table:table-cell>
          <table:table-cell office:value-type="string" calcext:value-type="string">
            <text:p>двухместный номер</text:p>
          </table:table-cell>
          <table:table-cell table:number-columns-repeated="8"/>
          <table:table-cell table:style-name="ce14"/>
          <table:table-cell table:number-columns-repeated="7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(taxt — кровать)?</text:p>
          </table:table-cell>
          <table:table-cell table:number-columns-repeated="16"/>
        </table:table-row>
        <table:table-row table:style-name="ro3">
          <table:table-cell/>
          <table:table-cell office:value-type="float" office:value="374" calcext:value-type="float">
            <text:p>374</text:p>
          </table:table-cell>
          <table:table-cell office:value-type="string" calcext:value-type="string">
            <text:p>Иван: Одноместный.</text:p>
          </table:table-cell>
          <table:table-cell office:value-type="string" calcext:value-type="string">
            <text:p>Yek taxte.</text:p>
          </table:table-cell>
          <table:table-cell office:value-type="string" calcext:value-type="string">
            <text:p>يکتخته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8"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Администратор: На</text:p>
            <text:p>сколько ночей?</text:p>
          </table:table-cell>
          <table:table-cell office:value-type="string" calcext:value-type="string">
            <text:p>Barāye čand šab?</text:p>
          </table:table-cell>
          <table:table-cell office:value-type="string" calcext:value-type="string">
            <text:p>براى چند شب؟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376" calcext:value-type="float">
            <text:p>376</text:p>
          </table:table-cell>
          <table:table-cell office:value-type="string" calcext:value-type="string">
            <text:p>Иван: На одну.</text:p>
          </table:table-cell>
          <table:table-cell office:value-type="string" calcext:value-type="string">
            <text:p>Yek šab.</text:p>
          </table:table-cell>
          <table:table-cell office:value-type="string" calcext:value-type="string">
            <text:p>يکشب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6"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Администратор:</text:p>
          </table:table-cell>
          <table:table-cell office:value-type="string" calcext:value-type="string">
            <text:p>Xāheš mikonam kelid-</text:p>
          </table:table-cell>
          <table:table-cell office:value-type="string" calcext:value-type="string">
            <text:p>خواھش مىكنم كليد اتاق</text:p>
            <text:p>خود را بگيريد.</text:p>
          </table:table-cell>
          <table:table-cell table:number-columns-repeated="14"/>
        </table:table-row>
        <table:table-row table:style-name="ro3">
          <table:table-cell/>
          <table:table-cell office:value-type="float" office:value="378" calcext:value-type="float">
            <text:p>378</text:p>
          </table:table-cell>
          <table:table-cell office:value-type="string" calcext:value-type="string">
            <text:p>Возьмите,</text:p>
          </table:table-cell>
          <table:table-cell office:value-type="string" calcext:value-type="string">
            <text:p>e otāq-e xod-rā</text:p>
          </table:table-cell>
          <table:table-cell table:number-columns-repeated="7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379" calcext:value-type="float">
            <text:p>379</text:p>
          </table:table-cell>
          <table:table-cell office:value-type="string" calcext:value-type="string">
            <text:p>пожалуйста, ключи</text:p>
          </table:table-cell>
          <table:table-cell office:value-type="string" calcext:value-type="string">
            <text:p>begirid.</text:p>
          </table:table-cell>
          <table:table-cell table:number-columns-repeated="7"/>
          <table:table-cell table:style-name="ce14"/>
          <table:table-cell table:number-columns-repeated="7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от Вашего номера.</text:p>
          </table:table-cell>
          <table:table-cell table:number-columns-repeated="16"/>
        </table:table-row>
        <table:table-row table:style-name="ro16">
          <table:table-cell/>
          <table:table-cell office:value-type="float" office:value="381" calcext:value-type="float">
            <text:p>381</text:p>
          </table:table-cell>
          <table:table-cell office:value-type="string" calcext:value-type="string">
            <text:p>Иван: У Вас имеется</text:p>
          </table:table-cell>
          <table:table-cell office:value-type="string" calcext:value-type="string">
            <text:p>Šomā barnāme-ye</text:p>
          </table:table-cell>
          <table:table-cell office:value-type="string" calcext:value-type="string">
            <text:p>انزلى—استراخان راشمابرنامهكشتٮرانى</text:p>
            <text:p>داريد؟</text:p>
          </table:table-cell>
          <table:table-cell table:number-columns-repeated="14"/>
        </table:table-row>
        <table:table-row table:style-name="ro3">
          <table:table-cell/>
          <table:table-cell office:value-type="float" office:value="382" calcext:value-type="float">
            <text:p>382</text:p>
          </table:table-cell>
          <table:table-cell office:value-type="string" calcext:value-type="string">
            <text:p>расписание движения</text:p>
          </table:table-cell>
          <table:table-cell office:value-type="string" calcext:value-type="string">
            <text:p>keštirāni-ye Anzali-</text:p>
          </table:table-cell>
          <table:table-cell table:number-columns-repeated="7"/>
          <table:table-cell table:style-name="ce17"/>
          <table:table-cell table:number-columns-repeated="7"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теплохода до</text:p>
          </table:table-cell>
          <table:table-cell office:value-type="string" calcext:value-type="string">
            <text:p>Āstrāxān-rā dārid?</text:p>
          </table:table-cell>
          <table:table-cell table:number-columns-repeated="15"/>
        </table:table-row>
        <table:table-row table:style-name="ro3">
          <table:table-cell/>
          <table:table-cell office:value-type="float" office:value="384" calcext:value-type="float">
            <text:p>384</text:p>
          </table:table-cell>
          <table:table-cell office:value-type="string" calcext:value-type="string">
            <text:p>Астрахани (rāndan —</text:p>
          </table:table-cell>
          <table:table-cell table:number-columns-repeated="8"/>
          <table:table-cell table:style-name="ce16"/>
          <table:table-cell table:number-columns-repeated="7"/>
        </table:table-row>
        <table:table-row table:style-name="ro3">
          <table:table-cell/>
          <table:table-cell office:value-type="float" office:value="385" calcext:value-type="float">
            <text:p>385</text:p>
          </table:table-cell>
          <table:table-cell office:value-type="string" calcext:value-type="string">
            <text:p>водить, управлять</text:p>
          </table:table-cell>
          <table:table-cell table:number-columns-repeated="8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386" calcext:value-type="float">
            <text:p>386</text:p>
          </table:table-cell>
          <table:table-cell office:value-type="string" calcext:value-type="string">
            <text:p>/например,</text:p>
          </table:table-cell>
          <table:table-cell table:number-columns-repeated="8"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string" calcext:value-type="string">
            <text:p>машиной/)?</text:p>
          </table:table-cell>
          <table:table-cell table:number-columns-repeated="16"/>
        </table:table-row>
        <table:table-row table:style-name="ro16">
          <table:table-cell/>
          <table:table-cell office:value-type="float" office:value="388" calcext:value-type="float">
            <text:p>388</text:p>
          </table:table-cell>
          <table:table-cell office:value-type="string" calcext:value-type="string">
            <text:p>Администратор:</text:p>
          </table:table-cell>
          <table:table-cell office:value-type="string" calcext:value-type="string">
            <text:p>Kešti fardā noh-e</text:p>
          </table:table-cell>
          <table:table-cell office:value-type="string" calcext:value-type="string">
            <text:p>كشتىفردانهبامدادراه</text:p>
            <text:p>مىافتد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string" calcext:value-type="string">
            <text:p>Теплоход отплывает</text:p>
          </table:table-cell>
          <table:table-cell office:value-type="string" calcext:value-type="string">
            <text:p>bāmdād rāh miоftad.</text:p>
          </table:table-cell>
          <table:table-cell table:number-columns-repeated="15"/>
        </table:table-row>
        <table:table-row table:style-name="ro3">
          <table:table-cell/>
          <table:table-cell office:value-type="float" office:value="390" calcext:value-type="float">
            <text:p>390</text:p>
          </table:table-cell>
          <table:table-cell office:value-type="string" calcext:value-type="string">
            <text:p>(«в путь</text:p>
          </table:table-cell>
          <table:table-cell table:number-columns-repeated="8"/>
          <table:table-cell table:style-name="ce16"/>
          <table:table-cell table:number-columns-repeated="7"/>
        </table:table-row>
        <table:table-row table:style-name="ro3"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отправляется»)</text:p>
          </table:table-cell>
          <table:table-cell table:number-columns-repeated="8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392" calcext:value-type="float">
            <text:p>392</text:p>
          </table:table-cell>
          <table:table-cell office:value-type="string" calcext:value-type="string">
            <text:p>завтра в 9-00 (oftādan</text:p>
          </table:table-cell>
          <table:table-cell table:number-columns-repeated="8"/>
          <table:table-cell table:style-name="ce14"/>
          <table:table-cell table:number-columns-repeated="7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string" calcext:value-type="string">
            <text:p>— падать).</text:p>
          </table:table-cell>
          <table:table-cell table:number-columns-repeated="16"/>
        </table:table-row>
        <table:table-row table:style-name="ro16">
          <table:table-cell/>
          <table:table-cell office:value-type="float" office:value="394" calcext:value-type="float">
            <text:p>394</text:p>
          </table:table-cell>
          <table:table-cell office:value-type="string" calcext:value-type="string">
            <text:p>Иван: Разбудите меня (bidār —</text:p>
            <text:p>бодрствующий),</text:p>
          </table:table-cell>
          <table:table-cell office:value-type="string" calcext:value-type="string">
            <text:p>Xāheš mikonam, šeš-e</text:p>
            <text:p>bāmdād marā bidār konid.</text:p>
          </table:table-cell>
          <table:table-cell office:value-type="string" calcext:value-type="string">
            <text:p>خواھش مىكنم، شش</text:p>
            <text:p>بامدادمرابيداركنيد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string" calcext:value-type="string">
            <text:p>пожалуйста, в 6-00.</text:p>
          </table:table-cell>
          <table:table-cell table:number-columns-repeated="16"/>
        </table:table-row>
        <table:table-row table:style-name="ro3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Иван на городском рынке.</text:p>
          </table:table-cell>
          <table:table-cell office:value-type="string" calcext:value-type="string">
            <text:p>Ivān dar bāzār-e šahr.</text:p>
          </table:table-cell>
          <table:table-cell office:value-type="string" calcext:value-type="string">
            <text:p>ايواندر بازار شھر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8">
          <table:table-cell/>
          <table:table-cell office:value-type="float" office:value="401" calcext:value-type="float">
            <text:p>401</text:p>
          </table:table-cell>
          <table:table-cell office:value-type="string" calcext:value-type="string">
            <text:p>Продавец фруктов: Подходите! Яблоки, мандарины, гранаты, чернослив (ālu —</text:p>
            <text:p>слива).</text:p>
          </table:table-cell>
          <table:table-cell office:value-type="string" calcext:value-type="string">
            <text:p>Mive-foruš: Befarmāid, sib, nārengi, anār, ālu-siāh.</text:p>
          </table:table-cell>
          <table:table-cell office:value-type="string" calcext:value-type="string">
            <text:p>ميوهفروش:بفرماييد!</text:p>
            <text:p>سيب،نارنگى، انار،</text:p>
            <text:p>آلوسياه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402" calcext:value-type="float">
            <text:p>402</text:p>
          </table:table-cell>
          <table:table-cell office:value-type="string" calcext:value-type="string">
            <text:p>Продавец рыбы: Свежая рыба! Икра, креветки!</text:p>
          </table:table-cell>
          <table:table-cell office:value-type="string" calcext:value-type="string">
            <text:p>Māhi-foruš: Māhi-ye tāze, xāvyār, meygu.</text:p>
          </table:table-cell>
          <table:table-cell office:value-type="string" calcext:value-type="string">
            <text:p>ماھٮفروش:ماھى تازه!</text:p>
            <text:p>خاويار،ميگو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Продавец овощей: Молодой человек!</text:p>
          </table:table-cell>
          <table:table-cell office:value-type="string" calcext:value-type="string">
            <text:p>Sabzi-foruš: Javān! Befarmāid! Torob,</text:p>
          </table:table-cell>
          <table:table-cell office:value-type="string" calcext:value-type="string">
            <text:p>سبزٮفروش:جوان!</text:p>
            <text:p>بفرماييد!ترب،پياز،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8">
          <table:table-cell/>
          <table:table-cell office:value-type="float" office:value="404" calcext:value-type="float">
            <text:p>404</text:p>
          </table:table-cell>
          <table:table-cell office:value-type="string" calcext:value-type="string">
            <text:p>Подходите! Редиска, лук, картофель</text:p>
            <text:p>(«земляные яблоки»)!</text:p>
          </table:table-cell>
          <table:table-cell office:value-type="string" calcext:value-type="string">
            <text:p>piāz, sib-zamini!</text:p>
          </table:table-cell>
          <table:table-cell office:value-type="string" calcext:value-type="string">
            <text:p>سيبزمينى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405" calcext:value-type="float">
            <text:p>405</text:p>
          </table:table-cell>
          <table:table-cell office:value-type="string" calcext:value-type="string">
            <text:p>Иван: Один килограмм гранат,</text:p>
            <text:p>пожалуйста!</text:p>
          </table:table-cell>
          <table:table-cell office:value-type="string" calcext:value-type="string">
            <text:p>Yek kilu anār, xāheš mikonam.</text:p>
          </table:table-cell>
          <table:table-cell office:value-type="string" calcext:value-type="string">
            <text:p>يکكيلوانار،خواھش</text:p>
            <text:p>مىكنم!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8"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Продавец фруктов: Гранаты сладкие и</text:p>
            <text:p>спелые. Пожалуйста, 1 кг.</text:p>
          </table:table-cell>
          <table:table-cell office:value-type="string" calcext:value-type="string">
            <text:p>Mive-foruš: Anār širin ast va raside.</text:p>
            <text:p>Befarmāid, yek kilu.</text:p>
          </table:table-cell>
          <table:table-cell office:value-type="string" calcext:value-type="string">
            <text:p>ميوهفروش:انار شيرين</text:p>
            <text:p>استو رسيده.بفرماييد،</text:p>
            <text:p>يکكيلو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407" calcext:value-type="float">
            <text:p>407</text:p>
          </table:table-cell>
          <table:table-cell office:value-type="string" calcext:value-type="string">
            <text:p>Иван: Большое</text:p>
          </table:table-cell>
          <table:table-cell office:value-type="string" calcext:value-type="string">
            <text:p>Sepāsgozāram.</text:p>
          </table:table-cell>
          <table:table-cell office:value-type="string" calcext:value-type="string">
            <text:p>سپاسگزارم.بفرماييداين</text:p>
            <text:p>جاداروخانهكجااست؟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string" calcext:value-type="string">
            <text:p>спасибо. Вы не</text:p>
          </table:table-cell>
          <table:table-cell office:value-type="string" calcext:value-type="string">
            <text:p>Befarmāid injā dāru-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string" calcext:value-type="string">
            <text:p>подскажите, где</text:p>
          </table:table-cell>
          <table:table-cell office:value-type="string" calcext:value-type="string">
            <text:p>xāne kojā ast?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string" calcext:value-type="string">
            <text:p>находится здесь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string" calcext:value-type="string">
            <text:p>аптека?</text:p>
          </table:table-cell>
          <table:table-cell table:number-columns-repeated="16"/>
        </table:table-row>
        <table:table-row table:style-name="ro8">
          <table:table-cell/>
          <table:table-cell office:value-type="float" office:value="412" calcext:value-type="float">
            <text:p>412</text:p>
          </table:table-cell>
          <table:table-cell office:value-type="string" calcext:value-type="string">
            <text:p>Продавец фруктов:</text:p>
            <text:p>За рынком налево</text:p>
          </table:table-cell>
          <table:table-cell office:value-type="string" calcext:value-type="string">
            <text:p>Pošt-e bāzār, dast-e</text:p>
            <text:p>čap.</text:p>
          </table:table-cell>
          <table:table-cell office:value-type="string" calcext:value-type="string">
            <text:p>پشت بازار، دست چپ.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office:value-type="string" calcext:value-type="string">
            <text:p>(«за спиной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office:value-type="string" calcext:value-type="string">
            <text:p>рынка»…).</text:p>
          </table:table-cell>
          <table:table-cell table:number-columns-repeated="16"/>
        </table:table-row>
        <table:table-row table:style-name="ro16">
          <table:table-cell/>
          <table:table-cell office:value-type="float" office:value="415" calcext:value-type="float">
            <text:p>415</text:p>
          </table:table-cell>
          <table:table-cell office:value-type="string" calcext:value-type="string">
            <text:p>Иван: Есть ли у Вас</text:p>
          </table:table-cell>
          <table:table-cell office:value-type="string" calcext:value-type="string">
            <text:p>Az sar-dard va golu-</text:p>
          </table:table-cell>
          <table:table-cell office:value-type="string" calcext:value-type="string">
            <text:p>ازسردردوگلودرددارو</text:p>
            <text:p>ھست؟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string" calcext:value-type="string">
            <text:p>лекарство от</text:p>
          </table:table-cell>
          <table:table-cell office:value-type="string" calcext:value-type="string">
            <text:p>dard dāru hast?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string" calcext:value-type="string">
            <text:p>головной боли и от</text:p>
          </table:table-cell>
          <table:table-cell table:number-columns-repeated="16"/>
        </table:table-row>
        <table:table-row table:style-name="ro3">
          <table:table-cell/>
          <table:table-cell office:value-type="float" office:value="418" calcext:value-type="float">
            <text:p>418</text:p>
          </table:table-cell>
          <table:table-cell office:value-type="string" calcext:value-type="string">
            <text:p>горла?</text:p>
          </table:table-cell>
          <table:table-cell table:number-columns-repeated="8"/>
          <table:table-cell table:style-name="ce16"/>
          <table:table-cell table:number-columns-repeated="7"/>
        </table:table-row>
        <table:table-row table:style-name="ro17">
          <table:table-cell/>
          <table:table-cell office:value-type="float" office:value="419" calcext:value-type="float">
            <text:p>419</text:p>
          </table:table-cell>
          <table:table-cell office:value-type="string" calcext:value-type="string">
            <text:p>Аптекарь: Есть.</text:p>
          </table:table-cell>
          <table:table-cell office:value-type="string" calcext:value-type="string">
            <text:p>Dāru-sāz: Hast.</text:p>
          </table:table-cell>
          <table:table-cell office:value-type="string" calcext:value-type="string">
            <text:p>داروساز:ھست.</text:p>
          </table:table-cell>
          <table:table-cell table:number-columns-repeated="14"/>
        </table:table-row>
        <table:table-row table:style-name="ro3">
          <table:table-cell/>
          <table:table-cell office:value-type="float" office:value="424" calcext:value-type="float">
            <text:p>424</text:p>
          </table:table-cell>
          <table:table-cell office:value-type="string" calcext:value-type="string">
            <text:p>Иван: Такси!!! Морской вокзал.</text:p>
          </table:table-cell>
          <table:table-cell office:value-type="string" calcext:value-type="string">
            <text:p>Tāksi!!! Termināl-e daryāyi.</text:p>
          </table:table-cell>
          <table:table-cell office:value-type="string" calcext:value-type="string">
            <text:p>تاكسى!ترمينال دريايى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6">
          <table:table-cell/>
          <table:table-cell office:value-type="float" office:value="425" calcext:value-type="float">
            <text:p>425</text:p>
          </table:table-cell>
          <table:table-cell office:value-type="string" calcext:value-type="string">
            <text:p>Таксист: Вы едете в Астрахань (rāndan — гнать; водить</text:p>
            <text:p>/машину/)?</text:p>
          </table:table-cell>
          <table:table-cell office:value-type="string" calcext:value-type="string">
            <text:p>Taksi-rān: Be</text:p>
            <text:p>Āstrāxān miravid?</text:p>
          </table:table-cell>
          <table:table-cell office:value-type="string" calcext:value-type="string">
            <text:p>تاكسیران:به آستراخان</text:p>
            <text:p>مٮرويد؟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426" calcext:value-type="float">
            <text:p>426</text:p>
          </table:table-cell>
          <table:table-cell office:value-type="string" calcext:value-type="string">
            <text:p>Иван: Да. Можно побыстрее: «если можно, поедем</text:p>
            <text:p>быстрее»)?</text:p>
          </table:table-cell>
          <table:table-cell office:value-type="string" calcext:value-type="string">
            <text:p>Āri. Agar mišavad tondtar beravim?</text:p>
          </table:table-cell>
          <table:table-cell office:value-type="string" calcext:value-type="string">
            <text:p>آرى.اگر مىشود تندتر</text:p>
            <text:p>برويم؟</text:p>
          </table:table-cell>
          <table:table-cell table:number-columns-repeated="14"/>
        </table:table-row>
        <table:table-row table:style-name="ro3">
          <table:table-cell/>
          <table:table-cell office:value-type="float" office:value="427" calcext:value-type="float">
            <text:p>427</text:p>
          </table:table-cell>
          <table:table-cell office:value-type="string" calcext:value-type="string">
            <text:p>Таксист: Да,</text:p>
          </table:table-cell>
          <table:table-cell office:value-type="string" calcext:value-type="string">
            <text:p>Āri. Kešti bezudi rāh</text:p>
          </table:table-cell>
          <table:table-cell office:value-type="string" calcext:value-type="string">
            <text:p>آرى.كشتى بزودى راه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8"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теплоход скоро отплывает («в путь</text:p>
            <text:p>отправляется»).</text:p>
          </table:table-cell>
          <table:table-cell office:value-type="string" calcext:value-type="string">
            <text:p>miоftad.</text:p>
          </table:table-cell>
          <table:table-cell office:value-type="string" calcext:value-type="string">
            <text:p>مىافتد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string" calcext:value-type="string">
            <text:p>Девятая встреча</text:p>
          </table:table-cell>
          <table:table-cell office:value-type="string" calcext:value-type="string">
            <text:p>Didār-e nohom</text:p>
          </table:table-cell>
          <table:table-cell office:value-type="string" calcext:value-type="string">
            <text:p>ديدار نھم</text:p>
          </table:table-cell>
          <table:table-cell table:number-columns-repeated="14"/>
        </table:table-row>
        <table:table-row table:style-name="ro3">
          <table:table-cell/>
          <table:table-cell office:value-type="float" office:value="434" calcext:value-type="float">
            <text:p>434</text:p>
          </table:table-cell>
          <table:table-cell office:value-type="string" calcext:value-type="string">
            <text:p>Иван между двумя портами.</text:p>
          </table:table-cell>
          <table:table-cell office:value-type="string" calcext:value-type="string">
            <text:p>Ivān miān-e do bandar.</text:p>
          </table:table-cell>
          <table:table-cell office:value-type="string" calcext:value-type="string">
            <text:p>ايوانمياندوبندر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Иван: Извините, Вы русский?</text:p>
          </table:table-cell>
          <table:table-cell office:value-type="string" calcext:value-type="string">
            <text:p>Bebaxšid. Šomā rus hastid?</text:p>
          </table:table-cell>
          <table:table-cell office:value-type="string" calcext:value-type="string">
            <text:p>ببخشيد.شماروس</text:p>
            <text:p>ھستيد؟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436" calcext:value-type="float">
            <text:p>436</text:p>
          </table:table-cell>
          <table:table-cell office:value-type="string" calcext:value-type="string">
            <text:p>Попутчик: Нет, я из Франции.</text:p>
          </table:table-cell>
          <table:table-cell office:value-type="string" calcext:value-type="string">
            <text:p>Ham-safar: Na. Man az Farānse hastam.</text:p>
          </table:table-cell>
          <table:table-cell office:value-type="string" calcext:value-type="string">
            <text:p>ھمسفر:نه.مناز</text:p>
            <text:p>فرانسهھستم.</text:p>
          </table:table-cell>
          <table:table-cell table:number-columns-repeated="14"/>
        </table:table-row>
        <table:table-row table:style-name="ro3">
          <table:table-cell/>
          <table:table-cell office:value-type="float" office:value="437" calcext:value-type="float">
            <text:p>437</text:p>
          </table:table-cell>
          <table:table-cell office:value-type="string" calcext:value-type="string">
            <text:p>Иван. Меня зовут Иван.</text:p>
          </table:table-cell>
          <table:table-cell office:value-type="string" calcext:value-type="string">
            <text:p>Nām-e man Ivān ast.</text:p>
          </table:table-cell>
          <table:table-cell office:value-type="string" calcext:value-type="string">
            <text:p>نام من ايوان است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6">
          <table:table-cell/>
          <table:table-cell office:value-type="float" office:value="438" calcext:value-type="float">
            <text:p>438</text:p>
          </table:table-cell>
          <table:table-cell office:value-type="string" calcext:value-type="string">
            <text:p>Попутчик: А меня —</text:p>
            <text:p>Доминик. Я археолог.</text:p>
          </table:table-cell>
          <table:table-cell office:value-type="string" calcext:value-type="string">
            <text:p>Nām-e man Dominik</text:p>
            <text:p>ast. Man bāstān-šenās hastam.</text:p>
          </table:table-cell>
          <table:table-cell office:value-type="string" calcext:value-type="string">
            <text:p>ناممن دومينيک است.</text:p>
            <text:p>منباستانشناس ھستم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439" calcext:value-type="float">
            <text:p>439</text:p>
          </table:table-cell>
          <table:table-cell office:value-type="string" calcext:value-type="string">
            <text:p>Пограничник: Приготовьте, пожалуйста, Ваши</text:p>
            <text:p>паспорта.</text:p>
          </table:table-cell>
          <table:table-cell office:value-type="string" calcext:value-type="string">
            <text:p>Marz-bān: Xāhes mikonam gozarnāme- hā-ye xod-rā āmāde</text:p>
            <text:p>konid.</text:p>
          </table:table-cell>
          <table:table-cell office:value-type="string" calcext:value-type="string">
            <text:p>گذرنامهھاىخودراآمادهمرزبان:خواھشمىكنم</text:p>
            <text:p>كنيد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6">
          <table:table-cell/>
          <table:table-cell office:value-type="float" office:value="440" calcext:value-type="float">
            <text:p>440</text:p>
          </table:table-cell>
          <table:table-cell office:value-type="string" calcext:value-type="string">
            <text:p>Иван: Вы впервые в Иране?</text:p>
          </table:table-cell>
          <table:table-cell office:value-type="string" calcext:value-type="string">
            <text:p>Ivān: Šomā naxostin bār be Irān miāyid?</text:p>
          </table:table-cell>
          <table:table-cell office:value-type="string" calcext:value-type="string">
            <text:p>شمانخستين بار به ايران</text:p>
            <text:p>مىآييد؟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441" calcext:value-type="float">
            <text:p>441</text:p>
          </table:table-cell>
          <table:table-cell office:value-type="string" calcext:value-type="string">
            <text:p>Доминик: Нет, я люблю путешествовать по</text:p>
          </table:table-cell>
          <table:table-cell office:value-type="string" calcext:value-type="string">
            <text:p>Dominik: Na. Man Irān-gardi-rā dust dāram.</text:p>
          </table:table-cell>
          <table:table-cell office:value-type="string" calcext:value-type="string">
            <text:p>نه.منايرانگردى را</text:p>
            <text:p>دوستدارم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442" calcext:value-type="float">
            <text:p>442</text:p>
          </table:table-cell>
          <table:table-cell office:value-type="string" calcext:value-type="string">
            <text:p>Ирану.</text:p>
          </table:table-cell>
          <table:table-cell table:number-columns-repeated="8"/>
          <table:table-cell table:style-name="ce16"/>
          <table:table-cell table:number-columns-repeated="7"/>
        </table:table-row>
        <table:table-row table:style-name="ro16">
          <table:table-cell/>
          <table:table-cell office:value-type="float" office:value="443" calcext:value-type="float">
            <text:p>443</text:p>
          </table:table-cell>
          <table:table-cell office:value-type="string" calcext:value-type="string">
            <text:p>Иван: Тогда Вы должны знать персидский лучше</text:p>
          </table:table-cell>
          <table:table-cell office:value-type="string" calcext:value-type="string">
            <text:p>Ivān: Pas, zabān-e fārsi-rā behtar az man midānid.</text:p>
          </table:table-cell>
          <table:table-cell office:value-type="string" calcext:value-type="string">
            <text:p>پس،زبانفارسىرابھتر</text:p>
            <text:p>ازمنمىدانيد.</text:p>
          </table:table-cell>
          <table:table-cell table:number-columns-repeated="14"/>
        </table:table-row>
        <table:table-row table:style-name="ro3">
          <table:table-cell/>
          <table:table-cell office:value-type="float" office:value="444" calcext:value-type="float">
            <text:p>444</text:p>
          </table:table-cell>
          <table:table-cell office:value-type="string" calcext:value-type="string">
            <text:p>меня.</text:p>
          </table:table-cell>
          <table:table-cell table:number-columns-repeated="8"/>
          <table:table-cell table:style-name="ce17"/>
          <table:table-cell table:number-columns-repeated="7"/>
        </table:table-row>
        <table:table-row table:style-name="ro16">
          <table:table-cell/>
          <table:table-cell office:value-type="float" office:value="445" calcext:value-type="float">
            <text:p>445</text:p>
          </table:table-cell>
          <table:table-cell office:value-type="string" calcext:value-type="string">
            <text:p>Доминик: Да.</text:p>
            <text:p>Персидский язык так же мелодичен, как</text:p>
          </table:table-cell>
          <table:table-cell office:value-type="string" calcext:value-type="string">
            <text:p>Dominik: Zabān-e</text:p>
            <text:p>fārsi mānand-e farānse xoš-āhang ast.</text:p>
          </table:table-cell>
          <table:table-cell office:value-type="string" calcext:value-type="string">
            <text:p>زبانفارسىمانندفرانسه</text:p>
            <text:p>خوشاھنگاست.</text:p>
          </table:table-cell>
          <table:table-cell table:number-columns-repeated="14"/>
        </table:table-row>
        <table:table-row table:style-name="ro3">
          <table:table-cell/>
          <table:table-cell office:value-type="float" office:value="446" calcext:value-type="float">
            <text:p>446</text:p>
          </table:table-cell>
          <table:table-cell office:value-type="string" calcext:value-type="string">
            <text:p>французский.</text:p>
          </table:table-cell>
          <table:table-cell table:number-columns-repeated="8"/>
          <table:table-cell table:style-name="ce16"/>
          <table:table-cell table:number-columns-repeated="7"/>
        </table:table-row>
        <table:table-row table:style-name="ro16">
          <table:table-cell/>
          <table:table-cell office:value-type="float" office:value="447" calcext:value-type="float">
            <text:p>447</text:p>
          </table:table-cell>
          <table:table-cell office:value-type="string" calcext:value-type="string">
            <text:p>Иван: С Вашей точки</text:p>
            <text:p>зрения, в Иране какой город</text:p>
          </table:table-cell>
          <table:table-cell office:value-type="string" calcext:value-type="string">
            <text:p>Ivān: Az didgāh-e</text:p>
            <text:p>šomā kodām šahr-e Irān zibātar ast?</text:p>
          </table:table-cell>
          <table:table-cell office:value-type="string" calcext:value-type="string">
            <text:p>ازديدگاهشماكدامشھر</text:p>
            <text:p>ايران زيباتر است؟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448" calcext:value-type="float">
            <text:p>448</text:p>
          </table:table-cell>
          <table:table-cell office:value-type="string" calcext:value-type="string">
            <text:p>красивее?</text:p>
          </table:table-cell>
          <table:table-cell table:number-columns-repeated="8"/>
          <table:table-cell table:style-name="ce16"/>
          <table:table-cell table:number-columns-repeated="7"/>
        </table:table-row>
        <table:table-row table:style-name="ro16"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Доминик: Лично мне больше всего</text:p>
            <text:p>нравится город Исфахан.</text:p>
          </table:table-cell>
          <table:table-cell office:value-type="string" calcext:value-type="string">
            <text:p>Dominik: Man šahr-e Esfahān-rā bištar mipasandam.</text:p>
          </table:table-cell>
          <table:table-cell office:value-type="string" calcext:value-type="string">
            <text:p>اصفھانرابيشتردومينيک:منشھر</text:p>
            <text:p>مىپسندم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Иван: А мне нравятся</text:p>
            <text:p>города Шираз и порт Анзали.</text:p>
          </table:table-cell>
          <table:table-cell office:value-type="string" calcext:value-type="string">
            <text:p>Ivān: Va man az Širāz va bandar Anzali.</text:p>
          </table:table-cell>
          <table:table-cell office:value-type="string" calcext:value-type="string">
            <text:p>ايوان:ومنازشيرازو</text:p>
            <text:p>بندرانزلى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451" calcext:value-type="float">
            <text:p>451</text:p>
          </table:table-cell>
          <table:table-cell office:value-type="string" calcext:value-type="string">
            <text:p>Доминик: Анзали —</text:p>
            <text:p>это Венеция Востока!</text:p>
          </table:table-cell>
          <table:table-cell office:value-type="string" calcext:value-type="string">
            <text:p>Dominik: Anzali “Veniz”-e xāvar-</text:p>
            <text:p>zamin ast.</text:p>
          </table:table-cell>
          <table:table-cell office:value-type="string" calcext:value-type="string">
            <text:p>دومينيک:انزلى"ونيز"</text:p>
            <text:p>خاورزميناست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456" calcext:value-type="float">
            <text:p>456</text:p>
          </table:table-cell>
          <table:table-cell office:value-type="string" calcext:value-type="string">
            <text:p>Девушка: Извините,</text:p>
            <text:p>мое место рядом с Вами.</text:p>
          </table:table-cell>
          <table:table-cell office:value-type="string" calcext:value-type="string">
            <text:p>Doxtar xānom:</text:p>
            <text:p>Bebaxšid, jā-ye man kenār-e šomā ast.</text:p>
          </table:table-cell>
          <table:table-cell office:value-type="string" calcext:value-type="string">
            <text:p>دخترخانم:ببخشيد،جاى</text:p>
            <text:p>منكنارشمااست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457" calcext:value-type="float">
            <text:p>457</text:p>
          </table:table-cell>
          <table:table-cell office:value-type="string" calcext:value-type="string">
            <text:p>Иван: Какой номер Вашего места?</text:p>
          </table:table-cell>
          <table:table-cell office:value-type="string" calcext:value-type="string">
            <text:p>Ivān: Šomāre-ye</text:p>
            <text:p>jāygāh-e šomā čand ast?</text:p>
          </table:table-cell>
          <table:table-cell office:value-type="string" calcext:value-type="string">
            <text:p>ايوان:شماره جايگاه شما</text:p>
            <text:p>چنداست؟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8"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Девушка: 14-ое.</text:p>
          </table:table-cell>
          <table:table-cell office:value-type="string" calcext:value-type="string">
            <text:p>Doxtar xānom:</text:p>
            <text:p>Čahārdahom.</text:p>
          </table:table-cell>
          <table:table-cell office:value-type="string" calcext:value-type="string">
            <text:p>دختر خانم:چھاردھم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459" calcext:value-type="float">
            <text:p>459</text:p>
          </table:table-cell>
          <table:table-cell office:value-type="string" calcext:value-type="string">
            <text:p>Доминик: Да, Ваши места рядом.</text:p>
          </table:table-cell>
          <table:table-cell office:value-type="string" calcext:value-type="string">
            <text:p>Dominik: Āri. Jā-ye šomā injā ast.</text:p>
          </table:table-cell>
          <table:table-cell office:value-type="string" calcext:value-type="string">
            <text:p>دومينيک:آرى.جاىشما</text:p>
            <text:p>اينجااست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460" calcext:value-type="float">
            <text:p>460</text:p>
          </table:table-cell>
          <table:table-cell office:value-type="string" calcext:value-type="string">
            <text:p>Иван: Вы из Ирана?</text:p>
          </table:table-cell>
          <table:table-cell office:value-type="string" calcext:value-type="string">
            <text:p>Ivān: Šomā irāni hastid?</text:p>
          </table:table-cell>
          <table:table-cell office:value-type="string" calcext:value-type="string">
            <text:p>ايوان:شما ايرانى</text:p>
            <text:p>ھستيد؟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461" calcext:value-type="float">
            <text:p>461</text:p>
          </table:table-cell>
          <table:table-cell office:value-type="string" calcext:value-type="string">
            <text:p>Девушка: Да.</text:p>
          </table:table-cell>
          <table:table-cell office:value-type="string" calcext:value-type="string">
            <text:p>Doxtar xānom: Āri.</text:p>
          </table:table-cell>
          <table:table-cell office:value-type="string" calcext:value-type="string">
            <text:p>دختر خانم:آرى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462" calcext:value-type="float">
            <text:p>462</text:p>
          </table:table-cell>
          <table:table-cell office:value-type="string" calcext:value-type="string">
            <text:p>Иван: Как Вас зовут?</text:p>
          </table:table-cell>
          <table:table-cell office:value-type="string" calcext:value-type="string">
            <text:p>Ivān: Nām-e šomā čist?</text:p>
          </table:table-cell>
          <table:table-cell office:value-type="string" calcext:value-type="string">
            <text:p>ايوان:نام شما چيست؟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7">
          <table:table-cell/>
          <table:table-cell office:value-type="float" office:value="463" calcext:value-type="float">
            <text:p>463</text:p>
          </table:table-cell>
          <table:table-cell office:value-type="string" calcext:value-type="string">
            <text:p>Девушка: Ширин.</text:p>
          </table:table-cell>
          <table:table-cell office:value-type="string" calcext:value-type="string">
            <text:p>Doxtar xānom: Širin.</text:p>
          </table:table-cell>
          <table:table-cell office:value-type="string" calcext:value-type="string">
            <text:p>دختر خانم:شيرين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464" calcext:value-type="float">
            <text:p>464</text:p>
          </table:table-cell>
          <table:table-cell office:value-type="string" calcext:value-type="string">
            <text:p>Иван: Меня — Иван, а нашего попутчика</text:p>
            <text:p>— Доминик.</text:p>
          </table:table-cell>
          <table:table-cell office:value-type="string" calcext:value-type="string">
            <text:p>Ivān: Nām-e man Ivan</text:p>
            <text:p>va nām-e ham-safar-e mā Dominik ast.</text:p>
          </table:table-cell>
          <table:table-cell office:value-type="string" calcext:value-type="string">
            <text:p>ايوان:ناممنايوانونام</text:p>
            <text:p>ھمسفر ما دومينيک است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6">
          <table:table-cell/>
          <table:table-cell office:value-type="float" office:value="465" calcext:value-type="float">
            <text:p>465</text:p>
          </table:table-cell>
          <table:table-cell office:value-type="string" calcext:value-type="string">
            <text:p>Иван: Вы студентка?</text:p>
          </table:table-cell>
          <table:table-cell office:value-type="string" calcext:value-type="string">
            <text:p>Ivān: Šomā dānešju hastid?</text:p>
          </table:table-cell>
          <table:table-cell office:value-type="string" calcext:value-type="string">
            <text:p>ايوان:شما دانشجو</text:p>
            <text:p>ھستيد؟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466" calcext:value-type="float">
            <text:p>466</text:p>
          </table:table-cell>
          <table:table-cell office:value-type="string" calcext:value-type="string">
            <text:p>Ширин: Да, я студентка Астраханского</text:p>
          </table:table-cell>
          <table:table-cell office:value-type="string" calcext:value-type="string">
            <text:p>Širin: Bale. Man dānešju-ye dānešgāh-e Āstrāxān hastam.</text:p>
          </table:table-cell>
          <table:table-cell office:value-type="string" calcext:value-type="string">
            <text:p>دانشجوى دانشگاه شيرين:بله.من</text:p>
            <text:p>آستراخان ھستم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string" calcext:value-type="string">
            <text:p>университета.</text:p>
          </table:table-cell>
          <table:table-cell table:number-columns-repeated="16"/>
        </table:table-row>
        <table:table-row table:style-name="ro8">
          <table:table-cell/>
          <table:table-cell office:value-type="float" office:value="468" calcext:value-type="float">
            <text:p>468</text:p>
          </table:table-cell>
          <table:table-cell office:value-type="string" calcext:value-type="string">
            <text:p>Доминик: На каком</text:p>
            <text:p>факультете?</text:p>
          </table:table-cell>
          <table:table-cell office:value-type="string" calcext:value-type="string">
            <text:p>Dominik: Dar kodām</text:p>
            <text:p>rešte?</text:p>
          </table:table-cell>
          <table:table-cell office:value-type="string" calcext:value-type="string">
            <text:p>دومينيک:در كدام رشته؟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469" calcext:value-type="float">
            <text:p>469</text:p>
          </table:table-cell>
          <table:table-cell office:value-type="string" calcext:value-type="string">
            <text:p>Ширин: Факультет геологии</text:p>
            <text:p>(«землезнания»).</text:p>
          </table:table-cell>
          <table:table-cell office:value-type="string" calcext:value-type="string">
            <text:p>Dar rešte-ye zaminšenāsi.</text:p>
          </table:table-cell>
          <table:table-cell office:value-type="string" calcext:value-type="string">
            <text:p>شيرين:در رشته زمين</text:p>
            <text:p>شناسى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Иван: Вы из какого города?</text:p>
          </table:table-cell>
          <table:table-cell office:value-type="string" calcext:value-type="string">
            <text:p>Ivān: Šomā az kodām šahr hastid?</text:p>
          </table:table-cell>
          <table:table-cell office:value-type="string" calcext:value-type="string">
            <text:p>ايوان:شماازكدامشھر</text:p>
            <text:p>ھستيد؟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8">
          <table:table-cell/>
          <table:table-cell office:value-type="float" office:value="471" calcext:value-type="float">
            <text:p>471</text:p>
          </table:table-cell>
          <table:table-cell office:value-type="string" calcext:value-type="string">
            <text:p>Ширин: Город</text:p>
            <text:p>Казвин.</text:p>
          </table:table-cell>
          <table:table-cell office:value-type="string" calcext:value-type="string">
            <text:p>Širin: Šahr-e Qazvin.</text:p>
          </table:table-cell>
          <table:table-cell office:value-type="string" calcext:value-type="string">
            <text:p>شيرين:شھر قزوين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472" calcext:value-type="float">
            <text:p>472</text:p>
          </table:table-cell>
          <table:table-cell office:value-type="string" calcext:value-type="string">
            <text:p>Доминик: Казвин</text:p>
            <text:p>также называется Каспианом.</text:p>
          </table:table-cell>
          <table:table-cell office:value-type="string" calcext:value-type="string">
            <text:p>Dominik: Qazvin hamān Kāspin ast.</text:p>
          </table:table-cell>
          <table:table-cell office:value-type="string" calcext:value-type="string">
            <text:p>دومينيک:قزوين ھمان</text:p>
            <text:p>كاسپين است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473" calcext:value-type="float">
            <text:p>473</text:p>
          </table:table-cell>
          <table:table-cell office:value-type="string" calcext:value-type="string">
            <text:p>Иван: Так значит, название Каспийского моря произошло («было взято») от названия</text:p>
            <text:p>города?</text:p>
          </table:table-cell>
          <table:table-cell office:value-type="string" calcext:value-type="string">
            <text:p>Ivān: Pas, nām-e daryā az nām-e in šahr gerefte šod?</text:p>
          </table:table-cell>
          <table:table-cell office:value-type="string" calcext:value-type="string">
            <text:p>ايوان:پسنامدرياازنام</text:p>
            <text:p>اينشھرگرفتهشد؟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9">
          <table:table-cell/>
          <table:table-cell office:value-type="float" office:value="474" calcext:value-type="float">
            <text:p>474</text:p>
          </table:table-cell>
          <table:table-cell office:value-type="string" calcext:value-type="string">
            <text:p>Доминик: Да, у этого моря много названий: Мазандран,Каспиан,</text:p>
            <text:p>Хазар и т.д.</text:p>
          </table:table-cell>
          <table:table-cell office:value-type="string" calcext:value-type="string">
            <text:p>Dominik: Āri. In daryā nām-hā-ye gunāgun dārad: Māzanderān, Qazvin, Xazar…</text:p>
          </table:table-cell>
          <table:table-cell office:value-type="string" calcext:value-type="string">
            <text:p>دومينيک:آرى.ايندريا</text:p>
            <text:p>نامھاىگوناگون دارد:</text:p>
            <text:p>مازندران،قزوين،</text:p>
            <text:p>....خزر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475" calcext:value-type="float">
            <text:p>475</text:p>
          </table:table-cell>
          <table:table-cell office:value-type="string" calcext:value-type="string">
            <text:p>Иван: Друзья! Давайте после обеда продолжим наш</text:p>
            <text:p>разговор.</text:p>
          </table:table-cell>
          <table:table-cell office:value-type="string" calcext:value-type="string">
            <text:p>Ivān: Dustān! Pas az nāhār goftegu-ye xod- rā donbāl mikonim.</text:p>
          </table:table-cell>
          <table:table-cell office:value-type="string" calcext:value-type="string">
            <text:p>ناھارگفتوگوىخودراايوان:دوستان!پساز</text:p>
            <text:p>دنبال مىكنيم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6">
          <table:table-cell/>
          <table:table-cell office:value-type="float" office:value="480" calcext:value-type="float">
            <text:p>480</text:p>
          </table:table-cell>
          <table:table-cell office:value-type="string" calcext:value-type="string">
            <text:p>Официант (piš — передний, вперед; xedmat — служба): Добро пожаловать! Сегодня на обед —</text:p>
            <text:p>рыба и курица.</text:p>
          </table:table-cell>
          <table:table-cell office:value-type="string" calcext:value-type="string">
            <text:p>Piš-xedmat: Xoš āmadid! Emruz, nāhār, māhi va morğ ast.</text:p>
          </table:table-cell>
          <table:table-cell office:value-type="string" calcext:value-type="string">
            <text:p>امروز،ناھار، ماھى و پيشخدمت:خوشآمديد!</text:p>
            <text:p>مرغاست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481" calcext:value-type="float">
            <text:p>481</text:p>
          </table:table-cell>
          <table:table-cell office:value-type="string" calcext:value-type="string">
            <text:p>Иван: Мне, пожалуйста, курицу с</text:p>
          </table:table-cell>
          <table:table-cell office:value-type="string" calcext:value-type="string">
            <text:p>Ivān: Barāye man, xāheš mikonam, morğ</text:p>
          </table:table-cell>
          <table:table-cell office:value-type="string" calcext:value-type="string">
            <text:p>ايوان:براى من، خواھش</text:p>
            <text:p>مىكنم،مرغوساالد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office:value-type="string" calcext:value-type="string">
            <text:p>салатом.</text:p>
          </table:table-cell>
          <table:table-cell office:value-type="string" calcext:value-type="string">
            <text:p>va sālād.</text:p>
          </table:table-cell>
          <table:table-cell table:number-columns-repeated="15"/>
        </table:table-row>
        <table:table-row table:style-name="ro7">
          <table:table-cell/>
          <table:table-cell office:value-type="float" office:value="483" calcext:value-type="float">
            <text:p>483</text:p>
          </table:table-cell>
          <table:table-cell office:value-type="string" calcext:value-type="string">
            <text:p>Ширин: А мне —</text:p>
            <text:p>копченую рыбу (dud</text:p>
            <text:p>— дым).</text:p>
          </table:table-cell>
          <table:table-cell office:value-type="string" calcext:value-type="string">
            <text:p>Širin: Barāye man, māhi-ye dudi.</text:p>
          </table:table-cell>
          <table:table-cell office:value-type="string" calcext:value-type="string">
            <text:p>شيرين:براىمن،ماھى</text:p>
            <text:p>دودى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8">
          <table:table-cell/>
          <table:table-cell office:value-type="float" office:value="484" calcext:value-type="float">
            <text:p>484</text:p>
          </table:table-cell>
          <table:table-cell office:value-type="string" calcext:value-type="string">
            <text:p>Доминик: Салат и</text:p>
            <text:p>креветки.</text:p>
          </table:table-cell>
          <table:table-cell office:value-type="string" calcext:value-type="string">
            <text:p>Dominik: Sālād va</text:p>
            <text:p>meygu.</text:p>
          </table:table-cell>
          <table:table-cell office:value-type="string" calcext:value-type="string">
            <text:p>دومينيک:ساالدوميگو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485" calcext:value-type="float">
            <text:p>485</text:p>
          </table:table-cell>
          <table:table-cell office:value-type="string" calcext:value-type="string">
            <text:p>Иван: После обедa принесите нам, пожалуйста, чай.</text:p>
          </table:table-cell>
          <table:table-cell office:value-type="string" calcext:value-type="string">
            <text:p>Ivān: Xāhes mikonam, pas az nāhār barāye mā čāybiāvarid.</text:p>
          </table:table-cell>
          <table:table-cell office:value-type="string" calcext:value-type="string">
            <text:p>پس ازناھار براى ما ايوان:خواھش مىكنم،</text:p>
            <text:p>چاى بياوريد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490" calcext:value-type="float">
            <text:p>490</text:p>
          </table:table-cell>
          <table:table-cell office:value-type="string" calcext:value-type="string">
            <text:p>Ширин: Что это за город, который мы</text:p>
            <text:p>видим?</text:p>
          </table:table-cell>
          <table:table-cell office:value-type="string" calcext:value-type="string">
            <text:p>Širin: In če šahri ast ke mibinim?</text:p>
          </table:table-cell>
          <table:table-cell office:value-type="string" calcext:value-type="string">
            <text:p>شيرين:اين چه شھرى</text:p>
            <text:p>استكهمىبينيم؟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6">
          <table:table-cell/>
          <table:table-cell office:value-type="float" office:value="491" calcext:value-type="float">
            <text:p>491</text:p>
          </table:table-cell>
          <table:table-cell office:value-type="string" calcext:value-type="string">
            <text:p>Доминик: Это Баку или Бад-куб.</text:p>
          </table:table-cell>
          <table:table-cell office:value-type="string" calcext:value-type="string">
            <text:p>Dominik: In Bāku yā ‘bād-kub’.</text:p>
          </table:table-cell>
          <table:table-cell office:value-type="string" calcext:value-type="string">
            <text:p>دومينيک:اين باكو يا</text:p>
            <text:p>"بادكوب"است.</text:p>
          </table:table-cell>
          <table:table-cell table:number-columns-repeated="14"/>
        </table:table-row>
        <table:table-row table:style-name="ro3">
          <table:table-cell/>
          <table:table-cell office:value-type="float" office:value="492" calcext:value-type="float">
            <text:p>492</text:p>
          </table:table-cell>
          <table:table-cell office:value-type="string" calcext:value-type="string">
            <text:p>Иван: Что означает название Бад-куб?</text:p>
          </table:table-cell>
          <table:table-cell office:value-type="string" calcext:value-type="string">
            <text:p>Ivān: Bād-kub čist?</text:p>
          </table:table-cell>
          <table:table-cell office:value-type="string" calcext:value-type="string">
            <text:p>ايوان:بادكوب چيست؟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7">
          <table:table-cell/>
          <table:table-cell office:value-type="float" office:value="493" calcext:value-type="float">
            <text:p>493</text:p>
          </table:table-cell>
          <table:table-cell office:value-type="string" calcext:value-type="string">
            <text:p>Доминик: «Город, в котором ветер всегда его /город/ бьет» = город, где бывают сильные ветра (bād</text:p>
            <text:p>— ветер, kub —</text:p>
            <text:p>удар).</text:p>
          </table:table-cell>
          <table:table-cell office:value-type="string" calcext:value-type="string">
            <text:p>Dominik: Šahri ke bād hamiše ān-rā mikubad.</text:p>
          </table:table-cell>
          <table:table-cell office:value-type="string" calcext:value-type="string">
            <text:p>دومينيک:شھرى كه باد</text:p>
            <text:p>ھميشهآنرا مىكوبد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494" calcext:value-type="float">
            <text:p>494</text:p>
          </table:table-cell>
          <table:table-cell office:value-type="string" calcext:value-type="string">
            <text:p>Ширин: Скоро пересекаем границу</text:p>
            <text:p>России.</text:p>
          </table:table-cell>
          <table:table-cell office:value-type="string" calcext:value-type="string">
            <text:p>Širin: Bezudi be marz- e Rusiye mirasim.</text:p>
          </table:table-cell>
          <table:table-cell office:value-type="string" calcext:value-type="string">
            <text:p>شيرين:بزودىبهمرز</text:p>
            <text:p>روسيهمىرسيم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495" calcext:value-type="float">
            <text:p>495</text:p>
          </table:table-cell>
          <table:table-cell office:value-type="string" calcext:value-type="string">
            <text:p>Иван: Дорогая Ширин, какой язык легче — персидский</text:p>
            <text:p>или русский?</text:p>
          </table:table-cell>
          <table:table-cell office:value-type="string" calcext:value-type="string">
            <text:p>Ivān: Širin jān! Kodām zabān āsāntar ast, fārsi yā rusi?</text:p>
          </table:table-cell>
          <table:table-cell office:value-type="string" calcext:value-type="string">
            <text:p>زبانآسانتراست،فارسىايوان:شيرينجان!كدام</text:p>
            <text:p>ياروسى؟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6">
          <table:table-cell/>
          <table:table-cell office:value-type="float" office:value="496" calcext:value-type="float">
            <text:p>496</text:p>
          </table:table-cell>
          <table:table-cell office:value-type="string" calcext:value-type="string">
            <text:p>Ширин: С моей</text:p>
          </table:table-cell>
          <table:table-cell office:value-type="string" calcext:value-type="string">
            <text:p>Širin: Az didgāh-e</text:p>
          </table:table-cell>
          <table:table-cell office:value-type="string" calcext:value-type="string">
            <text:p>فارسى آسانترين زبانشيرين:از ديدگاه من،</text:p>
            <text:p>جھان است.</text:p>
          </table:table-cell>
          <table:table-cell table:number-columns-repeated="14"/>
        </table:table-row>
        <table:table-row table:style-name="ro3">
          <table:table-cell/>
          <table:table-cell office:value-type="float" office:value="497" calcext:value-type="float">
            <text:p>497</text:p>
          </table:table-cell>
          <table:table-cell office:value-type="string" calcext:value-type="string">
            <text:p>точки зрения,</text:p>
          </table:table-cell>
          <table:table-cell office:value-type="string" calcext:value-type="string">
            <text:p>man, fārsi āsāntarin</text:p>
          </table:table-cell>
          <table:table-cell table:number-columns-repeated="7"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office:value-type="string" calcext:value-type="string">
            <text:p>персидский — самый</text:p>
          </table:table-cell>
          <table:table-cell office:value-type="string" calcext:value-type="string">
            <text:p>zabān-e jehān ast.</text:p>
          </table:table-cell>
          <table:table-cell table:number-columns-repeated="15"/>
        </table:table-row>
        <table:table-row table:style-name="ro3"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легкий из всех</text:p>
          </table:table-cell>
          <table:table-cell table:number-columns-repeated="8"/>
          <table:table-cell table:style-name="ce16"/>
          <table:table-cell table:number-columns-repeated="7"/>
        </table:table-row>
        <table:table-row table:style-name="ro3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языков в мире!</text:p>
          </table:table-cell>
          <table:table-cell table:number-columns-repeated="8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501" calcext:value-type="float">
            <text:p>501</text:p>
          </table:table-cell>
          <table:table-cell office:value-type="string" calcext:value-type="string">
            <text:p>Доминик: Вы правы</text:p>
          </table:table-cell>
          <table:table-cell office:value-type="string" calcext:value-type="string">
            <text:p>Dominik: Soxan-e</text:p>
          </table:table-cell>
          <table:table-cell office:value-type="string" calcext:value-type="string">
            <text:p>دومينيک:سخن شما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3">
          <table:table-cell/>
          <table:table-cell office:value-type="float" office:value="502" calcext:value-type="float">
            <text:p>502</text:p>
          </table:table-cell>
          <table:table-cell office:value-type="string" calcext:value-type="string">
            <text:p>(«речь ваша верна»).</text:p>
          </table:table-cell>
          <table:table-cell office:value-type="string" calcext:value-type="string">
            <text:p>šomā dorost ast.</text:p>
          </table:table-cell>
          <table:table-cell office:value-type="string" calcext:value-type="string">
            <text:p>درست است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Иван: А русский язык — один из самых сложных</text:p>
            <text:p>языков.</text:p>
          </table:table-cell>
          <table:table-cell office:value-type="string" calcext:value-type="string">
            <text:p>Ivān: Zabān-e rusi yeki az saxttarin zabān-hā ast.</text:p>
          </table:table-cell>
          <table:table-cell office:value-type="string" calcext:value-type="string">
            <text:p>ايوان:زبانروسىيكى</text:p>
            <text:p>ازسختترينزبانھااست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504" calcext:value-type="float">
            <text:p>504</text:p>
          </table:table-cell>
          <table:table-cell office:value-type="string" calcext:value-type="string">
            <text:p>Ширин: Друзья! Мне было очень приятно с Вами побеседовать (hamnešin — собеседник, спутник; hamnešini — /чье-то/ общество).</text:p>
            <text:p>Спокойной ночи!</text:p>
          </table:table-cell>
          <table:table-cell office:value-type="string" calcext:value-type="string">
            <text:p>Širin: Dustān! Hamnešini bā šomā xub bud. Šab-e šomā xoš.</text:p>
          </table:table-cell>
          <table:table-cell office:value-type="string" calcext:value-type="string">
            <text:p>ھمنشينىبا شما خوبشيرين:دوستان!</text:p>
            <text:p>بود.شبشماخوش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7">
          <table:table-cell/>
          <table:table-cell office:value-type="float" office:value="505" calcext:value-type="float">
            <text:p>505</text:p>
          </table:table-cell>
          <table:table-cell office:value-type="string" calcext:value-type="string">
            <text:p>Иван и Доминик: Доброй ночи! Завтра будем в Астрахани.</text:p>
          </table:table-cell>
          <table:table-cell office:value-type="string" calcext:value-type="string">
            <text:p>Ivān va Dominik: Šab- e šomā hamčanin!</text:p>
            <text:p>Fardā hame dar</text:p>
            <text:p>Āstrāxān xāhim bud.</text:p>
          </table:table-cell>
          <table:table-cell office:value-type="string" calcext:value-type="string">
            <text:p>شماھمچنين.فردا ھمه ايوان و دومينيک:شب</text:p>
            <text:p>درآستراخانخواھيمبود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3"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Десятая встреча</text:p>
          </table:table-cell>
          <table:table-cell office:value-type="string" calcext:value-type="string">
            <text:p>Didār-e dahom</text:p>
          </table:table-cell>
          <table:table-cell office:value-type="string" calcext:value-type="string">
            <text:p>ديدار دھم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8">
          <table:table-cell/>
          <table:table-cell office:value-type="float" office:value="511" calcext:value-type="float">
            <text:p>511</text:p>
          </table:table-cell>
          <table:table-cell office:value-type="string" calcext:value-type="string">
            <text:p>В Астраханском порту.</text:p>
          </table:table-cell>
          <table:table-cell office:value-type="string" calcext:value-type="string">
            <text:p>Dar bandar-e</text:p>
            <text:p>Āstrāxān.</text:p>
          </table:table-cell>
          <table:table-cell office:value-type="string" calcext:value-type="string">
            <text:p>در بندر آستراخان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512" calcext:value-type="float">
            <text:p>512</text:p>
          </table:table-cell>
          <table:table-cell office:value-type="string" calcext:value-type="string">
            <text:p>Иван: Господин Доминик! Сколько дней Вы проведете в</text:p>
            <text:p>России?</text:p>
          </table:table-cell>
          <table:table-cell office:value-type="string" calcext:value-type="string">
            <text:p>Ivān: Āqā-ye Dominik! Šoma čand ruz dar Rusiye</text:p>
            <text:p>mimānid?</text:p>
          </table:table-cell>
          <table:table-cell office:value-type="string" calcext:value-type="string">
            <text:p>آقاىدومينيک!شماچند</text:p>
            <text:p>روزدرروسيهمىمانيد؟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6">
          <table:table-cell/>
          <table:table-cell office:value-type="float" office:value="513" calcext:value-type="float">
            <text:p>513</text:p>
          </table:table-cell>
          <table:table-cell office:value-type="string" calcext:value-type="string">
            <text:p>Доминик: Пять дней</text:p>
            <text:p>в Москве и пять дней в Петербурге.</text:p>
          </table:table-cell>
          <table:table-cell office:value-type="string" calcext:value-type="string">
            <text:p>Dominik: Panj ruz dar</text:p>
            <text:p>Mosko va panj ruz dar Peterburg.</text:p>
          </table:table-cell>
          <table:table-cell office:value-type="string" calcext:value-type="string">
            <text:p>پنجروزدرمسكووپنج</text:p>
            <text:p>روز درپتربورگ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514" calcext:value-type="float">
            <text:p>514</text:p>
          </table:table-cell>
          <table:table-cell office:value-type="string" calcext:value-type="string">
            <text:p>Иван: Если Вы хотите, я могу быть</text:p>
            <text:p>Вашим гидом.</text:p>
          </table:table-cell>
          <table:table-cell office:value-type="string" calcext:value-type="string">
            <text:p>Ivān: Agar xāstid, man rāhnamā-ye šomā</text:p>
            <text:p>xāham bud.</text:p>
          </table:table-cell>
          <table:table-cell office:value-type="string" calcext:value-type="string">
            <text:p>ايوان:اگرخواستيد،من</text:p>
            <text:p>راھنماىشماخواھمبود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6">
          <table:table-cell/>
          <table:table-cell office:value-type="float" office:value="515" calcext:value-type="float">
            <text:p>515</text:p>
          </table:table-cell>
          <table:table-cell office:value-type="string" calcext:value-type="string">
            <text:p>Доминик: Спасибо за предложение. Вы сможете быть хорошим гидом и для</text:p>
            <text:p>персоязычных туристов.</text:p>
          </table:table-cell>
          <table:table-cell office:value-type="string" calcext:value-type="string">
            <text:p>Dominik: Sepāsgozāram. Šomā mitavānid rāhnamā-ye xubi barāye jehān-</text:p>
            <text:p>gardān-e fārsi-zabān bašid.</text:p>
          </table:table-cell>
          <table:table-cell office:value-type="string" calcext:value-type="string">
            <text:p>خوبىبراىجھانگردانشما مىتوانيد راھنماى دومينيک:سپاسگزارم.</text:p>
            <text:p>فارسیزبان باشيد.</text:p>
          </table:table-cell>
          <table:table-cell table:number-columns-repeated="14"/>
        </table:table-row>
        <table:table-row table:style-name="ro18">
          <table:table-cell/>
          <table:table-cell office:value-type="float" office:value="516" calcext:value-type="float">
            <text:p>516</text:p>
          </table:table-cell>
          <table:table-cell office:value-type="string" calcext:value-type="string">
            <text:p>Иван: Да, я хочу</text:p>
          </table:table-cell>
          <table:table-cell office:value-type="string" calcext:value-type="string">
            <text:p>Ivān: Āri. Man</text:p>
          </table:table-cell>
          <table:table-cell office:value-type="string" calcext:value-type="string">
            <text:p>مىخواھميکراهسادهوايوان:آرى.من</text:p>
            <text:p>بازرگانانوپژوھشگرانزيبابراىجھانگردان،</text:p>
            <text:p>بازكنم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3">
          <table:table-cell/>
          <table:table-cell office:value-type="float" office:value="517" calcext:value-type="float">
            <text:p>517</text:p>
          </table:table-cell>
          <table:table-cell office:value-type="string" calcext:value-type="string">
            <text:p>открыть легкий и</text:p>
          </table:table-cell>
          <table:table-cell office:value-type="string" calcext:value-type="string">
            <text:p>mixāham yek rāh-e</text:p>
          </table:table-cell>
          <table:table-cell table:number-columns-repeated="7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красивый маршрут</text:p>
          </table:table-cell>
          <table:table-cell office:value-type="string" calcext:value-type="string">
            <text:p>sāde va zibā barāye</text:p>
          </table:table-cell>
          <table:table-cell table:number-columns-repeated="7"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string" calcext:value-type="string">
            <text:p>для туристов,</text:p>
          </table:table-cell>
          <table:table-cell office:value-type="string" calcext:value-type="string">
            <text:p>jehān-gardān,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string" calcext:value-type="string">
            <text:p>торговцев и</text:p>
          </table:table-cell>
          <table:table-cell office:value-type="string" calcext:value-type="string">
            <text:p>bāzargānān va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office:value-type="string" calcext:value-type="string">
            <text:p>исследователей (bāz</text:p>
          </table:table-cell>
          <table:table-cell office:value-type="string" calcext:value-type="string">
            <text:p>pažuhešgarān bāz</text:p>
          </table:table-cell>
          <table:table-cell table:number-columns-repeated="15"/>
        </table:table-row>
        <table:table-row table:style-name="ro3">
          <table:table-cell/>
          <table:table-cell office:value-type="float" office:value="522" calcext:value-type="float">
            <text:p>522</text:p>
          </table:table-cell>
          <table:table-cell office:value-type="string" calcext:value-type="string">
            <text:p>— открытый; pažuheš</text:p>
          </table:table-cell>
          <table:table-cell office:value-type="string" calcext:value-type="string">
            <text:p>konam.</text:p>
          </table:table-cell>
          <table:table-cell table:number-columns-repeated="7"/>
          <table:table-cell table:style-name="ce16"/>
          <table:table-cell table:number-columns-repeated="7"/>
        </table:table-row>
        <table:table-row table:style-name="ro3">
          <table:table-cell/>
          <table:table-cell office:value-type="float" office:value="523" calcext:value-type="float">
            <text:p>523</text:p>
          </table:table-cell>
          <table:table-cell office:value-type="string" calcext:value-type="string">
            <text:p>— исследование).</text:p>
          </table:table-cell>
          <table:table-cell table:number-columns-repeated="8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524" calcext:value-type="float">
            <text:p>524</text:p>
          </table:table-cell>
          <table:table-cell office:value-type="string" calcext:value-type="string">
            <text:p>Доминик: Наподобие</text:p>
            <text:p>«Шелкового пути»?</text:p>
          </table:table-cell>
          <table:table-cell office:value-type="string" calcext:value-type="string">
            <text:p>Dominik: Mānand-e rāh-e abrišam?</text:p>
          </table:table-cell>
          <table:table-cell office:value-type="string" calcext:value-type="string">
            <text:p>دومينيک:مانندراه</text:p>
            <text:p>ابريشم?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525" calcext:value-type="float">
            <text:p>525</text:p>
          </table:table-cell>
          <table:table-cell office:value-type="string" calcext:value-type="string">
            <text:p>Иван: Да, из Европы в Китай.</text:p>
          </table:table-cell>
          <table:table-cell office:value-type="string" calcext:value-type="string">
            <text:p>Ivān: Āri. Az Oropa be</text:p>
            <text:p>Čin.</text:p>
          </table:table-cell>
          <table:table-cell office:value-type="string" calcext:value-type="string">
            <text:p>ايوان:آرى.از اروپابه</text:p>
            <text:p>چين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526" calcext:value-type="float">
            <text:p>526</text:p>
          </table:table-cell>
          <table:table-cell office:value-type="string" calcext:value-type="string">
            <text:p>Доминик: C моей</text:p>
          </table:table-cell>
          <table:table-cell office:value-type="string" calcext:value-type="string">
            <text:p>Dominik: Az didgāh-e</text:p>
          </table:table-cell>
          <table:table-cell office:value-type="string" calcext:value-type="string">
            <text:p>شمانخستينگامرادومينيک:ازديدگاهمن</text:p>
            <text:p>برداشتيد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3">
          <table:table-cell/>
          <table:table-cell office:value-type="float" office:value="527" calcext:value-type="float">
            <text:p>527</text:p>
          </table:table-cell>
          <table:table-cell office:value-type="string" calcext:value-type="string">
            <text:p>точки зрения, Вы</text:p>
          </table:table-cell>
          <table:table-cell office:value-type="string" calcext:value-type="string">
            <text:p>man šomā naxostin</text:p>
          </table:table-cell>
          <table:table-cell table:number-columns-repeated="7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528" calcext:value-type="float">
            <text:p>528</text:p>
          </table:table-cell>
          <table:table-cell office:value-type="string" calcext:value-type="string">
            <text:p>уже сделали первый</text:p>
          </table:table-cell>
          <table:table-cell office:value-type="string" calcext:value-type="string">
            <text:p>gām-rā bardāštid.</text:p>
          </table:table-cell>
          <table:table-cell table:number-columns-repeated="7"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office:value-type="string" calcext:value-type="string">
            <text:p>шаг (bardāštan —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string" calcext:value-type="string">
            <text:p>поднимать).</text:p>
          </table:table-cell>
          <table:table-cell table:number-columns-repeated="16"/>
        </table:table-row>
        <table:table-row table:style-name="ro16">
          <table:table-cell/>
          <table:table-cell office:value-type="float" office:value="531" calcext:value-type="float">
            <text:p>531</text:p>
          </table:table-cell>
          <table:table-cell office:value-type="string" calcext:value-type="string">
            <text:p>Иван: Тогда давайте</text:p>
          </table:table-cell>
          <table:table-cell office:value-type="string" calcext:value-type="string">
            <text:p>Ivān: Pas, biyāyid</text:p>
          </table:table-cell>
          <table:table-cell office:value-type="string" calcext:value-type="string">
            <text:p>دراستراخانبمانيمودرايوان:پس، بياييد امشب</text:p>
            <text:p>اينبارهگفتوگوكنيم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3"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сегодня останемся</text:p>
          </table:table-cell>
          <table:table-cell office:value-type="string" calcext:value-type="string">
            <text:p>emšab dar Āstrāxān</text:p>
          </table:table-cell>
          <table:table-cell table:number-columns-repeated="7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533" calcext:value-type="float">
            <text:p>533</text:p>
          </table:table-cell>
          <table:table-cell office:value-type="string" calcext:value-type="string">
            <text:p>вАстрахани и все</text:p>
          </table:table-cell>
          <table:table-cell office:value-type="string" calcext:value-type="string">
            <text:p>bemānim va dar in</text:p>
          </table:table-cell>
          <table:table-cell table:number-columns-repeated="7"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office:value-type="string" calcext:value-type="string">
            <text:p>обсудим: «разговор</text:p>
          </table:table-cell>
          <table:table-cell office:value-type="string" calcext:value-type="string">
            <text:p>bāre goftegu konim.</text:p>
          </table:table-cell>
          <table:table-cell table:number-columns-repeated="15"/>
        </table:table-row>
        <table:table-row table:style-name="ro3">
          <table:table-cell/>
          <table:table-cell office:value-type="float" office:value="535" calcext:value-type="float">
            <text:p>535</text:p>
          </table:table-cell>
          <table:table-cell office:value-type="string" calcext:value-type="string">
            <text:p>сделаем» (bāre —</text:p>
          </table:table-cell>
          <table:table-cell table:number-columns-repeated="8"/>
          <table:table-cell table:style-name="ce16"/>
          <table:table-cell table:number-columns-repeated="7"/>
        </table:table-row>
        <table:table-row table:style-name="ro3">
          <table:table-cell/>
          <table:table-cell office:value-type="float" office:value="536" calcext:value-type="float">
            <text:p>536</text:p>
          </table:table-cell>
          <table:table-cell office:value-type="string" calcext:value-type="string">
            <text:p>раз; вид, способ; dar</text:p>
          </table:table-cell>
          <table:table-cell table:number-columns-repeated="8"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string" calcext:value-type="string">
            <text:p>in bāre — об этом).</text:p>
          </table:table-cell>
          <table:table-cell table:number-columns-repeated="16"/>
        </table:table-row>
        <table:table-row table:style-name="ro16">
          <table:table-cell/>
          <table:table-cell office:value-type="float" office:value="538" calcext:value-type="float">
            <text:p>538</text:p>
          </table:table-cell>
          <table:table-cell office:value-type="string" calcext:value-type="string">
            <text:p>Доминик: Я готов.</text:p>
          </table:table-cell>
          <table:table-cell office:value-type="string" calcext:value-type="string">
            <text:p>Dominik: Man āmāde hastam.</text:p>
          </table:table-cell>
          <table:table-cell office:value-type="string" calcext:value-type="string">
            <text:p>دومينيک:من آماده</text:p>
            <text:p>ھستم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539" calcext:value-type="float">
            <text:p>539</text:p>
          </table:table-cell>
          <table:table-cell office:value-type="string" calcext:value-type="string">
            <text:p>Иван: Господин</text:p>
          </table:table-cell>
          <table:table-cell office:value-type="string" calcext:value-type="string">
            <text:p>Ivān: Āqā-ye</text:p>
          </table:table-cell>
          <table:table-cell office:value-type="string" calcext:value-type="string">
            <text:p>آياواژه"آستراخان"ايوان:آقاىدومينيک،</text:p>
            <text:p>فارسىاست؟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string" calcext:value-type="string">
            <text:p>Доминик, слово</text:p>
          </table:table-cell>
          <table:table-cell office:value-type="string" calcext:value-type="string">
            <text:p>Dominik, āyā vāže-ye</text:p>
          </table:table-cell>
          <table:table-cell table:number-columns-repeated="15"/>
        </table:table-row>
        <table:table-row table:style-name="ro3">
          <table:table-cell/>
          <table:table-cell office:value-type="float" office:value="541" calcext:value-type="float">
            <text:p>541</text:p>
          </table:table-cell>
          <table:table-cell office:value-type="string" calcext:value-type="string">
            <text:p>Астрахань имеет</text:p>
          </table:table-cell>
          <table:table-cell office:value-type="string" calcext:value-type="string">
            <text:p>“Āstrāxān” fārsi ast?</text:p>
          </table:table-cell>
          <table:table-cell table:number-columns-repeated="7"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office:value-type="string" calcext:value-type="string">
            <text:p>персидское</text:p>
          </table:table-cell>
          <table:table-cell table:number-columns-repeated="16"/>
        </table:table-row>
        <table:table-row table:style-name="ro3">
          <table:table-cell/>
          <table:table-cell office:value-type="float" office:value="543" calcext:value-type="float">
            <text:p>543</text:p>
          </table:table-cell>
          <table:table-cell office:value-type="string" calcext:value-type="string">
            <text:p>происхождение?</text:p>
          </table:table-cell>
          <table:table-cell table:number-columns-repeated="8"/>
          <table:table-cell table:style-name="ce16"/>
          <table:table-cell table:number-columns-repeated="7"/>
        </table:table-row>
        <table:table-row table:style-name="ro17">
          <table:table-cell/>
          <table:table-cell office:value-type="float" office:value="544" calcext:value-type="float">
            <text:p>544</text:p>
          </table:table-cell>
          <table:table-cell office:value-type="string" calcext:value-type="string">
            <text:p>Доминик: Да. Астар</text:p>
          </table:table-cell>
          <table:table-cell office:value-type="string" calcext:value-type="string">
            <text:p>Dominik: Āri. Astar-</text:p>
          </table:table-cell>
          <table:table-cell office:value-type="string" calcext:value-type="string">
            <text:p>خان.)خانهاستر(دومينيک:آرى.استر—</text:p>
          </table:table-cell>
          <table:table-cell table:number-columns-repeated="14"/>
        </table:table-row>
        <table:table-row table:style-name="ro3">
          <table:table-cell/>
          <table:table-cell office:value-type="float" office:value="545" calcext:value-type="float">
            <text:p>545</text:p>
          </table:table-cell>
          <table:table-cell office:value-type="string" calcext:value-type="string">
            <text:p>означает лошадь, а</text:p>
          </table:table-cell>
          <table:table-cell office:value-type="string" calcext:value-type="string">
            <text:p>xān. (Xāne-ye astar).</text:p>
          </table:table-cell>
          <table:table-cell table:number-columns-repeated="7"/>
          <table:table-cell table:style-name="ce16"/>
          <table:table-cell table:number-columns-repeated="7"/>
        </table:table-row>
        <table:table-row table:style-name="ro3">
          <table:table-cell/>
          <table:table-cell office:value-type="float" office:value="546" calcext:value-type="float">
            <text:p>546</text:p>
          </table:table-cell>
          <table:table-cell office:value-type="string" calcext:value-type="string">
            <text:p>Хан — это дом.</text:p>
          </table:table-cell>
          <table:table-cell table:number-columns-repeated="8"/>
          <table:table-cell table:style-name="ce16"/>
          <table:table-cell table:number-columns-repeated="7"/>
        </table:table-row>
        <table:table-row table:style-name="ro3">
          <table:table-cell/>
          <table:table-cell office:value-type="float" office:value="547" calcext:value-type="float">
            <text:p>547</text:p>
          </table:table-cell>
          <table:table-cell office:value-type="string" calcext:value-type="string">
            <text:p>Одним словом,</text:p>
          </table:table-cell>
          <table:table-cell table:number-columns-repeated="8"/>
          <table:table-cell table:style-name="ce14"/>
          <table:table-cell table:number-columns-repeated="7"/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конюшня.</text:p>
          </table:table-cell>
          <table:table-cell table:number-columns-repeated="16"/>
        </table:table-row>
        <table:table-row table:style-name="ro16">
          <table:table-cell/>
          <table:table-cell office:value-type="float" office:value="549" calcext:value-type="float">
            <text:p>549</text:p>
          </table:table-cell>
          <table:table-cell office:value-type="string" calcext:value-type="string">
            <text:p>Иван: Господин Доминик, давайте</text:p>
          </table:table-cell>
          <table:table-cell office:value-type="string" calcext:value-type="string">
            <text:p>Ivān: Āqā-ye Dominik, aknun</text:p>
          </table:table-cell>
          <table:table-cell office:value-type="string" calcext:value-type="string">
            <text:p>ايوان:آقاىدومينيک،</text:p>
            <text:p>اكنونبفرماييدشام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550" calcext:value-type="float">
            <text:p>550</text:p>
          </table:table-cell>
          <table:table-cell office:value-type="string" calcext:value-type="string">
            <text:p>сейчас поужинаем, а затем поедем в</text:p>
            <text:p>гостиницу.</text:p>
          </table:table-cell>
          <table:table-cell office:value-type="string" calcext:value-type="string">
            <text:p>befarmāid šām bexorim, sepas be</text:p>
            <text:p>hotel miravim.</text:p>
          </table:table-cell>
          <table:table-cell office:value-type="string" calcext:value-type="string">
            <text:p>بخوريمسپسبهھتل</text:p>
            <text:p>مىرويم.</text:p>
          </table:table-cell>
          <table:table-cell table:number-columns-repeated="14"/>
        </table:table-row>
        <table:table-row table:style-name="ro18">
          <table:table-cell/>
          <table:table-cell office:value-type="float" office:value="551" calcext:value-type="float">
            <text:p>551</text:p>
          </table:table-cell>
          <table:table-cell office:value-type="string" calcext:value-type="string">
            <text:p>Доминик: Иван, Вы будете моим гидом, я по-русски не говорю.</text:p>
          </table:table-cell>
          <table:table-cell office:value-type="string" calcext:value-type="string">
            <text:p>Dominik: Ivān, šomā rāhnamā-ye man mišavid, man zabān-e</text:p>
            <text:p>rusi nemidānam.</text:p>
          </table:table-cell>
          <table:table-cell office:value-type="string" calcext:value-type="string">
            <text:p>دومينيک:ايوان، شما</text:p>
            <text:p>راھنماىمن مىشويد،</text:p>
            <text:p>منزبانروسىنمٮدانم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6">
          <table:table-cell/>
          <table:table-cell office:value-type="float" office:value="552" calcext:value-type="float">
            <text:p>552</text:p>
          </table:table-cell>
          <table:table-cell office:value-type="string" calcext:value-type="string">
            <text:p>Иван: В языкознании и археологии — Вы лучший гид!</text:p>
          </table:table-cell>
          <table:table-cell office:value-type="string" calcext:value-type="string">
            <text:p>Ivān: Dar zabān-šenāsi va bāstān-šenāsi šomā</text:p>
            <text:p>behtarin rāhnamā hastid!</text:p>
          </table:table-cell>
          <table:table-cell office:value-type="string" calcext:value-type="string">
            <text:p>باستانشناسىشماايوان:درزبانشناسىو</text:p>
            <text:p>بھترينراھنما ھستيد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553" calcext:value-type="float">
            <text:p>553</text:p>
          </table:table-cell>
          <table:table-cell office:value-type="string" calcext:value-type="string">
            <text:p>Доминик: Буду рад сотрудничать («к</text:p>
            <text:p>сотрудничеству</text:p>
          </table:table-cell>
          <table:table-cell office:value-type="string" calcext:value-type="string">
            <text:p>Dominik: Barāye hamkāri āmāde</text:p>
            <text:p>hastam.</text:p>
          </table:table-cell>
          <table:table-cell office:value-type="string" calcext:value-type="string">
            <text:p>دومينيک:براىھمكارى</text:p>
            <text:p>آمادهھستم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office:value-type="string" calcext:value-type="string">
            <text:p>готов»).</text:p>
          </table:table-cell>
          <table:table-cell table:number-columns-repeated="16"/>
        </table:table-row>
        <table:table-row table:style-name="ro16">
          <table:table-cell/>
          <table:table-cell office:value-type="float" office:value="555" calcext:value-type="float">
            <text:p>555</text:p>
          </table:table-cell>
          <table:table-cell office:value-type="string" calcext:value-type="string">
            <text:p>Иван: В следующем</text:p>
          </table:table-cell>
          <table:table-cell office:value-type="string" calcext:value-type="string">
            <text:p>Ivān: Sāl-e āyande</text:p>
          </table:table-cell>
          <table:table-cell office:value-type="string" calcext:value-type="string">
            <text:p>ايوان:سالآيندهباھم</text:p>
            <text:p>ايرانگردىخواھيم كرد.</text:p>
          </table:table-cell>
          <table:table-cell table:number-columns-repeated="14"/>
        </table:table-row>
        <table:table-row table:style-name="ro3">
          <table:table-cell/>
          <table:table-cell office:value-type="float" office:value="556" calcext:value-type="float">
            <text:p>556</text:p>
          </table:table-cell>
          <table:table-cell office:value-type="string" calcext:value-type="string">
            <text:p>году мы будем</text:p>
          </table:table-cell>
          <table:table-cell office:value-type="string" calcext:value-type="string">
            <text:p>bāham irāngardi xāhim</text:p>
          </table:table-cell>
          <table:table-cell table:number-columns-repeated="7"/>
          <table:table-cell table:style-name="ce14"/>
          <table:table-cell table:number-columns-repeated="7"/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office:value-type="string" calcext:value-type="string">
            <text:p>вместе</text:p>
          </table:table-cell>
          <table:table-cell office:value-type="string" calcext:value-type="string">
            <text:p>kard.</text:p>
          </table:table-cell>
          <table:table-cell table:number-columns-repeated="15"/>
        </table:table-row>
        <table:table-row table:style-name="ro3">
          <table:table-cell/>
          <table:table-cell office:value-type="float" office:value="558" calcext:value-type="float">
            <text:p>558</text:p>
          </table:table-cell>
          <table:table-cell office:value-type="string" calcext:value-type="string">
            <text:p>путешествовать по</text:p>
          </table:table-cell>
          <table:table-cell table:number-columns-repeated="8"/>
          <table:table-cell table:style-name="ce16"/>
          <table:table-cell table:number-columns-repeated="7"/>
        </table:table-row>
        <table:table-row table:style-name="ro3">
          <table:table-cell/>
          <table:table-cell office:value-type="float" office:value="559" calcext:value-type="float">
            <text:p>559</text:p>
          </table:table-cell>
          <table:table-cell office:value-type="string" calcext:value-type="string">
            <text:p>Ирану («путешествие</text:p>
          </table:table-cell>
          <table:table-cell table:number-columns-repeated="8"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string" calcext:value-type="string">
            <text:p>по Ирану будем</text:p>
          </table:table-cell>
          <table:table-cell table:number-columns-repeated="16"/>
        </table:table-row>
        <table:table-row table:style-name="ro3">
          <table:table-cell/>
          <table:table-cell office:value-type="float" office:value="561" calcext:value-type="float">
            <text:p>561</text:p>
          </table:table-cell>
          <table:table-cell office:value-type="string" calcext:value-type="string">
            <text:p>делать»).</text:p>
          </table:table-cell>
          <table:table-cell table:number-columns-repeated="8"/>
          <table:table-cell table:style-name="ce17"/>
          <table:table-cell table:number-columns-repeated="7"/>
        </table:table-row>
        <table:table-row table:style-name="ro16">
          <table:table-cell/>
          <table:table-cell office:value-type="float" office:value="562" calcext:value-type="float">
            <text:p>562</text:p>
          </table:table-cell>
          <table:table-cell office:value-type="string" calcext:value-type="string">
            <text:p>Доминик: В таком</text:p>
          </table:table-cell>
          <table:table-cell office:value-type="string" calcext:value-type="string">
            <text:p>Dominik: Pas, Ivān</text:p>
          </table:table-cell>
          <table:table-cell office:value-type="string" calcext:value-type="string">
            <text:p>زبانفارسىخودرابھترجان،تاسالآيندهبايددومينيک:پس،ايوان</text:p>
            <text:p>كنيم.</text:p>
          </table:table-cell>
          <table:table-cell table:number-columns-repeated="14"/>
        </table:table-row>
        <table:table-row table:style-name="ro3">
          <table:table-cell/>
          <table:table-cell office:value-type="float" office:value="563" calcext:value-type="float">
            <text:p>563</text:p>
          </table:table-cell>
          <table:table-cell office:value-type="string" calcext:value-type="string">
            <text:p>случае, дорогой</text:p>
          </table:table-cell>
          <table:table-cell office:value-type="string" calcext:value-type="string">
            <text:p>jān, tā sāl-e āyande</text:p>
          </table:table-cell>
          <table:table-cell table:number-columns-repeated="7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564" calcext:value-type="float">
            <text:p>564</text:p>
          </table:table-cell>
          <table:table-cell office:value-type="string" calcext:value-type="string">
            <text:p>Иван, Вам весь</text:p>
          </table:table-cell>
          <table:table-cell office:value-type="string" calcext:value-type="string">
            <text:p>bāyad zabān-e fārsi-e</text:p>
          </table:table-cell>
          <table:table-cell table:number-columns-repeated="7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565" calcext:value-type="float">
            <text:p>565</text:p>
          </table:table-cell>
          <table:table-cell office:value-type="string" calcext:value-type="string">
            <text:p>предстоящий год</text:p>
          </table:table-cell>
          <table:table-cell office:value-type="string" calcext:value-type="string">
            <text:p>xod-rā behtar konid.</text:p>
          </table:table-cell>
          <table:table-cell table:number-columns-repeated="7"/>
          <table:table-cell table:style-name="ce14"/>
          <table:table-cell table:number-columns-repeated="7"/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office:value-type="string" calcext:value-type="string">
            <text:p>придется</text:p>
          </table:table-cell>
          <table:table-cell table:number-columns-repeated="16"/>
        </table:table-row>
        <table:table-row table:style-name="ro3">
          <table:table-cell/>
          <table:table-cell office:value-type="float" office:value="567" calcext:value-type="float">
            <text:p>567</text:p>
          </table:table-cell>
          <table:table-cell office:value-type="string" calcext:value-type="string">
            <text:p>совершенствовать</text:p>
          </table:table-cell>
          <table:table-cell table:number-columns-repeated="8"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office:value-type="string" calcext:value-type="string">
            <text:p>(«делать лучше»)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office:value-type="string" calcext:value-type="string">
            <text:p>персидский.</text:p>
          </table:table-cell>
          <table:table-cell table:number-columns-repeated="16"/>
        </table:table-row>
        <table:table-row table:style-name="ro16">
          <table:table-cell/>
          <table:table-cell office:value-type="float" office:value="570" calcext:value-type="float">
            <text:p>570</text:p>
          </table:table-cell>
          <table:table-cell office:value-type="string" calcext:value-type="string">
            <text:p>Иван: Язык Омара Хайяма, Фирдоуси,</text:p>
            <text:p>Саади…</text:p>
          </table:table-cell>
          <table:table-cell office:value-type="string" calcext:value-type="string">
            <text:p>Ivān: Zabān-e Omar Xayyām, Ferdousi,</text:p>
            <text:p>Sa’adi…</text:p>
          </table:table-cell>
          <table:table-cell office:value-type="string" calcext:value-type="string">
            <text:p>ايوان:زبانعمرخيام،</text:p>
            <text:p>فردوسى،سعدى....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575" calcext:value-type="float">
            <text:p>575</text:p>
          </table:table-cell>
          <table:table-cell office:value-type="string" calcext:value-type="string">
            <text:p>Одиннадцатая встреча</text:p>
          </table:table-cell>
          <table:table-cell office:value-type="string" calcext:value-type="string">
            <text:p>Didār-e yāzdahom</text:p>
          </table:table-cell>
          <table:table-cell office:value-type="string" calcext:value-type="string">
            <text:p>ديدار يازدھم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7">
          <table:table-cell/>
          <table:table-cell office:value-type="float" office:value="576" calcext:value-type="float">
            <text:p>576</text:p>
          </table:table-cell>
          <table:table-cell office:value-type="string" calcext:value-type="string">
            <text:p>Письмо из России.</text:p>
          </table:table-cell>
          <table:table-cell office:value-type="string" calcext:value-type="string">
            <text:p>Nāme az Rusiye.</text:p>
          </table:table-cell>
          <table:table-cell office:value-type="string" calcext:value-type="string">
            <text:p>نامهاز روسيه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577" calcext:value-type="float">
            <text:p>577</text:p>
          </table:table-cell>
          <table:table-cell office:value-type="string" calcext:value-type="string">
            <text:p>Почтальон («письма доставщик»):</text:p>
            <text:p>госпожа Шахназ Джамшиди?</text:p>
          </table:table-cell>
          <table:table-cell office:value-type="string" calcext:value-type="string">
            <text:p>Nāme-rasān: Xānom-e Šahnāz-e Jamšidi?</text:p>
          </table:table-cell>
          <table:table-cell office:value-type="string" calcext:value-type="string">
            <text:p>نامهرسان:خانمشھناز</text:p>
            <text:p>جمشيدى؟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8">
          <table:table-cell/>
          <table:table-cell office:value-type="float" office:value="578" calcext:value-type="float">
            <text:p>578</text:p>
          </table:table-cell>
          <table:table-cell office:value-type="string" calcext:value-type="string">
            <text:p>Шахназ: Да, это я.</text:p>
          </table:table-cell>
          <table:table-cell office:value-type="string" calcext:value-type="string">
            <text:p>Šahnāz: Bale. Man</text:p>
            <text:p>hastam.</text:p>
          </table:table-cell>
          <table:table-cell office:value-type="string" calcext:value-type="string">
            <text:p>شھناز:بله.من ھستم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579" calcext:value-type="float">
            <text:p>579</text:p>
          </table:table-cell>
          <table:table-cell office:value-type="string" calcext:value-type="string">
            <text:p>Почтальон: Для Вас письмо из России.</text:p>
          </table:table-cell>
          <table:table-cell office:value-type="string" calcext:value-type="string">
            <text:p>Nāme-rasān: Nāme az Rusiye barāye šomā.</text:p>
          </table:table-cell>
          <table:table-cell office:value-type="string" calcext:value-type="string">
            <text:p>نامهرسان:نامهاز</text:p>
            <text:p>روسيهبراى شما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580" calcext:value-type="float">
            <text:p>580</text:p>
          </table:table-cell>
          <table:table-cell office:value-type="string" calcext:value-type="string">
            <text:p>Шахназ вскрывает письмо и читает его:</text:p>
          </table:table-cell>
          <table:table-cell office:value-type="string" calcext:value-type="string">
            <text:p>Šahnāz nāme-rā bāz mikonad va ānrā</text:p>
            <text:p>mixānad.</text:p>
          </table:table-cell>
          <table:table-cell office:value-type="string" calcext:value-type="string">
            <text:p>)شھنازنامهرابازمىكند</text:p>
            <text:p>وآنرامىخواند.(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20">
          <table:table-cell/>
          <table:table-cell office:value-type="float" office:value="581" calcext:value-type="float">
            <text:p>581</text:p>
          </table:table-cell>
          <table:table-cell office:value-type="string" calcext:value-type="string">
            <text:p>Дорогая Шахназ!</text:p>
          </table:table-cell>
          <table:table-cell office:value-type="string" calcext:value-type="string">
            <text:p>Šahnāz jān!</text:p>
          </table:table-cell>
          <table:table-cell office:value-type="string" calcext:value-type="string">
            <text:p>سال نو را به شماو جشن باستانى نوروزوشھنازجان!</text:p>
            <text:p>زندگىخودپيروزباشيدوآرزودارمسالآيندهدرخانوادهشادباشمىگويم</text:p>
            <text:p>ايوان</text:p>
            <text:p/>
            <text:p>بيستويكمماهمارس</text:p>
            <text:p>سالدوھزاروپنج.</text:p>
          </table:table-cell>
          <table:table-cell table:number-columns-repeated="14"/>
        </table:table-row>
        <table:table-row table:style-name="ro3">
          <table:table-cell/>
          <table:table-cell office:value-type="float" office:value="582" calcext:value-type="float">
            <text:p>582</text:p>
          </table:table-cell>
          <table:table-cell office:value-type="string" calcext:value-type="string">
            <text:p>Поздравляю</text:p>
          </table:table-cell>
          <table:table-cell office:value-type="string" calcext:value-type="string">
            <text:p>Jašn-e bāstāni nowruz</text:p>
          </table:table-cell>
          <table:table-cell table:number-columns-repeated="7"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office:value-type="string" calcext:value-type="string">
            <text:p>(«говорю: счастливы</text:p>
          </table:table-cell>
          <table:table-cell office:value-type="string" calcext:value-type="string">
            <text:p>va sāl-e no-rā be šomā</text:p>
          </table:table-cell>
          <table:table-cell table:number-columns-repeated="15"/>
        </table:table-row>
        <table:table-row table:style-name="ro3">
          <table:table-cell/>
          <table:table-cell office:value-type="float" office:value="584" calcext:value-type="float">
            <text:p>584</text:p>
          </table:table-cell>
          <table:table-cell office:value-type="string" calcext:value-type="string">
            <text:p>будьте») Вас и Вашу</text:p>
          </table:table-cell>
          <table:table-cell office:value-type="string" calcext:value-type="string">
            <text:p>va xānevāde šād bāš</text:p>
          </table:table-cell>
          <table:table-cell table:number-columns-repeated="7"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office:value-type="string" calcext:value-type="string">
            <text:p>семью с древним</text:p>
          </table:table-cell>
          <table:table-cell office:value-type="string" calcext:value-type="string">
            <text:p>miguyam va ārzu</text:p>
          </table:table-cell>
          <table:table-cell table:number-columns-repeated="15"/>
        </table:table-row>
        <table:table-row table:style-name="ro3">
          <table:table-cell/>
          <table:table-cell office:value-type="float" office:value="586" calcext:value-type="float">
            <text:p>586</text:p>
          </table:table-cell>
          <table:table-cell office:value-type="string" calcext:value-type="string">
            <text:p>праздником</text:p>
          </table:table-cell>
          <table:table-cell office:value-type="string" calcext:value-type="string">
            <text:p>dāram sāl-e āyande dar</text:p>
          </table:table-cell>
          <table:table-cell table:number-columns-repeated="7"/>
          <table:table-cell table:style-name="ce16"/>
          <table:table-cell table:number-columns-repeated="7"/>
        </table:table-row>
        <table:table-row table:style-name="ro3">
          <table:table-cell/>
          <table:table-cell office:value-type="float" office:value="587" calcext:value-type="float">
            <text:p>587</text:p>
          </table:table-cell>
          <table:table-cell office:value-type="string" calcext:value-type="string">
            <text:p>«Ноуруз» и Новым</text:p>
          </table:table-cell>
          <table:table-cell office:value-type="string" calcext:value-type="string">
            <text:p>zendegi-e xod piruz</text:p>
          </table:table-cell>
          <table:table-cell table:number-columns-repeated="7"/>
          <table:table-cell table:style-name="ce14"/>
          <table:table-cell table:number-columns-repeated="7"/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office:value-type="string" calcext:value-type="string">
            <text:p>годом. Желаю</text:p>
          </table:table-cell>
          <table:table-cell office:value-type="string" calcext:value-type="string">
            <text:p>bāšid.</text:p>
          </table:table-cell>
          <table:table-cell table:number-columns-repeated="15"/>
        </table:table-row>
        <table:table-row table:style-name="ro3">
          <table:table-cell/>
          <table:table-cell office:value-type="float" office:value="589" calcext:value-type="float">
            <text:p>589</text:p>
          </table:table-cell>
          <table:table-cell office:value-type="string" calcext:value-type="string">
            <text:p>(«пожелание имею»),</text:p>
          </table:table-cell>
          <table:table-cell office:value-type="string" calcext:value-type="string">
            <text:p>Ivān</text:p>
          </table:table-cell>
          <table:table-cell table:number-columns-repeated="7"/>
          <table:table-cell table:style-name="ce16"/>
          <table:table-cell table:number-columns-repeated="7"/>
        </table:table-row>
        <table:table-row table:style-name="ro3">
          <table:table-cell/>
          <table:table-cell office:value-type="float" office:value="590" calcext:value-type="float">
            <text:p>590</text:p>
          </table:table-cell>
          <table:table-cell office:value-type="string" calcext:value-type="string">
            <text:p>чтобы в следующем</text:p>
          </table:table-cell>
          <table:table-cell table:number-columns-repeated="8"/>
          <table:table-cell table:style-name="ce14"/>
          <table:table-cell table:number-columns-repeated="7"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office:value-type="string" calcext:value-type="string">
            <text:p>году в Вашей жизни</text:p>
          </table:table-cell>
          <table:table-cell office:value-type="string" calcext:value-type="string">
            <text:p>bist-o-yekom-e māh-e</text:p>
          </table:table-cell>
          <table:table-cell table:number-columns-repeated="15"/>
        </table:table-row>
        <table:table-row table:style-name="ro3">
          <table:table-cell/>
          <table:table-cell office:value-type="float" office:value="592" calcext:value-type="float">
            <text:p>592</text:p>
          </table:table-cell>
          <table:table-cell office:value-type="string" calcext:value-type="string">
            <text:p>Вы были удачливы.</text:p>
          </table:table-cell>
          <table:table-cell office:value-type="string" calcext:value-type="string">
            <text:p>mārs-e sāl-e do hezār-</text:p>
          </table:table-cell>
          <table:table-cell table:number-columns-repeated="7"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office:value-type="string" calcext:value-type="string">
            <text:p>Иван</text:p>
          </table:table-cell>
          <table:table-cell office:value-type="string" calcext:value-type="string">
            <text:p>o-panj.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office:value-type="float" office:value="38432" calcext:value-type="float">
            <text:p>38432</text:p>
          </table:table-cell>
          <table:table-cell table:number-columns-repeated="16"/>
        </table:table-row>
        <table:table-row table:style-name="ro16"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Мать Шахназ: Дочь моя! Откуда письмо?</text:p>
          </table:table-cell>
          <table:table-cell office:value-type="string" calcext:value-type="string">
            <text:p>Mādar-e Šahnāz:</text:p>
            <text:p>Doxtaram! Nāme az kojā ast?</text:p>
          </table:table-cell>
          <table:table-cell office:value-type="string" calcext:value-type="string">
            <text:p>مادرشھناز:دخترم!نامه</text:p>
            <text:p>ازكجااست؟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6"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Шахназ: Из России.</text:p>
            <text:p>От моего друга Ивана.</text:p>
          </table:table-cell>
          <table:table-cell office:value-type="string" calcext:value-type="string">
            <text:p>Šahnāz: Az Rusiye. Az dust-e man, Ivān.</text:p>
          </table:table-cell>
          <table:table-cell office:value-type="string" calcext:value-type="string">
            <text:p>شھناز:ازروسيه.از</text:p>
            <text:p>دوستمن، ايوان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601" calcext:value-type="float">
            <text:p>601</text:p>
          </table:table-cell>
          <table:table-cell office:value-type="string" calcext:value-type="string">
            <text:p>Сестра Шахназ: Разве ты знаешь</text:p>
            <text:p>русский язык?</text:p>
          </table:table-cell>
          <table:table-cell office:value-type="string" calcext:value-type="string">
            <text:p>Xāxar-e Šahnāz: Magar to zabān-e rusi</text:p>
            <text:p>midāni?</text:p>
          </table:table-cell>
          <table:table-cell office:value-type="string" calcext:value-type="string">
            <text:p>خواھر شھناز:مگر تو</text:p>
            <text:p>زبان روسى مىدانى؟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6">
          <table:table-cell/>
          <table:table-cell office:value-type="float" office:value="602" calcext:value-type="float">
            <text:p>602</text:p>
          </table:table-cell>
          <table:table-cell office:value-type="string" calcext:value-type="string">
            <text:p>Шахназ: Нет. Он знает персидский.</text:p>
          </table:table-cell>
          <table:table-cell office:value-type="string" calcext:value-type="string">
            <text:p>Šahnāz: Na. U zabān-e fārsi midānad.</text:p>
          </table:table-cell>
          <table:table-cell office:value-type="string" calcext:value-type="string">
            <text:p>شھناز:نه.اوزبان</text:p>
            <text:p>فارسى مىداند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Брат Шахназ: Когда ты напишешь ответ?</text:p>
          </table:table-cell>
          <table:table-cell office:value-type="string" calcext:value-type="string">
            <text:p>Barādar-e Šahnāz: To pāsox-e nāme-rā key</text:p>
            <text:p>minevisi?</text:p>
          </table:table-cell>
          <table:table-cell office:value-type="string" calcext:value-type="string">
            <text:p>برادرشھناز:توپاسخ</text:p>
            <text:p>نامهراكىمىنويسى؟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604" calcext:value-type="float">
            <text:p>604</text:p>
          </table:table-cell>
          <table:table-cell office:value-type="string" calcext:value-type="string">
            <text:p>Шахназ: Сегодня напишу и завтра</text:p>
            <text:p>отправлю по почте.</text:p>
          </table:table-cell>
          <table:table-cell office:value-type="string" calcext:value-type="string">
            <text:p>Šahnāz: Emruz minevisam va fardā bā</text:p>
            <text:p>post miferestam.</text:p>
          </table:table-cell>
          <table:table-cell office:value-type="string" calcext:value-type="string">
            <text:p>شھناز:امروز مىنويسم</text:p>
            <text:p>وفرداباپستمىفرستم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21"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Письмо из Ирана.</text:p>
          </table:table-cell>
          <table:table-cell office:value-type="string" calcext:value-type="string">
            <text:p>Nāme az Irān.</text:p>
          </table:table-cell>
          <table:table-cell office:value-type="string" calcext:value-type="string">
            <text:p>نامهازايران.</text:p>
            <text:p>ايوانجان!</text:p>
            <text:p>نامهتوبهدستمرسيد.</text:p>
            <text:p>ھرگاهايرانآمدى،</text:p>
            <text:p>خانهتواست.ماتورامھمانماباش.خانهما،</text:p>
            <text:p>دوستداريم</text:p>
            <text:p>دھمفروردينسالھشتادشھناز</text:p>
            <text:p>وچھار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string" calcext:value-type="string">
            <text:p>Дорогой Иван!</text:p>
          </table:table-cell>
          <table:table-cell office:value-type="string" calcext:value-type="string">
            <text:p>Ivān jān!</text:p>
          </table:table-cell>
          <table:table-cell table:number-columns-repeated="15"/>
        </table:table-row>
        <table:table-row table:style-name="ro3">
          <table:table-cell/>
          <table:table-cell office:value-type="float" office:value="611" calcext:value-type="float">
            <text:p>611</text:p>
          </table:table-cell>
          <table:table-cell office:value-type="string" calcext:value-type="string">
            <text:p>Я получила твое</text:p>
          </table:table-cell>
          <table:table-cell office:value-type="string" calcext:value-type="string">
            <text:p>Nāme-ye to be dastam</text:p>
          </table:table-cell>
          <table:table-cell table:number-columns-repeated="7"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office:value-type="string" calcext:value-type="string">
            <text:p>письмо («в мои руки</text:p>
          </table:table-cell>
          <table:table-cell office:value-type="string" calcext:value-type="string">
            <text:p>rasid. Hargāh Irān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office:value-type="string" calcext:value-type="string">
            <text:p>пришло»). Когда</text:p>
          </table:table-cell>
          <table:table-cell office:value-type="string" calcext:value-type="string">
            <text:p>āmadi mehmān-e mā</text:p>
          </table:table-cell>
          <table:table-cell table:number-columns-repeated="15"/>
        </table:table-row>
        <table:table-row table:style-name="ro3">
          <table:table-cell/>
          <table:table-cell office:value-type="float" office:value="614" calcext:value-type="float">
            <text:p>614</text:p>
          </table:table-cell>
          <table:table-cell office:value-type="string" calcext:value-type="string">
            <text:p>приедешь в Иран,</text:p>
          </table:table-cell>
          <table:table-cell office:value-type="string" calcext:value-type="string">
            <text:p>bāš. Xāneye mā,</text:p>
          </table:table-cell>
          <table:table-cell table:number-columns-repeated="7"/>
          <table:table-cell table:style-name="ce16"/>
          <table:table-cell table:number-columns-repeated="7"/>
        </table:table-row>
        <table:table-row table:style-name="ro3">
          <table:table-cell/>
          <table:table-cell office:value-type="float" office:value="615" calcext:value-type="float">
            <text:p>615</text:p>
          </table:table-cell>
          <table:table-cell office:value-type="string" calcext:value-type="string">
            <text:p>будь нашим гостем.</text:p>
          </table:table-cell>
          <table:table-cell office:value-type="string" calcext:value-type="string">
            <text:p>xāneye to ast. Mā to-rā</text:p>
          </table:table-cell>
          <table:table-cell table:number-columns-repeated="7"/>
          <table:table-cell table:style-name="ce14"/>
          <table:table-cell table:number-columns-repeated="7"/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office:value-type="string" calcext:value-type="string">
            <text:p>Наш дом — твой</text:p>
          </table:table-cell>
          <table:table-cell office:value-type="string" calcext:value-type="string">
            <text:p>dust dārim.</text:p>
          </table:table-cell>
          <table:table-cell table:number-columns-repeated="15"/>
        </table:table-row>
        <table:table-row table:style-name="ro3">
          <table:table-cell/>
          <table:table-cell office:value-type="float" office:value="617" calcext:value-type="float">
            <text:p>617</text:p>
          </table:table-cell>
          <table:table-cell office:value-type="string" calcext:value-type="string">
            <text:p>дом. Мы тебя любим.</text:p>
          </table:table-cell>
          <table:table-cell office:value-type="string" calcext:value-type="string">
            <text:p>Šahnāz.</text:p>
          </table:table-cell>
          <table:table-cell table:number-columns-repeated="7"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office:value-type="string" calcext:value-type="string">
            <text:p>Шахназ</text:p>
          </table:table-cell>
          <table:table-cell office:value-type="string" calcext:value-type="string">
            <text:p>(dahom farvardin-e</text:p>
          </table:table-cell>
          <table:table-cell table:number-columns-repeated="15"/>
        </table:table-row>
        <table:table-row table:style-name="ro3">
          <table:table-cell/>
          <table:table-cell office:value-type="float" office:value="619" calcext:value-type="float">
            <text:p>619</text:p>
          </table:table-cell>
          <table:table-cell office:value-type="float" office:value="30691" calcext:value-type="float">
            <text:p>30691</text:p>
          </table:table-cell>
          <table:table-cell office:value-type="string" calcext:value-type="string">
            <text:p>sāl-e haštād-o-čahār)</text:p>
          </table:table-cell>
          <table:table-cell table:number-columns-repeated="7"/>
          <table:table-cell table:style-name="ce16"/>
          <table:table-cell table:number-columns-repeated="7"/>
        </table:table-row>
        <table:table-row table:style-name="ro3">
          <table:table-cell/>
          <table:table-cell office:value-type="float" office:value="624" calcext:value-type="float">
            <text:p>624</text:p>
          </table:table-cell>
          <table:table-cell office:value-type="string" calcext:value-type="string">
            <text:p>Двенадцатая встреча</text:p>
          </table:table-cell>
          <table:table-cell office:value-type="string" calcext:value-type="string">
            <text:p>Didār-e davāzdahom</text:p>
          </table:table-cell>
          <table:table-cell office:value-type="string" calcext:value-type="string">
            <text:p>ديداردوازدھم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6">
          <table:table-cell/>
          <table:table-cell office:value-type="float" office:value="625" calcext:value-type="float">
            <text:p>625</text:p>
          </table:table-cell>
          <table:table-cell office:value-type="string" calcext:value-type="string">
            <text:p>Телефонный</text:p>
            <text:p>разговор между Ширин и Иваном.</text:p>
          </table:table-cell>
          <table:table-cell office:value-type="string" calcext:value-type="string">
            <text:p>Tamās-e telefoni miān-e Širin va Ivān.</text:p>
          </table:table-cell>
          <table:table-cell office:value-type="string" calcext:value-type="string">
            <text:p>تماستلفنى ميان شيرين</text:p>
            <text:p>وايوان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6">
          <table:table-cell/>
          <table:table-cell office:value-type="float" office:value="626" calcext:value-type="float">
            <text:p>626</text:p>
          </table:table-cell>
          <table:table-cell office:value-type="string" calcext:value-type="string">
            <text:p>Ширин: Дорогой</text:p>
            <text:p>Иван! Это я, Ширин. Как Вы поживаете?</text:p>
          </table:table-cell>
          <table:table-cell office:value-type="string" calcext:value-type="string">
            <text:p>Ivān jān! Man Širin</text:p>
            <text:p>hastam. Šomā xub hastid?</text:p>
          </table:table-cell>
          <table:table-cell office:value-type="string" calcext:value-type="string">
            <text:p>ايوانجان!منشيرين</text:p>
            <text:p>ھستم.شما خوب ھستيد؟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6">
          <table:table-cell/>
          <table:table-cell office:value-type="float" office:value="627" calcext:value-type="float">
            <text:p>627</text:p>
          </table:table-cell>
          <table:table-cell office:value-type="string" calcext:value-type="string">
            <text:p>Иван: Какая радость! Дорогая Ширин!</text:p>
            <text:p>До сих пор учитесь в университете?</text:p>
          </table:table-cell>
          <table:table-cell office:value-type="string" calcext:value-type="string">
            <text:p>Bah-bah! Širin jān! Hanuz dar dānešgāh dars mixānid?</text:p>
          </table:table-cell>
          <table:table-cell office:value-type="string" calcext:value-type="string">
            <text:p>ھنوزدردانشگاهدرسبه—به!شيرينجان!</text:p>
            <text:p>مىخوانيد؟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628" calcext:value-type="float">
            <text:p>628</text:p>
          </table:table-cell>
          <table:table-cell office:value-type="string" calcext:value-type="string">
            <text:p>Ширин: Да, скоро</text:p>
            <text:p>лето. Какие у Вас планы?</text:p>
          </table:table-cell>
          <table:table-cell office:value-type="string" calcext:value-type="string">
            <text:p>Āri. Bezudi tābestān</text:p>
            <text:p>ast. Barnāme-ye šomā čist?</text:p>
          </table:table-cell>
          <table:table-cell office:value-type="string" calcext:value-type="string">
            <text:p>آرى.بزودى تابستان</text:p>
            <text:p>است.برنامهشماچيست؟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629" calcext:value-type="float">
            <text:p>629</text:p>
          </table:table-cell>
          <table:table-cell office:value-type="string" calcext:value-type="string">
            <text:p>Иван: В этом году снова хочу</text:p>
          </table:table-cell>
          <table:table-cell office:value-type="string" calcext:value-type="string">
            <text:p>Emsāl bāz ham mixāham Irāngardi</text:p>
          </table:table-cell>
          <table:table-cell office:value-type="string" calcext:value-type="string">
            <text:p>امسالباز ھم مىخواھم</text:p>
            <text:p>ايرانگردىكنم.</text:p>
          </table:table-cell>
          <table:table-cell table:number-columns-repeated="14"/>
        </table:table-row>
        <table:table-row table:style-name="ro8">
          <table:table-cell/>
          <table:table-cell office:value-type="float" office:value="630" calcext:value-type="float">
            <text:p>630</text:p>
          </table:table-cell>
          <table:table-cell office:value-type="string" calcext:value-type="string">
            <text:p>путешествовать по</text:p>
            <text:p>Ирану.</text:p>
          </table:table-cell>
          <table:table-cell office:value-type="string" calcext:value-type="string">
            <text:p>konam.</text:p>
          </table:table-cell>
          <table:table-cell table:number-columns-repeated="7"/>
          <table:table-cell table:style-name="ce17"/>
          <table:table-cell table:number-columns-repeated="7"/>
        </table:table-row>
        <table:table-row table:style-name="ro16">
          <table:table-cell/>
          <table:table-cell office:value-type="float" office:value="631" calcext:value-type="float">
            <text:p>631</text:p>
          </table:table-cell>
          <table:table-cell office:value-type="string" calcext:value-type="string">
            <text:p>Ширин: Вы говорите</text:p>
          </table:table-cell>
          <table:table-cell office:value-type="string" calcext:value-type="string">
            <text:p>Zabān-e fārsi-ye šomā</text:p>
          </table:table-cell>
          <table:table-cell office:value-type="string" calcext:value-type="string">
            <text:p>زبانفارسىشمابھتراز</text:p>
            <text:p>سالپيشاست.</text:p>
          </table:table-cell>
          <table:table-cell table:number-columns-repeated="14"/>
        </table:table-row>
        <table:table-row table:style-name="ro3">
          <table:table-cell/>
          <table:table-cell office:value-type="float" office:value="632" calcext:value-type="float">
            <text:p>632</text:p>
          </table:table-cell>
          <table:table-cell office:value-type="string" calcext:value-type="string">
            <text:p>по-персидски лучше,</text:p>
          </table:table-cell>
          <table:table-cell office:value-type="string" calcext:value-type="string">
            <text:p>behtar az sāl-e piš ast.</text:p>
          </table:table-cell>
          <table:table-cell table:number-columns-repeated="7"/>
          <table:table-cell table:style-name="ce16"/>
          <table:table-cell table:number-columns-repeated="7"/>
        </table:table-row>
        <table:table-row table:style-name="ro3">
          <table:table-cell/>
          <table:table-cell office:value-type="float" office:value="633" calcext:value-type="float">
            <text:p>633</text:p>
          </table:table-cell>
          <table:table-cell office:value-type="string" calcext:value-type="string">
            <text:p>чем год назад («год</text:p>
          </table:table-cell>
          <table:table-cell table:number-columns-repeated="8"/>
          <table:table-cell table:style-name="ce14"/>
          <table:table-cell table:number-columns-repeated="7"/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office:value-type="string" calcext:value-type="string">
            <text:p>предыдущий»).</text:p>
          </table:table-cell>
          <table:table-cell table:number-columns-repeated="16"/>
        </table:table-row>
        <table:table-row table:style-name="ro16">
          <table:table-cell/>
          <table:table-cell office:value-type="float" office:value="635" calcext:value-type="float">
            <text:p>635</text:p>
          </table:table-cell>
          <table:table-cell office:value-type="string" calcext:value-type="string">
            <text:p>Иван: Я сейчас могу читать и писать по-</text:p>
            <text:p>персидски.</text:p>
          </table:table-cell>
          <table:table-cell office:value-type="string" calcext:value-type="string">
            <text:p>Man aknun mitavānam be fārsi benevisam va</text:p>
            <text:p>bexānam.</text:p>
          </table:table-cell>
          <table:table-cell office:value-type="string" calcext:value-type="string">
            <text:p>مناكنونمىتوانمبه</text:p>
            <text:p>فارسىبنويسموبخوانم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6"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Ширин: Вы умный</text:p>
            <text:p>(«с разумом») молодой человек (huš</text:p>
          </table:table-cell>
          <table:table-cell office:value-type="string" calcext:value-type="string">
            <text:p>Šomā javān-e bā-huši hastid.</text:p>
          </table:table-cell>
          <table:table-cell office:value-type="string" calcext:value-type="string">
            <text:p>شماجوانباھوشى</text:p>
            <text:p>ھستيد.</text:p>
          </table:table-cell>
          <table:table-cell table:number-columns-repeated="14"/>
        </table:table-row>
        <table:table-row table:style-name="ro3">
          <table:table-cell/>
          <table:table-cell office:value-type="float" office:value="637" calcext:value-type="float">
            <text:p>637</text:p>
          </table:table-cell>
          <table:table-cell office:value-type="string" calcext:value-type="string">
            <text:p>— разум).</text:p>
          </table:table-cell>
          <table:table-cell table:number-columns-repeated="8"/>
          <table:table-cell table:style-name="ce16"/>
          <table:table-cell table:number-columns-repeated="7"/>
        </table:table-row>
        <table:table-row table:style-name="ro16">
          <table:table-cell/>
          <table:table-cell office:value-type="float" office:value="638" calcext:value-type="float">
            <text:p>638</text:p>
          </table:table-cell>
          <table:table-cell office:value-type="string" calcext:value-type="string">
            <text:p>Иван: Извините, я</text:p>
            <text:p>забыл, как Ваша фамилия?</text:p>
          </table:table-cell>
          <table:table-cell office:value-type="string" calcext:value-type="string">
            <text:p>Bebaxšid, man nām-e</text:p>
            <text:p>xānevādegi-ye šomā- rā farāmuš kardam.</text:p>
          </table:table-cell>
          <table:table-cell office:value-type="string" calcext:value-type="string">
            <text:p>ببخشيد،من نام خانوادگى</text:p>
            <text:p>شمارافراموشكردم.</text:p>
          </table:table-cell>
          <table:table-cell table:number-columns-repeated="14"/>
        </table:table-row>
        <table:table-row table:style-name="ro17">
          <table:table-cell/>
          <table:table-cell office:value-type="float" office:value="639" calcext:value-type="float">
            <text:p>639</text:p>
          </table:table-cell>
          <table:table-cell office:value-type="string" calcext:value-type="string">
            <text:p>Ширин: Сасани.</text:p>
          </table:table-cell>
          <table:table-cell office:value-type="string" calcext:value-type="string">
            <text:p>Sāsāni.</text:p>
          </table:table-cell>
          <table:table-cell office:value-type="string" calcext:value-type="string">
            <text:p>ساسانى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640" calcext:value-type="float">
            <text:p>640</text:p>
          </table:table-cell>
          <table:table-cell office:value-type="string" calcext:value-type="string">
            <text:p>Иван: В каком</text:p>
          </table:table-cell>
          <table:table-cell office:value-type="string" calcext:value-type="string">
            <text:p>Dar kodām māh-e</text:p>
          </table:table-cell>
          <table:table-cell office:value-type="string" calcext:value-type="string">
            <text:p>دركدامماهتابستانبه</text:p>
            <text:p>ايرانمىرويد؟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641" calcext:value-type="float">
            <text:p>641</text:p>
          </table:table-cell>
          <table:table-cell office:value-type="string" calcext:value-type="string">
            <text:p>летнем месяце Вы</text:p>
          </table:table-cell>
          <table:table-cell office:value-type="string" calcext:value-type="string">
            <text:p>tābestān be Irān</text:p>
          </table:table-cell>
          <table:table-cell table:number-columns-repeated="7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642" calcext:value-type="float">
            <text:p>642</text:p>
          </table:table-cell>
          <table:table-cell office:value-type="string" calcext:value-type="string">
            <text:p>поедете в Иран?</text:p>
          </table:table-cell>
          <table:table-cell office:value-type="string" calcext:value-type="string">
            <text:p>miravid?</text:p>
          </table:table-cell>
          <table:table-cell table:number-columns-repeated="7"/>
          <table:table-cell table:style-name="ce14"/>
          <table:table-cell table:number-columns-repeated="7"/>
        </table:table-row>
        <table:table-row table:style-name="ro8">
          <table:table-cell/>
          <table:table-cell office:value-type="float" office:value="643" calcext:value-type="float">
            <text:p>643</text:p>
          </table:table-cell>
          <table:table-cell office:value-type="string" calcext:value-type="string">
            <text:p>Ширин: В месяце</text:p>
            <text:p>Тир.</text:p>
          </table:table-cell>
          <table:table-cell office:value-type="string" calcext:value-type="string">
            <text:p>Dar tir māh.</text:p>
          </table:table-cell>
          <table:table-cell office:value-type="string" calcext:value-type="string">
            <text:p>درتيرماه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6">
          <table:table-cell/>
          <table:table-cell office:value-type="float" office:value="644" calcext:value-type="float">
            <text:p>644</text:p>
          </table:table-cell>
          <table:table-cell office:value-type="string" calcext:value-type="string">
            <text:p>Иван: Месяц Тир</text:p>
          </table:table-cell>
          <table:table-cell office:value-type="string" calcext:value-type="string">
            <text:p>Tir barābar bā kodām</text:p>
          </table:table-cell>
          <table:table-cell office:value-type="string" calcext:value-type="string">
            <text:p>تيربرابرباكدامماه</text:p>
            <text:p>ميالدى است؟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645" calcext:value-type="float">
            <text:p>645</text:p>
          </table:table-cell>
          <table:table-cell office:value-type="string" calcext:value-type="string">
            <text:p>соответствует какому</text:p>
          </table:table-cell>
          <table:table-cell office:value-type="string" calcext:value-type="string">
            <text:p>māh-e milādi ast?</text:p>
          </table:table-cell>
          <table:table-cell table:number-columns-repeated="7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646" calcext:value-type="float">
            <text:p>646</text:p>
          </table:table-cell>
          <table:table-cell office:value-type="string" calcext:value-type="string">
            <text:p>христианскому</text:p>
          </table:table-cell>
          <table:table-cell table:number-columns-repeated="8"/>
          <table:table-cell table:style-name="ce14"/>
          <table:table-cell table:number-columns-repeated="7"/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office:value-type="string" calcext:value-type="string">
            <text:p>месяцу?</text:p>
          </table:table-cell>
          <table:table-cell table:number-columns-repeated="16"/>
        </table:table-row>
        <table:table-row table:style-name="ro16">
          <table:table-cell/>
          <table:table-cell office:value-type="float" office:value="648" calcext:value-type="float">
            <text:p>648</text:p>
          </table:table-cell>
          <table:table-cell office:value-type="string" calcext:value-type="string">
            <text:p>Ширин: С 22.06 по</text:p>
            <text:p>22.07.</text:p>
          </table:table-cell>
          <table:table-cell office:value-type="string" calcext:value-type="string">
            <text:p>Az bist-o-dovvom-e māh-e šešom tā bist-o-</text:p>
            <text:p>dovvom-e māh-e haftom-e milādi.</text:p>
          </table:table-cell>
          <table:table-cell office:value-type="string" calcext:value-type="string">
            <text:p>تابيستودومماهھفتمازبيستودومماهششم</text:p>
            <text:p>ميالدى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6">
          <table:table-cell/>
          <table:table-cell office:value-type="float" office:value="649" calcext:value-type="float">
            <text:p>649</text:p>
          </table:table-cell>
          <table:table-cell office:value-type="string" calcext:value-type="string">
            <text:p>Иван: Спасибо, что мне позвонили:</text:p>
            <text:p>«связь взяли».</text:p>
          </table:table-cell>
          <table:table-cell office:value-type="string" calcext:value-type="string">
            <text:p>Az in-ke bā man tamās</text:p>
            <text:p>gereftid, sepāsgozāram.</text:p>
          </table:table-cell>
          <table:table-cell office:value-type="string" calcext:value-type="string">
            <text:p>ازاينكهبامنتماس</text:p>
            <text:p>گرفتيد،سپاسگزارم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8"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Ширин: До скорой встречи: «в надежде на встречу» (omid —</text:p>
            <text:p>надежда).</text:p>
          </table:table-cell>
          <table:table-cell office:value-type="string" calcext:value-type="string">
            <text:p>Be omid-e didār.</text:p>
          </table:table-cell>
          <table:table-cell office:value-type="string" calcext:value-type="string">
            <text:p>به اميد ديدار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7">
          <table:table-cell/>
          <table:table-cell office:value-type="float" office:value="651" calcext:value-type="float">
            <text:p>651</text:p>
          </table:table-cell>
          <table:table-cell office:value-type="string" calcext:value-type="string">
            <text:p>Конец связи.</text:p>
          </table:table-cell>
          <table:table-cell office:value-type="string" calcext:value-type="string">
            <text:p>Pāyān-e tamās.</text:p>
          </table:table-cell>
          <table:table-cell office:value-type="string" calcext:value-type="string">
            <text:p>پايان تماس.</text:p>
          </table:table-cell>
          <table:table-cell table:number-columns-repeated="14"/>
        </table:table-row>
        <table:table-row table:style-name="ro3">
          <table:table-cell/>
          <table:table-cell office:value-type="float" office:value="655" calcext:value-type="float">
            <text:p>655</text:p>
          </table:table-cell>
          <table:table-cell office:value-type="string" calcext:value-type="string">
            <text:p>Тринадцатая встреча</text:p>
          </table:table-cell>
          <table:table-cell office:value-type="string" calcext:value-type="string">
            <text:p>Didāre-e sizdahom</text:p>
          </table:table-cell>
          <table:table-cell office:value-type="string" calcext:value-type="string">
            <text:p>ديدار سيزدھم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3">
          <table:table-cell/>
          <table:table-cell office:value-type="float" office:value="656" calcext:value-type="float">
            <text:p>656</text:p>
          </table:table-cell>
          <table:table-cell office:value-type="string" calcext:value-type="string">
            <text:p>Письмо из Германии.</text:p>
          </table:table-cell>
          <table:table-cell office:value-type="string" calcext:value-type="string">
            <text:p>Nāme az Ālmān.</text:p>
          </table:table-cell>
          <table:table-cell office:value-type="string" calcext:value-type="string">
            <text:p>نامهازآلمان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657" calcext:value-type="float">
            <text:p>657</text:p>
          </table:table-cell>
          <table:table-cell office:value-type="string" calcext:value-type="string">
            <text:p>Господин Иван,</text:p>
          </table:table-cell>
          <table:table-cell office:value-type="string" calcext:value-type="string">
            <text:p>Āqā-ye Ivān,</text:p>
          </table:table-cell>
          <table:table-cell office:value-type="string" calcext:value-type="string">
            <text:p>بزودىباخودروخودمانمنودوستم كاتريناآقاىايوان،</text:p>
            <text:p>بهايران مىرويم.</text:p>
          </table:table-cell>
          <table:table-cell table:number-columns-repeated="6"/>
          <table:table-cell table:style-name="ce17"/>
          <table:table-cell table:number-columns-repeated="7"/>
        </table:table-row>
        <table:table-row table:style-name="ro3">
          <table:table-cell/>
          <table:table-cell office:value-type="float" office:value="658" calcext:value-type="float">
            <text:p>658</text:p>
          </table:table-cell>
          <table:table-cell office:value-type="string" calcext:value-type="string">
            <text:p>Я и моя подруга</text:p>
          </table:table-cell>
          <table:table-cell office:value-type="string" calcext:value-type="string">
            <text:p>Man va dustam</text:p>
          </table:table-cell>
          <table:table-cell table:number-columns-repeated="7"/>
          <table:table-cell table:style-name="ce14"/>
          <table:table-cell table:number-columns-repeated="7"/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string" calcext:value-type="string">
            <text:p>Катрина скоро</text:p>
          </table:table-cell>
          <table:table-cell office:value-type="string" calcext:value-type="string">
            <text:p>Kātrinā bezudi bā</text:p>
          </table:table-cell>
          <table:table-cell table:number-columns-repeated="15"/>
        </table:table-row>
        <table:table-row table:style-name="ro3">
          <table:table-cell/>
          <table:table-cell office:value-type="float" office:value="660" calcext:value-type="float">
            <text:p>660</text:p>
          </table:table-cell>
          <table:table-cell office:value-type="string" calcext:value-type="string">
            <text:p>поедем в Иран на</text:p>
          </table:table-cell>
          <table:table-cell office:value-type="string" calcext:value-type="string">
            <text:p>xodrow-ye xodemān</text:p>
          </table:table-cell>
          <table:table-cell table:number-columns-repeated="7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661" calcext:value-type="float">
            <text:p>661</text:p>
          </table:table-cell>
          <table:table-cell office:value-type="string" calcext:value-type="string">
            <text:p>своем автомобиле.</text:p>
          </table:table-cell>
          <table:table-cell office:value-type="string" calcext:value-type="string">
            <text:p>be Irān miravim.</text:p>
          </table:table-cell>
          <table:table-cell table:number-columns-repeated="7"/>
          <table:table-cell table:style-name="ce16"/>
          <table:table-cell table:number-columns-repeated="7"/>
        </table:table-row>
        <table:table-row table:style-name="ro19">
          <table:table-cell/>
          <table:table-cell office:value-type="float" office:value="662" calcext:value-type="float">
            <text:p>662</text:p>
          </table:table-cell>
          <table:table-cell office:value-type="string" calcext:value-type="string">
            <text:p>Сначала мы</text:p>
          </table:table-cell>
          <table:table-cell office:value-type="string" calcext:value-type="string">
            <text:p>Mā pas az gozaštan az</text:p>
          </table:table-cell>
          <table:table-cell office:value-type="string" calcext:value-type="string">
            <text:p>ماپسازگذشتناز</text:p>
            <text:p>كشورھاى:اتريش،</text:p>
            <text:p>تركيهواردايرانمجارستان,بلغارستان،</text:p>
            <text:p>مىشويم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office:value-type="string" calcext:value-type="string">
            <text:p>пересечем Австрию,</text:p>
          </table:table-cell>
          <table:table-cell office:value-type="string" calcext:value-type="string">
            <text:p>kešvar-hā-ye Otriš,</text:p>
          </table:table-cell>
          <table:table-cell table:number-columns-repeated="15"/>
        </table:table-row>
        <table:table-row table:style-name="ro3">
          <table:table-cell/>
          <table:table-cell office:value-type="float" office:value="664" calcext:value-type="float">
            <text:p>664</text:p>
          </table:table-cell>
          <table:table-cell office:value-type="string" calcext:value-type="string">
            <text:p>Венгрию, Болгарию,</text:p>
          </table:table-cell>
          <table:table-cell office:value-type="string" calcext:value-type="string">
            <text:p>Majārestān,</text:p>
          </table:table-cell>
          <table:table-cell table:number-columns-repeated="7"/>
          <table:table-cell table:style-name="ce16"/>
          <table:table-cell table:number-columns-repeated="7"/>
        </table:table-row>
        <table:table-row table:style-name="ro3">
          <table:table-cell/>
          <table:table-cell office:value-type="float" office:value="665" calcext:value-type="float">
            <text:p>665</text:p>
          </table:table-cell>
          <table:table-cell office:value-type="string" calcext:value-type="string">
            <text:p>Турцию, затем</text:p>
          </table:table-cell>
          <table:table-cell office:value-type="string" calcext:value-type="string">
            <text:p>Bolğārestān,Turkiye</text:p>
          </table:table-cell>
          <table:table-cell table:number-columns-repeated="7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666" calcext:value-type="float">
            <text:p>666</text:p>
          </table:table-cell>
          <table:table-cell office:value-type="string" calcext:value-type="string">
            <text:p>поедем в Иран (vāred</text:p>
          </table:table-cell>
          <table:table-cell office:value-type="string" calcext:value-type="string">
            <text:p>vāred-e Irān mišavim.</text:p>
          </table:table-cell>
          <table:table-cell table:number-columns-repeated="7"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office:value-type="string" calcext:value-type="string">
            <text:p>— прибывающий).</text:p>
          </table:table-cell>
          <table:table-cell table:number-columns-repeated="16"/>
        </table:table-row>
        <table:table-row table:style-name="ro18">
          <table:table-cell/>
          <table:table-cell office:value-type="float" office:value="668" calcext:value-type="float">
            <text:p>668</text:p>
          </table:table-cell>
          <table:table-cell office:value-type="string" calcext:value-type="string">
            <text:p>Наша программа в этом году: посетить города Тебриз, Керманшах и Шуш.</text:p>
          </table:table-cell>
          <table:table-cell office:value-type="string" calcext:value-type="string">
            <text:p>Barnāme-ye emsāl-e mā: bāzdid az šahr-hā- ye Tabriz, Kermānšāh va Šuš xāhad bud.</text:p>
          </table:table-cell>
          <table:table-cell office:value-type="string" calcext:value-type="string">
            <text:p>برنامهامسال ما:بازديد</text:p>
            <text:p>كرمانشاهوشوشخواھدازشھرھاىتبريز،</text:p>
            <text:p>بود.</text:p>
          </table:table-cell>
          <table:table-cell table:number-columns-repeated="14"/>
        </table:table-row>
        <table:table-row table:style-name="ro22">
          <table:table-cell/>
          <table:table-cell office:value-type="float" office:value="669" calcext:value-type="float">
            <text:p>669</text:p>
          </table:table-cell>
          <table:table-cell office:value-type="string" calcext:value-type="string">
            <text:p>Если Вы хотите</text:p>
          </table:table-cell>
          <table:table-cell office:value-type="string" calcext:value-type="string">
            <text:p>Agar mixāhid bā mā</text:p>
          </table:table-cell>
          <table:table-cell office:value-type="string" calcext:value-type="string">
            <text:p>ايرانگردىكنيد، خواھشاگرمىخواھيدباما</text:p>
            <text:p>مىكنمماراآگاهكنيد.</text:p>
            <text:p/>
            <text:p>دوست شما ھلمت</text:p>
            <text:p>آلمان-كلن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string" calcext:value-type="string">
            <text:p>путешествовать с</text:p>
          </table:table-cell>
          <table:table-cell office:value-type="string" calcext:value-type="string">
            <text:p>Irāngardi konid, xāheš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office:value-type="string" calcext:value-type="string">
            <text:p>нами по Ирану,</text:p>
          </table:table-cell>
          <table:table-cell office:value-type="string" calcext:value-type="string">
            <text:p>mikonam mā-rā āgāh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office:value-type="string" calcext:value-type="string">
            <text:p>сообщите нам</text:p>
          </table:table-cell>
          <table:table-cell office:value-type="string" calcext:value-type="string">
            <text:p>konid.</text:p>
          </table:table-cell>
          <table:table-cell table:number-columns-repeated="15"/>
        </table:table-row>
        <table:table-row table:style-name="ro3"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(«сделайте нас</text:p>
          </table:table-cell>
          <table:table-cell office:value-type="string" calcext:value-type="string">
            <text:p>Dust-e šomā Helmot</text:p>
          </table:table-cell>
          <table:table-cell table:number-columns-repeated="7"/>
          <table:table-cell table:style-name="ce16"/>
          <table:table-cell table:number-columns-repeated="7"/>
        </table:table-row>
        <table:table-row table:style-name="ro3">
          <table:table-cell/>
          <table:table-cell office:value-type="float" office:value="674" calcext:value-type="float">
            <text:p>674</text:p>
          </table:table-cell>
          <table:table-cell office:value-type="string" calcext:value-type="string">
            <text:p>сведущими»),</text:p>
          </table:table-cell>
          <table:table-cell office:value-type="string" calcext:value-type="string">
            <text:p>Ālmān-Koln</text:p>
          </table:table-cell>
          <table:table-cell table:number-columns-repeated="7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675" calcext:value-type="float">
            <text:p>675</text:p>
          </table:table-cell>
          <table:table-cell office:value-type="string" calcext:value-type="string">
            <text:p>пожалуйста.</text:p>
          </table:table-cell>
          <table:table-cell table:number-columns-repeated="8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676" calcext:value-type="float">
            <text:p>676</text:p>
          </table:table-cell>
          <table:table-cell office:value-type="string" calcext:value-type="string">
            <text:p>Ваш друг Гельмут</text:p>
          </table:table-cell>
          <table:table-cell table:number-columns-repeated="8"/>
          <table:table-cell table:style-name="ce14"/>
          <table:table-cell table:number-columns-repeated="7"/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office:value-type="string" calcext:value-type="string">
            <text:p>Германия, Кельн</text:p>
          </table:table-cell>
          <table:table-cell table:number-columns-repeated="16"/>
        </table:table-row>
        <table:table-row table:style-name="ro17">
          <table:table-cell/>
          <table:table-cell office:value-type="float" office:value="683" calcext:value-type="float">
            <text:p>683</text:p>
          </table:table-cell>
          <table:table-cell office:value-type="string" calcext:value-type="string">
            <text:p>Ответ Ивана.</text:p>
          </table:table-cell>
          <table:table-cell office:value-type="string" calcext:value-type="string">
            <text:p>Pāsox-e Ivān.</text:p>
          </table:table-cell>
          <table:table-cell office:value-type="string" calcext:value-type="string">
            <text:p>پاسخايوان.</text:p>
          </table:table-cell>
          <table:table-cell table:number-columns-repeated="14"/>
        </table:table-row>
        <table:table-row table:style-name="ro18">
          <table:table-cell/>
          <table:table-cell office:value-type="float" office:value="684" calcext:value-type="float">
            <text:p>684</text:p>
          </table:table-cell>
          <table:table-cell office:value-type="string" calcext:value-type="string">
            <text:p>Господин Гельмут, Благодарю Вас за письмо и</text:p>
          </table:table-cell>
          <table:table-cell office:value-type="string" calcext:value-type="string">
            <text:p>Āqā-ye Helmot,</text:p>
            <text:p>Az nāme va farāxān-e šomā, sepāsgozāram.</text:p>
          </table:table-cell>
          <table:table-cell office:value-type="string" calcext:value-type="string">
            <text:p>آقاى ھلمت،</text:p>
            <text:p>ازنامهوفراخوانشما،</text:p>
            <text:p>سپاسگزارم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685" calcext:value-type="float">
            <text:p>685</text:p>
          </table:table-cell>
          <table:table-cell office:value-type="string" calcext:value-type="string">
            <text:p>приглашение.</text:p>
          </table:table-cell>
          <table:table-cell table:number-columns-repeated="8"/>
          <table:table-cell table:style-name="ce14"/>
          <table:table-cell table:number-columns-repeated="7"/>
        </table:table-row>
        <table:table-row table:style-name="ro18">
          <table:table-cell/>
          <table:table-cell office:value-type="float" office:value="686" calcext:value-type="float">
            <text:p>686</text:p>
          </table:table-cell>
          <table:table-cell office:value-type="string" calcext:value-type="string">
            <text:p>Я слышал Ваш</text:p>
          </table:table-cell>
          <table:table-cell office:value-type="string" calcext:value-type="string">
            <text:p>Man gozāreš-e šomā</text:p>
          </table:table-cell>
          <table:table-cell office:value-type="string" calcext:value-type="string">
            <text:p>منگزارششمادرباره</text:p>
            <text:p>و"بهزبانفارسىراتختجمشيداز راديو"د-</text:p>
            <text:p>شنيدم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3"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репортаж на DW</text:p>
          </table:table-cell>
          <table:table-cell office:value-type="string" calcext:value-type="string">
            <text:p>dar bāre-ye taxt-e</text:p>
          </table:table-cell>
          <table:table-cell table:number-columns-repeated="7"/>
          <table:table-cell table:style-name="ce16"/>
          <table:table-cell table:number-columns-repeated="7"/>
        </table:table-row>
        <table:table-row table:style-name="ro3">
          <table:table-cell/>
          <table:table-cell office:value-type="float" office:value="688" calcext:value-type="float">
            <text:p>688</text:p>
          </table:table-cell>
          <table:table-cell office:value-type="string" calcext:value-type="string">
            <text:p>(Немецкой Волне) на</text:p>
          </table:table-cell>
          <table:table-cell office:value-type="string" calcext:value-type="string">
            <text:p>Jamšid az rādio DW</text:p>
          </table:table-cell>
          <table:table-cell table:number-columns-repeated="7"/>
          <table:table-cell table:style-name="ce14"/>
          <table:table-cell table:number-columns-repeated="7"/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 office:value-type="string" calcext:value-type="string">
            <text:p>персидском языке о</text:p>
          </table:table-cell>
          <table:table-cell office:value-type="string" calcext:value-type="string">
            <text:p>be zabān-e fārsi-rā</text:p>
          </table:table-cell>
          <table:table-cell table:number-columns-repeated="15"/>
        </table:table-row>
        <table:table-row table:style-name="ro3">
          <table:table-cell/>
          <table:table-cell office:value-type="float" office:value="690" calcext:value-type="float">
            <text:p>690</text:p>
          </table:table-cell>
          <table:table-cell office:value-type="string" calcext:value-type="string">
            <text:p>Персеполе.</text:p>
          </table:table-cell>
          <table:table-cell office:value-type="string" calcext:value-type="string">
            <text:p>šanidam.</text:p>
          </table:table-cell>
          <table:table-cell table:number-columns-repeated="7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691" calcext:value-type="float">
            <text:p>691</text:p>
          </table:table-cell>
          <table:table-cell office:value-type="string" calcext:value-type="string">
            <text:p>Для меня это было очень полезно.</text:p>
          </table:table-cell>
          <table:table-cell office:value-type="string" calcext:value-type="string">
            <text:p>Barāye man besyār sudmand bud.</text:p>
          </table:table-cell>
          <table:table-cell office:value-type="string" calcext:value-type="string">
            <text:p>براىمن بسيار سودمند</text:p>
            <text:p>بود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Пожалуйста, когда</text:p>
          </table:table-cell>
          <table:table-cell office:value-type="string" calcext:value-type="string">
            <text:p>Xāheš mikonam</text:p>
          </table:table-cell>
          <table:table-cell office:value-type="string" calcext:value-type="string">
            <text:p>تركيهرسيديد مرا آگاهخواھشمىكنم ھرگاه به</text:p>
            <text:p>كنيدكهخودراآمادهكنم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Вы приедете в</text:p>
          </table:table-cell>
          <table:table-cell office:value-type="string" calcext:value-type="string">
            <text:p>hargāh be Turkiye</text:p>
          </table:table-cell>
          <table:table-cell table:number-columns-repeated="15"/>
        </table:table-row>
        <table:table-row table:style-name="ro3">
          <table:table-cell/>
          <table:table-cell office:value-type="float" office:value="694" calcext:value-type="float">
            <text:p>694</text:p>
          </table:table-cell>
          <table:table-cell office:value-type="string" calcext:value-type="string">
            <text:p>Турцию, сообщите</text:p>
          </table:table-cell>
          <table:table-cell office:value-type="string" calcext:value-type="string">
            <text:p>rasidid marā āgāh</text:p>
          </table:table-cell>
          <table:table-cell table:number-columns-repeated="7"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office:value-type="string" calcext:value-type="string">
            <text:p>мне — и я буду готов</text:p>
          </table:table-cell>
          <table:table-cell office:value-type="string" calcext:value-type="string">
            <text:p>konid ke xod-rā āmāde</text:p>
          </table:table-cell>
          <table:table-cell table:number-columns-repeated="15"/>
        </table:table-row>
        <table:table-row table:style-name="ro3">
          <table:table-cell/>
          <table:table-cell office:value-type="float" office:value="696" calcext:value-type="float">
            <text:p>696</text:p>
          </table:table-cell>
          <table:table-cell office:value-type="string" calcext:value-type="string">
            <text:p>(«себя готовым</text:p>
          </table:table-cell>
          <table:table-cell office:value-type="string" calcext:value-type="string">
            <text:p>konam.</text:p>
          </table:table-cell>
          <table:table-cell table:number-columns-repeated="7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сделаю»).</text:p>
          </table:table-cell>
          <table:table-cell table:number-columns-repeated="8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698" calcext:value-type="float">
            <text:p>698</text:p>
          </table:table-cell>
          <table:table-cell office:value-type="string" calcext:value-type="string">
            <text:p>Ваш друг Иван Россия, Москва</text:p>
          </table:table-cell>
          <table:table-cell office:value-type="string" calcext:value-type="string">
            <text:p>Dust-e šomā Ivān Rusiye-Mosko</text:p>
          </table:table-cell>
          <table:table-cell office:value-type="string" calcext:value-type="string">
            <text:p>دوستشماايوان.</text:p>
            <text:p>روسيه—مسكو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office:value-type="string" calcext:value-type="string">
            <text:p>Четырнадцатая встреча</text:p>
          </table:table-cell>
          <table:table-cell office:value-type="string" calcext:value-type="string">
            <text:p>Didāre čahārdahom</text:p>
          </table:table-cell>
          <table:table-cell office:value-type="string" calcext:value-type="string">
            <text:p>ديدار چھاردھم</text:p>
          </table:table-cell>
          <table:table-cell table:number-columns-repeated="14"/>
        </table:table-row>
        <table:table-row table:style-name="ro17">
          <table:table-cell/>
          <table:table-cell office:value-type="float" office:value="705" calcext:value-type="float">
            <text:p>705</text:p>
          </table:table-cell>
          <table:table-cell office:value-type="string" calcext:value-type="string">
            <text:p>В сторону Тебриза.</text:p>
          </table:table-cell>
          <table:table-cell office:value-type="string" calcext:value-type="string">
            <text:p>Be su-ye Tabriz.</text:p>
          </table:table-cell>
          <table:table-cell office:value-type="string" calcext:value-type="string">
            <text:p>به سوى تبريز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706" calcext:value-type="float">
            <text:p>706</text:p>
          </table:table-cell>
          <table:table-cell office:value-type="string" calcext:value-type="string">
            <text:p>Иван: Господин</text:p>
          </table:table-cell>
          <table:table-cell office:value-type="string" calcext:value-type="string">
            <text:p>Āqā-ye Helmot,</text:p>
          </table:table-cell>
          <table:table-cell office:value-type="string" calcext:value-type="string">
            <text:p>آقاىھلمت،خانمكاترينا،</text:p>
            <text:p>درودبرشما!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707" calcext:value-type="float">
            <text:p>707</text:p>
          </table:table-cell>
          <table:table-cell office:value-type="string" calcext:value-type="string">
            <text:p>Гельмут, госпожа</text:p>
          </table:table-cell>
          <table:table-cell office:value-type="string" calcext:value-type="string">
            <text:p>xānom-e Kātrinā,</text:p>
          </table:table-cell>
          <table:table-cell table:number-columns-repeated="7"/>
          <table:table-cell table:style-name="ce14"/>
          <table:table-cell table:number-columns-repeated="7"/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Катрина,</text:p>
          </table:table-cell>
          <table:table-cell office:value-type="string" calcext:value-type="string">
            <text:p>dorud bar šomā!</text:p>
          </table:table-cell>
          <table:table-cell table:number-columns-repeated="15"/>
        </table:table-row>
        <table:table-row table:style-name="ro3"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здравствуйте</text:p>
          </table:table-cell>
          <table:table-cell table:number-columns-repeated="8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(«благословение,</text:p>
          </table:table-cell>
          <table:table-cell table:number-columns-repeated="8"/>
          <table:table-cell table:style-name="ce14"/>
          <table:table-cell table:number-columns-repeated="7"/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приветствие вам»)!</text:p>
          </table:table-cell>
          <table:table-cell table:number-columns-repeated="16"/>
        </table:table-row>
        <table:table-row table:style-name="ro16">
          <table:table-cell/>
          <table:table-cell office:value-type="float" office:value="712" calcext:value-type="float">
            <text:p>712</text:p>
          </table:table-cell>
          <table:table-cell office:value-type="string" calcext:value-type="string">
            <text:p>Вы хорошийсобеседник/товарищ</text:p>
            <text:p>(«вместе-сидящий»)</text:p>
          </table:table-cell>
          <table:table-cell office:value-type="string" calcext:value-type="string">
            <text:p>Šomā hamnešin va hamrāh-e xubi hastid.</text:p>
          </table:table-cell>
          <table:table-cell office:value-type="string" calcext:value-type="string">
            <text:p>شماھمنشين و ھمراه</text:p>
            <text:p>خوبىھستيد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office:value-type="string" calcext:value-type="string">
            <text:p>и хороший попутчик.</text:p>
          </table:table-cell>
          <table:table-cell table:number-columns-repeated="16"/>
        </table:table-row>
        <table:table-row table:style-name="ro16">
          <table:table-cell/>
          <table:table-cell office:value-type="float" office:value="714" calcext:value-type="float">
            <text:p>714</text:p>
          </table:table-cell>
          <table:table-cell office:value-type="string" calcext:value-type="string">
            <text:p>Когда приедет Ваш друг Доминик?</text:p>
          </table:table-cell>
          <table:table-cell office:value-type="string" calcext:value-type="string">
            <text:p>Dust-e šomā Dominik key mirasad?</text:p>
          </table:table-cell>
          <table:table-cell office:value-type="string" calcext:value-type="string">
            <text:p>دوستشمادومينيکكى</text:p>
            <text:p>مىرسد؟</text:p>
          </table:table-cell>
          <table:table-cell table:number-columns-repeated="14"/>
        </table:table-row>
        <table:table-row table:style-name="ro17">
          <table:table-cell/>
          <table:table-cell office:value-type="float" office:value="715" calcext:value-type="float">
            <text:p>715</text:p>
          </table:table-cell>
          <table:table-cell office:value-type="string" calcext:value-type="string">
            <text:p>Иван: Сегодня ночью.</text:p>
          </table:table-cell>
          <table:table-cell office:value-type="string" calcext:value-type="string">
            <text:p>Emšab.</text:p>
          </table:table-cell>
          <table:table-cell office:value-type="string" calcext:value-type="string">
            <text:p>امشب.</text:p>
          </table:table-cell>
          <table:table-cell table:number-columns-repeated="14"/>
        </table:table-row>
        <table:table-row table:style-name="ro3">
          <table:table-cell/>
          <table:table-cell office:value-type="float" office:value="716" calcext:value-type="float">
            <text:p>716</text:p>
          </table:table-cell>
          <table:table-cell office:value-type="string" calcext:value-type="string">
            <text:p>Гельмут: Чем он</text:p>
          </table:table-cell>
          <table:table-cell office:value-type="string" calcext:value-type="string">
            <text:p>Kār-e u čist va dar</text:p>
          </table:table-cell>
          <table:table-cell office:value-type="string" calcext:value-type="string">
            <text:p>كار او چيست و دركجا</text:p>
          </table:table-cell>
          <table:table-cell table:number-columns-repeated="6"/>
          <table:table-cell table:style-name="ce17"/>
          <table:table-cell table:number-columns-repeated="7"/>
        </table:table-row>
        <table:table-row table:style-name="ro8">
          <table:table-cell/>
          <table:table-cell office:value-type="float" office:value="717" calcext:value-type="float">
            <text:p>717</text:p>
          </table:table-cell>
          <table:table-cell office:value-type="string" calcext:value-type="string">
            <text:p>занимается и где</text:p>
            <text:p>живет?</text:p>
          </table:table-cell>
          <table:table-cell office:value-type="string" calcext:value-type="string">
            <text:p>kojā zendegi mikonad?</text:p>
          </table:table-cell>
          <table:table-cell office:value-type="string" calcext:value-type="string">
            <text:p>زندگى مىكند؟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718" calcext:value-type="float">
            <text:p>718</text:p>
          </table:table-cell>
          <table:table-cell office:value-type="string" calcext:value-type="string">
            <text:p>Иван: Он археолог из Франции.</text:p>
          </table:table-cell>
          <table:table-cell office:value-type="string" calcext:value-type="string">
            <text:p>U bāstānšenās az Farānse ast.</text:p>
          </table:table-cell>
          <table:table-cell office:value-type="string" calcext:value-type="string">
            <text:p>اوباستانشناس از</text:p>
            <text:p>فرانسهاست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719" calcext:value-type="float">
            <text:p>719</text:p>
          </table:table-cell>
          <table:table-cell office:value-type="string" calcext:value-type="string">
            <text:p>Катрина: Тогда скоро с ним встретимся.</text:p>
          </table:table-cell>
          <table:table-cell office:value-type="string" calcext:value-type="string">
            <text:p>Pas, bezudi bā u didār mikonim.</text:p>
          </table:table-cell>
          <table:table-cell office:value-type="string" calcext:value-type="string">
            <text:p>پس،بزودىبااوديدار</text:p>
            <text:p>مىكنيم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724" calcext:value-type="float">
            <text:p>724</text:p>
          </table:table-cell>
          <table:table-cell office:value-type="string" calcext:value-type="string">
            <text:p>Доминик: Господин Иван, Высоздали</text:p>
            <text:p>хорошуюгруппу!</text:p>
          </table:table-cell>
          <table:table-cell office:value-type="string" calcext:value-type="string">
            <text:p>Āqā-ye Ivān, šomā goruh-e xubi sāxtid!</text:p>
          </table:table-cell>
          <table:table-cell office:value-type="string" calcext:value-type="string">
            <text:p>آقاىايوانشماگروه</text:p>
            <text:p>خوبىساختيد!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8">
          <table:table-cell/>
          <table:table-cell office:value-type="float" office:value="725" calcext:value-type="float">
            <text:p>725</text:p>
          </table:table-cell>
          <table:table-cell office:value-type="string" calcext:value-type="string">
            <text:p>Иван: Давайте познакомимся.</text:p>
          </table:table-cell>
          <table:table-cell office:value-type="string" calcext:value-type="string">
            <text:p>Biyāyid bā ham āšnā</text:p>
            <text:p>šavid:</text:p>
          </table:table-cell>
          <table:table-cell office:value-type="string" calcext:value-type="string">
            <text:p>بياييد باھم آشنا شويد: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726" calcext:value-type="float">
            <text:p>726</text:p>
          </table:table-cell>
          <table:table-cell office:value-type="string" calcext:value-type="string">
            <text:p>— Господин Гельмут и госпожа Катрина</text:p>
            <text:p>из Германии.</text:p>
          </table:table-cell>
          <table:table-cell office:value-type="string" calcext:value-type="string">
            <text:p>Āqā-ye Helmot va xānom-e Kātrinā az</text:p>
            <text:p>Ālmān.</text:p>
          </table:table-cell>
          <table:table-cell office:value-type="string" calcext:value-type="string">
            <text:p>آقاىھلمتوخانمكاترينا</text:p>
            <text:p>از آلمان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7">
          <table:table-cell/>
          <table:table-cell office:value-type="float" office:value="727" calcext:value-type="float">
            <text:p>727</text:p>
          </table:table-cell>
          <table:table-cell office:value-type="string" calcext:value-type="string">
            <text:p>Доминик: Добро пожаловать!</text:p>
          </table:table-cell>
          <table:table-cell office:value-type="string" calcext:value-type="string">
            <text:p>Xoš āmadid!</text:p>
          </table:table-cell>
          <table:table-cell office:value-type="string" calcext:value-type="string">
            <text:p>خوش آمديد!</text:p>
          </table:table-cell>
          <table:table-cell table:number-columns-repeated="14"/>
        </table:table-row>
        <table:table-row table:style-name="ro7">
          <table:table-cell/>
          <table:table-cell office:value-type="float" office:value="728" calcext:value-type="float">
            <text:p>728</text:p>
          </table:table-cell>
          <table:table-cell office:value-type="string" calcext:value-type="string">
            <text:p>Иван: Друзья! Думаю</text:p>
            <text:p>(«мысль, подозрение</text:p>
            <text:p>делаю»), что у меня температура!</text:p>
          </table:table-cell>
          <table:table-cell office:value-type="string" calcext:value-type="string">
            <text:p>Dustān! Gomān mikonam ke man tab dāram.</text:p>
          </table:table-cell>
          <table:table-cell office:value-type="string" calcext:value-type="string">
            <text:p>دوستان!گمانمىكنمكه</text:p>
            <text:p>منتب دارم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729" calcext:value-type="float">
            <text:p>729</text:p>
          </table:table-cell>
          <table:table-cell office:value-type="string" calcext:value-type="string">
            <text:p>Доминик: Температура! Тогда</text:p>
            <text:p>Ваше место в Тебризе!</text:p>
          </table:table-cell>
          <table:table-cell office:value-type="string" calcext:value-type="string">
            <text:p>Tab! Pas jā-ye šomā Tabriz ast!</text:p>
          </table:table-cell>
          <table:table-cell office:value-type="string" calcext:value-type="string">
            <text:p>تب!پسجاىشماتبريز</text:p>
            <text:p>است!</text:p>
          </table:table-cell>
          <table:table-cell table:number-columns-repeated="14"/>
        </table:table-row>
        <table:table-row table:style-name="ro3">
          <table:table-cell/>
          <table:table-cell office:value-type="float" office:value="730" calcext:value-type="float">
            <text:p>730</text:p>
          </table:table-cell>
          <table:table-cell office:value-type="string" calcext:value-type="string">
            <text:p>Катрина: Почему?</text:p>
          </table:table-cell>
          <table:table-cell office:value-type="string" calcext:value-type="string">
            <text:p>Čerā?</text:p>
          </table:table-cell>
          <table:table-cell office:value-type="string" calcext:value-type="string">
            <text:p>چرا؟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731" calcext:value-type="float">
            <text:p>731</text:p>
          </table:table-cell>
          <table:table-cell office:value-type="string" calcext:value-type="string">
            <text:p>Доминик: Тебриз—</text:p>
            <text:p>город, в котором падаеттемпература:</text:p>
          </table:table-cell>
          <table:table-cell office:value-type="string" calcext:value-type="string">
            <text:p>Tabriz, šahri ast ke tab dar ān mirizad.</text:p>
          </table:table-cell>
          <table:table-cell office:value-type="string" calcext:value-type="string">
            <text:p>تبريز،شھرىاستكه</text:p>
            <text:p>تبدرآنمىريزد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7">
          <table:table-cell/>
          <table:table-cell office:value-type="float" office:value="732" calcext:value-type="float">
            <text:p>732</text:p>
          </table:table-cell>
          <table:table-cell office:value-type="string" calcext:value-type="string">
            <text:p>«Жар» — «падай»!</text:p>
          </table:table-cell>
          <table:table-cell office:value-type="string" calcext:value-type="string">
            <text:p>Tab — riz!</text:p>
          </table:table-cell>
          <table:table-cell office:value-type="string" calcext:value-type="string">
            <text:p>!"ريز" "تب"</text:p>
          </table:table-cell>
          <table:table-cell table:number-columns-repeated="14"/>
        </table:table-row>
        <table:table-row table:style-name="ro3">
          <table:table-cell/>
          <table:table-cell office:value-type="float" office:value="737" calcext:value-type="float">
            <text:p>737</text:p>
          </table:table-cell>
          <table:table-cell office:value-type="string" calcext:value-type="string">
            <text:p>Друзья в г. Тебризе.</text:p>
          </table:table-cell>
          <table:table-cell office:value-type="string" calcext:value-type="string">
            <text:p>Dustān dar šahr-e Tabriz.</text:p>
          </table:table-cell>
          <table:table-cell office:value-type="string" calcext:value-type="string">
            <text:p>دوستان در شھر تبريز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738" calcext:value-type="float">
            <text:p>738</text:p>
          </table:table-cell>
          <table:table-cell office:value-type="string" calcext:value-type="string">
            <text:p>Гельмут: Нам нужна карта города («нужду</text:p>
          </table:table-cell>
          <table:table-cell office:value-type="string" calcext:value-type="string">
            <text:p>Mā be naqše-ye šahr niyāz dārim.</text:p>
          </table:table-cell>
          <table:table-cell office:value-type="string" calcext:value-type="string">
            <text:p>مابه نقشه شھر نياز</text:p>
            <text:p>داريم.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office:value-type="string" calcext:value-type="string">
            <text:p>имеем»).</text:p>
          </table:table-cell>
          <table:table-cell table:number-columns-repeated="16"/>
        </table:table-row>
        <table:table-row table:style-name="ro16">
          <table:table-cell/>
          <table:table-cell office:value-type="float" office:value="740" calcext:value-type="float">
            <text:p>740</text:p>
          </table:table-cell>
          <table:table-cell office:value-type="string" calcext:value-type="string">
            <text:p>Катрина: Самые хорошие гиды —</text:p>
            <text:p>местные люди.</text:p>
          </table:table-cell>
          <table:table-cell office:value-type="string" calcext:value-type="string">
            <text:p>Behtarin rāhnamā, mardom-e šahr</text:p>
            <text:p>hastand.</text:p>
          </table:table-cell>
          <table:table-cell office:value-type="string" calcext:value-type="string">
            <text:p>بھترينراھنما،مردم</text:p>
            <text:p>شھرھستند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741" calcext:value-type="float">
            <text:p>741</text:p>
          </table:table-cell>
          <table:table-cell office:value-type="string" calcext:value-type="string">
            <text:p>Иван: Мальчик</text:p>
            <text:p>(молодой человек)! Извините, Вы студент?</text:p>
          </table:table-cell>
          <table:table-cell office:value-type="string" calcext:value-type="string">
            <text:p>Pesar jān! Bebaxšid, šomā dānešju hastid?</text:p>
          </table:table-cell>
          <table:table-cell office:value-type="string" calcext:value-type="string">
            <text:p>پسرجان!ببخشيد،شما</text:p>
            <text:p>دانشجو ھستيد؟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742" calcext:value-type="float">
            <text:p>742</text:p>
          </table:table-cell>
          <table:table-cell office:value-type="string" calcext:value-type="string">
            <text:p>Мальчик: Нет. Я школьник.</text:p>
          </table:table-cell>
          <table:table-cell office:value-type="string" calcext:value-type="string">
            <text:p>Pesar: Na. Man dāneš-āmuz hastam.</text:p>
          </table:table-cell>
          <table:table-cell office:value-type="string" calcext:value-type="string">
            <text:p>پسر:نه.مندانشآموز</text:p>
            <text:p>ھستم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743" calcext:value-type="float">
            <text:p>743</text:p>
          </table:table-cell>
          <table:table-cell office:value-type="string" calcext:value-type="string">
            <text:p>Иван: Как Вас зовут?</text:p>
          </table:table-cell>
          <table:table-cell office:value-type="string" calcext:value-type="string">
            <text:p>Nām-e šomā čist?</text:p>
          </table:table-cell>
          <table:table-cell office:value-type="string" calcext:value-type="string">
            <text:p>نام شما چيست؟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8">
          <table:table-cell/>
          <table:table-cell office:value-type="float" office:value="744" calcext:value-type="float">
            <text:p>744</text:p>
          </table:table-cell>
          <table:table-cell office:value-type="string" calcext:value-type="string">
            <text:p>Мальчик: Меня зовут</text:p>
            <text:p>Джехангир.</text:p>
          </table:table-cell>
          <table:table-cell office:value-type="string" calcext:value-type="string">
            <text:p>Nām-e man Jehāngir</text:p>
            <text:p>ast.</text:p>
          </table:table-cell>
          <table:table-cell office:value-type="string" calcext:value-type="string">
            <text:p>نام من جھانگير است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745" calcext:value-type="float">
            <text:p>745</text:p>
          </table:table-cell>
          <table:table-cell office:value-type="string" calcext:value-type="string">
            <text:p>Катрина: Джехангир!</text:p>
          </table:table-cell>
          <table:table-cell office:value-type="string" calcext:value-type="string">
            <text:p>Jehāngir! Šomā</text:p>
          </table:table-cell>
          <table:table-cell office:value-type="string" calcext:value-type="string">
            <text:p>جاھاىديدنىشھركجاجھانگير!شمامىدانيد</text:p>
            <text:p>است؟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office:value-type="string" calcext:value-type="string">
            <text:p>Вы знаете, где</text:p>
          </table:table-cell>
          <table:table-cell office:value-type="string" calcext:value-type="string">
            <text:p>midānid jā-hā-y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office:value-type="string" calcext:value-type="string">
            <text:p>находятся городские</text:p>
          </table:table-cell>
          <table:table-cell office:value-type="string" calcext:value-type="string">
            <text:p>didani-ye šahr kojā</text:p>
          </table:table-cell>
          <table:table-cell table:number-columns-repeated="15"/>
        </table:table-row>
        <table:table-row table:style-name="ro3">
          <table:table-cell/>
          <table:table-cell office:value-type="float" office:value="748" calcext:value-type="float">
            <text:p>748</text:p>
          </table:table-cell>
          <table:table-cell office:value-type="string" calcext:value-type="string">
            <text:p>достопримечательности:</text:p>
          </table:table-cell>
          <table:table-cell office:value-type="string" calcext:value-type="string">
            <text:p>ast?</text:p>
          </table:table-cell>
          <table:table-cell table:number-columns-repeated="7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749" calcext:value-type="float">
            <text:p>749</text:p>
          </table:table-cell>
          <table:table-cell office:value-type="string" calcext:value-type="string">
            <text:p>«места, которые стоит</text:p>
          </table:table-cell>
          <table:table-cell table:number-columns-repeated="8"/>
          <table:table-cell table:style-name="ce16"/>
          <table:table-cell table:number-columns-repeated="7"/>
        </table:table-row>
        <table:table-row table:style-name="ro3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посмотреть»?</text:p>
          </table:table-cell>
          <table:table-cell table:number-columns-repeated="8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751" calcext:value-type="float">
            <text:p>751</text:p>
          </table:table-cell>
          <table:table-cell office:value-type="string" calcext:value-type="string">
            <text:p>Джехангир: Да. Я</text:p>
            <text:p>родился («рожденным стал») в этом городе.</text:p>
          </table:table-cell>
          <table:table-cell office:value-type="string" calcext:value-type="string">
            <text:p>Bale. Man dar in šahr zāde šodam.</text:p>
          </table:table-cell>
          <table:table-cell office:value-type="string" calcext:value-type="string">
            <text:p>بله.مندراينشھر</text:p>
            <text:p>زادهشدم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752" calcext:value-type="float">
            <text:p>752</text:p>
          </table:table-cell>
          <table:table-cell office:value-type="string" calcext:value-type="string">
            <text:p>Иван: Тогда Вы сможете показать нам</text:p>
            <text:p>дорогу («знак, указание</text:p>
          </table:table-cell>
          <table:table-cell office:value-type="string" calcext:value-type="string">
            <text:p>Pas šomā mitavānid rāh-rā be mā nešān</text:p>
            <text:p>dahid.</text:p>
          </table:table-cell>
          <table:table-cell office:value-type="string" calcext:value-type="string">
            <text:p>پسشمامىتوانيدراه</text:p>
            <text:p>رابهمانشاندھيد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office:value-type="string" calcext:value-type="string">
            <text:p>дать»).</text:p>
          </table:table-cell>
          <table:table-cell table:number-columns-repeated="16"/>
        </table:table-row>
        <table:table-row table:style-name="ro16">
          <table:table-cell/>
          <table:table-cell office:value-type="float" office:value="754" calcext:value-type="float">
            <text:p>754</text:p>
          </table:table-cell>
          <table:table-cell office:value-type="string" calcext:value-type="string">
            <text:p>Джехангир: Вам нужно ехать в сторону</text:p>
            <text:p>площади мэрии.</text:p>
          </table:table-cell>
          <table:table-cell office:value-type="string" calcext:value-type="string">
            <text:p>Šomā bāyad be su-ye midān-e šahrdāri</text:p>
            <text:p>beravid.</text:p>
          </table:table-cell>
          <table:table-cell office:value-type="string" calcext:value-type="string">
            <text:p>شمابايدبهسوىميدان</text:p>
            <text:p>شھردارى برويد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755" calcext:value-type="float">
            <text:p>755</text:p>
          </table:table-cell>
          <table:table-cell office:value-type="string" calcext:value-type="string">
            <text:p>Катрина: Дорогой Джехангир, где</text:p>
            <text:p>находится самая лучшая</text:p>
          </table:table-cell>
          <table:table-cell office:value-type="string" calcext:value-type="string">
            <text:p>Jehāngir jān! Behtarin hotel-e šahr</text:p>
            <text:p>kojā ast?</text:p>
          </table:table-cell>
          <table:table-cell office:value-type="string" calcext:value-type="string">
            <text:p>جھانگيرجان!بھترين</text:p>
            <text:p>ھتلشھركجااست؟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office:value-type="string" calcext:value-type="string">
            <text:p>гостиница города?</text:p>
          </table:table-cell>
          <table:table-cell table:number-columns-repeated="16"/>
        </table:table-row>
        <table:table-row table:style-name="ro16">
          <table:table-cell/>
          <table:table-cell office:value-type="float" office:value="757" calcext:value-type="float">
            <text:p>757</text:p>
          </table:table-cell>
          <table:table-cell office:value-type="string" calcext:value-type="string">
            <text:p>Джехангир: Самая лучшая гостиница —</text:p>
            <text:p>самая дорогая.</text:p>
          </table:table-cell>
          <table:table-cell office:value-type="string" calcext:value-type="string">
            <text:p>Behtarin hotel, gerāntarin hotel ast.</text:p>
          </table:table-cell>
          <table:table-cell office:value-type="string" calcext:value-type="string">
            <text:p>بھترين ھتل گرانترين</text:p>
            <text:p>ھتلاست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758" calcext:value-type="float">
            <text:p>758</text:p>
          </table:table-cell>
          <table:table-cell office:value-type="string" calcext:value-type="string">
            <text:p>Иван: Средняя стоимость. Не очень</text:p>
            <text:p>дорого, не очень</text:p>
          </table:table-cell>
          <table:table-cell office:value-type="string" calcext:value-type="string">
            <text:p>Nerx-e miāne. Na xeyli gerān, na xeyli</text:p>
            <text:p>arzān.</text:p>
          </table:table-cell>
          <table:table-cell office:value-type="string" calcext:value-type="string">
            <text:p>نرخميانه،نهخيلى</text:p>
            <text:p>گران،نهخيلىارزان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759" calcext:value-type="float">
            <text:p>759</text:p>
          </table:table-cell>
          <table:table-cell office:value-type="string" calcext:value-type="string">
            <text:p>дешево.</text:p>
          </table:table-cell>
          <table:table-cell table:number-columns-repeated="8"/>
          <table:table-cell table:style-name="ce17"/>
          <table:table-cell table:number-columns-repeated="7"/>
        </table:table-row>
        <table:table-row table:style-name="ro16">
          <table:table-cell/>
          <table:table-cell office:value-type="float" office:value="760" calcext:value-type="float">
            <text:p>760</text:p>
          </table:table-cell>
          <table:table-cell office:value-type="string" calcext:value-type="string">
            <text:p>Джехангир: За городом дешевле и спокойнее</text:p>
            <text:p>(чем в городе).</text:p>
          </table:table-cell>
          <table:table-cell office:value-type="string" calcext:value-type="string">
            <text:p>Birun-e šahr arzāntar va ārāmtar ast.</text:p>
          </table:table-cell>
          <table:table-cell office:value-type="string" calcext:value-type="string">
            <text:p>بيرونشھرارزانترو</text:p>
            <text:p>آرامتر است.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65" calcext:value-type="float">
            <text:p>765</text:p>
          </table:table-cell>
          <table:table-cell office:value-type="string" calcext:value-type="string">
            <text:p>Пятнадцатая встреча</text:p>
          </table:table-cell>
          <table:table-cell office:value-type="string" calcext:value-type="string">
            <text:p>Didār-e pānzdahom</text:p>
          </table:table-cell>
          <table:table-cell office:value-type="string" calcext:value-type="string">
            <text:p>ديدار پانزدھم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766" calcext:value-type="float">
            <text:p>766</text:p>
          </table:table-cell>
          <table:table-cell office:value-type="string" calcext:value-type="string">
            <text:p>Иван: Друзья!</text:p>
          </table:table-cell>
          <table:table-cell office:value-type="string" calcext:value-type="string">
            <text:p>Dustān! Piš az raftan</text:p>
          </table:table-cell>
          <table:table-cell office:value-type="string" calcext:value-type="string">
            <text:p>آرامگاهسينا در شھرشھركرمانشاه،بيآييدازدوستان!پيشازرفتنبه</text:p>
            <text:p>ھمدانبازديدكنيم.</text:p>
          </table:table-cell>
          <table:table-cell table:number-columns-repeated="14"/>
        </table:table-row>
        <table:table-row table:style-name="ro3">
          <table:table-cell/>
          <table:table-cell office:value-type="float" office:value="767" calcext:value-type="float">
            <text:p>767</text:p>
          </table:table-cell>
          <table:table-cell office:value-type="string" calcext:value-type="string">
            <text:p>Прежде чем ехать в</text:p>
          </table:table-cell>
          <table:table-cell office:value-type="string" calcext:value-type="string">
            <text:p>be šahr-e Kermānšāh,</text:p>
          </table:table-cell>
          <table:table-cell table:number-columns-repeated="7"/>
          <table:table-cell table:style-name="ce14"/>
          <table:table-cell table:number-columns-repeated="7"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office:value-type="string" calcext:value-type="string">
            <text:p>город Керманшах,</text:p>
          </table:table-cell>
          <table:table-cell office:value-type="string" calcext:value-type="string">
            <text:p>biyāyid az ārāmgāh-e</text:p>
          </table:table-cell>
          <table:table-cell table:number-columns-repeated="15"/>
        </table:table-row>
        <table:table-row table:style-name="ro3">
          <table:table-cell/>
          <table:table-cell office:value-type="float" office:value="769" calcext:value-type="float">
            <text:p>769</text:p>
          </table:table-cell>
          <table:table-cell office:value-type="string" calcext:value-type="string">
            <text:p>давайте посетим</text:p>
          </table:table-cell>
          <table:table-cell office:value-type="string" calcext:value-type="string">
            <text:p>Sinā dar šahr-e</text:p>
          </table:table-cell>
          <table:table-cell table:number-columns-repeated="7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770" calcext:value-type="float">
            <text:p>770</text:p>
          </table:table-cell>
          <table:table-cell office:value-type="string" calcext:value-type="string">
            <text:p>мавзолей Авиценны</text:p>
          </table:table-cell>
          <table:table-cell office:value-type="string" calcext:value-type="string">
            <text:p>Hamadān bāzdid</text:p>
          </table:table-cell>
          <table:table-cell table:number-columns-repeated="7"/>
          <table:table-cell table:style-name="ce14"/>
          <table:table-cell table:number-columns-repeated="7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office:value-type="string" calcext:value-type="string">
            <text:p>в городе Хамадан.</text:p>
          </table:table-cell>
          <table:table-cell office:value-type="string" calcext:value-type="string">
            <text:p>konim.</text:p>
          </table:table-cell>
          <table:table-cell table:number-columns-repeated="15"/>
        </table:table-row>
        <table:table-row table:style-name="ro16">
          <table:table-cell/>
          <table:table-cell office:value-type="float" office:value="772" calcext:value-type="float">
            <text:p>772</text:p>
          </table:table-cell>
          <table:table-cell office:value-type="string" calcext:value-type="string">
            <text:p>Гельмут: Да. Ученый, врач и</text:p>
            <text:p>философ Востока.</text:p>
          </table:table-cell>
          <table:table-cell office:value-type="string" calcext:value-type="string">
            <text:p>Āri. Dānešmand, pezešk va feylasuf-e</text:p>
            <text:p>xāvarzamin.</text:p>
          </table:table-cell>
          <table:table-cell office:value-type="string" calcext:value-type="string">
            <text:p>آرى.دانشمند، پزشکو</text:p>
            <text:p>فيلسوفخاورزمين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773" calcext:value-type="float">
            <text:p>773</text:p>
          </table:table-cell>
          <table:table-cell office:value-type="string" calcext:value-type="string">
            <text:p>Доминик: Тогда</text:p>
            <text:p>наша программа поездки по Ирану</text:p>
          </table:table-cell>
          <table:table-cell office:value-type="string" calcext:value-type="string">
            <text:p>Pas, barnāme-ye</text:p>
            <text:p>Irāngardi-ye mā čanin xāhad bud:</text:p>
          </table:table-cell>
          <table:table-cell office:value-type="string" calcext:value-type="string">
            <text:p>پس،برنامهايرانگردى</text:p>
            <text:p>ماچنينخواھدبود: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774" calcext:value-type="float">
            <text:p>774</text:p>
          </table:table-cell>
          <table:table-cell office:value-type="string" calcext:value-type="string">
            <text:p>будет такой:</text:p>
          </table:table-cell>
          <table:table-cell table:number-columns-repeated="8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775" calcext:value-type="float">
            <text:p>775</text:p>
          </table:table-cell>
          <table:table-cell office:value-type="string" calcext:value-type="string">
            <text:p>Суббота — посетить мавзолей Авиценны в Хамадане.</text:p>
          </table:table-cell>
          <table:table-cell office:value-type="string" calcext:value-type="string">
            <text:p>Ruz-e šanbe:</text:p>
            <text:p>Bāzdid az ārāmgāh-e Sinā dar šahr-e Hamadān.</text:p>
          </table:table-cell>
          <table:table-cell office:value-type="string" calcext:value-type="string">
            <text:p>بازديدازآرامگاهسينادرروز شنبه:</text:p>
            <text:p>شھرھمدان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776" calcext:value-type="float">
            <text:p>776</text:p>
          </table:table-cell>
          <table:table-cell office:value-type="string" calcext:value-type="string">
            <text:p>Воскресенье — посетить гору Бисетун в</text:p>
            <text:p>Керманшахе.</text:p>
          </table:table-cell>
          <table:table-cell office:value-type="string" calcext:value-type="string">
            <text:p>Ruz-e yekšanbe: Bāzdid az kuh-e Bisetun dar šahr-e</text:p>
            <text:p>Kermānšāh.</text:p>
          </table:table-cell>
          <table:table-cell office:value-type="string" calcext:value-type="string">
            <text:p>بازديدازكوهبيستوندرروزيكشنبه:</text:p>
            <text:p>شھر كرمانشاه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6">
          <table:table-cell/>
          <table:table-cell office:value-type="float" office:value="777" calcext:value-type="float">
            <text:p>777</text:p>
          </table:table-cell>
          <table:table-cell office:value-type="string" calcext:value-type="string">
            <text:p>Понедельник: Горная прогулка на Загрос.</text:p>
          </table:table-cell>
          <table:table-cell office:value-type="string" calcext:value-type="string">
            <text:p>Ruz-e došanbe: Kuhnavardi dar kuhestān-e Zāgros.</text:p>
          </table:table-cell>
          <table:table-cell office:value-type="string" calcext:value-type="string">
            <text:p>كوھنوردىدر كوھستانروزدوشنبه:</text:p>
            <text:p>زاگرس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778" calcext:value-type="float">
            <text:p>778</text:p>
          </table:table-cell>
          <table:table-cell office:value-type="string" calcext:value-type="string">
            <text:p>Вторник: (Поездка) к древнему городу Шуш.</text:p>
          </table:table-cell>
          <table:table-cell office:value-type="string" calcext:value-type="string">
            <text:p>Ruz-e sešanbe: Be su-ye šahr-e bāstāni-ye Šuš.</text:p>
          </table:table-cell>
          <table:table-cell office:value-type="string" calcext:value-type="string">
            <text:p>بهسوىشھرباستانىروزسهشنبه:</text:p>
            <text:p>شوش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8">
          <table:table-cell/>
          <table:table-cell office:value-type="float" office:value="779" calcext:value-type="float">
            <text:p>779</text:p>
          </table:table-cell>
          <table:table-cell office:value-type="string" calcext:value-type="string">
            <text:p>Среда: Посещение</text:p>
            <text:p>мавзолея пророка Даниила.</text:p>
          </table:table-cell>
          <table:table-cell office:value-type="string" calcext:value-type="string">
            <text:p>Ruz-e čahāršanbe:</text:p>
            <text:p>Bāzdid az ārāmgāh-e Dāniāl-e payāmbar.</text:p>
          </table:table-cell>
          <table:table-cell office:value-type="string" calcext:value-type="string">
            <text:p>بازديد از آرامگاه دانيالروزچھارشنبه:</text:p>
          </table:table-cell>
          <table:table-cell table:number-columns-repeated="14"/>
        </table:table-row>
        <table:table-row table:style-name="ro17">
          <table:table-cell/>
          <table:table-cell office:value-type="float" office:value="780" calcext:value-type="float">
            <text:p>780</text:p>
          </table:table-cell>
          <table:table-cell table:number-columns-repeated="2"/>
          <table:table-cell office:value-type="string" calcext:value-type="string">
            <text:p>پيامبر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781" calcext:value-type="float">
            <text:p>781</text:p>
          </table:table-cell>
          <table:table-cell office:value-type="string" calcext:value-type="string">
            <text:p>Четверг: Прогулка в саду финиковых</text:p>
            <text:p>пальм.</text:p>
          </table:table-cell>
          <table:table-cell office:value-type="string" calcext:value-type="string">
            <text:p>Ruz-e panjšanbe: Gardeš dar bāğ-e</text:p>
            <text:p>xormā.</text:p>
          </table:table-cell>
          <table:table-cell office:value-type="string" calcext:value-type="string">
            <text:p>روزپنجشنبه:</text:p>
            <text:p>گردشدرباغخرما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782" calcext:value-type="float">
            <text:p>782</text:p>
          </table:table-cell>
          <table:table-cell office:value-type="string" calcext:value-type="string">
            <text:p>Пятница: (Ехать) в сторону Тегерана, столицы Ирана.</text:p>
          </table:table-cell>
          <table:table-cell office:value-type="string" calcext:value-type="string">
            <text:p>Ruz-e ādine:</text:p>
            <text:p>Be su-ye Tehrān, pāytaxt-e Irān.</text:p>
          </table:table-cell>
          <table:table-cell office:value-type="string" calcext:value-type="string">
            <text:p>بهسوى تھران پايتختروزآدينه:</text:p>
            <text:p>ايران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783" calcext:value-type="float">
            <text:p>783</text:p>
          </table:table-cell>
          <table:table-cell office:value-type="string" calcext:value-type="string">
            <text:p>Иван: Госпожа Катрина, Вы записывайте расход группы на поездку (yād — память; yāddāšt — запись,</text:p>
            <text:p>заметка).</text:p>
          </table:table-cell>
          <table:table-cell office:value-type="string" calcext:value-type="string">
            <text:p>Xānom-e Kātrinā, šomā hazine-ye rāh-rā yāddāšt konid.</text:p>
          </table:table-cell>
          <table:table-cell office:value-type="string" calcext:value-type="string">
            <text:p>خانم كاترينا، شما ھزينه</text:p>
            <text:p>راه را يادداشت كنيد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784" calcext:value-type="float">
            <text:p>784</text:p>
          </table:table-cell>
          <table:table-cell office:value-type="string" calcext:value-type="string">
            <text:p>Гельмут: Да. Расход</text:p>
            <text:p>на топливо, питание, проживание…</text:p>
          </table:table-cell>
          <table:table-cell office:value-type="string" calcext:value-type="string">
            <text:p>Āri. Hazine-ye suxt, xorāk, hotel va…</text:p>
          </table:table-cell>
          <table:table-cell office:value-type="string" calcext:value-type="string">
            <text:p>آرى.ھزينه سوخت،</text:p>
            <text:p>خوراک،ھتل و...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785" calcext:value-type="float">
            <text:p>785</text:p>
          </table:table-cell>
          <table:table-cell office:value-type="string" calcext:value-type="string">
            <text:p>Доминик: Не беспокойтесь («беспокойными не будьте»), Иран —</text:p>
            <text:p>самая дешевая страна мира.</text:p>
          </table:table-cell>
          <table:table-cell office:value-type="string" calcext:value-type="string">
            <text:p>Nagarān nabāšid, Irān arzāntarin kešvar-e jehān ast.</text:p>
          </table:table-cell>
          <table:table-cell office:value-type="string" calcext:value-type="string">
            <text:p>ارزانترينكشور جھاننگراننباشيد، ايران</text:p>
            <text:p>است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786" calcext:value-type="float">
            <text:p>786</text:p>
          </table:table-cell>
          <table:table-cell office:value-type="string" calcext:value-type="string">
            <text:p>Катрина: Сегодня на рынке Тебриза</text:p>
            <text:p>сделаем покупки.</text:p>
          </table:table-cell>
          <table:table-cell office:value-type="string" calcext:value-type="string">
            <text:p>Emruz az bāzār-e Tabriz xarid mikonim.</text:p>
          </table:table-cell>
          <table:table-cell office:value-type="string" calcext:value-type="string">
            <text:p>امروزازبازارتبريز</text:p>
            <text:p>خريدمىكنيم.</text:p>
          </table:table-cell>
          <table:table-cell table:number-columns-repeated="14"/>
        </table:table-row>
        <table:table-row table:style-name="ro8">
          <table:table-cell/>
          <table:table-cell office:value-type="float" office:value="787" calcext:value-type="float">
            <text:p>787</text:p>
          </table:table-cell>
          <table:table-cell office:value-type="string" calcext:value-type="string">
            <text:p>Иван: Сегодня рынок</text:p>
            <text:p>не работает.</text:p>
          </table:table-cell>
          <table:table-cell office:value-type="string" calcext:value-type="string">
            <text:p>Emruz bāzār kār</text:p>
            <text:p>namikonad.</text:p>
          </table:table-cell>
          <table:table-cell office:value-type="string" calcext:value-type="string">
            <text:p>امروز بازار كار نمٮكند.</text:p>
          </table:table-cell>
          <table:table-cell table:number-columns-repeated="14"/>
        </table:table-row>
        <table:table-row table:style-name="ro8">
          <table:table-cell/>
          <table:table-cell office:value-type="float" office:value="788" calcext:value-type="float">
            <text:p>788</text:p>
          </table:table-cell>
          <table:table-cell office:value-type="string" calcext:value-type="string">
            <text:p>Катрина: Почему не</text:p>
            <text:p>работает?</text:p>
          </table:table-cell>
          <table:table-cell office:value-type="string" calcext:value-type="string">
            <text:p>Čerā kār namikonad?</text:p>
          </table:table-cell>
          <table:table-cell office:value-type="string" calcext:value-type="string">
            <text:p>چرا كار نمٮكند؟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8">
          <table:table-cell/>
          <table:table-cell office:value-type="float" office:value="789" calcext:value-type="float">
            <text:p>789</text:p>
          </table:table-cell>
          <table:table-cell office:value-type="string" calcext:value-type="string">
            <text:p>Иван: Сегодня</text:p>
            <text:p>пятница.</text:p>
          </table:table-cell>
          <table:table-cell office:value-type="string" calcext:value-type="string">
            <text:p>Emruz ādine ast.</text:p>
          </table:table-cell>
          <table:table-cell office:value-type="string" calcext:value-type="string">
            <text:p>امروزآدينه است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6">
          <table:table-cell/>
          <table:table-cell office:value-type="float" office:value="790" calcext:value-type="float">
            <text:p>790</text:p>
          </table:table-cell>
          <table:table-cell office:value-type="string" calcext:value-type="string">
            <text:p>Гельмут: Хочу купить несколько книг на персидском языке и читать их в</text:p>
            <text:p>дороге.</text:p>
          </table:table-cell>
          <table:table-cell office:value-type="string" calcext:value-type="string">
            <text:p>Mixāxam čand ketāb be zabān-e fārsi bexaram va dar rāh ānhā-rā bexānam.</text:p>
          </table:table-cell>
          <table:table-cell office:value-type="string" calcext:value-type="string">
            <text:p>زبانفارسىبخرمودرمىخواھمچندكتاب به</text:p>
            <text:p>راهآنھارابخوانم.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office:value-type="string" calcext:value-type="string">
            <text:p>Иван: Я буду</text:p>
          </table:table-cell>
          <table:table-cell office:value-type="string" calcext:value-type="string">
            <text:p>Man dar Tehrān ketāb</text:p>
          </table:table-cell>
          <table:table-cell office:value-type="string" calcext:value-type="string">
            <text:p>مندر تھران كتاب خواھم</text:p>
          </table:table-cell>
          <table:table-cell table:number-columns-repeated="14"/>
        </table:table-row>
        <table:table-row table:style-name="ro8">
          <table:table-cell/>
          <table:table-cell office:value-type="float" office:value="792" calcext:value-type="float">
            <text:p>792</text:p>
          </table:table-cell>
          <table:table-cell office:value-type="string" calcext:value-type="string">
            <text:p>покупать книги в</text:p>
            <text:p>Тегеране.</text:p>
          </table:table-cell>
          <table:table-cell office:value-type="string" calcext:value-type="string">
            <text:p>xāham xarid.</text:p>
          </table:table-cell>
          <table:table-cell office:value-type="string" calcext:value-type="string">
            <text:p>خريد.</text:p>
          </table:table-cell>
          <table:table-cell table:number-columns-repeated="14"/>
        </table:table-row>
        <table:table-row table:style-name="ro3">
          <table:table-cell/>
          <table:table-cell office:value-type="float" office:value="797" calcext:value-type="float">
            <text:p>797</text:p>
          </table:table-cell>
          <table:table-cell office:value-type="string" calcext:value-type="string">
            <text:p>Шестнадцатая встреча</text:p>
          </table:table-cell>
          <table:table-cell office:value-type="string" calcext:value-type="string">
            <text:p>Didār-e šānzdahom</text:p>
          </table:table-cell>
          <table:table-cell office:value-type="string" calcext:value-type="string">
            <text:p>ديدار شانزدھم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7">
          <table:table-cell/>
          <table:table-cell office:value-type="float" office:value="798" calcext:value-type="float">
            <text:p>798</text:p>
          </table:table-cell>
          <table:table-cell office:value-type="string" calcext:value-type="string">
            <text:p>В банке.</text:p>
          </table:table-cell>
          <table:table-cell office:value-type="string" calcext:value-type="string">
            <text:p>Dar bānk.</text:p>
          </table:table-cell>
          <table:table-cell office:value-type="string" calcext:value-type="string">
            <text:p>دربانک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799" calcext:value-type="float">
            <text:p>799</text:p>
          </table:table-cell>
          <table:table-cell office:value-type="string" calcext:value-type="string">
            <text:p>Иван: Друзья! Нам</text:p>
            <text:p>надо пойти в банк и купить томаны.</text:p>
          </table:table-cell>
          <table:table-cell office:value-type="string" calcext:value-type="string">
            <text:p>Dustān! Mā bāyad be</text:p>
            <text:p>bānk beravim va tomān bexarim.</text:p>
          </table:table-cell>
          <table:table-cell office:value-type="string" calcext:value-type="string">
            <text:p>دوستان!مابايدبهبانک</text:p>
            <text:p>برويموتومانبخريم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6"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Гельмут: Почему в банке, мы можем</text:p>
            <text:p>купить на свободном рынке?</text:p>
          </table:table-cell>
          <table:table-cell office:value-type="string" calcext:value-type="string">
            <text:p>Čerā be bānk, mā mitavānim az bāzār-e āzād bexarim.</text:p>
          </table:table-cell>
          <table:table-cell office:value-type="string" calcext:value-type="string">
            <text:p>مىتوانيمازبازارآزادچرابهبانک،ما</text:p>
            <text:p>بخريم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Катрина: Да,</text:p>
          </table:table-cell>
          <table:table-cell office:value-type="string" calcext:value-type="string">
            <text:p>Bale. Nerx-e xarid-o-</text:p>
          </table:table-cell>
          <table:table-cell office:value-type="string" calcext:value-type="string">
            <text:p>آرزدربازارآزادودربله.نرخخريدوفروش</text:p>
            <text:p>بانکيكساناست.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3"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стоимость покупки и</text:p>
          </table:table-cell>
          <table:table-cell office:value-type="string" calcext:value-type="string">
            <text:p>foruš-e ārz, dar bāzār-e</text:p>
          </table:table-cell>
          <table:table-cell table:number-columns-repeated="7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продажи валюты в</text:p>
          </table:table-cell>
          <table:table-cell office:value-type="string" calcext:value-type="string">
            <text:p>āzād va dar bānk</text:p>
          </table:table-cell>
          <table:table-cell table:number-columns-repeated="7"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банке и на свободном</text:p>
          </table:table-cell>
          <table:table-cell office:value-type="string" calcext:value-type="string">
            <text:p>yeksān ast.</text:p>
          </table:table-cell>
          <table:table-cell table:number-columns-repeated="15"/>
        </table:table-row>
        <table:table-row table:style-name="ro3"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рынке одинакова.</text:p>
          </table:table-cell>
          <table:table-cell table:number-columns-repeated="8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Иван: Будет неплохо</text:p>
            <text:p>= ничего плохого, если сегодня купимв</text:p>
          </table:table-cell>
          <table:table-cell office:value-type="string" calcext:value-type="string">
            <text:p>Bad nist agar emruz az bānk bexarim.</text:p>
          </table:table-cell>
          <table:table-cell office:value-type="string" calcext:value-type="string">
            <text:p>بدنيستاگرامروزاز</text:p>
            <text:p>بانکبخريم.</text:p>
          </table:table-cell>
          <table:table-cell table:number-columns-repeated="14"/>
        </table:table-row>
        <table:table-row table:style-name="ro3"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банке.</text:p>
          </table:table-cell>
          <table:table-cell table:number-columns-repeated="8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Банк «Саман».</text:p>
          </table:table-cell>
          <table:table-cell office:value-type="string" calcext:value-type="string">
            <text:p>Bānk-e Sāmān.</text:p>
          </table:table-cell>
          <table:table-cell office:value-type="string" calcext:value-type="string">
            <text:p>بانکسامان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Сотрудник банка: Что угодно, пожалуйста!</text:p>
          </table:table-cell>
          <table:table-cell office:value-type="string" calcext:value-type="string">
            <text:p>Kārmand-e bānk: Befarmāyid, xāheš mikonam.</text:p>
          </table:table-cell>
          <table:table-cell office:value-type="string" calcext:value-type="string">
            <text:p>كارمندبانک:بفرماييد،</text:p>
            <text:p>خواھش مىكنم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Иван: Извините, где здесь валютный</text:p>
            <text:p>отдел?</text:p>
          </table:table-cell>
          <table:table-cell office:value-type="string" calcext:value-type="string">
            <text:p>Bebaxšid, baxš-e ārzi kojā ast?</text:p>
          </table:table-cell>
          <table:table-cell office:value-type="string" calcext:value-type="string">
            <text:p>ببخشيد،بخش آرزى كجا</text:p>
            <text:p>است؟</text:p>
          </table:table-cell>
          <table:table-cell table:number-columns-repeated="6"/>
          <table:table-cell table:style-name="ce16"/>
          <table:table-cell table:number-columns-repeated="7"/>
        </table:table-row>
        <table:table-row table:style-name="ro18"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Отдел покупки и</text:p>
          </table:table-cell>
          <table:table-cell office:value-type="string" calcext:value-type="string">
            <text:p>Baxš-e xarid-o-foruš-e</text:p>
          </table:table-cell>
          <table:table-cell office:value-type="string" calcext:value-type="string">
            <text:p>بخشخريدوفروشآرز</text:p>
            <text:p>جھانرادرتابلوىمىتوانيدھمهآرزھاىاينجااست.شما</text:p>
            <text:p>روبرونگاه كنيد.</text:p>
          </table:table-cell>
          <table:table-cell table:number-columns-repeated="14"/>
        </table:table-row>
        <table:table-row table:style-name="ro3"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продажи валюты</text:p>
          </table:table-cell>
          <table:table-cell office:value-type="string" calcext:value-type="string">
            <text:p>ārz injā ast.</text:p>
          </table:table-cell>
          <table:table-cell table:number-columns-repeated="7"/>
          <table:table-cell table:style-name="ce14"/>
          <table:table-cell table:number-columns-repeated="7"/>
        </table:table-row>
        <table:table-row table:style-name="ro1"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здесь.</text:p>
          </table:table-cell>
          <table:table-cell office:value-type="string" calcext:value-type="string">
            <text:p>Šomā mitavānid hame-</text:p>
          </table:table-cell>
          <table:table-cell table:number-columns-repeated="15"/>
        </table:table-row>
        <table:table-row table:style-name="ro3"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Вы можете взглянуть</text:p>
          </table:table-cell>
          <table:table-cell office:value-type="string" calcext:value-type="string">
            <text:p>ye ārz-hā-ye jehān-rā</text:p>
          </table:table-cell>
          <table:table-cell table:number-columns-repeated="7"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на табло, что</text:p>
          </table:table-cell>
          <table:table-cell office:value-type="string" calcext:value-type="string">
            <text:p>dar tāblo-ye ruberu</text:p>
          </table:table-cell>
          <table:table-cell table:number-columns-repeated="15"/>
        </table:table-row>
        <table:table-row table:style-name="ro3"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напротив, на котором</text:p>
          </table:table-cell>
          <table:table-cell office:value-type="string" calcext:value-type="string">
            <text:p>negāh konid.</text:p>
          </table:table-cell>
          <table:table-cell table:number-columns-repeated="7"/>
          <table:table-cell table:style-name="ce14"/>
          <table:table-cell table:number-columns-repeated="7"/>
        </table:table-row>
        <table:table-row table:style-name="ro8"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показаны все курсы</text:p>
            <text:p>мировых валют.</text:p>
          </table:table-cell>
          <table:table-cell table:number-columns-repeated="8"/>
          <table:table-cell table:style-name="ce14"/>
          <table:table-cell table:number-columns-repeated="7"/>
        </table:table-row>
        <table:table-row table:style-name="ro7"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Гельмут (читает):</text:p>
            <text:p>Один доллар равен</text:p>
            <text:p>800 томанам.</text:p>
          </table:table-cell>
          <table:table-cell office:value-type="string" calcext:value-type="string">
            <text:p>Helmot (mixānad):</text:p>
            <text:p>yek dolar barābar-e haštsad tomān.</text:p>
          </table:table-cell>
          <table:table-cell office:value-type="string" calcext:value-type="string">
            <text:p>ھلمت)مىخواند:(يک</text:p>
            <text:p>دالربرابرھشتصد تومان.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Доминик: Скажите,</text:p>
          </table:table-cell>
          <table:table-cell office:value-type="string" calcext:value-type="string">
            <text:p>Xāheš mikonam</text:p>
          </table:table-cell>
          <table:table-cell office:value-type="string" calcext:value-type="string">
            <text:p>بيستيوروبرابرچندسه ھزار و پانصدوخواھشمىكنم بفرماييد:</text:p>
            <text:p>توماناست؟</text:p>
          </table:table-cell>
          <table:table-cell table:number-columns-repeated="14"/>
        </table:table-row>
        <table:table-row table:style-name="ro3"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пожалуйста, 3520</text:p>
          </table:table-cell>
          <table:table-cell office:value-type="string" calcext:value-type="string">
            <text:p>befarmāid: se hezār-o-</text:p>
          </table:table-cell>
          <table:table-cell table:number-columns-repeated="7"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евро равны скольким</text:p>
          </table:table-cell>
          <table:table-cell office:value-type="string" calcext:value-type="string">
            <text:p>pansad-o-bist yuro</text:p>
          </table:table-cell>
          <table:table-cell table:number-columns-repeated="15"/>
        </table:table-row>
        <table:table-row table:style-name="ro3"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томанам?</text:p>
          </table:table-cell>
          <table:table-cell office:value-type="string" calcext:value-type="string">
            <text:p>barābar-e čand tomān</text:p>
          </table:table-cell>
          <table:table-cell table:number-columns-repeated="7"/>
          <table:table-cell table:style-name="ce14"/>
          <table:table-cell table:number-columns-repeated="7"/>
        </table:table-row>
        <table:table-row table:style-name="ro1">
          <table:table-cell/>
          <table:table-cell office:value-type="float" office:value="827" calcext:value-type="float">
            <text:p>827</text:p>
          </table:table-cell>
          <table:table-cell/>
          <table:table-cell office:value-type="string" calcext:value-type="string">
            <text:p>ast?</text:p>
          </table:table-cell>
          <table:table-cell table:number-columns-repeated="15"/>
        </table:table-row>
        <table:table-row table:style-name="ro3"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В дороге.</text:p>
          </table:table-cell>
          <table:table-cell office:value-type="string" calcext:value-type="string">
            <text:p>Dar rāh.</text:p>
          </table:table-cell>
          <table:table-cell office:value-type="string" calcext:value-type="string">
            <text:p>در راه.</text:p>
          </table:table-cell>
          <table:table-cell table:number-columns-repeated="6"/>
          <table:table-cell table:style-name="ce17"/>
          <table:table-cell table:number-columns-repeated="7"/>
        </table:table-row>
        <table:table-row table:style-name="ro19"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Дорожная милиция:</text:p>
          </table:table-cell>
          <table:table-cell office:value-type="string" calcext:value-type="string">
            <text:p>Polis-e rāhnamāyi: Ist!</text:p>
          </table:table-cell>
          <table:table-cell office:value-type="string" calcext:value-type="string">
            <text:p>پليسراھنمايى:ايست!</text:p>
            <text:p>گواھٮنامهرانندگى،</text:p>
            <text:p>خواھشمىكنم.</text:p>
            <text:p>خودروبهنامشمااست؟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3"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Стой!</text:p>
          </table:table-cell>
          <table:table-cell office:value-type="string" calcext:value-type="string">
            <text:p>Gavāhināme-ye</text:p>
          </table:table-cell>
          <table:table-cell table:number-columns-repeated="7"/>
          <table:table-cell table:style-name="ce16"/>
          <table:table-cell table:number-columns-repeated="7"/>
        </table:table-row>
        <table:table-row table:style-name="ro3"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Ваши водительские</text:p>
          </table:table-cell>
          <table:table-cell office:value-type="string" calcext:value-type="string">
            <text:p>rānandagi xāheš</text:p>
          </table:table-cell>
          <table:table-cell table:number-columns-repeated="7"/>
          <table:table-cell table:style-name="ce14"/>
          <table:table-cell table:number-columns-repeated="7"/>
        </table:table-row>
        <table:table-row table:style-name="ro1"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права, пожалуйста</text:p>
          </table:table-cell>
          <table:table-cell office:value-type="string" calcext:value-type="string">
            <text:p>mikonam. Xodrow be</text:p>
          </table:table-cell>
          <table:table-cell table:number-columns-repeated="15"/>
        </table:table-row>
        <table:table-row table:style-name="ro3"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(gavāhi —</text:p>
          </table:table-cell>
          <table:table-cell office:value-type="string" calcext:value-type="string">
            <text:p>nām-e šomā ast?</text:p>
          </table:table-cell>
          <table:table-cell table:number-columns-repeated="7"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свидетельство)!</text:p>
          </table:table-cell>
          <table:table-cell table:number-columns-repeated="16"/>
        </table:table-row>
        <table:table-row table:style-name="ro3"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Машина на Ваше</text:p>
          </table:table-cell>
          <table:table-cell table:number-columns-repeated="8"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имя?</text:p>
          </table:table-cell>
          <table:table-cell table:number-columns-repeated="16"/>
        </table:table-row>
        <table:table-row table:style-name="ro17"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Гельмут: Да.</text:p>
          </table:table-cell>
          <table:table-cell office:value-type="string" calcext:value-type="string">
            <text:p>Bale.</text:p>
          </table:table-cell>
          <table:table-cell office:value-type="string" calcext:value-type="string">
            <text:p>بله.</text:p>
          </table:table-cell>
          <table:table-cell table:number-columns-repeated="14"/>
        </table:table-row>
        <table:table-row table:style-name="ro16"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Через какую границу заезжали в Иран?</text:p>
          </table:table-cell>
          <table:table-cell office:value-type="string" calcext:value-type="string">
            <text:p>Az kodām marz vāred- e Irān šodid?</text:p>
          </table:table-cell>
          <table:table-cell office:value-type="string" calcext:value-type="string">
            <text:p>ازكداممرزواردايران</text:p>
            <text:p>شديد؟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6"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Через границу между Ираном и Турцией.</text:p>
          </table:table-cell>
          <table:table-cell office:value-type="string" calcext:value-type="string">
            <text:p>Az marz-e miān-e Irān va Turkiye.</text:p>
          </table:table-cell>
          <table:table-cell office:value-type="string" calcext:value-type="string">
            <text:p>ازمرزميانايرانو</text:p>
            <text:p>تركيه.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Куда едете?</text:p>
          </table:table-cell>
          <table:table-cell office:value-type="string" calcext:value-type="string">
            <text:p>Be kojā miravid?</text:p>
          </table:table-cell>
          <table:table-cell office:value-type="string" calcext:value-type="string">
            <text:p>به كجا مىرويد؟</text:p>
          </table:table-cell>
          <table:table-cell table:number-columns-repeated="14"/>
        </table:table-row>
        <table:table-row table:style-name="ro3"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В город Хамадан.</text:p>
          </table:table-cell>
          <table:table-cell office:value-type="string" calcext:value-type="string">
            <text:p>Be šahr-e Hamadān.</text:p>
          </table:table-cell>
          <table:table-cell office:value-type="string" calcext:value-type="string">
            <text:p>به شھر ھمدان.</text:p>
          </table:table-cell>
          <table:table-cell table:number-columns-repeated="6"/>
          <table:table-cell table:style-name="ce14"/>
          <table:table-cell table:number-columns-repeated="3"/>
          <table:table-cell table:style-name="ce15"/>
          <table:table-cell table:number-columns-repeated="2"/>
          <table:table-cell table:style-name="ce16"/>
        </table:table-row>
        <table:table-row table:style-name="ro18"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Если Вам нужна</text:p>
          </table:table-cell>
          <table:table-cell office:value-type="string" calcext:value-type="string">
            <text:p>Agar komak niāz bud,</text:p>
          </table:table-cell>
          <table:table-cell office:value-type="string" calcext:value-type="string">
            <text:p>بگيريد،شمارهما:چھلپليس راھنمايىتماساگركمکنيازبود،با</text:p>
            <text:p>بيستويک.بفرماييد،</text:p>
            <text:p>خدانگھدار.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будет помощь,</text:p>
          </table:table-cell>
          <table:table-cell office:value-type="string" calcext:value-type="string">
            <text:p>bā polis-e rāhnamāyi</text:p>
          </table:table-cell>
          <table:table-cell table:number-columns-repeated="15"/>
        </table:table-row>
        <table:table-row table:style-name="ro3"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свяжитесь с</text:p>
          </table:table-cell>
          <table:table-cell office:value-type="string" calcext:value-type="string">
            <text:p>tamās begirid, šomāre-</text:p>
          </table:table-cell>
          <table:table-cell table:number-columns-repeated="7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дорожной милицией.</text:p>
          </table:table-cell>
          <table:table-cell office:value-type="string" calcext:value-type="string">
            <text:p>ye mā: čehel bist-o-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Наш номер: 40-21.</text:p>
          </table:table-cell>
          <table:table-cell office:value-type="string" calcext:value-type="string">
            <text:p>yek. Befarmāid, xodā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Пожалуйста, до</text:p>
          </table:table-cell>
          <table:table-cell office:value-type="string" calcext:value-type="string">
            <text:p>negahdār.</text:p>
          </table:table-cell>
          <table:table-cell table:number-columns-repeated="7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свидания.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17"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У врача.</text:p>
          </table:table-cell>
          <table:table-cell office:value-type="string" calcext:value-type="string">
            <text:p>Nazd-e pezešk.</text:p>
          </table:table-cell>
          <table:table-cell office:value-type="string" calcext:value-type="string">
            <text:p>نزد پزشك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Гельмут: Друзья! У меня немного болит («делает боль»)</text:p>
            <text:p>правое ухо.</text:p>
          </table:table-cell>
          <table:table-cell office:value-type="string" calcext:value-type="string">
            <text:p>Dustān! Guš-e rāstam kami dard mikonad.</text:p>
          </table:table-cell>
          <table:table-cell office:value-type="string" calcext:value-type="string">
            <text:p>دوستان!گوش راستم</text:p>
            <text:p>كمىدرد مىكند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7"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Катрина: Когда приедем агород:</text:p>
            <text:p>«после приезда в город», пойдемв</text:p>
            <text:p>больницу.</text:p>
          </table:table-cell>
          <table:table-cell office:value-type="string" calcext:value-type="string">
            <text:p>Pas az rasidan be šahr, be bimārestān miravim.</text:p>
          </table:table-cell>
          <table:table-cell office:value-type="string" calcext:value-type="string">
            <text:p>پسازرسيدنبهشھربه</text:p>
            <text:p>بيمارستان مىرويم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8"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Доминик: Ненужно в больницу. Нужно искать («нос поворачивать») врача ухо-горло-нос (donbāl —задняя</text:p>
            <text:p>часть, позади, вслед).</text:p>
          </table:table-cell>
          <table:table-cell office:value-type="string" calcext:value-type="string">
            <text:p>Niāz be bimārestān nist, bāyad donbāl-e pezešk-e guš, galu, bini begardim.</text:p>
          </table:table-cell>
          <table:table-cell office:value-type="string" calcext:value-type="string">
            <text:p>نيازبه بيمارستان نيست،</text:p>
            <text:p>بايددنبالپزشکگوش،</text:p>
            <text:p>گلو،بينىبگرديم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Иван: Где?</text:p>
          </table:table-cell>
          <table:table-cell office:value-type="string" calcext:value-type="string">
            <text:p>Kojā?</text:p>
          </table:table-cell>
          <table:table-cell office:value-type="string" calcext:value-type="string">
            <text:p>كجا؟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Доминик: В городе,</text:p>
            <text:p>везде.</text:p>
          </table:table-cell>
          <table:table-cell office:value-type="string" calcext:value-type="string">
            <text:p>Dar šahr, hame jā.</text:p>
          </table:table-cell>
          <table:table-cell office:value-type="string" calcext:value-type="string">
            <text:p>در شھر، ھمه جا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8"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Катрин (читает): Доктор Язди, врач ухо-горло-нос.</text:p>
          </table:table-cell>
          <table:table-cell office:value-type="string" calcext:value-type="string">
            <text:p>Kātrinā (mixānad): doktor Yazdi, pezešk-e guš, galu, bini.</text:p>
          </table:table-cell>
          <table:table-cell office:value-type="string" calcext:value-type="string">
            <text:p>كاترينا)مىخواند:(دكتر</text:p>
            <text:p>يزدى،پزشک گوش،</text:p>
            <text:p>گلو،بينى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Гельмут: Добрый день, доктор. У меня</text:p>
            <text:p>болит ухо: «имею боль в ухе».</text:p>
          </table:table-cell>
          <table:table-cell office:value-type="string" calcext:value-type="string">
            <text:p>Helmot: Ruz xoš, doktor. Man guš-dard dāram.</text:p>
          </table:table-cell>
          <table:table-cell office:value-type="string" calcext:value-type="string">
            <text:p>ھلمت:روزخوش.دكتر،</text:p>
            <text:p>منگوشدرد دارم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Врач: Когда заболело Ваше ухо?</text:p>
          </table:table-cell>
          <table:table-cell office:value-type="string" calcext:value-type="string">
            <text:p>Pezešk: Guš-e šomā az key dard mikonad?</text:p>
          </table:table-cell>
          <table:table-cell office:value-type="string" calcext:value-type="string">
            <text:p>پزشک:گوششماازكى</text:p>
            <text:p>دردمىكند؟</text:p>
          </table:table-cell>
          <table:table-cell table:number-columns-repeated="6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7"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Гельмут: Со вчерашнего дня.</text:p>
          </table:table-cell>
          <table:table-cell office:value-type="string" calcext:value-type="string">
            <text:p>Az diruz.</text:p>
          </table:table-cell>
          <table:table-cell office:value-type="string" calcext:value-type="string">
            <text:p>ازديروز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8"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Врач: Не беспокойтесь! Я Вам («для вас») выпишу</text:p>
            <text:p>лекарство, оно найдется («будет в</text:p>
          </table:table-cell>
          <table:table-cell office:value-type="string" calcext:value-type="string">
            <text:p>Negarān nabāšid! Man barāyetān dāru minevisam. Dar har</text:p>
            <text:p>dāruxāne peydā mišavad.</text:p>
          </table:table-cell>
          <table:table-cell office:value-type="string" calcext:value-type="string">
            <text:p>نگراننباشيد!من</text:p>
            <text:p>درھرداروخانهپيدابراىتاندارومىنويسم.</text:p>
            <text:p>مىشود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наличии») в любой</text:p>
            <text:p>аптеке.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Гельмут: Спасибо.</text:p>
          </table:table-cell>
          <table:table-cell office:value-type="string" calcext:value-type="string">
            <text:p>Sepāsgozāram.</text:p>
          </table:table-cell>
          <table:table-cell office:value-type="string" calcext:value-type="string">
            <text:p>سپاسگزارم.</text:p>
          </table:table-cell>
          <table:table-cell table:number-columns-repeated="6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Семнадцатая встреча</text:p>
          </table:table-cell>
          <table:table-cell office:value-type="string" calcext:value-type="string">
            <text:p>Didār-e hefdahom</text:p>
          </table:table-cell>
          <table:table-cell office:value-type="string" calcext:value-type="string">
            <text:p>ديدار ھفدھم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Ширин в бюро трудоустройства (kār</text:p>
            <text:p>+ yāftan — искать).</text:p>
          </table:table-cell>
          <table:table-cell office:value-type="string" calcext:value-type="string">
            <text:p>Širin dar daftar-e kāryābi.</text:p>
          </table:table-cell>
          <table:table-cell office:value-type="string" calcext:value-type="string">
            <text:p>شيرين در دفتر كاريابى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Сотрудник: В каком университете Вы получили диплом?</text:p>
          </table:table-cell>
          <table:table-cell office:value-type="string" calcext:value-type="string">
            <text:p>Kār-mand: Šomā az kodām dānešgāh kār- šenāsi gereftid?</text:p>
          </table:table-cell>
          <table:table-cell office:value-type="string" calcext:value-type="string">
            <text:p>دانشگاهكارشناسىكارمند:شماازكدام</text:p>
            <text:p>گرفتيد؟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Ш: В Астраханском университете, в</text:p>
            <text:p>России.</text:p>
          </table:table-cell>
          <table:table-cell office:value-type="string" calcext:value-type="string">
            <text:p>Az dānešgāh-e</text:p>
            <text:p>Āstrāxān dar Rusiye.</text:p>
          </table:table-cell>
          <table:table-cell office:value-type="string" calcext:value-type="string">
            <text:p>ازدانشگاه استراخان در</text:p>
            <text:p>روسيه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С: На каком факультете?</text:p>
          </table:table-cell>
          <table:table-cell office:value-type="string" calcext:value-type="string">
            <text:p>Dar če rešte-yi?</text:p>
          </table:table-cell>
          <table:table-cell office:value-type="string" calcext:value-type="string">
            <text:p>درچهرشتهای؟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Ш: На факультете геологии.</text:p>
          </table:table-cell>
          <table:table-cell office:value-type="string" calcext:value-type="string">
            <text:p>Dar rešte-ye zeminšenāsi.</text:p>
          </table:table-cell>
          <table:table-cell office:value-type="string" calcext:value-type="string">
            <text:p>در رشته زمينشناسى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С: Сколько Вам лет?</text:p>
          </table:table-cell>
          <table:table-cell office:value-type="string" calcext:value-type="string">
            <text:p>Šomā čand sāl dārid?</text:p>
          </table:table-cell>
          <table:table-cell office:value-type="string" calcext:value-type="string">
            <text:p>شما چند سال داريد؟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Ш: 25 лет.</text:p>
          </table:table-cell>
          <table:table-cell office:value-type="string" calcext:value-type="string">
            <text:p>Bist-o-panj sāl.</text:p>
          </table:table-cell>
          <table:table-cell office:value-type="string" calcext:value-type="string">
            <text:p>بيست و پنج سال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С: Сколько языков Вы знаете?</text:p>
          </table:table-cell>
          <table:table-cell office:value-type="string" calcext:value-type="string">
            <text:p>Šomā be čand zabān</text:p>
            <text:p>āšnā hastid?</text:p>
          </table:table-cell>
          <table:table-cell office:value-type="string" calcext:value-type="string">
            <text:p>شمابهچندزبانآشنا</text:p>
            <text:p>ھستيد؟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Ш: Два языка:</text:p>
            <text:p>русский и персидский.</text:p>
          </table:table-cell>
          <table:table-cell office:value-type="string" calcext:value-type="string">
            <text:p>Be do zabān: fārsi va rusi.</text:p>
          </table:table-cell>
          <table:table-cell office:value-type="string" calcext:value-type="string">
            <text:p>بهدوزبان:فارسىو</text:p>
            <text:p>روسى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С: Вы замужем</text:p>
            <text:p>(«имеете супругу»), у Вас есть дети?</text:p>
          </table:table-cell>
          <table:table-cell office:value-type="string" calcext:value-type="string">
            <text:p>Šomā ham-sar va farzand dārid?</text:p>
          </table:table-cell>
          <table:table-cell office:value-type="string" calcext:value-type="string">
            <text:p>شماھمسروفرزند</text:p>
            <text:p>داريد؟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7"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Ш: Нет, нету: «не имею».</text:p>
          </table:table-cell>
          <table:table-cell office:value-type="string" calcext:value-type="string">
            <text:p>Na. Nadāram.</text:p>
          </table:table-cell>
          <table:table-cell office:value-type="string" calcext:value-type="string">
            <text:p>نه.ندارم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С: Где проживает Ваша семья?</text:p>
          </table:table-cell>
          <table:table-cell office:value-type="string" calcext:value-type="string">
            <text:p>Xānevāde-ye šomā kojā zendegi mikonad?</text:p>
          </table:table-cell>
          <table:table-cell office:value-type="string" calcext:value-type="string">
            <text:p>خانوادهشماكجازندگى</text:p>
            <text:p>مىكند؟</text:p>
          </table:table-cell>
          <table:table-cell table:number-columns-repeated="6"/>
          <table:table-cell table:style-name="ce17"/>
          <table:table-cell table:number-columns-repeated="2"/>
          <table:table-cell table:style-name="Default"/>
          <table:table-cell table:number-columns-repeated="4"/>
        </table:table-row>
        <table:table-row table:style-name="ro17"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Ш: В городе Казвине.</text:p>
          </table:table-cell>
          <table:table-cell office:value-type="string" calcext:value-type="string">
            <text:p>Dar šahr-e Qazvin.</text:p>
          </table:table-cell>
          <table:table-cell office:value-type="string" calcext:value-type="string">
            <text:p>در شھر قزوين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С: Кем работают</text:p>
          </table:table-cell>
          <table:table-cell office:value-type="string" calcext:value-type="string">
            <text:p>Kār-e pedar-o-mādar-e</text:p>
          </table:table-cell>
          <table:table-cell office:value-type="string" calcext:value-type="string">
            <text:p>كارپدرومادرشما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Ваши родители?</text:p>
          </table:table-cell>
          <table:table-cell office:value-type="string" calcext:value-type="string">
            <text:p>šomā čist?</text:p>
          </table:table-cell>
          <table:table-cell office:value-type="string" calcext:value-type="string">
            <text:p>چيست؟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Мой отец — врач, моя мать —</text:p>
            <text:p>домохозяйка.</text:p>
          </table:table-cell>
          <table:table-cell office:value-type="string" calcext:value-type="string">
            <text:p>Pedaram pezešk va mādaram xāne-dār ast.</text:p>
          </table:table-cell>
          <table:table-cell office:value-type="string" calcext:value-type="string">
            <text:p>پدرمپزشکومادرم</text:p>
            <text:p>خانهداراست.</text:p>
          </table:table-cell>
          <table:table-cell table:number-columns-repeated="6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С: У Вас есть братья и сестры?</text:p>
          </table:table-cell>
          <table:table-cell office:value-type="string" calcext:value-type="string">
            <text:p>Šomā bāradar va xāhar dārid?</text:p>
          </table:table-cell>
          <table:table-cell office:value-type="string" calcext:value-type="string">
            <text:p>شمابرادروخواھر</text:p>
            <text:p>داريد؟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Ш: Да. Два брата и одна сестра.</text:p>
          </table:table-cell>
          <table:table-cell office:value-type="string" calcext:value-type="string">
            <text:p>Āri. Do bāradar va yek xāhar.</text:p>
          </table:table-cell>
          <table:table-cell office:value-type="string" calcext:value-type="string">
            <text:p>آرى.دوبرادرويک</text:p>
            <text:p>خواھر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С: Они старше или младше Вас?</text:p>
          </table:table-cell>
          <table:table-cell office:value-type="string" calcext:value-type="string">
            <text:p>Az šomā bozorgtárand yā kučektar?</text:p>
          </table:table-cell>
          <table:table-cell office:value-type="string" calcext:value-type="string">
            <text:p>ازشما بزرگترند يا</text:p>
            <text:p>كوچكتر؟</text:p>
          </table:table-cell>
          <table:table-cell table:number-columns-repeated="6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Ш: Младше.</text:p>
          </table:table-cell>
          <table:table-cell office:value-type="string" calcext:value-type="string">
            <text:p>Kučektar.</text:p>
          </table:table-cell>
          <table:table-cell office:value-type="string" calcext:value-type="string">
            <text:p>كوچكتر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С: Сколько дней в</text:p>
            <text:p>неделю Вы можете работать?</text:p>
          </table:table-cell>
          <table:table-cell office:value-type="string" calcext:value-type="string">
            <text:p>Čand ruz dar hafte mitavānid kār konid?</text:p>
          </table:table-cell>
          <table:table-cell office:value-type="string" calcext:value-type="string">
            <text:p>چندروز در ھفته</text:p>
            <text:p>مىتوانيدكار كنيد؟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Ш: Пять дней в</text:p>
            <text:p>неделю.</text:p>
          </table:table-cell>
          <table:table-cell office:value-type="string" calcext:value-type="string">
            <text:p>Panj ruz dar hafte.</text:p>
          </table:table-cell>
          <table:table-cell office:value-type="string" calcext:value-type="string">
            <text:p>پنج روز در ھفته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С: До сих пор где Вы работали?</text:p>
          </table:table-cell>
          <table:table-cell office:value-type="string" calcext:value-type="string">
            <text:p>Piš az in šomā kojā kār kardid?</text:p>
          </table:table-cell>
          <table:table-cell office:value-type="string" calcext:value-type="string">
            <text:p>پيشازاينشماكجاكار</text:p>
            <text:p>كرديد؟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7"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Ш: Нигде.</text:p>
          </table:table-cell>
          <table:table-cell office:value-type="string" calcext:value-type="string">
            <text:p>Hič jā.</text:p>
          </table:table-cell>
          <table:table-cell office:value-type="string" calcext:value-type="string">
            <text:p>ھيچ جا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С: Кроме Ирана и России Вы где-то</text:p>
            <text:p>были?</text:p>
          </table:table-cell>
          <table:table-cell office:value-type="string" calcext:value-type="string">
            <text:p>Bejoz Irān va Rusiye, jā-ye digari budid?</text:p>
          </table:table-cell>
          <table:table-cell office:value-type="string" calcext:value-type="string">
            <text:p>بجزايرانوروسيه،جاى</text:p>
            <text:p>ديگرىبوديد؟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Ш: Нет, нигде.</text:p>
          </table:table-cell>
          <table:table-cell office:value-type="string" calcext:value-type="string">
            <text:p>Na. Jā-ye digari</text:p>
            <text:p>nabudam.</text:p>
          </table:table-cell>
          <table:table-cell office:value-type="string" calcext:value-type="string">
            <text:p>نه.جاى ديگرى نبودم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7"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С: У Вас есть медицинская книжка (книжечка здоровья:</text:p>
            <text:p>«лучше + иметь =</text:p>
            <text:p>иметь улучшение»)?</text:p>
          </table:table-cell>
          <table:table-cell office:value-type="string" calcext:value-type="string">
            <text:p>Šomā daftar-če-ye behdāšt dārid?</text:p>
          </table:table-cell>
          <table:table-cell office:value-type="string" calcext:value-type="string">
            <text:p>شمادفترچه بھداشت</text:p>
            <text:p>داريد؟</text:p>
          </table:table-cell>
          <table:table-cell table:number-columns-repeated="6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Ш: Нет, но скоро будет готова.</text:p>
          </table:table-cell>
          <table:table-cell office:value-type="string" calcext:value-type="string">
            <text:p>Na. Vali bezudi āmāde mišavad.</text:p>
          </table:table-cell>
          <table:table-cell office:value-type="string" calcext:value-type="string">
            <text:p>نه.ولىبزودىآماده</text:p>
            <text:p>مىشود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С: Вы застрахованы?</text:p>
          </table:table-cell>
          <table:table-cell office:value-type="string" calcext:value-type="string">
            <text:p>Šomā bime hastid?</text:p>
          </table:table-cell>
          <table:table-cell office:value-type="string" calcext:value-type="string">
            <text:p>شما بيمه ھستيد؟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Ш: Нет.</text:p>
          </table:table-cell>
          <table:table-cell office:value-type="string" calcext:value-type="string">
            <text:p>Na.</text:p>
          </table:table-cell>
          <table:table-cell office:value-type="string" calcext:value-type="string">
            <text:p>نه.</text:p>
          </table:table-cell>
          <table:table-cell table:number-columns-repeated="6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С: Вы знакомы с написанием компьюторных</text:p>
            <text:p>программ?</text:p>
          </table:table-cell>
          <table:table-cell office:value-type="string" calcext:value-type="string">
            <text:p>Šomā bā barnāme- nevisi-ye kāmpyuter āšnāyi dārid?</text:p>
          </table:table-cell>
          <table:table-cell office:value-type="string" calcext:value-type="string">
            <text:p>شمابا برنامهنويسى</text:p>
            <text:p>كامپيوترآشنايىداريد؟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Ш: Да.</text:p>
          </table:table-cell>
          <table:table-cell office:value-type="string" calcext:value-type="string">
            <text:p>Bale.</text:p>
          </table:table-cell>
          <table:table-cell office:value-type="string" calcext:value-type="string">
            <text:p>بله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С: Ваши увлечения?</text:p>
          </table:table-cell>
          <table:table-cell office:value-type="string" calcext:value-type="string">
            <text:p>Sar-garmi-ye šomā</text:p>
            <text:p>čist?</text:p>
          </table:table-cell>
          <table:table-cell office:value-type="string" calcext:value-type="string">
            <text:p>سرگرمىشماچيست؟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Ш: Чтение книг, переписка, съемка на камеру, коллекционирование редких («мало- находящихся»)</text:p>
            <text:p>камней.</text:p>
          </table:table-cell>
          <table:table-cell office:value-type="string" calcext:value-type="string">
            <text:p>Ketāb-xāni, nāme- negāri, film-bardāri, gerdāvari-ye sang-hā- ye kamyāb.</text:p>
          </table:table-cell>
          <table:table-cell office:value-type="string" calcext:value-type="string">
            <text:p>فيلمبردارى،گردآورىكتابخوانى،نامهنگارى،</text:p>
            <text:p>سنگھاى كمياب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С: Номер Вашего</text:p>
            <text:p>мобильного телефона?</text:p>
          </table:table-cell>
          <table:table-cell office:value-type="string" calcext:value-type="string">
            <text:p>Šomāre-ye telefon-e</text:p>
            <text:p>hamrāh šomā čand ast?</text:p>
          </table:table-cell>
          <table:table-cell office:value-type="string" calcext:value-type="string">
            <text:p>شمارهتلفنھمراهشما</text:p>
            <text:p>چند است؟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Ш: 95-77-60.</text:p>
          </table:table-cell>
          <table:table-cell office:value-type="string" calcext:value-type="string">
            <text:p>Navad-o-panj haftad- o-haft šast.</text:p>
          </table:table-cell>
          <table:table-cell office:value-type="string" calcext:value-type="string">
            <text:p>نودوپنج—ھفتادو</text:p>
            <text:p>ھفت—شصت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С: Номер Вашего домашнего</text:p>
            <text:p>телефона?</text:p>
          </table:table-cell>
          <table:table-cell office:value-type="string" calcext:value-type="string">
            <text:p>Šomāre-ye telefon-e xāne?</text:p>
          </table:table-cell>
          <table:table-cell office:value-type="string" calcext:value-type="string">
            <text:p>شماره تلفن خانه؟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Ш: 65-44-21.</text:p>
          </table:table-cell>
          <table:table-cell office:value-type="string" calcext:value-type="string">
            <text:p>Šast-o-panj čehel-o- čahār bist-o-yek.</text:p>
          </table:table-cell>
          <table:table-cell office:value-type="string" calcext:value-type="string">
            <text:p>شصتوپنج—چھلو</text:p>
            <text:p>چھار—بيستويک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С: Домашний адрес?</text:p>
          </table:table-cell>
          <table:table-cell office:value-type="string" calcext:value-type="string">
            <text:p>Nešāni-ye xāne?</text:p>
          </table:table-cell>
          <table:table-cell office:value-type="string" calcext:value-type="string">
            <text:p>نشانى خانه؟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Ш: г. Казвин, ул. Джами, кв. 40, Ширин Сасани.</text:p>
          </table:table-cell>
          <table:table-cell office:value-type="string" calcext:value-type="string">
            <text:p>Qazvin, xiābān-e Jāmi, pelāk-e čehel, Širin-e Sāsāni.</text:p>
          </table:table-cell>
          <table:table-cell office:value-type="string" calcext:value-type="string">
            <text:p>پالکچھل،شيرينقزوين، خيابان جامى,</text:p>
            <text:p>ساسانى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С: Мы скоро с Вами свяжемся.</text:p>
          </table:table-cell>
          <table:table-cell office:value-type="string" calcext:value-type="string">
            <text:p>Mā bezudi bā šomā tamās xāhim gereft.</text:p>
          </table:table-cell>
          <table:table-cell office:value-type="string" calcext:value-type="string">
            <text:p>مابزودىباشماتماس</text:p>
            <text:p>خواھيمگرفت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Ш: До свидания («в</text:p>
            <text:p>надежде на встречу»).</text:p>
          </table:table-cell>
          <table:table-cell office:value-type="string" calcext:value-type="string">
            <text:p>Be omid-e didār.</text:p>
          </table:table-cell>
          <table:table-cell office:value-type="string" calcext:value-type="string">
            <text:p>به اميد ديدار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Восемнадцатая встреча</text:p>
          </table:table-cell>
          <table:table-cell office:value-type="string" calcext:value-type="string">
            <text:p>Didār-e hijdahom</text:p>
          </table:table-cell>
          <table:table-cell office:value-type="string" calcext:value-type="string">
            <text:p>ديدار ھيجدھم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Друзья в городе</text:p>
            <text:p>Хамадане.</text:p>
          </table:table-cell>
          <table:table-cell office:value-type="string" calcext:value-type="string">
            <text:p>Dustān dar šahr-e</text:p>
            <text:p>Hamadān.</text:p>
          </table:table-cell>
          <table:table-cell office:value-type="string" calcext:value-type="string">
            <text:p>دوستان در شھر ھمدان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И: В какую гостиницу поедем?</text:p>
          </table:table-cell>
          <table:table-cell office:value-type="string" calcext:value-type="string">
            <text:p>Be kodām hotel beravim? Sinā, Āzādi,</text:p>
          </table:table-cell>
          <table:table-cell office:value-type="string" calcext:value-type="string">
            <text:p>بهكدام ھتل برويم؟</text:p>
            <text:p>"سينا"،"آزادى"،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Сина, Азади?</text:p>
            <text:p>Экбатан?</text:p>
          </table:table-cell>
          <table:table-cell office:value-type="string" calcext:value-type="string">
            <text:p>Ekbātān?</text:p>
          </table:table-cell>
          <table:table-cell office:value-type="string" calcext:value-type="string">
            <text:p>"اكباتان"؟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К: Сколько звезд у этих гостиниц?</text:p>
          </table:table-cell>
          <table:table-cell office:value-type="string" calcext:value-type="string">
            <text:p>In hotel-hā čand setāre hastand?</text:p>
          </table:table-cell>
          <table:table-cell office:value-type="string" calcext:value-type="string">
            <text:p>اينھتلھا چند ستاره</text:p>
            <text:p>ھستند؟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И: Сина — пять звезд, Азади и</text:p>
            <text:p>Экбатан — четыре звезды.</text:p>
          </table:table-cell>
          <table:table-cell office:value-type="string" calcext:value-type="string">
            <text:p>Sinā panj setāre, Āzādi va Ekbātān čahār setārehastand.</text:p>
          </table:table-cell>
          <table:table-cell office:value-type="string" calcext:value-type="string">
            <text:p>"آزادى"و"اكباتان""سينا"پنج ستاره،</text:p>
            <text:p>چھارستاره ھستند.</text:p>
          </table:table-cell>
          <table:table-cell table:number-columns-repeated="6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К: Лучше взглянуть</text:p>
            <text:p>на все эти гостиницы поближе: «из близи».</text:p>
          </table:table-cell>
          <table:table-cell office:value-type="string" calcext:value-type="string">
            <text:p>Behtar ast hame-ye</text:p>
            <text:p>hotel-hā-rā az nazdik bebinim.</text:p>
          </table:table-cell>
          <table:table-cell office:value-type="string" calcext:value-type="string">
            <text:p>بھتراست ھمه ھتلھا را</text:p>
            <text:p>ازنزديکببينيم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Г: Гостиница Сина находится напротив</text:p>
            <text:p>мавзолея Ибн-Сины.</text:p>
          </table:table-cell>
          <table:table-cell office:value-type="string" calcext:value-type="string">
            <text:p>Hotel Sinā ruberu-ye</text:p>
            <text:p>ārāmgāh-e Sinā ast.</text:p>
          </table:table-cell>
          <table:table-cell office:value-type="string" calcext:value-type="string">
            <text:p>ھتل"سينا"روبهروى</text:p>
            <text:p>آرامگاه سينا است.</text:p>
          </table:table-cell>
          <table:table-cell table:number-columns-repeated="6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К: Гостиница Азади дальше и ее комнаты</text:p>
            <text:p>меньше.</text:p>
          </table:table-cell>
          <table:table-cell office:value-type="string" calcext:value-type="string">
            <text:p>Hotel Āzādi durtar va otāq-hā-yeš kučektar</text:p>
            <text:p>ast.</text:p>
          </table:table-cell>
          <table:table-cell office:value-type="string" calcext:value-type="string">
            <text:p>ھتلآزادىدورترو</text:p>
            <text:p>اتاقھايشكوچكتراست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Д: Гостиница</text:p>
            <text:p>Экбатан неплохая. Но сейчас в ней нет</text:p>
          </table:table-cell>
          <table:table-cell office:value-type="string" calcext:value-type="string">
            <text:p>Hotel Ekbātān bad nist vali emruz jā nadārad.</text:p>
          </table:table-cell>
          <table:table-cell office:value-type="string" calcext:value-type="string">
            <text:p>ھتلاكباتانبدنيستولى</text:p>
            <text:p>امروزجا ندارد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мест.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18"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И: В гостинице Сина</text:p>
          </table:table-cell>
          <table:table-cell office:value-type="string" calcext:value-type="string">
            <text:p>Dar darun-e hotel</text:p>
          </table:table-cell>
          <table:table-cell office:value-type="string" calcext:value-type="string">
            <text:p>در درون ھتل سينا:</text:p>
            <text:p>فروشگاه،استخر،سينما،</text:p>
            <text:p>كتابفروشىنيز ھست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также есть магазин,</text:p>
          </table:table-cell>
          <table:table-cell office:value-type="string" calcext:value-type="string">
            <text:p>Sinā: forušgāh, estaxr,</text:p>
          </table:table-cell>
          <table:table-cell table:number-columns-repeated="7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бассейн, кинозал,</text:p>
          </table:table-cell>
          <table:table-cell office:value-type="string" calcext:value-type="string">
            <text:p>sinemā, ketāb-foruši</text:p>
          </table:table-cell>
          <table:table-cell table:number-columns-repeated="7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книжный магазин</text:p>
          </table:table-cell>
          <table:table-cell office:value-type="string" calcext:value-type="string">
            <text:p>niz hast.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(darun — внутренняя</text:p>
          </table:table-cell>
          <table:table-cell table:number-columns-repeated="8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часть).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Г: Тогда сегодня</text:p>
          </table:table-cell>
          <table:table-cell office:value-type="string" calcext:value-type="string">
            <text:p>Pas, emšab mitavānim</text:p>
          </table:table-cell>
          <table:table-cell office:value-type="string" calcext:value-type="string">
            <text:p>پس،امشبمىتوانيمفيلم</text:p>
            <text:p>ايرانىدرسينماببينيم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ночью мы можем</text:p>
          </table:table-cell>
          <table:table-cell office:value-type="string" calcext:value-type="string">
            <text:p>film-e irāni dar sinemā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посмотреть иранский</text:p>
          </table:table-cell>
          <table:table-cell office:value-type="string" calcext:value-type="string">
            <text:p>bebinim.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фильм.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Д: И поплавать в бассейне («плавание</text:p>
            <text:p>сделаем»).</text:p>
          </table:table-cell>
          <table:table-cell office:value-type="string" calcext:value-type="string">
            <text:p>Va dar estaxr šenā konim.</text:p>
          </table:table-cell>
          <table:table-cell office:value-type="string" calcext:value-type="string">
            <text:p>و در استخر شنا كنيم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К: И покупки</text:p>
            <text:p>сделаем в магазине.</text:p>
          </table:table-cell>
          <table:table-cell office:value-type="string" calcext:value-type="string">
            <text:p>Va az forušgāh xarid</text:p>
            <text:p>konim.</text:p>
          </table:table-cell>
          <table:table-cell office:value-type="string" calcext:value-type="string">
            <text:p>واز فروشگاه خريد كنيم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И: И купим несколько книг на</text:p>
          </table:table-cell>
          <table:table-cell office:value-type="string" calcext:value-type="string">
            <text:p>Va čand ketāb be zabān-e fārsi bexarim.</text:p>
          </table:table-cell>
          <table:table-cell office:value-type="string" calcext:value-type="string">
            <text:p>وچندكتاببهزبان</text:p>
            <text:p>فارسىبخريم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персидском языке.</text:p>
          </table:table-cell>
          <table:table-cell table:number-columns-repeated="8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7"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Путь к Керманшаху.</text:p>
          </table:table-cell>
          <table:table-cell office:value-type="string" calcext:value-type="string">
            <text:p>Dar rāh-e Kermānšāh.</text:p>
          </table:table-cell>
          <table:table-cell office:value-type="string" calcext:value-type="string">
            <text:p>در راه كرمانشاه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Иван: Взгляните</text:p>
            <text:p>(«взгляд сделайте»)! На вершину горы!</text:p>
          </table:table-cell>
          <table:table-cell office:value-type="string" calcext:value-type="string">
            <text:p>Negāh konid! Bālāye kuh!</text:p>
          </table:table-cell>
          <table:table-cell office:value-type="string" calcext:value-type="string">
            <text:p>نگاهكنيد!باالىكوه!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Доминик: Эта гора</text:p>
            <text:p>называется Альвенд.</text:p>
          </table:table-cell>
          <table:table-cell office:value-type="string" calcext:value-type="string">
            <text:p>Nām-e in kuh Alvand</text:p>
            <text:p>ast.</text:p>
          </table:table-cell>
          <table:table-cell office:value-type="string" calcext:value-type="string">
            <text:p>نام اين كوه الوند است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Это сообщение</text:p>
          </table:table-cell>
          <table:table-cell office:value-type="string" calcext:value-type="string">
            <text:p>In payām-e Dāryuš ast</text:p>
          </table:table-cell>
          <table:table-cell office:value-type="string" calcext:value-type="string">
            <text:p>اينپيام داريوش است به</text:p>
            <text:p>زبانفارسى باستان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Дария на древнем</text:p>
          </table:table-cell>
          <table:table-cell office:value-type="string" calcext:value-type="string">
            <text:p>be zabān-e fārsi</text:p>
          </table:table-cell>
          <table:table-cell table:number-columns-repeated="7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персидском языке.</text:p>
          </table:table-cell>
          <table:table-cell office:value-type="string" calcext:value-type="string">
            <text:p>bāstān.</text:p>
          </table:table-cell>
          <table:table-cell table:number-columns-repeated="7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И: Как называется это сообщение?</text:p>
          </table:table-cell>
          <table:table-cell office:value-type="string" calcext:value-type="string">
            <text:p>Nām-e in payām čist?</text:p>
          </table:table-cell>
          <table:table-cell office:value-type="string" calcext:value-type="string">
            <text:p>نام اين پيام چيست؟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Гельмут: Ганджнаме (ценная книга/ценное письмо; ganj —</text:p>
            <text:p>сокровище).</text:p>
          </table:table-cell>
          <table:table-cell office:value-type="string" calcext:value-type="string">
            <text:p>Ganjnāme.</text:p>
          </table:table-cell>
          <table:table-cell office:value-type="string" calcext:value-type="string">
            <text:p>گنجنامه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И: От Хамадана до Керманшаха сколько</text:p>
            <text:p>километров?</text:p>
          </table:table-cell>
          <table:table-cell office:value-type="string" calcext:value-type="string">
            <text:p>Az Hamadān tā Kermānšāh čand</text:p>
            <text:p>kilometr ast?</text:p>
          </table:table-cell>
          <table:table-cell office:value-type="string" calcext:value-type="string">
            <text:p>ازھمدان تا كرمانشاه چند</text:p>
            <text:p>كيلومتر است؟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Г: 150 км.</text:p>
          </table:table-cell>
          <table:table-cell office:value-type="string" calcext:value-type="string">
            <text:p>Sad-o-panjah kilometr ast.</text:p>
          </table:table-cell>
          <table:table-cell office:value-type="string" calcext:value-type="string">
            <text:p>صدو پنجاه كيلومتر</text:p>
            <text:p>است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Д: Второе сообщение</text:p>
          </table:table-cell>
          <table:table-cell office:value-type="string" calcext:value-type="string">
            <text:p>Payām-e dov’vom-e</text:p>
          </table:table-cell>
          <table:table-cell office:value-type="string" calcext:value-type="string">
            <text:p>باالى"كوهبيستون"درپيامدومداريوشدر</text:p>
            <text:p>شھر كرمانشاه است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Дария находится на</text:p>
          </table:table-cell>
          <table:table-cell office:value-type="string" calcext:value-type="string">
            <text:p>Dāryuš dar bālā-ye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вершине горы</text:p>
          </table:table-cell>
          <table:table-cell office:value-type="string" calcext:value-type="string">
            <text:p>kuh-e Bisetun dar</text:p>
          </table:table-cell>
          <table:table-cell table:number-columns-repeated="7"/>
          <table:table-cell table:style-name="ce17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Бисетун в городе</text:p>
          </table:table-cell>
          <table:table-cell office:value-type="string" calcext:value-type="string">
            <text:p>šahr-e Kermānšāh ast.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Керманшахе.</text:p>
          </table:table-cell>
          <table:table-cell table:number-columns-repeated="8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И: Я слышал, что сладости города Керманшаха —</text:p>
            <text:p>вкусные.</text:p>
          </table:table-cell>
          <table:table-cell office:value-type="string" calcext:value-type="string">
            <text:p>Man šenidam ke širini- ye šahr-e Kermānšāh xoš-maze ast.</text:p>
          </table:table-cell>
          <table:table-cell office:value-type="string" calcext:value-type="string">
            <text:p>شھركرمانشاه خوشمزهمنشنيدمكه شيرينى</text:p>
            <text:p>است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Г: Когда мы увидим кондитерский магазин —</text:p>
          </table:table-cell>
          <table:table-cell office:value-type="string" calcext:value-type="string">
            <text:p>Hargāh širini foruši didim, mi’istim.</text:p>
          </table:table-cell>
          <table:table-cell office:value-type="string" calcext:value-type="string">
            <text:p>ھرگاهشيرينىفروشى</text:p>
            <text:p>ديديم مىايستيم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остановимся.</text:p>
          </table:table-cell>
          <table:table-cell table:number-columns-repeated="8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7"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Иван (читает): Добро пожаловать в город</text:p>
          </table:table-cell>
          <table:table-cell office:value-type="string" calcext:value-type="string">
            <text:p>Ivān (mixānad): Be šahr-e Kermānšāh xoš</text:p>
          </table:table-cell>
          <table:table-cell office:value-type="string" calcext:value-type="string">
            <text:p>شھركرمانشاه خوشايوان)مىخواند:(به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Керманшах!</text:p>
          </table:table-cell>
          <table:table-cell office:value-type="string" calcext:value-type="string">
            <text:p>āmadid!</text:p>
          </table:table-cell>
          <table:table-cell office:value-type="string" calcext:value-type="string">
            <text:p>آمديد!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7"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Четыре альпиниста.</text:p>
          </table:table-cell>
          <table:table-cell office:value-type="string" calcext:value-type="string">
            <text:p>Čahār kuhnavard.</text:p>
          </table:table-cell>
          <table:table-cell office:value-type="string" calcext:value-type="string">
            <text:p>چھار كوھنورد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И: Иранские горы высокие и красивые.</text:p>
          </table:table-cell>
          <table:table-cell office:value-type="string" calcext:value-type="string">
            <text:p>Kuh-hā-ye Irān boland va zibā hastand.</text:p>
          </table:table-cell>
          <table:table-cell office:value-type="string" calcext:value-type="string">
            <text:p>كوهھاىايرانبلندوزيبا</text:p>
            <text:p>ھستند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Г: Одна вторая часть Ирана горная.</text:p>
          </table:table-cell>
          <table:table-cell office:value-type="string" calcext:value-type="string">
            <text:p>Yek-dov’vom-e sarzamin-e Irān, kuhestāni ast.</text:p>
          </table:table-cell>
          <table:table-cell office:value-type="string" calcext:value-type="string">
            <text:p>يکدومسرزمينايران</text:p>
            <text:p>كوھستانى است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Д: Да. Две цепи, Альборз и Загрос.</text:p>
          </table:table-cell>
          <table:table-cell office:value-type="string" calcext:value-type="string">
            <text:p>Āri. Do rešte-kuh-e Alborz va Zāgros.</text:p>
          </table:table-cell>
          <table:table-cell office:value-type="string" calcext:value-type="string">
            <text:p>آرى.دورشتهكوه:البرز</text:p>
            <text:p>و زاگرس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И: Друзья! Где будем обедать?</text:p>
          </table:table-cell>
          <table:table-cell office:value-type="string" calcext:value-type="string">
            <text:p>Dustān! Kojā nāhār bexorim?</text:p>
          </table:table-cell>
          <table:table-cell office:value-type="string" calcext:value-type="string">
            <text:p>دوستان!كجا ناھار</text:p>
            <text:p>بخوريم؟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Г: Высоко в горах есть ресторан. Там воздух чище и вид красивее.</text:p>
          </table:table-cell>
          <table:table-cell office:value-type="string" calcext:value-type="string">
            <text:p>Bālā-ye kuh restorān hast. Dar ānjā, ham havā tamiztar ast va ham didgāh zibātar ast.</text:p>
          </table:table-cell>
          <table:table-cell office:value-type="string" calcext:value-type="string">
            <text:p>تميزتراستوھمديدگاهھست.درآنجاھمھواباالىكوهرستوران</text:p>
            <text:p>زيباتراست.</text:p>
          </table:table-cell>
          <table:table-cell table:number-columns-repeated="6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И: Альпинизм делает человека сильным</text:p>
            <text:p>(niru — сила).</text:p>
          </table:table-cell>
          <table:table-cell office:value-type="string" calcext:value-type="string">
            <text:p>Varzeš-e kuhnavardi</text:p>
            <text:p>ādam-rā nirumand misāzad.</text:p>
          </table:table-cell>
          <table:table-cell office:value-type="string" calcext:value-type="string">
            <text:p>ورزشكوھنوردى,آدمرا</text:p>
            <text:p>نيرومندمٮسازد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Д: У всех есть горные ботинки (navardidan — путешествовать,</text:p>
            <text:p>проходить, гулять)?</text:p>
          </table:table-cell>
          <table:table-cell office:value-type="string" calcext:value-type="string">
            <text:p>Hame, kafš-e kuhnavardi dārand?</text:p>
          </table:table-cell>
          <table:table-cell office:value-type="string" calcext:value-type="string">
            <text:p>ھمهكفش كوھنوردى</text:p>
            <text:p>دارند؟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Друзья: Да, у всех есть.</text:p>
          </table:table-cell>
          <table:table-cell office:value-type="string" calcext:value-type="string">
            <text:p>Dustān: Āri. Hame dārand.</text:p>
          </table:table-cell>
          <table:table-cell office:value-type="string" calcext:value-type="string">
            <text:p>دوستان:آرى.ھمهدارند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Г: Лучше купить немного орехов и взять с собой: «с собой понесем» (ājil</text:p>
            <text:p>— сухофрукты, лакомства).</text:p>
          </table:table-cell>
          <table:table-cell office:value-type="string" calcext:value-type="string">
            <text:p>Behtar ast kami ājil bexārim va bā xod bebarim.</text:p>
          </table:table-cell>
          <table:table-cell office:value-type="string" calcext:value-type="string">
            <text:p>بھتراست كمى آجيل</text:p>
            <text:p>بخريمو با خود ببريم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И: Каких («подобных чему»)?</text:p>
          </table:table-cell>
          <table:table-cell office:value-type="string" calcext:value-type="string">
            <text:p>Mānand-e če?</text:p>
          </table:table-cell>
          <table:table-cell office:value-type="string" calcext:value-type="string">
            <text:p>مانند چه؟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Г: Фисташки, миндаль, грецкие</text:p>
          </table:table-cell>
          <table:table-cell office:value-type="string" calcext:value-type="string">
            <text:p>Peste, bādām, gerdu…</text:p>
          </table:table-cell>
          <table:table-cell office:value-type="string" calcext:value-type="string">
            <text:p>پسته،بادام،گردو...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орехи.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Катрина: Тогда вперед, в сторону</text:p>
            <text:p>гор!</text:p>
          </table:table-cell>
          <table:table-cell office:value-type="string" calcext:value-type="string">
            <text:p>Pas, piš be su-ye kuhestān!</text:p>
          </table:table-cell>
          <table:table-cell office:value-type="string" calcext:value-type="string">
            <text:p>پس،پيشبهسوى</text:p>
            <text:p>كوھستان!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Девятнадцатая встреча</text:p>
          </table:table-cell>
          <table:table-cell office:value-type="string" calcext:value-type="string">
            <text:p>Didār-e nuzdahom</text:p>
          </table:table-cell>
          <table:table-cell office:value-type="string" calcext:value-type="string">
            <text:p>ديدار نوزدھم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На почте.</text:p>
          </table:table-cell>
          <table:table-cell office:value-type="string" calcext:value-type="string">
            <text:p>Dar post-xāne.</text:p>
          </table:table-cell>
          <table:table-cell office:value-type="string" calcext:value-type="string">
            <text:p>در پستخانه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Иван: Извините, где находится почта?</text:p>
          </table:table-cell>
          <table:table-cell office:value-type="string" calcext:value-type="string">
            <text:p>Bebaxšid, post-xāne kojā ast?</text:p>
          </table:table-cell>
          <table:table-cell office:value-type="string" calcext:value-type="string">
            <text:p>ببخشيد،پستخانهكجا</text:p>
            <text:p>است؟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8"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Киоскер: Не доходя</text:p>
          </table:table-cell>
          <table:table-cell office:value-type="string" calcext:value-type="string">
            <text:p>Ruz-nāme-foruš:</text:p>
          </table:table-cell>
          <table:table-cell office:value-type="string" calcext:value-type="string">
            <text:p>روزنامهفروش:نرسيده</text:p>
            <text:p>بهساختمان شھربانى،</text:p>
            <text:p>دستچپ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до здания УВД</text:p>
          </table:table-cell>
          <table:table-cell office:value-type="string" calcext:value-type="string">
            <text:p>Naraside be sāxtemān-</text:p>
          </table:table-cell>
          <table:table-cell table:number-columns-repeated="7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(«городской</text:p>
          </table:table-cell>
          <table:table-cell office:value-type="string" calcext:value-type="string">
            <text:p>e šahrbāni, dast-e čap.</text:p>
          </table:table-cell>
          <table:table-cell table:number-columns-repeated="7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охраны») повернуть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налево.</text:p>
          </table:table-cell>
          <table:table-cell table:number-columns-repeated="8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И: Бог помощь («да не устанете Вы»)! Я хочу отправить это</text:p>
            <text:p>письмо в город Йезд.</text:p>
          </table:table-cell>
          <table:table-cell office:value-type="string" calcext:value-type="string">
            <text:p>Xaste nabāšid. Man mixāham in nāme-rā be Yazd post konam.</text:p>
          </table:table-cell>
          <table:table-cell office:value-type="string" calcext:value-type="string">
            <text:p>مىخواھمايننامهرابهخستهنباشيد!من</text:p>
            <text:p>يزدپست كنم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Сотрудник почты:</text:p>
          </table:table-cell>
          <table:table-cell office:value-type="string" calcext:value-type="string">
            <text:p>Kārmand-e post:</text:p>
          </table:table-cell>
          <table:table-cell office:value-type="string" calcext:value-type="string">
            <text:p>مىكنم، نشانى گيرندهوكارمندپست:خواھش</text:p>
            <text:p>فرستنده را بنويسيد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Напишите,</text:p>
          </table:table-cell>
          <table:table-cell office:value-type="string" calcext:value-type="string">
            <text:p>Xāheš mikonam</text:p>
          </table:table-cell>
          <table:table-cell table:number-columns-repeated="7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пожалуйста, адрес</text:p>
          </table:table-cell>
          <table:table-cell office:value-type="string" calcext:value-type="string">
            <text:p>nešāni-e girande va</text:p>
          </table:table-cell>
          <table:table-cell table:number-columns-repeated="7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получателя и</text:p>
          </table:table-cell>
          <table:table-cell office:value-type="string" calcext:value-type="string">
            <text:p>ferestande-rā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отправителя.</text:p>
          </table:table-cell>
          <table:table-cell office:value-type="string" calcext:value-type="string">
            <text:p>benevisid.</text:p>
          </table:table-cell>
          <table:table-cell table:number-columns-repeated="7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И: Когда он получит</text:p>
          </table:table-cell>
          <table:table-cell office:value-type="string" calcext:value-type="string">
            <text:p>In nāme key be dast-e</text:p>
          </table:table-cell>
          <table:table-cell office:value-type="string" calcext:value-type="string">
            <text:p>ايننامهكىبهدست</text:p>
            <text:p>گيرندهمىرسد؟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это письмо: «это</text:p>
          </table:table-cell>
          <table:table-cell office:value-type="string" calcext:value-type="string">
            <text:p>girande mirasad?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письмо в руки</text:p>
          </table:table-cell>
          <table:table-cell table:number-columns-repeated="8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получателя когда</text:p>
          </table:table-cell>
          <table:table-cell table:number-columns-repeated="8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дойдет»?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Сотрудник почты:</text:p>
          </table:table-cell>
          <table:table-cell office:value-type="string" calcext:value-type="string">
            <text:p>Kārmand-e post:</text:p>
          </table:table-cell>
          <table:table-cell office:value-type="string" calcext:value-type="string">
            <text:p>روزه،ھوايىپنجروزهكارمندپست:زمينى، ده</text:p>
            <text:p>مىرسد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Сухопутно — 10</text:p>
          </table:table-cell>
          <table:table-cell office:value-type="string" calcext:value-type="string">
            <text:p>Zamini, dah ruze,</text:p>
          </table:table-cell>
          <table:table-cell table:number-columns-repeated="7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дней, воздушным</text:p>
          </table:table-cell>
          <table:table-cell office:value-type="string" calcext:value-type="string">
            <text:p>havāyi, panj ruze</text:p>
          </table:table-cell>
          <table:table-cell table:number-columns-repeated="7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путем — через 5</text:p>
          </table:table-cell>
          <table:table-cell office:value-type="string" calcext:value-type="string">
            <text:p>mirasad.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дней.</text:p>
          </table:table-cell>
          <table:table-cell table:number-columns-repeated="8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И: Тогда,</text:p>
            <text:p>пожалуйста, авиапочтой.</text:p>
          </table:table-cell>
          <table:table-cell office:value-type="string" calcext:value-type="string">
            <text:p>Pas, xāheš mikonam, havāyi.</text:p>
          </table:table-cell>
          <table:table-cell office:value-type="string" calcext:value-type="string">
            <text:p>پس،خواھشمىكنم،</text:p>
            <text:p>ھوايى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Сотрудник почты: 200 томанов,</text:p>
            <text:p>пожалуйста.</text:p>
          </table:table-cell>
          <table:table-cell office:value-type="string" calcext:value-type="string">
            <text:p>Kārmand-e post: Devist tomān, xāheš</text:p>
            <text:p>mikonam.</text:p>
          </table:table-cell>
          <table:table-cell office:value-type="string" calcext:value-type="string">
            <text:p>كارمندپست:دويست</text:p>
            <text:p>تومان،خواھشمىكنم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В сторону Шуша.</text:p>
          </table:table-cell>
          <table:table-cell office:value-type="string" calcext:value-type="string">
            <text:p>Be su-ye šahr-e Šuš.</text:p>
          </table:table-cell>
          <table:table-cell office:value-type="string" calcext:value-type="string">
            <text:p>به سوى شھر شوش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8"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Иван: Друзья! Включте радио, чтобы послушать</text:p>
            <text:p>метеосводку.</text:p>
          </table:table-cell>
          <table:table-cell office:value-type="string" calcext:value-type="string">
            <text:p>Dustān! Radio-rā rowšan konid, tā gozāreš-e havā-šenāsi-</text:p>
            <text:p>rā bešenavim.</text:p>
          </table:table-cell>
          <table:table-cell office:value-type="string" calcext:value-type="string">
            <text:p>دوستان!راديو را روشن</text:p>
            <text:p>كنيد،تاگزارش</text:p>
            <text:p>ھواشناسىرا بشنويم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9"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Диктор: Гидромедцентр передал прогноз погоды в Хузестанской области: температура сегодня + 30, облачно, временами осадки: «дождливо» (sāzmān — учреждение, daraje</text:p>
            <text:p>степень, градус; abr — облако;bārān</text:p>
            <text:p>дождь).</text:p>
          </table:table-cell>
          <table:table-cell office:value-type="string" calcext:value-type="string">
            <text:p>Guyande: Be piš-bini- ye sāzmān-e havā- šenāsi-ye ostān-e Xuzestān, damā-ye havā, emruz be si daraje bālā-ye sefr mirasad. Havā abri, gāhi bārāni ast.</text:p>
          </table:table-cell>
          <table:table-cell office:value-type="string" calcext:value-type="string">
            <text:p>سازمانھواشناسى استانگوينده:بهپيشبينى</text:p>
            <text:p>امروز به سىدرجه باالى خوزستان،دماى ھوا،</text:p>
            <text:p>صفرمىرسد.ھواابرى،</text:p>
            <text:p>گاھىبارانى است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Катрина: Дорогой Гельмут! Вы можете водить под дождем (hangām — время, момент времени; bāreš — осадки, дождь; bāreš-e bārān</text:p>
            <text:p>— выпадение дождя)?</text:p>
          </table:table-cell>
          <table:table-cell office:value-type="string" calcext:value-type="string">
            <text:p>Helmot jān! Šomā mitavānid dar hangām- e bāreš-e bārān rānandegi konid?</text:p>
          </table:table-cell>
          <table:table-cell office:value-type="string" calcext:value-type="string">
            <text:p>درھنگامبارشبارانھلمتجان!شما مىتوانيد</text:p>
            <text:p>رانندگىكنيد؟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Гельмут: А почему</text:p>
            <text:p>нет?</text:p>
          </table:table-cell>
          <table:table-cell office:value-type="string" calcext:value-type="string">
            <text:p>Čerā ke na!</text:p>
          </table:table-cell>
          <table:table-cell office:value-type="string" calcext:value-type="string">
            <text:p>چراكه نه!</text:p>
          </table:table-cell>
          <table:table-cell table:number-columns-repeated="6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И: Хузестанская область — одна из самых зеленых</text:p>
          </table:table-cell>
          <table:table-cell office:value-type="string" calcext:value-type="string">
            <text:p>Ostān-e Xuzestān, yeki az sarsabztarin ostān-hā-ye Irān ast.</text:p>
          </table:table-cell>
          <table:table-cell office:value-type="string" calcext:value-type="string">
            <text:p>سرسبزتريناستانھاى استان خوزستان، يكى از</text:p>
            <text:p>ايران است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иранских областей.</text:p>
          </table:table-cell>
          <table:table-cell table:number-columns-repeated="8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К: До древнего города Шуша</text:p>
            <text:p>сколько километров осталось?</text:p>
          </table:table-cell>
          <table:table-cell office:value-type="string" calcext:value-type="string">
            <text:p>Tā šahr-e bāstāni-ye Šuš, čand kilumetr mānde ast?</text:p>
          </table:table-cell>
          <table:table-cell office:value-type="string" calcext:value-type="string">
            <text:p>تاشھرباستانىشوش،</text:p>
            <text:p>چندكيلومتر مانده است؟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Г: Осталось 250</text:p>
            <text:p>километров.</text:p>
          </table:table-cell>
          <table:table-cell office:value-type="string" calcext:value-type="string">
            <text:p>Devist-o-panjāh kilumetr mānde ast.</text:p>
          </table:table-cell>
          <table:table-cell office:value-type="string" calcext:value-type="string">
            <text:p>دويستو پنجاه كيلومتر</text:p>
            <text:p>ماندهاست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Разговор о войне.</text:p>
          </table:table-cell>
          <table:table-cell office:value-type="string" calcext:value-type="string">
            <text:p>Soxani az jang.</text:p>
          </table:table-cell>
          <table:table-cell office:value-type="string" calcext:value-type="string">
            <text:p>سخنىازجنگ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Г: Друзья! Знаете ли</text:p>
          </table:table-cell>
          <table:table-cell office:value-type="string" calcext:value-type="string">
            <text:p>Dustān! Āyā šomā</text:p>
          </table:table-cell>
          <table:table-cell office:value-type="string" calcext:value-type="string">
            <text:p>و ھشتادنھصدوھشتاد(تا سالكهازسال)يکھزارودوستان!آياشما مىدانيدوھشت(دراينسرزمين)يكھزارونھصد</text:p>
            <text:p>جنگرخداد؟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Вы, что с 1980 по</text:p>
          </table:table-cell>
          <table:table-cell office:value-type="string" calcext:value-type="string">
            <text:p>midānid ke az sāl-e</text:p>
          </table:table-cell>
          <table:table-cell table:number-columns-repeated="7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1988 на этой</text:p>
          </table:table-cell>
          <table:table-cell office:value-type="string" calcext:value-type="string">
            <text:p>(yek hezār-o-nohsad-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территории была</text:p>
          </table:table-cell>
          <table:table-cell office:value-type="string" calcext:value-type="string">
            <text:p>o-haštād) tā sāl-e (yek</text:p>
          </table:table-cell>
          <table:table-cell table:number-columns-repeated="7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война (rox dādan —</text:p>
          </table:table-cell>
          <table:table-cell office:value-type="string" calcext:value-type="string">
            <text:p>hezar-o-nohsad-o-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случаться,</text:p>
          </table:table-cell>
          <table:table-cell office:value-type="string" calcext:value-type="string">
            <text:p>haštad-o-hašt) dar in</text:p>
          </table:table-cell>
          <table:table-cell table:number-columns-repeated="7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происходить, rox —</text:p>
          </table:table-cell>
          <table:table-cell office:value-type="string" calcext:value-type="string">
            <text:p>sarzamin jang rox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лицо)?</text:p>
          </table:table-cell>
          <table:table-cell office:value-type="string" calcext:value-type="string">
            <text:p>dād?</text:p>
          </table:table-cell>
          <table:table-cell table:number-columns-repeated="7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Д: Да, один</text:p>
          </table:table-cell>
          <table:table-cell office:value-type="string" calcext:value-type="string">
            <text:p>Āri. Yek ādam-e</text:p>
          </table:table-cell>
          <table:table-cell office:value-type="string" calcext:value-type="string">
            <text:p>نام"صدام"،ھمهاينآرى.يکآدمديوانهبه</text:p>
            <text:p>استانرابهآتشكشيد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сумасшедший по</text:p>
          </table:table-cell>
          <table:table-cell office:value-type="string" calcext:value-type="string">
            <text:p>divāne be nām-e</text:p>
          </table:table-cell>
          <table:table-cell table:number-columns-repeated="7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имени Саддам сжег</text:p>
          </table:table-cell>
          <table:table-cell office:value-type="string" calcext:value-type="string">
            <text:p>Saddām, hame-ye in</text:p>
          </table:table-cell>
          <table:table-cell table:number-columns-repeated="7"/>
          <table:table-cell table:style-name="ce17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всю эту область («в</text:p>
          </table:table-cell>
          <table:table-cell office:value-type="string" calcext:value-type="string">
            <text:p>ostān-rā be ātaš kešid.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огонь втянул»).</text:p>
          </table:table-cell>
          <table:table-cell table:number-columns-repeated="8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К: К счастью, что</text:p>
          </table:table-cell>
          <table:table-cell office:value-type="string" calcext:value-type="string">
            <text:p>Xoš-baxtāne, inak,</text:p>
          </table:table-cell>
          <table:table-cell office:value-type="string" calcext:value-type="string">
            <text:p>آرامىوشادابىبهاينخوشبختانه،اينک،</text:p>
            <text:p>سرزمينبازگشت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сейчас спокойствие и</text:p>
          </table:table-cell>
          <table:table-cell office:value-type="string" calcext:value-type="string">
            <text:p>ārāmi va šādābi be in</text:p>
          </table:table-cell>
          <table:table-cell table:number-columns-repeated="7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радость вернулись на</text:p>
          </table:table-cell>
          <table:table-cell office:value-type="string" calcext:value-type="string">
            <text:p>sarzamin bāzgašt.</text:p>
          </table:table-cell>
          <table:table-cell table:number-columns-repeated="7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эту землю (baxt —</text:p>
          </table:table-cell>
          <table:table-cell table:number-columns-repeated="8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счастье; судьба).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Двадцатая встреча</text:p>
          </table:table-cell>
          <table:table-cell office:value-type="string" calcext:value-type="string">
            <text:p>Didār-e bistom</text:p>
          </table:table-cell>
          <table:table-cell office:value-type="string" calcext:value-type="string">
            <text:p>ديدار بيستم</text:p>
          </table:table-cell>
          <table:table-cell table:number-columns-repeated="6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Друзья в ресторане.</text:p>
          </table:table-cell>
          <table:table-cell office:value-type="string" calcext:value-type="string">
            <text:p>Dustān dar restorān.</text:p>
          </table:table-cell>
          <table:table-cell office:value-type="string" calcext:value-type="string">
            <text:p>دوستاندر رستوران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Официант: Дорогие</text:p>
          </table:table-cell>
          <table:table-cell office:value-type="string" calcext:value-type="string">
            <text:p>Piš-xedmat:</text:p>
          </table:table-cell>
          <table:table-cell office:value-type="string" calcext:value-type="string">
            <text:p>مىكنم,اينميزشماگرامى،بفرماييد،خواھشپيشخدمت:مھماناناست.چيزىسفارش</text:p>
            <text:p>مىكنيد؟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гости, подходите,</text:p>
          </table:table-cell>
          <table:table-cell office:value-type="string" calcext:value-type="string">
            <text:p>mehmānān-e gerāmi,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пожалуйста, это Ваш</text:p>
          </table:table-cell>
          <table:table-cell office:value-type="string" calcext:value-type="string">
            <text:p>befarmāid, xāheš</text:p>
          </table:table-cell>
          <table:table-cell table:number-columns-repeated="7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столик. Что будете</text:p>
          </table:table-cell>
          <table:table-cell office:value-type="string" calcext:value-type="string">
            <text:p>mikonam, in miz-e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заказывать (xedmat</text:p>
          </table:table-cell>
          <table:table-cell office:value-type="string" calcext:value-type="string">
            <text:p>šomā ast. Čizi safāreš</text:p>
          </table:table-cell>
          <table:table-cell table:number-columns-repeated="7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— служба; safāreš —</text:p>
          </table:table-cell>
          <table:table-cell office:value-type="string" calcext:value-type="string">
            <text:p>mikonid?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заказ)?</text:p>
          </table:table-cell>
          <table:table-cell table:number-columns-repeated="8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Друзья: Пожалуйста, принесите четыре кружки супа.</text:p>
          </table:table-cell>
          <table:table-cell office:value-type="string" calcext:value-type="string">
            <text:p>Dustān: Xāheš mikonim barāye mā</text:p>
            <text:p>čahār kāse-ye āš biāvarid.</text:p>
          </table:table-cell>
          <table:table-cell office:value-type="string" calcext:value-type="string">
            <text:p>براىماچھاركاسهآشدوستان:خواھشمىكنيم</text:p>
            <text:p>بياوريد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8"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Официант: Салат</text:p>
            <text:p>будете?</text:p>
          </table:table-cell>
          <table:table-cell office:value-type="string" calcext:value-type="string">
            <text:p>Piš-xedmat: Sālād?</text:p>
          </table:table-cell>
          <table:table-cell office:value-type="string" calcext:value-type="string">
            <text:p>پيشخدمت:ساالد؟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Друзья: Салат —</text:p>
            <text:p>огурцы с помидорами.</text:p>
          </table:table-cell>
          <table:table-cell office:value-type="string" calcext:value-type="string">
            <text:p>Dustān: Sālād-e xiār- o-gowje farangi.</text:p>
          </table:table-cell>
          <table:table-cell office:value-type="string" calcext:value-type="string">
            <text:p>دوستان:ساالدخيارو</text:p>
            <text:p>گوجهفرنگى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8"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Официант: Сок желаете? Яблочный, гранатовый,</text:p>
            <text:p>виноградный,мoрковный.</text:p>
          </table:table-cell>
          <table:table-cell office:value-type="string" calcext:value-type="string">
            <text:p>Piš-xedmat: Āb-mive dust dārid? Āb-e sib, āb-e anār, āb-e angur, āb-e havij.</text:p>
          </table:table-cell>
          <table:table-cell office:value-type="string" calcext:value-type="string">
            <text:p>پيشخدمت:آبميوه</text:p>
            <text:p>آبانار،آبانگور،آبدوستداريد؟آب سيب،</text:p>
            <text:p>ھويج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Друзья: Для всех яблочный.</text:p>
          </table:table-cell>
          <table:table-cell office:value-type="string" calcext:value-type="string">
            <text:p>Dustān: Barāye hame</text:p>
            <text:p>āb-e sib.</text:p>
          </table:table-cell>
          <table:table-cell office:value-type="string" calcext:value-type="string">
            <text:p>دوستان:براىھمهآب</text:p>
            <text:p>سيب.</text:p>
          </table:table-cell>
          <table:table-cell table:number-columns-repeated="6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9">
          <table:table-cell/>
          <table:table-cell office:value-type="float" office:value="1072" calcext:value-type="float">
            <text:p>1072</text:p>
          </table:table-cell>
          <table:table-cell office:value-type="string" calcext:value-type="string">
            <text:p>Официант: Что будете из горячего? Джудже-кебаб (juje</text:p>
            <text:p>— цыпленок), чело- кебаб (čelo — вареный рис), рис и паста, курица, рыба (xoreš — соус; овощной гарнир к</text:p>
            <text:p>плову).</text:p>
          </table:table-cell>
          <table:table-cell office:value-type="string" calcext:value-type="string">
            <text:p>Piš-xedmat: Xurāk-e garm: juje-kabāb, čelo-kabāb, berenj-o- xorešt, morğ, māhi.</text:p>
          </table:table-cell>
          <table:table-cell office:value-type="string" calcext:value-type="string">
            <text:p>پيشخدمت:خوراکگرم:</text:p>
            <text:p>جوجهكباب،چلوكباب،</text:p>
            <text:p>برنجو خورشت، مرغ،</text:p>
            <text:p>ماھى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1073" calcext:value-type="float">
            <text:p>1073</text:p>
          </table:table-cell>
          <table:table-cell office:value-type="string" calcext:value-type="string">
            <text:p>Друзья: Две порции джудже-кебаба, две порции плова с</text:p>
            <text:p>рыбой.</text:p>
          </table:table-cell>
          <table:table-cell office:value-type="string" calcext:value-type="string">
            <text:p>Dustān: Do tā juje- kabāb, dotā polow- māhi.</text:p>
          </table:table-cell>
          <table:table-cell office:value-type="string" calcext:value-type="string">
            <text:p>جوجهكباب، دوتادوستان:دوتا</text:p>
            <text:p>پلوماھى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1074" calcext:value-type="float">
            <text:p>1074</text:p>
          </table:table-cell>
          <table:table-cell office:value-type="string" calcext:value-type="string">
            <text:p>Официант: Ваш заказ скоро будет готов.</text:p>
          </table:table-cell>
          <table:table-cell office:value-type="string" calcext:value-type="string">
            <text:p>Piš-xedmat: Safāreš-e šomā bezudi āmāde</text:p>
            <text:p>mišavad.</text:p>
          </table:table-cell>
          <table:table-cell office:value-type="string" calcext:value-type="string">
            <text:p>پيشخدمت:سفارششما</text:p>
            <text:p>بزودىآمادهمىشود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79" calcext:value-type="float">
            <text:p>1079</text:p>
          </table:table-cell>
          <table:table-cell office:value-type="string" calcext:value-type="string">
            <text:p>Конец путешествия друзей по Ирану.</text:p>
          </table:table-cell>
          <table:table-cell office:value-type="string" calcext:value-type="string">
            <text:p>Pāyān-e Irān-gardi-ye dustān.</text:p>
          </table:table-cell>
          <table:table-cell office:value-type="string" calcext:value-type="string">
            <text:p>پايانايرانگردىدوستان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1080" calcext:value-type="float">
            <text:p>1080</text:p>
          </table:table-cell>
          <table:table-cell office:value-type="string" calcext:value-type="string">
            <text:p>И: Друзья! Наше</text:p>
          </table:table-cell>
          <table:table-cell office:value-type="string" calcext:value-type="string">
            <text:p>Dustān! Irāngardi-ye</text:p>
          </table:table-cell>
          <table:table-cell office:value-type="string" calcext:value-type="string">
            <text:p>ما،در سال آينده خواھدپايانرسيد.ديدارآيندهدوستان!ايرانگردىمابه</text:p>
            <text:p>بود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081" calcext:value-type="float">
            <text:p>1081</text:p>
          </table:table-cell>
          <table:table-cell office:value-type="string" calcext:value-type="string">
            <text:p>путешествие по</text:p>
          </table:table-cell>
          <table:table-cell office:value-type="string" calcext:value-type="string">
            <text:p>mā be pāyān rasid.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082" calcext:value-type="float">
            <text:p>1082</text:p>
          </table:table-cell>
          <table:table-cell office:value-type="string" calcext:value-type="string">
            <text:p>Ирану подходит к</text:p>
          </table:table-cell>
          <table:table-cell office:value-type="string" calcext:value-type="string">
            <text:p>Didār-e āyande-ye mā,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083" calcext:value-type="float">
            <text:p>1083</text:p>
          </table:table-cell>
          <table:table-cell office:value-type="string" calcext:value-type="string">
            <text:p>концу. Будущие</text:p>
          </table:table-cell>
          <table:table-cell office:value-type="string" calcext:value-type="string">
            <text:p>dar sāl-e āyande xāhad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84" calcext:value-type="float">
            <text:p>1084</text:p>
          </table:table-cell>
          <table:table-cell office:value-type="string" calcext:value-type="string">
            <text:p>наши встречи</text:p>
          </table:table-cell>
          <table:table-cell office:value-type="string" calcext:value-type="string">
            <text:p>bud.</text:p>
          </table:table-cell>
          <table:table-cell table:number-columns-repeated="7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office:value-type="string" calcext:value-type="string">
            <text:p>произойдут в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86" calcext:value-type="float">
            <text:p>1086</text:p>
          </table:table-cell>
          <table:table-cell office:value-type="string" calcext:value-type="string">
            <text:p>следующем году.</text:p>
          </table:table-cell>
          <table:table-cell table:number-columns-repeated="8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1087" calcext:value-type="float">
            <text:p>1087</text:p>
          </table:table-cell>
          <table:table-cell office:value-type="string" calcext:value-type="string">
            <text:p>К: Не забудьте</text:p>
            <text:p>изучать персидский язык.</text:p>
          </table:table-cell>
          <table:table-cell office:value-type="string" calcext:value-type="string">
            <text:p>Āmuxtan-e zabān-e fārsi yādetān naravad!</text:p>
          </table:table-cell>
          <table:table-cell office:value-type="string" calcext:value-type="string">
            <text:p>آموختنزبان فارسى،</text:p>
            <text:p>يادتاننرود!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1088" calcext:value-type="float">
            <text:p>1088</text:p>
          </table:table-cell>
          <table:table-cell office:value-type="string" calcext:value-type="string">
            <text:p>Г: Не забывайте о переписке.</text:p>
          </table:table-cell>
          <table:table-cell office:value-type="string" calcext:value-type="string">
            <text:p>Nāme-negāri bā hamdigar yādetān</text:p>
            <text:p>naravad!</text:p>
          </table:table-cell>
          <table:table-cell office:value-type="string" calcext:value-type="string">
            <text:p>نامهنگارىباھمديگر،</text:p>
            <text:p>يادتان نرود!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1089" calcext:value-type="float">
            <text:p>1089</text:p>
          </table:table-cell>
          <table:table-cell office:value-type="string" calcext:value-type="string">
            <text:p>Д: Пишите письма и сообщения по-</text:p>
            <text:p>персидски.</text:p>
          </table:table-cell>
          <table:table-cell office:value-type="string" calcext:value-type="string">
            <text:p>Nāme-hā va payām- hā-rā be zabān-e fārsi</text:p>
            <text:p>benevisid.</text:p>
          </table:table-cell>
          <table:table-cell office:value-type="string" calcext:value-type="string">
            <text:p>نامهھاوپيامھارابه</text:p>
            <text:p>زبانفارسىبنويسيد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6">
          <table:table-cell/>
          <table:table-cell office:value-type="float" office:value="1090" calcext:value-type="float">
            <text:p>1090</text:p>
          </table:table-cell>
          <table:table-cell office:value-type="string" calcext:value-type="string">
            <text:p>И: Давайте, преждем</text:p>
          </table:table-cell>
          <table:table-cell office:value-type="string" calcext:value-type="string">
            <text:p>Piš az jodā šodan,</text:p>
          </table:table-cell>
          <table:table-cell office:value-type="string" calcext:value-type="string">
            <text:p>باھمعكسيادگارىپيشازجدا شدن، بياييد</text:p>
            <text:p>بگيريم.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091" calcext:value-type="float">
            <text:p>1091</text:p>
          </table:table-cell>
          <table:table-cell office:value-type="string" calcext:value-type="string">
            <text:p>чем расстанемся</text:p>
          </table:table-cell>
          <table:table-cell office:value-type="string" calcext:value-type="string">
            <text:p>biyāid bā ham aks-e</text:p>
          </table:table-cell>
          <table:table-cell table:number-columns-repeated="10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92" calcext:value-type="float">
            <text:p>1092</text:p>
          </table:table-cell>
          <table:table-cell office:value-type="string" calcext:value-type="string">
            <text:p>(«разлученными</text:p>
          </table:table-cell>
          <table:table-cell office:value-type="string" calcext:value-type="string">
            <text:p>yādgāri begirim.</text:p>
          </table:table-cell>
          <table:table-cell table:number-columns-repeated="7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93" calcext:value-type="float">
            <text:p>1093</text:p>
          </table:table-cell>
          <table:table-cell office:value-type="string" calcext:value-type="string">
            <text:p>станем»),</text:p>
          </table:table-cell>
          <table:table-cell table:number-columns-repeated="8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094" calcext:value-type="float">
            <text:p>1094</text:p>
          </table:table-cell>
          <table:table-cell office:value-type="string" calcext:value-type="string">
            <text:p>сфотографируемся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95" calcext:value-type="float">
            <text:p>1095</text:p>
          </table:table-cell>
          <table:table-cell office:value-type="string" calcext:value-type="string">
            <text:p>(«вместе</text:p>
          </table:table-cell>
          <table:table-cell table:number-columns-repeated="8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96" calcext:value-type="float">
            <text:p>1096</text:p>
          </table:table-cell>
          <table:table-cell office:value-type="string" calcext:value-type="string">
            <text:p>фотографию</text:p>
          </table:table-cell>
          <table:table-cell table:number-columns-repeated="8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097" calcext:value-type="float">
            <text:p>1097</text:p>
          </table:table-cell>
          <table:table-cell office:value-type="string" calcext:value-type="string">
            <text:p>памятную возьмем»).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98" calcext:value-type="float">
            <text:p>1098</text:p>
          </table:table-cell>
          <table:table-cell office:value-type="string" calcext:value-type="string">
            <text:p>Храни Вас Бог!</text:p>
          </table:table-cell>
          <table:table-cell office:value-type="string" calcext:value-type="string">
            <text:p>Xodā negahdār.</text:p>
          </table:table-cell>
          <table:table-cell office:value-type="string" calcext:value-type="string">
            <text:p>خدا نگھدار</text:p>
          </table:table-cell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7">
          <table:table-cell/>
          <table:table-cell office:value-type="float" office:value="1099" calcext:value-type="float">
            <text:p>1099</text:p>
          </table:table-cell>
          <table:table-cell office:value-type="string" calcext:value-type="string">
            <text:p>До свидания!</text:p>
          </table:table-cell>
          <table:table-cell office:value-type="string" calcext:value-type="string">
            <text:p>Be omid-e didār.</text:p>
          </table:table-cell>
          <table:table-cell office:value-type="string" calcext:value-type="string">
            <text:p>به اميد ديدار.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Конец первой части</text:p>
          </table:table-cell>
          <table:table-cell office:value-type="string" calcext:value-type="string">
            <text:p>Pāyān-e naxostin baxš.</text:p>
          </table:table-cell>
          <table:table-cell office:value-type="string" calcext:value-type="string">
            <text:p>پايان نخستين بخش.</text:p>
          </table:table-cell>
          <table:table-cell table:number-columns-repeated="6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4"/>
          <table:table-cell table:style-name="Default"/>
          <table:table-cell table:number-columns-repeated="4"/>
        </table:table-row>
        <table:table-row table:style-name="ro3" table:number-rows-repeated="3">
          <table:table-cell table:number-columns-repeated="11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4"/>
          <table:table-cell table:style-name="Default"/>
          <table:table-cell table:number-columns-repeated="4"/>
        </table:table-row>
        <table:table-row table:style-name="ro3" table:number-rows-repeated="2">
          <table:table-cell table:number-columns-repeated="11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7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14"/>
          <table:table-cell table:style-name="Default"/>
          <table:table-cell table:number-columns-repeated="4"/>
        </table:table-row>
        <table:table-row table:style-name="ro3" table:number-rows-repeated="2">
          <table:table-cell table:number-columns-repeated="11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4"/>
          <table:table-cell table:style-name="Default"/>
          <table:table-cell table:number-columns-repeated="4"/>
        </table:table-row>
        <table:table-row table:style-name="ro3" table:number-rows-repeated="2">
          <table:table-cell table:number-columns-repeated="11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4"/>
          <table:table-cell table:style-name="Default"/>
          <table:table-cell table:number-columns-repeated="4"/>
        </table:table-row>
        <table:table-row table:style-name="ro3" table:number-rows-repeated="2">
          <table:table-cell table:number-columns-repeated="11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4"/>
          <table:table-cell table:style-name="Default"/>
          <table:table-cell table:number-columns-repeated="4"/>
        </table:table-row>
        <table:table-row table:style-name="ro3" table:number-rows-repeated="2">
          <table:table-cell table:number-columns-repeated="11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14"/>
          <table:table-cell table:style-name="Default"/>
          <table:table-cell table:number-columns-repeated="4"/>
        </table:table-row>
        <table:table-row table:style-name="ro3" table:number-rows-repeated="3">
          <table:table-cell table:number-columns-repeated="11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14"/>
          <table:table-cell table:style-name="Default"/>
          <table:table-cell table:number-columns-repeated="4"/>
        </table:table-row>
        <table:table-row table:style-name="ro3" table:number-rows-repeated="2">
          <table:table-cell table:number-columns-repeated="11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7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 table:number-rows-repeated="3">
          <table:table-cell table:number-columns-repeated="11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3" table:number-rows-repeated="4">
          <table:table-cell table:number-columns-repeated="11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3" table:number-rows-repeated="2">
          <table:table-cell table:number-columns-repeated="11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 table:number-rows-repeated="2">
          <table:table-cell table:number-columns-repeated="11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4"/>
          <table:table-cell table:style-name="Default"/>
          <table:table-cell table:number-columns-repeated="4"/>
        </table:table-row>
        <table:table-row table:style-name="ro3" table:number-rows-repeated="2">
          <table:table-cell table:number-columns-repeated="11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5">
          <table:table-cell table:number-columns-repeated="14"/>
          <table:table-cell table:style-name="Default"/>
          <table:table-cell table:number-columns-repeated="4"/>
        </table:table-row>
        <table:table-row table:style-name="ro3" table:number-rows-repeated="2">
          <table:table-cell table:number-columns-repeated="11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3" table:number-rows-repeated="2">
          <table:table-cell table:number-columns-repeated="11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5"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6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style-name="ce1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table:number-columns-repeated="14"/>
          <table:table-cell table:style-name="Default"/>
          <table:table-cell table:number-columns-repeated="4"/>
        </table:table-row>
      </table:table>
      <table:named-expressions/>
      <table:database-ranges>
        <table:database-range table:name="__Anonymous_Sheet_DB__0" table:target-range-address="Sheet1.K144:Sheet1.L108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/>
    <style:font-face style:name="Lato Black" svg:font-family="'Lato Black'"/>
    <style:font-face style:name="Liberation Serif1" svg:font-family="'Liberation Serif', serif"/>
    <style:font-face style:name="F" svg:font-family="" style:font-family-generic="roman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3">00.00.0000</text:date>, <text:time style:data-style-name="N2" text:time-value="04:07:30.835962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23:29:14.906203615</meta:creation-date>
    <dc:date>2018-08-13T08:05:40.424725809</dc:date>
    <meta:editing-duration>PT2H14M5S</meta:editing-duration>
    <meta:editing-cycles>14</meta:editing-cycles>
    <meta:generator>LibreOffice/5.1.6.2$Linux_X86_64 LibreOffice_project/10m0$Build-2</meta:generator>
    <meta:document-statistic meta:table-count="1" meta:cell-count="3238" meta:object-count="0"/>
  </office:meta>
</office:document-meta>
</file>